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0/meta.xml" manifest:media-type="text/xml"/>
  <manifest:file-entry manifest:full-path="Object 40/content.xml" manifest:media-type="text/xml"/>
  <manifest:file-entry manifest:full-path="Object 40/styles.xml" manifest:media-type="text/xml"/>
  <manifest:file-entry manifest:full-path="Object 40/" manifest:media-type="application/vnd.oasis.opendocument.chart"/>
  <manifest:file-entry manifest:full-path="Object 41/meta.xml" manifest:media-type="text/xml"/>
  <manifest:file-entry manifest:full-path="Object 41/content.xml" manifest:media-type="text/xml"/>
  <manifest:file-entry manifest:full-path="Object 41/styles.xml" manifest:media-type="text/xml"/>
  <manifest:file-entry manifest:full-path="Object 41/" manifest:media-type="application/vnd.oasis.opendocument.chart"/>
  <manifest:file-entry manifest:full-path="Object 42/meta.xml" manifest:media-type="text/xml"/>
  <manifest:file-entry manifest:full-path="Object 42/content.xml" manifest:media-type="text/xml"/>
  <manifest:file-entry manifest:full-path="Object 42/styles.xml" manifest:media-type="text/xml"/>
  <manifest:file-entry manifest:full-path="Object 42/" manifest:media-type="application/vnd.oasis.opendocument.chart"/>
  <manifest:file-entry manifest:full-path="Object 43/meta.xml" manifest:media-type="text/xml"/>
  <manifest:file-entry manifest:full-path="Object 43/content.xml" manifest:media-type="text/xml"/>
  <manifest:file-entry manifest:full-path="Object 43/styles.xml" manifest:media-type="text/xml"/>
  <manifest:file-entry manifest:full-path="Object 43/" manifest:media-type="application/vnd.oasis.opendocument.chart"/>
  <manifest:file-entry manifest:full-path="Object 44/meta.xml" manifest:media-type="text/xml"/>
  <manifest:file-entry manifest:full-path="Object 44/content.xml" manifest:media-type="text/xml"/>
  <manifest:file-entry manifest:full-path="Object 44/styles.xml" manifest:media-type="text/xml"/>
  <manifest:file-entry manifest:full-path="Object 44/" manifest:media-type="application/vnd.oasis.opendocument.chart"/>
  <manifest:file-entry manifest:full-path="Object 45/meta.xml" manifest:media-type="text/xml"/>
  <manifest:file-entry manifest:full-path="Object 45/content.xml" manifest:media-type="text/xml"/>
  <manifest:file-entry manifest:full-path="Object 45/styles.xml" manifest:media-type="text/xml"/>
  <manifest:file-entry manifest:full-path="Object 45/" manifest:media-type="application/vnd.oasis.opendocument.chart"/>
  <manifest:file-entry manifest:full-path="Object 46/meta.xml" manifest:media-type="text/xml"/>
  <manifest:file-entry manifest:full-path="Object 46/content.xml" manifest:media-type="text/xml"/>
  <manifest:file-entry manifest:full-path="Object 46/styles.xml" manifest:media-type="text/xml"/>
  <manifest:file-entry manifest:full-path="Object 46/" manifest:media-type="application/vnd.oasis.opendocument.chart"/>
  <manifest:file-entry manifest:full-path="Object 47/meta.xml" manifest:media-type="text/xml"/>
  <manifest:file-entry manifest:full-path="Object 47/content.xml" manifest:media-type="text/xml"/>
  <manifest:file-entry manifest:full-path="Object 47/styles.xml" manifest:media-type="text/xml"/>
  <manifest:file-entry manifest:full-path="Object 47/" manifest:media-type="application/vnd.oasis.opendocument.chart"/>
  <manifest:file-entry manifest:full-path="Object 48/meta.xml" manifest:media-type="text/xml"/>
  <manifest:file-entry manifest:full-path="Object 48/content.xml" manifest:media-type="text/xml"/>
  <manifest:file-entry manifest:full-path="Object 48/styles.xml" manifest:media-type="text/xml"/>
  <manifest:file-entry manifest:full-path="Object 48/" manifest:media-type="application/vnd.oasis.opendocument.chart"/>
  <manifest:file-entry manifest:full-path="Object 49/meta.xml" manifest:media-type="text/xml"/>
  <manifest:file-entry manifest:full-path="Object 49/content.xml" manifest:media-type="text/xml"/>
  <manifest:file-entry manifest:full-path="Object 49/styles.xml" manifest:media-type="text/xml"/>
  <manifest:file-entry manifest:full-path="Object 49/"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81/meta.xml" manifest:media-type="text/xml"/>
  <manifest:file-entry manifest:full-path="Object 81/content.xml" manifest:media-type="text/xml"/>
  <manifest:file-entry manifest:full-path="Object 81/styles.xml" manifest:media-type="text/xml"/>
  <manifest:file-entry manifest:full-path="Object 81/"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82/meta.xml" manifest:media-type="text/xml"/>
  <manifest:file-entry manifest:full-path="Object 82/content.xml" manifest:media-type="text/xml"/>
  <manifest:file-entry manifest:full-path="Object 82/styles.xml" manifest:media-type="text/xml"/>
  <manifest:file-entry manifest:full-path="Object 8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83/meta.xml" manifest:media-type="text/xml"/>
  <manifest:file-entry manifest:full-path="Object 83/content.xml" manifest:media-type="text/xml"/>
  <manifest:file-entry manifest:full-path="Object 83/styles.xml" manifest:media-type="text/xml"/>
  <manifest:file-entry manifest:full-path="Object 83/"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4/meta.xml" manifest:media-type="text/xml"/>
  <manifest:file-entry manifest:full-path="Object 84/content.xml" manifest:media-type="text/xml"/>
  <manifest:file-entry manifest:full-path="Object 84/styles.xml" manifest:media-type="text/xml"/>
  <manifest:file-entry manifest:full-path="Object 84/"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85/meta.xml" manifest:media-type="text/xml"/>
  <manifest:file-entry manifest:full-path="Object 85/content.xml" manifest:media-type="text/xml"/>
  <manifest:file-entry manifest:full-path="Object 85/styles.xml" manifest:media-type="text/xml"/>
  <manifest:file-entry manifest:full-path="Object 85/"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86/meta.xml" manifest:media-type="text/xml"/>
  <manifest:file-entry manifest:full-path="Object 86/content.xml" manifest:media-type="text/xml"/>
  <manifest:file-entry manifest:full-path="Object 86/styles.xml" manifest:media-type="text/xml"/>
  <manifest:file-entry manifest:full-path="Object 86/"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87/meta.xml" manifest:media-type="text/xml"/>
  <manifest:file-entry manifest:full-path="Object 87/content.xml" manifest:media-type="text/xml"/>
  <manifest:file-entry manifest:full-path="Object 87/styles.xml" manifest:media-type="text/xml"/>
  <manifest:file-entry manifest:full-path="Object 87/"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88/meta.xml" manifest:media-type="text/xml"/>
  <manifest:file-entry manifest:full-path="Object 88/content.xml" manifest:media-type="text/xml"/>
  <manifest:file-entry manifest:full-path="Object 88/styles.xml" manifest:media-type="text/xml"/>
  <manifest:file-entry manifest:full-path="Object 88/"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manifest.rdf" manifest:media-type="application/rdf+xml"/>
  <manifest:file-entry manifest:full-path="Object 50/meta.xml" manifest:media-type="text/xml"/>
  <manifest:file-entry manifest:full-path="Object 50/content.xml" manifest:media-type="text/xml"/>
  <manifest:file-entry manifest:full-path="Object 50/styles.xml" manifest:media-type="text/xml"/>
  <manifest:file-entry manifest:full-path="Object 50/" manifest:media-type="application/vnd.oasis.opendocument.chart"/>
  <manifest:file-entry manifest:full-path="Object 51/meta.xml" manifest:media-type="text/xml"/>
  <manifest:file-entry manifest:full-path="Object 51/content.xml" manifest:media-type="text/xml"/>
  <manifest:file-entry manifest:full-path="Object 51/styles.xml" manifest:media-type="text/xml"/>
  <manifest:file-entry manifest:full-path="Object 51/" manifest:media-type="application/vnd.oasis.opendocument.chart"/>
  <manifest:file-entry manifest:full-path="Object 52/meta.xml" manifest:media-type="text/xml"/>
  <manifest:file-entry manifest:full-path="Object 52/content.xml" manifest:media-type="text/xml"/>
  <manifest:file-entry manifest:full-path="Object 52/styles.xml" manifest:media-type="text/xml"/>
  <manifest:file-entry manifest:full-path="Object 52/" manifest:media-type="application/vnd.oasis.opendocument.chart"/>
  <manifest:file-entry manifest:full-path="Object 53/meta.xml" manifest:media-type="text/xml"/>
  <manifest:file-entry manifest:full-path="Object 53/content.xml" manifest:media-type="text/xml"/>
  <manifest:file-entry manifest:full-path="Object 53/styles.xml" manifest:media-type="text/xml"/>
  <manifest:file-entry manifest:full-path="Object 53/" manifest:media-type="application/vnd.oasis.opendocument.chart"/>
  <manifest:file-entry manifest:full-path="Object 54/meta.xml" manifest:media-type="text/xml"/>
  <manifest:file-entry manifest:full-path="Object 54/content.xml" manifest:media-type="text/xml"/>
  <manifest:file-entry manifest:full-path="Object 54/styles.xml" manifest:media-type="text/xml"/>
  <manifest:file-entry manifest:full-path="Object 54/" manifest:media-type="application/vnd.oasis.opendocument.chart"/>
  <manifest:file-entry manifest:full-path="Object 55/meta.xml" manifest:media-type="text/xml"/>
  <manifest:file-entry manifest:full-path="Object 55/content.xml" manifest:media-type="text/xml"/>
  <manifest:file-entry manifest:full-path="Object 55/styles.xml" manifest:media-type="text/xml"/>
  <manifest:file-entry manifest:full-path="Object 55/" manifest:media-type="application/vnd.oasis.opendocument.chart"/>
  <manifest:file-entry manifest:full-path="Object 56/meta.xml" manifest:media-type="text/xml"/>
  <manifest:file-entry manifest:full-path="Object 56/content.xml" manifest:media-type="text/xml"/>
  <manifest:file-entry manifest:full-path="Object 56/styles.xml" manifest:media-type="text/xml"/>
  <manifest:file-entry manifest:full-path="Object 56/" manifest:media-type="application/vnd.oasis.opendocument.chart"/>
  <manifest:file-entry manifest:full-path="Object 57/meta.xml" manifest:media-type="text/xml"/>
  <manifest:file-entry manifest:full-path="Object 57/content.xml" manifest:media-type="text/xml"/>
  <manifest:file-entry manifest:full-path="Object 57/styles.xml" manifest:media-type="text/xml"/>
  <manifest:file-entry manifest:full-path="Object 57/" manifest:media-type="application/vnd.oasis.opendocument.chart"/>
  <manifest:file-entry manifest:full-path="Object 58/meta.xml" manifest:media-type="text/xml"/>
  <manifest:file-entry manifest:full-path="Object 58/content.xml" manifest:media-type="text/xml"/>
  <manifest:file-entry manifest:full-path="Object 58/styles.xml" manifest:media-type="text/xml"/>
  <manifest:file-entry manifest:full-path="Object 58/" manifest:media-type="application/vnd.oasis.opendocument.chart"/>
  <manifest:file-entry manifest:full-path="content.xml" manifest:media-type="text/xml"/>
  <manifest:file-entry manifest:full-path="Object 59/meta.xml" manifest:media-type="text/xml"/>
  <manifest:file-entry manifest:full-path="Object 59/content.xml" manifest:media-type="text/xml"/>
  <manifest:file-entry manifest:full-path="Object 59/styles.xml" manifest:media-type="text/xml"/>
  <manifest:file-entry manifest:full-path="Object 59/" manifest:media-type="application/vnd.oasis.opendocument.char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 60/meta.xml" manifest:media-type="text/xml"/>
  <manifest:file-entry manifest:full-path="Object 60/content.xml" manifest:media-type="text/xml"/>
  <manifest:file-entry manifest:full-path="Object 60/styles.xml" manifest:media-type="text/xml"/>
  <manifest:file-entry manifest:full-path="Object 60/" manifest:media-type="application/vnd.oasis.opendocument.chart"/>
  <manifest:file-entry manifest:full-path="Object 61/meta.xml" manifest:media-type="text/xml"/>
  <manifest:file-entry manifest:full-path="Object 61/content.xml" manifest:media-type="text/xml"/>
  <manifest:file-entry manifest:full-path="Object 61/styles.xml" manifest:media-type="text/xml"/>
  <manifest:file-entry manifest:full-path="Object 61/" manifest:media-type="application/vnd.oasis.opendocument.chart"/>
  <manifest:file-entry manifest:full-path="Object 62/meta.xml" manifest:media-type="text/xml"/>
  <manifest:file-entry manifest:full-path="Object 62/content.xml" manifest:media-type="text/xml"/>
  <manifest:file-entry manifest:full-path="Object 62/styles.xml" manifest:media-type="text/xml"/>
  <manifest:file-entry manifest:full-path="Object 62/" manifest:media-type="application/vnd.oasis.opendocument.chart"/>
  <manifest:file-entry manifest:full-path="Object 63/meta.xml" manifest:media-type="text/xml"/>
  <manifest:file-entry manifest:full-path="Object 63/content.xml" manifest:media-type="text/xml"/>
  <manifest:file-entry manifest:full-path="Object 63/styles.xml" manifest:media-type="text/xml"/>
  <manifest:file-entry manifest:full-path="Object 63/" manifest:media-type="application/vnd.oasis.opendocument.chart"/>
  <manifest:file-entry manifest:full-path="Object 64/meta.xml" manifest:media-type="text/xml"/>
  <manifest:file-entry manifest:full-path="Object 64/content.xml" manifest:media-type="text/xml"/>
  <manifest:file-entry manifest:full-path="Object 64/styles.xml" manifest:media-type="text/xml"/>
  <manifest:file-entry manifest:full-path="Object 64/" manifest:media-type="application/vnd.oasis.opendocument.chart"/>
  <manifest:file-entry manifest:full-path="Thumbnails/thumbnail.png" manifest:media-type="image/png"/>
  <manifest:file-entry manifest:full-path="Object 65/meta.xml" manifest:media-type="text/xml"/>
  <manifest:file-entry manifest:full-path="Object 65/content.xml" manifest:media-type="text/xml"/>
  <manifest:file-entry manifest:full-path="Object 65/styles.xml" manifest:media-type="text/xml"/>
  <manifest:file-entry manifest:full-path="Object 65/" manifest:media-type="application/vnd.oasis.opendocument.chart"/>
  <manifest:file-entry manifest:full-path="Object 66/meta.xml" manifest:media-type="text/xml"/>
  <manifest:file-entry manifest:full-path="Object 66/content.xml" manifest:media-type="text/xml"/>
  <manifest:file-entry manifest:full-path="Object 66/styles.xml" manifest:media-type="text/xml"/>
  <manifest:file-entry manifest:full-path="Object 66/" manifest:media-type="application/vnd.oasis.opendocument.chart"/>
  <manifest:file-entry manifest:full-path="Object 67/meta.xml" manifest:media-type="text/xml"/>
  <manifest:file-entry manifest:full-path="Object 67/content.xml" manifest:media-type="text/xml"/>
  <manifest:file-entry manifest:full-path="Object 67/styles.xml" manifest:media-type="text/xml"/>
  <manifest:file-entry manifest:full-path="Object 67/" manifest:media-type="application/vnd.oasis.opendocument.chart"/>
  <manifest:file-entry manifest:full-path="styles.xml" manifest:media-type="text/xml"/>
  <manifest:file-entry manifest:full-path="Object 68/meta.xml" manifest:media-type="text/xml"/>
  <manifest:file-entry manifest:full-path="Object 68/content.xml" manifest:media-type="text/xml"/>
  <manifest:file-entry manifest:full-path="Object 68/styles.xml" manifest:media-type="text/xml"/>
  <manifest:file-entry manifest:full-path="Object 68/" manifest:media-type="application/vnd.oasis.opendocument.chart"/>
  <manifest:file-entry manifest:full-path="Object 69/meta.xml" manifest:media-type="text/xml"/>
  <manifest:file-entry manifest:full-path="Object 69/content.xml" manifest:media-type="text/xml"/>
  <manifest:file-entry manifest:full-path="Object 69/styles.xml" manifest:media-type="text/xml"/>
  <manifest:file-entry manifest:full-path="Object 6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35/meta.xml" manifest:media-type="text/xml"/>
  <manifest:file-entry manifest:full-path="Object 35/content.xml" manifest:media-type="text/xml"/>
  <manifest:file-entry manifest:full-path="Object 35/styles.xml" manifest:media-type="text/xml"/>
  <manifest:file-entry manifest:full-path="Object 35/"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37/meta.xml" manifest:media-type="text/xml"/>
  <manifest:file-entry manifest:full-path="Object 37/content.xml" manifest:media-type="text/xml"/>
  <manifest:file-entry manifest:full-path="Object 37/styles.xml" manifest:media-type="text/xml"/>
  <manifest:file-entry manifest:full-path="Object 37/" manifest:media-type="application/vnd.oasis.opendocument.chart"/>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39/meta.xml" manifest:media-type="text/xml"/>
  <manifest:file-entry manifest:full-path="Object 39/content.xml" manifest:media-type="text/xml"/>
  <manifest:file-entry manifest:full-path="Object 39/styles.xml" manifest:media-type="text/xml"/>
  <manifest:file-entry manifest:full-path="Object 39/" manifest:media-type="application/vnd.oasis.opendocument.chart"/>
  <manifest:file-entry manifest:full-path="Object 70/meta.xml" manifest:media-type="text/xml"/>
  <manifest:file-entry manifest:full-path="Object 70/content.xml" manifest:media-type="text/xml"/>
  <manifest:file-entry manifest:full-path="Object 70/styles.xml" manifest:media-type="text/xml"/>
  <manifest:file-entry manifest:full-path="Object 70/" manifest:media-type="application/vnd.oasis.opendocument.chart"/>
  <manifest:file-entry manifest:full-path="Object 71/meta.xml" manifest:media-type="text/xml"/>
  <manifest:file-entry manifest:full-path="Object 71/content.xml" manifest:media-type="text/xml"/>
  <manifest:file-entry manifest:full-path="Object 71/styles.xml" manifest:media-type="text/xml"/>
  <manifest:file-entry manifest:full-path="Object 71/" manifest:media-type="application/vnd.oasis.opendocument.chart"/>
  <manifest:file-entry manifest:full-path="Object 72/meta.xml" manifest:media-type="text/xml"/>
  <manifest:file-entry manifest:full-path="Object 72/content.xml" manifest:media-type="text/xml"/>
  <manifest:file-entry manifest:full-path="Object 72/styles.xml" manifest:media-type="text/xml"/>
  <manifest:file-entry manifest:full-path="Object 72/" manifest:media-type="application/vnd.oasis.opendocument.chart"/>
  <manifest:file-entry manifest:full-path="Object 73/meta.xml" manifest:media-type="text/xml"/>
  <manifest:file-entry manifest:full-path="Object 73/content.xml" manifest:media-type="text/xml"/>
  <manifest:file-entry manifest:full-path="Object 73/styles.xml" manifest:media-type="text/xml"/>
  <manifest:file-entry manifest:full-path="Object 73/" manifest:media-type="application/vnd.oasis.opendocument.chart"/>
  <manifest:file-entry manifest:full-path="Object 74/meta.xml" manifest:media-type="text/xml"/>
  <manifest:file-entry manifest:full-path="Object 74/content.xml" manifest:media-type="text/xml"/>
  <manifest:file-entry manifest:full-path="Object 74/styles.xml" manifest:media-type="text/xml"/>
  <manifest:file-entry manifest:full-path="Object 74/" manifest:media-type="application/vnd.oasis.opendocument.chart"/>
  <manifest:file-entry manifest:full-path="Object 75/meta.xml" manifest:media-type="text/xml"/>
  <manifest:file-entry manifest:full-path="Object 75/content.xml" manifest:media-type="text/xml"/>
  <manifest:file-entry manifest:full-path="Object 75/styles.xml" manifest:media-type="text/xml"/>
  <manifest:file-entry manifest:full-path="Object 75/" manifest:media-type="application/vnd.oasis.opendocument.chart"/>
  <manifest:file-entry manifest:full-path="Object 76/meta.xml" manifest:media-type="text/xml"/>
  <manifest:file-entry manifest:full-path="Object 76/content.xml" manifest:media-type="text/xml"/>
  <manifest:file-entry manifest:full-path="Object 76/styles.xml" manifest:media-type="text/xml"/>
  <manifest:file-entry manifest:full-path="Object 76/" manifest:media-type="application/vnd.oasis.opendocument.chart"/>
  <manifest:file-entry manifest:full-path="Object 77/meta.xml" manifest:media-type="text/xml"/>
  <manifest:file-entry manifest:full-path="Object 77/content.xml" manifest:media-type="text/xml"/>
  <manifest:file-entry manifest:full-path="Object 77/styles.xml" manifest:media-type="text/xml"/>
  <manifest:file-entry manifest:full-path="Object 77/" manifest:media-type="application/vnd.oasis.opendocument.chart"/>
  <manifest:file-entry manifest:full-path="Object 78/meta.xml" manifest:media-type="text/xml"/>
  <manifest:file-entry manifest:full-path="Object 78/content.xml" manifest:media-type="text/xml"/>
  <manifest:file-entry manifest:full-path="Object 78/styles.xml" manifest:media-type="text/xml"/>
  <manifest:file-entry manifest:full-path="Object 78/" manifest:media-type="application/vnd.oasis.opendocument.chart"/>
  <manifest:file-entry manifest:full-path="Object 79/meta.xml" manifest:media-type="text/xml"/>
  <manifest:file-entry manifest:full-path="Object 79/content.xml" manifest:media-type="text/xml"/>
  <manifest:file-entry manifest:full-path="Object 79/styles.xml" manifest:media-type="text/xml"/>
  <manifest:file-entry manifest:full-path="Object 7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07in"/>
    </style:style>
    <style:style style:name="co2" style:family="table-column">
      <style:table-column-properties fo:break-before="auto" style:column-width="1.0134in"/>
    </style:style>
    <style:style style:name="co3" style:family="table-column">
      <style:table-column-properties fo:break-before="auto" style:column-width="1.0425in"/>
    </style:style>
    <style:style style:name="co4" style:family="table-column">
      <style:table-column-properties fo:break-before="auto" style:column-width="1.2957in"/>
    </style:style>
    <style:style style:name="co5" style:family="table-column">
      <style:table-column-properties fo:break-before="auto" style:column-width="1.2665in"/>
    </style:style>
    <style:style style:name="co6" style:family="table-column">
      <style:table-column-properties fo:break-before="auto" style:column-width="1.2764in"/>
    </style:style>
    <style:style style:name="co7" style:family="table-column">
      <style:table-column-properties fo:break-before="auto" style:column-width="1.2571in"/>
    </style:style>
    <style:style style:name="co8" style:family="table-column">
      <style:table-column-properties fo:break-before="auto" style:column-width="0.8772in"/>
    </style:style>
    <style:style style:name="co9" style:family="table-column">
      <style:table-column-properties fo:break-before="auto" style:column-width="0.8673in"/>
    </style:style>
    <style:style style:name="co10" style:family="table-column">
      <style:table-column-properties fo:break-before="auto" style:column-width="0.9547in"/>
    </style:style>
    <style:style style:name="co11"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1972in" fo:break-before="auto" style:use-optimal-row-height="true"/>
    </style:style>
    <style:style style:name="ro3" style:family="table-row">
      <style:table-row-properties style:row-height="0.1957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EMILIA_20_ROMAGNA">
      <style:table-properties table:display="true" style:writing-mode="lr-tb"/>
    </style:style>
    <style:style style:name="ta2" style:family="table" style:master-page-name="PageStyle_5f_LOMBARDIA">
      <style:table-properties table:display="true" style:writing-mode="lr-tb"/>
    </style:style>
    <style:style style:name="ta3" style:family="table" style:master-page-name="PageStyle_5f_VENETO">
      <style:table-properties table:display="true" style:writing-mode="lr-tb"/>
    </style:style>
    <style:style style:name="ta4" style:family="table" style:master-page-name="PageStyle_5f_UMBRIA">
      <style:table-properties table:display="true" style:writing-mode="lr-tb"/>
    </style:style>
    <style:style style:name="ta5" style:family="table" style:master-page-name="PageStyle_5f_TRENTINO_20_ALTO_20_ADIGE">
      <style:table-properties table:display="true" style:writing-mode="lr-tb"/>
    </style:style>
    <style:style style:name="ta6" style:family="table" style:master-page-name="PageStyle_5f_PIEMONTE">
      <style:table-properties table:display="true" style:writing-mode="lr-tb"/>
    </style:style>
    <style:style style:name="ta7" style:family="table" style:master-page-name="PageStyle_5f_LAZIO">
      <style:table-properties table:display="true" style:writing-mode="lr-tb"/>
    </style:style>
    <style:style style:name="ta8" style:family="table" style:master-page-name="PageStyle_5f_TOSCANA">
      <style:table-properties table:display="true" style:writing-mode="lr-tb"/>
    </style:style>
    <style:style style:name="ta9" style:family="table" style:master-page-name="PageStyle_5f_SICILIA">
      <style:table-properties table:display="true" style:writing-mode="lr-tb"/>
    </style:style>
    <style:style style:name="ta10" style:family="table" style:master-page-name="PageStyle_5f_FRIULI_20_VENEZIA_20_GIULIA">
      <style:table-properties table:display="true" style:writing-mode="lr-tb"/>
    </style:style>
    <style:style style:name="ta11" style:family="table" style:master-page-name="PageStyle_5f_PUGLIA">
      <style:table-properties table:display="true" style:writing-mode="lr-tb"/>
    </style:style>
    <style:style style:name="ta12" style:family="table" style:master-page-name="PageStyle_5f_MARCHE">
      <style:table-properties table:display="true" style:writing-mode="lr-tb"/>
    </style:style>
    <style:style style:name="ta13" style:family="table" style:master-page-name="PageStyle_5f_CAMPANIA">
      <style:table-properties table:display="true" style:writing-mode="lr-tb"/>
    </style:style>
    <style:style style:name="ta14" style:family="table" style:master-page-name="PageStyle_5f_BASILICATA">
      <style:table-properties table:display="true" style:writing-mode="lr-tb"/>
    </style:style>
    <style:style style:name="ta15" style:family="table" style:master-page-name="PageStyle_5f_SARDEGNA">
      <style:table-properties table:display="true" style:writing-mode="lr-tb"/>
    </style:style>
    <style:style style:name="ta16" style:family="table" style:master-page-name="PageStyle_5f_LIGURIA">
      <style:table-properties table:display="true" style:writing-mode="lr-tb"/>
    </style:style>
    <style:style style:name="ta17" style:family="table" style:master-page-name="PageStyle_5f_CALABRIA">
      <style:table-properties table:display="true" style:writing-mode="lr-tb"/>
    </style:style>
    <style:style style:name="ta18" style:family="table" style:master-page-name="PageStyle_5f_ABRUZZO">
      <style:table-properties table:display="true" style:writing-mode="lr-tb"/>
    </style:style>
    <style:style style:name="ta19" style:family="table" style:master-page-name="PageStyle_5f_MOLISE">
      <style:table-properties table:display="true" style:writing-mode="lr-tb"/>
    </style:style>
    <style:style style:name="ta20" style:family="table" style:master-page-name="PageStyle_5f_VALLE_20_D_27_AOSTA">
      <style:table-properties table:display="true" style:writing-mode="lr-tb"/>
    </style:style>
    <style:style style:name="ta2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padding="0.028in"/>
    </style:style>
    <style:style style:name="ce2" style:family="table-cell" style:parent-style-name="Default">
      <style:table-cell-properties fo:padding="0.028in"/>
      <style:text-properties style:font-name="Arial1" style:font-name-asian="WenQuanYi Micro Hei" style:font-name-complex="Arial1"/>
    </style:style>
    <style:style style:name="ce3" style:family="table-cell" style:parent-style-name="Default" style:data-style-name="N84">
      <style:table-cell-properties fo:padding="0.028in"/>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1" style:family="text">
      <style:text-properties fo:color="#0000ff"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08085a" style:font-name="Verdana" fo:font-size="10pt" fo:language="it" fo:country="IT" style:font-name-asian="Verdana" style:font-size-asian="10pt" style:language-asian="ar" style:country-asian="SA"/>
    </style:style>
  </office:automatic-styles>
  <office:body>
    <office:spreadsheet>
      <table:calculation-settings table:case-sensitive="false" table:automatic-find-labels="false" table:use-regular-expressions="false"/>
      <table:table table:name="EMILIA ROMAGNA" table:style-name="ta1">
        <office:forms form:automatic-focus="false" form:apply-design-mode="false"/>
        <table:shapes>
          <draw:frame draw:z-index="2" draw:style-name="gr1" draw:text-style-name="P1" svg:width="6.9173in" svg:height="4.2303in" svg:x="8.776in" svg:y="5.9909in">
            <draw:object draw:notify-on-update-of-ranges="'EMILIA ROMAGNA'.A2:'EMILIA ROMAGNA'.A8 'EMILIA ROMAGNA'.D1:'EMILIA ROMAGNA'.D1 'EMILIA ROMAGNA'.D2:'EMILIA ROMAGNA'.D8 'EMILIA ROMAGNA'.E1:'EMILIA ROMAGNA'.E1 'EMILIA ROMAGNA'.E2:'EMILIA ROMAGNA'.E8 'EMILIA ROMAGNA'.F1:'EMILIA ROMAGNA'.F1 'EMILIA ROMAGNA'.F2:'EMILIA ROMAGNA'.F8 'EMILIA ROMAGNA'.G1:'EMILIA ROMAGNA'.G1 'EMILIA ROMAGNA'.G2:'EMILIA ROMAGNA'.G8 'EMILIA ROMAGNA'.H1:'EMILIA ROMAGNA'.H1 'EMILIA ROMAGNA'.H2:'EMILIA ROMAGNA'.H8 'EMILIA ROMAGNA'.I1:'EMILIA ROMAGNA'.I1 'EMILIA ROMAGNA'.I2:'EMILIA ROMAGNA'.I8" xlink:href="./Object 42" xlink:type="simple" xlink:show="embed" xlink:actuate="onLoad"/>
            <draw:image xlink:href="./ObjectReplacements/Object 42" xlink:type="simple" xlink:show="embed" xlink:actuate="onLoad"/>
          </draw:frame>
          <draw:frame draw:z-index="3" draw:style-name="gr1" draw:text-style-name="P1" svg:width="6.2988in" svg:height="3.5429in" svg:x="1.7516in" svg:y="6.0402in">
            <draw:object draw:notify-on-update-of-ranges="'EMILIA ROMAGNA'.A2:'EMILIA ROMAGNA'.A8 'EMILIA ROMAGNA'.D1:'EMILIA ROMAGNA'.D1 'EMILIA ROMAGNA'.D2:'EMILIA ROMAGNA'.D8 'EMILIA ROMAGNA'.E1:'EMILIA ROMAGNA'.E1 'EMILIA ROMAGNA'.E2:'EMILIA ROMAGNA'.E8 'EMILIA ROMAGNA'.F1:'EMILIA ROMAGNA'.F1 'EMILIA ROMAGNA'.F2:'EMILIA ROMAGNA'.F8" xlink:href="./Object 55" xlink:type="simple" xlink:show="embed" xlink:actuate="onLoad"/>
            <draw:image xlink:href="./ObjectReplacements/Object 55" xlink:type="simple" xlink:show="embed" xlink:actuate="onLoad"/>
          </draw:frame>
          <draw:frame draw:z-index="4" draw:style-name="gr1" draw:text-style-name="P1" svg:width="6.3047in" svg:height="3.5417in" svg:x="11.0205in" svg:y="11.3335in">
            <draw:object draw:notify-on-update-of-ranges="'EMILIA ROMAGNA'.A66:'EMILIA ROMAGNA'.A72 'EMILIA ROMAGNA'.B65:'EMILIA ROMAGNA'.B65 'EMILIA ROMAGNA'.B66:'EMILIA ROMAGNA'.B72" xlink:href="./Object 84" xlink:type="simple" xlink:show="embed" xlink:actuate="onLoad"/>
            <draw:image xlink:href="./ObjectReplacements/Object 84" xlink:type="simple" xlink:show="embed" xlink:actuate="onLoad"/>
          </draw:frame>
          <draw:frame draw:z-index="5" draw:style-name="gr1" draw:text-style-name="P1" svg:width="6.2988in" svg:height="3.5429in" svg:x="17.5457in" svg:y="11.4807in">
            <draw:object draw:notify-on-update-of-ranges="'EMILIA ROMAGNA'.A66:'EMILIA ROMAGNA'.A72 'EMILIA ROMAGNA'.B65:'EMILIA ROMAGNA'.B65 'EMILIA ROMAGNA'.B66:'EMILIA ROMAGNA'.B72 'EMILIA ROMAGNA'.A66:'EMILIA ROMAGNA'.A72 'EMILIA ROMAGNA'.C65:'EMILIA ROMAGNA'.C65 'EMILIA ROMAGNA'.C66:'EMILIA ROMAGNA'.C72" xlink:href="./Object 85" xlink:type="simple" xlink:show="embed" xlink:actuate="onLoad"/>
            <draw:image xlink:href="./ObjectReplacements/Object 85" xlink:type="simple" xlink:show="embed" xlink:actuate="onLoad"/>
          </draw:frame>
          <draw:frame draw:z-index="6" draw:style-name="gr1" draw:text-style-name="P1" svg:width="6.9173in" svg:height="4.2303in" svg:x="6.5098in" svg:y="12.898in">
            <draw:object draw:notify-on-update-of-ranges="'EMILIA ROMAGNA'.A66:'EMILIA ROMAGNA'.A72 'EMILIA ROMAGNA'.D65:'EMILIA ROMAGNA'.D65 'EMILIA ROMAGNA'.D66:'EMILIA ROMAGNA'.D72 'EMILIA ROMAGNA'.E65:'EMILIA ROMAGNA'.E65 'EMILIA ROMAGNA'.E66:'EMILIA ROMAGNA'.E72 'EMILIA ROMAGNA'.F65:'EMILIA ROMAGNA'.F65 'EMILIA ROMAGNA'.F66:'EMILIA ROMAGNA'.F72 'EMILIA ROMAGNA'.G65:'EMILIA ROMAGNA'.G65 'EMILIA ROMAGNA'.G66:'EMILIA ROMAGNA'.G72 'EMILIA ROMAGNA'.H65:'EMILIA ROMAGNA'.H65 'EMILIA ROMAGNA'.H66:'EMILIA ROMAGNA'.H72 'EMILIA ROMAGNA'.I65:'EMILIA ROMAGNA'.I65 'EMILIA ROMAGNA'.I66:'EMILIA ROMAGNA'.I72" xlink:href="./Object 86" xlink:type="simple" xlink:show="embed" xlink:actuate="onLoad"/>
            <draw:image xlink:href="./ObjectReplacements/Object 86" xlink:type="simple" xlink:show="embed" xlink:actuate="onLoad"/>
          </draw:frame>
          <draw:frame draw:z-index="7" draw:style-name="gr1" draw:text-style-name="P1" svg:width="6.2988in" svg:height="3.5429in" svg:x="0.0004in" svg:y="12.9276in">
            <draw:object draw:notify-on-update-of-ranges="'EMILIA ROMAGNA'.A66:'EMILIA ROMAGNA'.A72 'EMILIA ROMAGNA'.D65:'EMILIA ROMAGNA'.D65 'EMILIA ROMAGNA'.D66:'EMILIA ROMAGNA'.D72 'EMILIA ROMAGNA'.E65:'EMILIA ROMAGNA'.E65 'EMILIA ROMAGNA'.E66:'EMILIA ROMAGNA'.E72 'EMILIA ROMAGNA'.F65:'EMILIA ROMAGNA'.F65 'EMILIA ROMAGNA'.F66:'EMILIA ROMAGNA'.F72" xlink:href="./Object 87" xlink:type="simple" xlink:show="embed" xlink:actuate="onLoad"/>
            <draw:image xlink:href="./ObjectReplacements/Object 87" xlink:type="simple" xlink:show="embed" xlink:actuate="onLoad"/>
          </draw:frame>
          <draw:frame draw:z-index="8" draw:style-name="gr1" draw:text-style-name="P1" svg:width="6.2988in" svg:height="3.5429in" svg:x="0in" svg:y="16.7142in">
            <draw:object draw:notify-on-update-of-ranges="'EMILIA ROMAGNA'.A65:'EMILIA ROMAGNA'.A65 'EMILIA ROMAGNA'.A66:'EMILIA ROMAGNA'.A72 'EMILIA ROMAGNA'.D65:'EMILIA ROMAGNA'.D65 'EMILIA ROMAGNA'.D66:'EMILIA ROMAGNA'.D72 'EMILIA ROMAGNA'.E65:'EMILIA ROMAGNA'.E65 'EMILIA ROMAGNA'.E66:'EMILIA ROMAGNA'.E72 'EMILIA ROMAGNA'.A66:'EMILIA ROMAGNA'.A72" xlink:href="./Object 88" xlink:type="simple" xlink:show="embed" xlink:actuate="onLoad"/>
            <draw:image xlink:href="./ObjectReplacements/Object 88"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4" table:default-cell-style-name="ce1"/>
        <table:table-column table:style-name="co7" table:default-cell-style-name="ce1"/>
        <table:table-column table:style-name="co8" table:default-cell-style-name="ce1"/>
        <table:table-column table:style-name="co1" table:number-columns-repeated="24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ER</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EMILIA ROMAGNA'.R19" table:end-x="0.1185in" table:end-y="0.1575in" draw:z-index="0" draw:name="Chart 1" draw:style-name="gr2" draw:text-style-name="P1" svg:width="7.1035in" svg:height="3.2917in" svg:x="0.0567in" svg:y="0.0531in">
              <draw:object draw:notify-on-update-of-ranges="'EMILIA ROMAGNA'.A2:'EMILIA ROMAGNA'.A8 'EMILIA ROMAGNA'.B1:'EMILIA ROMAGNA'.B1 'EMILIA ROMAGNA'.B2:'EMILIA ROMAGNA'.B8 'EMILIA ROMAGNA'.C1:'EMILIA ROMAGNA'.C1 'EMILIA ROMAGNA'.C2:'EMILIA ROMAGNA'.C8" xlink:href="./Object 1" xlink:type="simple" xlink:show="embed" xlink:actuate="onLoad"/>
              <draw:image xlink:href="./ObjectReplacements/Object 1" xlink:type="simple" xlink:show="embed" xlink:actuate="onLoad"/>
            </draw:frame>
          </table:table-cell>
          <table:table-cell table:number-columns-repeated="7"/>
          <table:table-cell>
            <draw:frame table:end-cell-address="'EMILIA ROMAGNA'.Z20" table:end-x="0.2303in" table:end-y="0.048in" draw:z-index="1" draw:name="Chart 2" draw:style-name="gr2" draw:text-style-name="P1" svg:width="7.0457in" svg:height="3.2394in" svg:x="0.2299in" svg:y="0.1732in">
              <draw:object draw:notify-on-update-of-ranges="'EMILIA ROMAGNA'.A2:'EMILIA ROMAGNA'.A8 'EMILIA ROMAGNA'.B1:'EMILIA ROMAGNA'.B1 'EMILIA ROMAGNA'.B2:'EMILIA ROMAGNA'.B8" xlink:href="./Object 2" xlink:type="simple" xlink:show="embed" xlink:actuate="onLoad"/>
              <draw:image xlink:href="./ObjectReplacements/Object 2" xlink:type="simple" xlink:show="embed" xlink:actuate="onLoad"/>
            </draw:frame>
          </table:table-cell>
          <table:table-cell table:number-columns-repeated="1006"/>
        </table:table-row>
        <table:table-row table:style-name="ro1">
          <table:table-cell office:value-type="float" office:value="2006" calcext:value-type="float">
            <text:p>2006</text:p>
          </table:table-cell>
          <table:table-cell office:value-type="float" office:value="1571" calcext:value-type="float">
            <text:p>1571</text:p>
          </table:table-cell>
          <table:table-cell office:value-type="float" office:value="9436" calcext:value-type="float">
            <text:p>9436</text:p>
          </table:table-cell>
          <table:table-cell office:value-type="float" office:value="236" calcext:value-type="float">
            <text:p>236</text:p>
          </table:table-cell>
          <table:table-cell office:value-type="float" office:value="570" calcext:value-type="float">
            <text:p>570</text:p>
          </table:table-cell>
          <table:table-cell office:value-type="float" office:value="766" calcext:value-type="float">
            <text:p>766</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5691" calcext:value-type="float">
            <text:p>5691</text:p>
          </table:table-cell>
          <table:table-cell office:value-type="float" office:value="70062" calcext:value-type="float">
            <text:p>70062</text:p>
          </table:table-cell>
          <table:table-cell office:value-type="float" office:value="1052" calcext:value-type="float">
            <text:p>1052</text:p>
          </table:table-cell>
          <table:table-cell office:value-type="float" office:value="2178" calcext:value-type="float">
            <text:p>2178</text:p>
          </table:table-cell>
          <table:table-cell office:value-type="float" office:value="2259" calcext:value-type="float">
            <text:p>2259</text:p>
          </table:table-cell>
          <table:table-cell office:value-type="float" office:value="203" calcext:value-type="float">
            <text:p>20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32602" calcext:value-type="float">
            <text:p>32602</text:p>
          </table:table-cell>
          <table:table-cell office:value-type="float" office:value="338164" calcext:value-type="float">
            <text:p>338164</text:p>
          </table:table-cell>
          <table:table-cell office:value-type="float" office:value="3286" calcext:value-type="float">
            <text:p>3286</text:p>
          </table:table-cell>
          <table:table-cell office:value-type="float" office:value="7829" calcext:value-type="float">
            <text:p>7829</text:p>
          </table:table-cell>
          <table:table-cell office:value-type="float" office:value="14026" calcext:value-type="float">
            <text:p>14026</text:p>
          </table:table-cell>
          <table:table-cell office:value-type="float" office:value="7461" calcext:value-type="float">
            <text:p>7461</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56474" calcext:value-type="float">
            <text:p>56474</text:p>
          </table:table-cell>
          <table:table-cell office:value-type="float" office:value="719672" calcext:value-type="float">
            <text:p>719672</text:p>
          </table:table-cell>
          <table:table-cell office:value-type="float" office:value="3941" calcext:value-type="float">
            <text:p>3941</text:p>
          </table:table-cell>
          <table:table-cell office:value-type="float" office:value="12326" calcext:value-type="float">
            <text:p>12326</text:p>
          </table:table-cell>
          <table:table-cell office:value-type="float" office:value="18351" calcext:value-type="float">
            <text:p>18351</text:p>
          </table:table-cell>
          <table:table-cell office:value-type="float" office:value="15392" calcext:value-type="float">
            <text:p>15392</text:p>
          </table:table-cell>
          <table:table-cell office:value-type="float" office:value="6464" calcext:value-type="float">
            <text:p>6464</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267049" calcext:value-type="float">
            <text:p>267049</text:p>
          </table:table-cell>
          <table:table-cell office:value-type="float" office:value="2321416" calcext:value-type="float">
            <text:p>2321416</text:p>
          </table:table-cell>
          <table:table-cell office:value-type="float" office:value="7752" calcext:value-type="float">
            <text:p>7752</text:p>
          </table:table-cell>
          <table:table-cell office:value-type="float" office:value="31715" calcext:value-type="float">
            <text:p>31715</text:p>
          </table:table-cell>
          <table:table-cell office:value-type="float" office:value="55429" calcext:value-type="float">
            <text:p>55429</text:p>
          </table:table-cell>
          <table:table-cell office:value-type="float" office:value="87433" calcext:value-type="float">
            <text:p>87433</text:p>
          </table:table-cell>
          <table:table-cell office:value-type="float" office:value="84717" calcext:value-type="float">
            <text:p>84717</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914203" calcext:value-type="float">
            <text:p>914203</text:p>
          </table:table-cell>
          <table:table-cell office:value-type="float" office:value="9453721" calcext:value-type="float">
            <text:p>9453721</text:p>
          </table:table-cell>
          <table:table-cell office:value-type="float" office:value="13645" calcext:value-type="float">
            <text:p>13645</text:p>
          </table:table-cell>
          <table:table-cell office:value-type="float" office:value="71793" calcext:value-type="float">
            <text:p>71793</text:p>
          </table:table-cell>
          <table:table-cell office:value-type="float" office:value="226451" calcext:value-type="float">
            <text:p>226451</text:p>
          </table:table-cell>
          <table:table-cell office:value-type="float" office:value="398751" calcext:value-type="float">
            <text:p>398751</text:p>
          </table:table-cell>
          <table:table-cell office:value-type="float" office:value="156074" calcext:value-type="float">
            <text:p>156074</text:p>
          </table:table-cell>
          <table:table-cell office:value-type="float" office:value="48656" calcext:value-type="float">
            <text:p>48656</text:p>
          </table:table-cell>
          <table:table-cell table:number-columns-repeated="1015"/>
        </table:table-row>
        <table:table-row table:style-name="ro1">
          <table:table-cell office:value-type="float" office:value="2012" calcext:value-type="float">
            <text:p>2012</text:p>
          </table:table-cell>
          <table:table-cell office:value-type="float" office:value="328239" calcext:value-type="float">
            <text:p>328239</text:p>
          </table:table-cell>
          <table:table-cell office:value-type="float" office:value="3437946" calcext:value-type="float">
            <text:p>3437946</text:p>
          </table:table-cell>
          <table:table-cell office:value-type="float" office:value="13852" calcext:value-type="float">
            <text:p>13852</text:p>
          </table:table-cell>
          <table:table-cell office:value-type="float" office:value="55987" calcext:value-type="float">
            <text:p>55987</text:p>
          </table:table-cell>
          <table:table-cell office:value-type="float" office:value="111922" calcext:value-type="float">
            <text:p>111922</text:p>
          </table:table-cell>
          <table:table-cell office:value-type="float" office:value="130771" calcext:value-type="float">
            <text:p>130771</text:p>
          </table:table-cell>
          <table:table-cell office:value-type="float" office:value="24848" calcext:value-type="float">
            <text:p>24848</text:p>
          </table:table-cell>
          <table:table-cell office:value-type="float" office:value="0" calcext:value-type="float">
            <text:p>0</text:p>
          </table:table-cell>
          <table:table-cell table:number-columns-repeated="1015"/>
        </table:table-row>
        <table:table-row table:style-name="ro1" table:number-rows-repeated="17">
          <table:table-cell table:number-columns-repeated="1024"/>
        </table:table-row>
        <table:table-row table:style-name="ro1">
          <table:table-cell office:value-type="string" calcext:value-type="string">
            <text:p>27/01/2011 - Pubblicato sul BUR della Regione Emila Romagna un bando, emesso nell'ambito del POR FESR 2007-2013, per la concessione di contributi finalizzati a favorire la rimozione dell'amianto dagli edifici, la coibentazione degli edifici e l'installazione e messa in esercizio di impianti fotovoltaici.</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Emilia%20Romagna/Bando_QE_FR_EELL_ER_2009.zip" xlink:type="simple">30/04/2009  -  Con Deliberazione di Giunta Regionale n. 417 del 30 marzo 2009, pubblicata sul Bollettino Ufficiale della Regione Emilia - Romagna n. 79 del 30/04/2009, è stato approvato il bando per la promozione dei programmi degli Enti locali di qualificazione energetica e di sviluppo di impianti a fonti rinnovabili.</text:a></text:p>
          </table:table-cell>
          <table:table-cell table:number-columns-repeated="1023"/>
        </table:table-row>
        <table:table-row table:style-name="ro1">
          <table:table-cell office:value-type="string" calcext:value-type="string">
            <text:p><text:a xlink:href="http://enerweb.casaccia.enea.it/enearegioni/UserFiles/Emilia%20Romagna/Manifestazione_di_interesse_ER_PorFesr_2008.pdf" xlink:type="simple">20/10/2008  -  Emesso dalla Regione Emilia Romagna un bando di finanziamento per la realizzazione di aree ecologicamente attrezzate nell'ambito territoriale </text:a></text:p>
          </table:table-cell>
          <table:table-cell table:number-columns-repeated="1023"/>
        </table:table-row>
        <table:table-row table:style-name="ro1">
          <table:table-cell office:value-type="string" calcext:value-type="string">
            <text:p>16/07/2008 - E` stato aperto dalla Regione Emilia Romagna un bando regionale, emesso nell'ambito del POR FESR 2007-2013, diretto alla qualificazione ambientale ed energetica del sistema produttivo regionale, attraverso il sostegno ad interventi di PMI finalizzati a promuovere, il risparmio energetico, l'uso efficiente dell'energia,</text:p>
          </table:table-cell>
          <table:table-cell table:number-columns-repeated="1023"/>
        </table:table-row>
        <table:table-row table:style-name="ro1">
          <table:table-cell table:number-columns-repeated="1024"/>
        </table:table-row>
        <table:table-row table:style-name="ro1">
          <table:table-cell office:value-type="string" calcext:value-type="string">
            <text:p>20/10/2008 – Fondi Disponibili: Bilancio Regionale e POR FESR 2007-2013 (euro 295 929 210) Cofinanziamento regionale sui costi ammissibili</text:p>
          </table:table-cell>
          <table:table-cell table:number-columns-repeated="1023"/>
        </table:table-row>
        <table:table-row table:style-name="ro1">
          <table:table-cell office:value-type="string" calcext:value-type="string">
            <text:p>30/03/2009 – Fondi Disponibili: Non specificati, generico Bilancio Regionale</text:p>
          </table:table-cell>
          <table:table-cell table:number-columns-repeated="1023"/>
        </table:table-row>
        <table:table-row table:style-name="ro1">
          <table:table-cell table:style-name="ce2" office:value-type="string" calcext:value-type="string">
            <text:p>27/01/2011 – Fondi Disponibili: 4mln euro (oppure 5mln euro, non è chiaro)</text:p>
          </table:table-cell>
          <table:table-cell table:number-columns-repeated="1023"/>
        </table:table-row>
        <table:table-row table:style-name="ro1" table:number-rows-repeated="23">
          <table:table-cell table:number-columns-repeated="1024"/>
        </table:table-row>
        <table:table-row table:style-name="ro1" table:number-rows-repeated="8">
          <table:table-cell table:style-name="Default" table:number-columns-repeated="9"/>
          <table:table-cell table:number-columns-repeated="1015"/>
        </table:table-row>
        <table:table-row table:style-name="ro1">
          <table:table-cell office:value-type="string" calcext:value-type="string">
            <text:p>Anno</text:p>
          </table:table-cell>
          <table:table-cell office:value-type="string" calcext:value-type="string">
            <text:p>N.impianti ER</text:p>
          </table:table-cell>
          <table:table-cell office:value-type="string" calcext:value-type="string">
            <text:p>N.impianti Italia</text:p>
          </table:table-cell>
          <table:table-cell office:value-type="string" calcext:value-type="string">
            <text:p>N.impianti classe 1</text:p>
          </table:table-cell>
          <table:table-cell table:style-name="ce2" office:value-type="string" calcext:value-type="string">
            <text:p>N.impianti classe 2</text:p>
          </table:table-cell>
          <table:table-cell table:style-name="ce2" office:value-type="string" calcext:value-type="string">
            <text:p>N.impianti classe 3</text:p>
          </table:table-cell>
          <table:table-cell table:style-name="ce2" office:value-type="string" calcext:value-type="string">
            <text:p>N.impianti classe 4</text:p>
          </table:table-cell>
          <table:table-cell table:style-name="ce2" office:value-type="string" calcext:value-type="string">
            <text:p>N.impianti classe 5</text:p>
          </table:table-cell>
          <table:table-cell table:style-name="ce2" office:value-type="string" calcext:value-type="string">
            <text:p>N.impianti classe 6</text:p>
          </table:table-cell>
          <table:table-cell table:number-columns-repeated="1015"/>
        </table:table-row>
        <table:table-row table:style-name="ro1">
          <table:table-cell office:value-type="float" office:value="2006" calcext:value-type="float">
            <text:p>2006</text:p>
          </table:table-cell>
          <table:table-cell office:value-type="float" office:value="208" calcext:value-type="float">
            <text:p>208</text:p>
          </table:table-cell>
          <table:table-cell office:value-type="float" office:value="1402" calcext:value-type="float">
            <text:p>1402</text:p>
          </table:table-cell>
          <table:table-cell office:value-type="float" office:value="94" calcext:value-type="float">
            <text:p>94</text:p>
          </table:table-cell>
          <table:table-cell office:value-type="float" office:value="99" calcext:value-type="float">
            <text:p>99</text:p>
          </table:table-cell>
          <table:table-cell office:value-type="float" office:value="15" calcext:value-type="float">
            <text:p>15</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736" calcext:value-type="float">
            <text:p>736</text:p>
          </table:table-cell>
          <table:table-cell office:value-type="float" office:value="6273" calcext:value-type="float">
            <text:p>6273</text:p>
          </table:table-cell>
          <table:table-cell office:value-type="float" office:value="419" calcext:value-type="float">
            <text:p>419</text:p>
          </table:table-cell>
          <table:table-cell office:value-type="float" office:value="262" calcext:value-type="float">
            <text:p>262</text:p>
          </table:table-cell>
          <table:table-cell office:value-type="float" office:value="54" calcext:value-type="float">
            <text:p>54</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2467" calcext:value-type="float">
            <text:p>2467</text:p>
          </table:table-cell>
          <table:table-cell office:value-type="float" office:value="24072" calcext:value-type="float">
            <text:p>24072</text:p>
          </table:table-cell>
          <table:table-cell office:value-type="float" office:value="1270" calcext:value-type="float">
            <text:p>1270</text:p>
          </table:table-cell>
          <table:table-cell office:value-type="float" office:value="929" calcext:value-type="float">
            <text:p>929</text:p>
          </table:table-cell>
          <table:table-cell office:value-type="float" office:value="253" calcext:value-type="float">
            <text:p>253</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3299" calcext:value-type="float">
            <text:p>3299</text:p>
          </table:table-cell>
          <table:table-cell office:value-type="float" office:value="39358" calcext:value-type="float">
            <text:p>39358</text:p>
          </table:table-cell>
          <table:table-cell office:value-type="float" office:value="1505" calcext:value-type="float">
            <text:p>1505</text:p>
          </table:table-cell>
          <table:table-cell office:value-type="float" office:value="1512" calcext:value-type="float">
            <text:p>1512</text:p>
          </table:table-cell>
          <table:table-cell office:value-type="float" office:value="249" calcext:value-type="float">
            <text:p>249</text:p>
          </table:table-cell>
          <table:table-cell office:value-type="float" office:value="30" calcext:value-type="float">
            <text:p>30</text:p>
          </table:table-cell>
          <table:table-cell office:value-type="float" office:value="3" calcext:value-type="float">
            <text:p>3</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7768" calcext:value-type="float">
            <text:p>7768</text:p>
          </table:table-cell>
          <table:table-cell office:value-type="float" office:value="84616" calcext:value-type="float">
            <text:p>84616</text:p>
          </table:table-cell>
          <table:table-cell office:value-type="float" office:value="2893" calcext:value-type="float">
            <text:p>2893</text:p>
          </table:table-cell>
          <table:table-cell office:value-type="float" office:value="3989" calcext:value-type="float">
            <text:p>3989</text:p>
          </table:table-cell>
          <table:table-cell office:value-type="float" office:value="682" calcext:value-type="float">
            <text:p>682</text:p>
          </table:table-cell>
          <table:table-cell office:value-type="float" office:value="150" calcext:value-type="float">
            <text:p>150</text:p>
          </table:table-cell>
          <table:table-cell office:value-type="float" office:value="54" calcext:value-type="float">
            <text:p>54</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16701" calcext:value-type="float">
            <text:p>16701</text:p>
          </table:table-cell>
          <table:table-cell office:value-type="float" office:value="175495" calcext:value-type="float">
            <text:p>175495</text:p>
          </table:table-cell>
          <table:table-cell office:value-type="float" office:value="5204" calcext:value-type="float">
            <text:p>5204</text:p>
          </table:table-cell>
          <table:table-cell office:value-type="float" office:value="8071" calcext:value-type="float">
            <text:p>8071</text:p>
          </table:table-cell>
          <table:table-cell office:value-type="float" office:value="2729" calcext:value-type="float">
            <text:p>2729</text:p>
          </table:table-cell>
          <table:table-cell office:value-type="float" office:value="615" calcext:value-type="float">
            <text:p>615</text:p>
          </table:table-cell>
          <table:table-cell office:value-type="float" office:value="78" calcext:value-type="float">
            <text:p>78</text:p>
          </table:table-cell>
          <table:table-cell office:value-type="float" office:value="4" calcext:value-type="float">
            <text:p>4</text:p>
          </table:table-cell>
          <table:table-cell table:number-columns-repeated="1015"/>
        </table:table-row>
        <table:table-row table:style-name="ro1">
          <table:table-cell office:value-type="float" office:value="2012" calcext:value-type="float">
            <text:p>2012</text:p>
          </table:table-cell>
          <table:table-cell office:value-type="float" office:value="13944" calcext:value-type="float">
            <text:p>13944</text:p>
          </table:table-cell>
          <table:table-cell office:value-type="float" office:value="148189" calcext:value-type="float">
            <text:p>148189</text:p>
          </table:table-cell>
          <table:table-cell office:value-type="float" office:value="5166" calcext:value-type="float">
            <text:p>5166</text:p>
          </table:table-cell>
          <table:table-cell office:value-type="float" office:value="7163" calcext:value-type="float">
            <text:p>7163</text:p>
          </table:table-cell>
          <table:table-cell office:value-type="float" office:value="1387" calcext:value-type="float">
            <text:p>1387</text:p>
          </table:table-cell>
          <table:table-cell office:value-type="float" office:value="215" calcext:value-type="float">
            <text:p>215</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1" table:number-rows-repeated="1048503">
          <table:table-cell table:number-columns-repeated="1024"/>
        </table:table-row>
        <table:table-row table:style-name="ro1">
          <table:table-cell table:number-columns-repeated="1024"/>
        </table:table-row>
      </table:table>
      <table:table table:name="LOMBARDIA" table:style-name="ta2">
        <table:shapes>
          <draw:frame draw:z-index="2" draw:style-name="gr1" draw:text-style-name="P1" svg:width="6.9173in" svg:height="4.2303in" svg:x="7.9992in" svg:y="5.4996in">
            <draw:object draw:notify-on-update-of-ranges="LOMBARDIA.A2:LOMBARDIA.A8 LOMBARDIA.D1:LOMBARDIA.D1 LOMBARDIA.D2:LOMBARDIA.D8 LOMBARDIA.E1:LOMBARDIA.E1 LOMBARDIA.E2:LOMBARDIA.E8 LOMBARDIA.F1:LOMBARDIA.F1 LOMBARDIA.F2:LOMBARDIA.F8 LOMBARDIA.G1:LOMBARDIA.G1 LOMBARDIA.G2:LOMBARDIA.G8 LOMBARDIA.H1:LOMBARDIA.H1 LOMBARDIA.H2:LOMBARDIA.H8 LOMBARDIA.I1:LOMBARDIA.I1 LOMBARDIA.I2:LOMBARDIA.I8" xlink:href="./Object 44" xlink:type="simple" xlink:show="embed" xlink:actuate="onLoad"/>
            <draw:image xlink:href="./ObjectReplacements/Object 44" xlink:type="simple" xlink:show="embed" xlink:actuate="onLoad"/>
          </draw:frame>
          <draw:frame draw:z-index="3" draw:style-name="gr1" draw:text-style-name="P1" svg:width="6.2988in" svg:height="3.5429in" svg:x="1.3906in" svg:y="6.1685in">
            <draw:object draw:notify-on-update-of-ranges="LOMBARDIA.A2:LOMBARDIA.A8 LOMBARDIA.D1:LOMBARDIA.D1 LOMBARDIA.D2:LOMBARDIA.D8 LOMBARDIA.E1:LOMBARDIA.E1 LOMBARDIA.E2:LOMBARDIA.E8 LOMBARDIA.F1:LOMBARDIA.F1 LOMBARDIA.F2:LOMBARDIA.F8" xlink:href="./Object 56" xlink:type="simple" xlink:show="embed" xlink:actuate="onLoad"/>
            <draw:image xlink:href="./ObjectReplacements/Object 56" xlink:type="simple" xlink:show="embed" xlink:actuate="onLoad"/>
          </draw:frame>
        </table:shapes>
        <table:table-column table:style-name="co1" table:number-columns-repeated="3" table:default-cell-style-name="ce1"/>
        <table:table-column table:style-name="co9" table:default-cell-style-name="ce1"/>
        <table:table-column table:style-name="co10" table:default-cell-style-name="ce1"/>
        <table:table-column table:style-name="co1" table:number-columns-repeated="252"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LO</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table-cell>
            <draw:frame table:end-cell-address="LOMBARDIA.R19" table:end-x="0.815in" table:end-y="0.0492in" draw:z-index="1" draw:name="Chart 2" draw:style-name="gr2" draw:text-style-name="P1" svg:width="6.3024in" svg:height="3.1382in" svg:x="0.6772in" svg:y="0.0984in">
              <draw:object draw:notify-on-update-of-ranges="LOMBARDIA.A2:LOMBARDIA.A8 LOMBARDIA.B1:LOMBARDIA.B1 LOMBARDIA.B2:LOMBARDIA.B8" xlink:href="./Object 4" xlink:type="simple" xlink:show="embed" xlink:actuate="onLoad"/>
              <draw:image xlink:href="./ObjectReplacements/Object 4" xlink:type="simple" xlink:show="embed" xlink:actuate="onLoad"/>
            </draw:frame>
          </table:table-cell>
          <table:table-cell table:number-columns-repeated="1013"/>
        </table:table-row>
        <table:table-row table:style-name="ro1">
          <table:table-cell office:value-type="float" office:value="2006" calcext:value-type="float">
            <text:p>2006</text:p>
          </table:table-cell>
          <table:table-cell office:value-type="float" office:value="1816" calcext:value-type="float">
            <text:p>1816</text:p>
          </table:table-cell>
          <table:table-cell office:value-type="float" office:value="9436" calcext:value-type="float">
            <text:p>9436</text:p>
          </table:table-cell>
          <table:table-cell office:value-type="float" office:value="408" calcext:value-type="float">
            <text:p>408</text:p>
          </table:table-cell>
          <table:table-cell office:value-type="float" office:value="897" calcext:value-type="float">
            <text:p>897</text:p>
          </table:table-cell>
          <table:table-cell office:value-type="float" office:value="511" calcext:value-type="float">
            <text:p>511</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6884" calcext:value-type="float">
            <text:p>6884</text:p>
          </table:table-cell>
          <table:table-cell office:value-type="float" office:value="70062" calcext:value-type="float">
            <text:p>70062</text:p>
          </table:table-cell>
          <table:table-cell office:value-type="float" office:value="1310" calcext:value-type="float">
            <text:p>1310</text:p>
          </table:table-cell>
          <table:table-cell office:value-type="float" office:value="3355" calcext:value-type="float">
            <text:p>3355</text:p>
          </table:table-cell>
          <table:table-cell office:value-type="float" office:value="2220" calcext:value-type="float">
            <text:p>2220</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40345" calcext:value-type="float">
            <text:p>40345</text:p>
          </table:table-cell>
          <table:table-cell office:value-type="float" office:value="338164" calcext:value-type="float">
            <text:p>338164</text:p>
          </table:table-cell>
          <table:table-cell office:value-type="float" office:value="5253" calcext:value-type="float">
            <text:p>5253</text:p>
          </table:table-cell>
          <table:table-cell office:value-type="float" office:value="13230" calcext:value-type="float">
            <text:p>13230</text:p>
          </table:table-cell>
          <table:table-cell office:value-type="float" office:value="12009" calcext:value-type="float">
            <text:p>12009</text:p>
          </table:table-cell>
          <table:table-cell office:value-type="float" office:value="8153" calcext:value-type="float">
            <text:p>8153</text:p>
          </table:table-cell>
          <table:table-cell office:value-type="float" office:value="1699" calcext:value-type="float">
            <text:p>1699</text:p>
          </table:table-cell>
          <table:table-cell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76679" calcext:value-type="float">
            <text:p>76679</text:p>
          </table:table-cell>
          <table:table-cell office:value-type="float" office:value="719672" calcext:value-type="float">
            <text:p>719672</text:p>
          </table:table-cell>
          <table:table-cell office:value-type="float" office:value="6873" calcext:value-type="float">
            <text:p>6873</text:p>
          </table:table-cell>
          <table:table-cell office:value-type="float" office:value="21707" calcext:value-type="float">
            <text:p>21707</text:p>
          </table:table-cell>
          <table:table-cell office:value-type="float" office:value="26249" calcext:value-type="float">
            <text:p>26249</text:p>
          </table:table-cell>
          <table:table-cell office:value-type="float" office:value="11732" calcext:value-type="float">
            <text:p>11732</text:p>
          </table:table-cell>
          <table:table-cell office:value-type="float" office:value="10119" calcext:value-type="float">
            <text:p>10119</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246178" calcext:value-type="float">
            <text:p>246178</text:p>
          </table:table-cell>
          <table:table-cell office:value-type="float" office:value="2321416" calcext:value-type="float">
            <text:p>2321416</text:p>
          </table:table-cell>
          <table:table-cell office:value-type="float" office:value="13241" calcext:value-type="float">
            <text:p>13241</text:p>
          </table:table-cell>
          <table:table-cell office:value-type="float" office:value="48452" calcext:value-type="float">
            <text:p>48452</text:p>
          </table:table-cell>
          <table:table-cell office:value-type="float" office:value="92519" calcext:value-type="float">
            <text:p>92519</text:p>
          </table:table-cell>
          <table:table-cell office:value-type="float" office:value="76161" calcext:value-type="float">
            <text:p>76161</text:p>
          </table:table-cell>
          <table:table-cell office:value-type="float" office:value="15807" calcext:value-type="float">
            <text:p>15807</text:p>
          </table:table-cell>
          <table:table-cell office:value-type="float" office:value="0" calcext:value-type="float">
            <text:p>0</text:p>
          </table:table-cell>
          <table:table-cell table:number-columns-repeated="2"/>
          <table:table-cell>
            <draw:frame table:end-cell-address="LOMBARDIA.S23" table:end-x="0.0799in" table:end-y="0.1083in" draw:z-index="0" draw:name="Chart 1" draw:style-name="gr2" draw:text-style-name="P1" svg:width="6.1378in" svg:height="3.1122in" svg:x="0.1063in" svg:y="0.0067in">
              <draw:object draw:notify-on-update-of-ranges="LOMBARDIA.A2:LOMBARDIA.A8 LOMBARDIA.B1:LOMBARDIA.B1 LOMBARDIA.B2:LOMBARDIA.B8 LOMBARDIA.C1:LOMBARDIA.C1 LOMBARDIA.C2:LOMBARDIA.C8" xlink:href="./Object 3" xlink:type="simple" xlink:show="embed" xlink:actuate="onLoad"/>
              <draw:image xlink:href="./ObjectReplacements/Object 3" xlink:type="simple" xlink:show="embed" xlink:actuate="onLoad"/>
            </draw:frame>
          </table:table-cell>
          <table:table-cell table:number-columns-repeated="1012"/>
        </table:table-row>
        <table:table-row table:style-name="ro1">
          <table:table-cell office:value-type="float" office:value="2011" calcext:value-type="float">
            <text:p>2011</text:p>
          </table:table-cell>
          <table:table-cell office:value-type="float" office:value="963946" calcext:value-type="float">
            <text:p>963946</text:p>
          </table:table-cell>
          <table:table-cell office:value-type="float" office:value="9453721" calcext:value-type="float">
            <text:p>9453721</text:p>
          </table:table-cell>
          <table:table-cell office:value-type="float" office:value="22119" calcext:value-type="float">
            <text:p>22119</text:p>
          </table:table-cell>
          <table:table-cell office:value-type="float" office:value="102506" calcext:value-type="float">
            <text:p>102506</text:p>
          </table:table-cell>
          <table:table-cell office:value-type="float" office:value="358647" calcext:value-type="float">
            <text:p>358647</text:p>
          </table:table-cell>
          <table:table-cell office:value-type="float" office:value="399977" calcext:value-type="float">
            <text:p>399977</text:p>
          </table:table-cell>
          <table:table-cell office:value-type="float" office:value="70644" calcext:value-type="float">
            <text:p>70644</text:p>
          </table:table-cell>
          <table:table-cell office:value-type="float" office:value="11884" calcext:value-type="float">
            <text:p>11884</text:p>
          </table:table-cell>
          <table:table-cell table:number-columns-repeated="1015"/>
        </table:table-row>
        <table:table-row table:style-name="ro1">
          <table:table-cell office:value-type="float" office:value="2012" calcext:value-type="float">
            <text:p>2012</text:p>
          </table:table-cell>
          <table:table-cell office:value-type="float" office:value="479293" calcext:value-type="float">
            <text:p>479293</text:p>
          </table:table-cell>
          <table:table-cell office:value-type="float" office:value="3437946" calcext:value-type="float">
            <text:p>3437946</text:p>
          </table:table-cell>
          <table:table-cell office:value-type="float" office:value="18713" calcext:value-type="float">
            <text:p>18713</text:p>
          </table:table-cell>
          <table:table-cell office:value-type="float" office:value="78755" calcext:value-type="float">
            <text:p>78755</text:p>
          </table:table-cell>
          <table:table-cell office:value-type="float" office:value="170165" calcext:value-type="float">
            <text:p>170165</text:p>
          </table:table-cell>
          <table:table-cell office:value-type="float" office:value="199319" calcext:value-type="float">
            <text:p>199319</text:p>
          </table:table-cell>
          <table:table-cell office:value-type="float" office:value="10789" calcext:value-type="float">
            <text:p>10789</text:p>
          </table:table-cell>
          <table:table-cell office:value-type="float" office:value="6108" calcext:value-type="float">
            <text:p>6108</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14/02/2011 - La Regione Lombardia e le Camere di Commercio promuovono un bando per contributi alle imprese artigiane (o a loro consorzi, società consortili o cooperative) della Lombardia per l'introduzione di innovazione nei processi e prodotti a basso impatto ambientale e per il sostegno al risanamento ambientale nell'esercizio dell'attività d'impresa. Tra le altre cose sono incentivati la realizzazione di impianti innovativi di produzione di energia</text:p>
          </table:table-cell>
          <table:table-cell table:number-columns-repeated="1023"/>
        </table:table-row>
        <table:table-row table:style-name="ro1">
          <table:table-cell office:value-type="string" calcext:value-type="string">
            <text:p><text:a xlink:href="http://enerweb.casaccia.enea.it/enearegioni/UserFiles/Lombardia/Bandi_Lombardia_Ott_2010.pdf" xlink:type="simple">29/10/2010  -  Emessi dalla Regione Lombardia 4 bandi, nell'ambito dell'Accordo di Programma Quadro in materia di Energia e Ambiente stipulato nel 2009 con il Ministero dell'Ambiente.</text:a></text:p>
          </table:table-cell>
          <table:table-cell table:number-columns-repeated="1023"/>
        </table:table-row>
        <table:table-row table:style-name="ro1">
          <table:table-cell office:value-type="string" calcext:value-type="string">
            <text:p><text:a xlink:href="http://enerweb.casaccia.enea.it/enearegioni/UserFiles/Lombardia/Bando%20Misura%20311%20B_17.05.10.zip" xlink:type="simple">17/05/2010  -  Emesso dalla Regione Lombardia, in applicazione della Misura 311B del PSR 2007-2013, un bando a favore delle aziende agricole che incentiva la realizzazione di impianti per la produzione di energia rinnovabile fino ad 1 MW</text:a></text:p>
          </table:table-cell>
          <table:table-cell table:number-columns-repeated="1023"/>
        </table:table-row>
        <table:table-row table:style-name="ro1">
          <table:table-cell office:value-type="string" calcext:value-type="string">
            <text:p>13/02/2009  -  Emesso dalla Regione Lombardia un <text:span text:style-name="T1">Bando per la concessione di contributi in conto capitale per l'installazione di pannelli fotovoltaici di potenza non inferiore a 5 kWp sulle scuole pubbliche e paritarie della Regione Lombardia</text:span><text:span text:style-name="T2">, i</text:span></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ombardia/bando_FV_Ccal_Lombardia_2009.pdf" xlink:type="simple">26/01/2009  -  La Regione Lombardia ha pubblicato sul BUR due bandi: il primo per la concessione di contributi in conto capitale per l'installazione di sistemi di contabilizzazione diretta o indiretta della quantità di calore consumata in impianti termici centralizzati e abbinamento a sistemi di termoregolazione in attuazione della delibera della GR 8294/2008; il secondo per la concessione di contributi in conto capitale per l'installazione di impianti fotovoltaici di potenza non superiore a 5 kW,  sulle scuole pubbliche e pariterie della Regione Lombardia, in attuazione della delibera della GR 8294/2008.  Per il primo bando la disponibilità finanziaria è di 3.230.000 euro, per il secondo 4.300.000 euro. </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13/02/2009 – Fondo: 4.300.000 euro (pannelli PV scuole)</text:p>
          </table:table-cell>
          <table:table-cell table:number-columns-repeated="1023"/>
        </table:table-row>
        <table:table-row table:style-name="ro1">
          <table:table-cell office:value-type="string" calcext:value-type="string">
            <text:p>26/01/2009 – Fondo: 3.230.000 euro (contabilizzazione quantità calore)</text:p>
          </table:table-cell>
          <table:table-cell table:number-columns-repeated="1023"/>
        </table:table-row>
        <table:table-row table:style-name="ro1">
          <table:table-cell table:style-name="ce2" office:value-type="string" calcext:value-type="string">
            <text:p>29/10/2010 – Fondi: 8.973.691,07 euro (impianti solari); 5.691.441,35 euro (l’uso razionale dell’energia nell'edilizia)</text:p>
          </table:table-cell>
          <table:table-cell table:number-columns-repeated="1023"/>
        </table:table-row>
        <table:table-row table:style-name="ro1">
          <table:table-cell office:value-type="string" calcext:value-type="string">
            <text:p>17/05/2010 – Fondi Non Specificati</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VENETO" table:style-name="ta3">
        <table:shapes>
          <draw:frame draw:z-index="2" draw:style-name="gr1" draw:text-style-name="P1" svg:width="6.9173in" svg:height="4.2303in" svg:x="8.0913in" svg:y="5.7654in">
            <draw:object draw:notify-on-update-of-ranges="VENETO.A2:VENETO.A8 VENETO.D1:VENETO.D1 VENETO.D2:VENETO.D8 VENETO.E1:VENETO.E1 VENETO.E2:VENETO.E8 VENETO.F1:VENETO.F1 VENETO.F2:VENETO.F8 VENETO.G1:VENETO.G1 VENETO.G2:VENETO.G8 VENETO.H1:VENETO.H1 VENETO.H2:VENETO.H8 VENETO.I1:VENETO.I1 VENETO.I2:VENETO.I8" xlink:href="./Object 45" xlink:type="simple" xlink:show="embed" xlink:actuate="onLoad"/>
            <draw:image xlink:href="./ObjectReplacements/Object 45" xlink:type="simple" xlink:show="embed" xlink:actuate="onLoad"/>
          </draw:frame>
          <draw:frame draw:z-index="3" draw:style-name="gr1" draw:text-style-name="P1" svg:width="6.2988in" svg:height="3.5429in" svg:x="1.7614in" svg:y="5.8437in">
            <draw:object draw:notify-on-update-of-ranges="VENETO.A2:VENETO.A8 VENETO.D1:VENETO.D1 VENETO.D2:VENETO.D8 VENETO.E1:VENETO.E1 VENETO.E2:VENETO.E8 VENETO.F1:VENETO.F1 VENETO.F2:VENETO.F8" xlink:href="./Object 57" xlink:type="simple" xlink:show="embed" xlink:actuate="onLoad"/>
            <draw:image xlink:href="./ObjectReplacements/Object 57"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VE</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number-columns-repeated="1015"/>
        </table:table-row>
        <table:table-row table:style-name="ro1">
          <table:table-cell office:value-type="float" office:value="2006" calcext:value-type="float">
            <text:p>2006</text:p>
          </table:table-cell>
          <table:table-cell office:value-type="float" office:value="1071" calcext:value-type="float">
            <text:p>1071</text:p>
          </table:table-cell>
          <table:table-cell office:value-type="float" office:value="9436" calcext:value-type="float">
            <text:p>9436</text:p>
          </table:table-cell>
          <table:table-cell office:value-type="float" office:value="221" calcext:value-type="float">
            <text:p>221</text:p>
          </table:table-cell>
          <table:table-cell office:value-type="float" office:value="648" calcext:value-type="float">
            <text:p>648</text:p>
          </table:table-cell>
          <table:table-cell office:value-type="float" office:value="202" calcext:value-type="float">
            <text:p>202</text:p>
          </table:table-cell>
          <table:table-cell table:number-columns-repeated="3" office:value-type="float" office:value="0" calcext:value-type="float">
            <text:p>0</text:p>
          </table:table-cell>
          <table:table-cell>
            <draw:frame table:end-cell-address="VENETO.R21" table:end-x="0.0205in" table:end-y="0.0803in" draw:z-index="0" draw:name="Chart 1" draw:style-name="gr2" draw:text-style-name="P1" svg:width="6.4327in" svg:height="3.3795in" svg:x="0.6323in" svg:y="0.0661in">
              <draw:object draw:notify-on-update-of-ranges="VENETO.A2:VENETO.A8 VENETO.B1:VENETO.B1 VENETO.B2:VENETO.B8 VENETO.C1:VENETO.C1 VENETO.C2:VENETO.C8" xlink:href="./Object 5" xlink:type="simple" xlink:show="embed" xlink:actuate="onLoad"/>
              <draw:image xlink:href="./ObjectReplacements/Object 5" xlink:type="simple" xlink:show="embed" xlink:actuate="onLoad"/>
            </draw:frame>
            <draw:frame table:end-cell-address="VENETO.Q21" table:end-x="0.5689in" table:end-y="0.1043in" draw:z-index="1" draw:name="Chart 2" draw:style-name="gr2" draw:text-style-name="P1" svg:width="5.8661in" svg:height="3.3744in" svg:x="0.8673in" svg:y="0.0953in">
              <draw:object draw:notify-on-update-of-ranges="VENETO.A2:VENETO.A8 VENETO.B1:VENETO.B1 VENETO.B2:VENETO.B8" xlink:href="./Object 6" xlink:type="simple" xlink:show="embed" xlink:actuate="onLoad"/>
              <draw:image xlink:href="./ObjectReplacements/Object 6"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4162" calcext:value-type="float">
            <text:p>4162</text:p>
          </table:table-cell>
          <table:table-cell office:value-type="float" office:value="70062" calcext:value-type="float">
            <text:p>70062</text:p>
          </table:table-cell>
          <table:table-cell office:value-type="float" office:value="818" calcext:value-type="float">
            <text:p>818</text:p>
          </table:table-cell>
          <table:table-cell office:value-type="float" office:value="2163" calcext:value-type="float">
            <text:p>2163</text:p>
          </table:table-cell>
          <table:table-cell office:value-type="float" office:value="1180" calcext:value-type="float">
            <text:p>1180</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22751" calcext:value-type="float">
            <text:p>22751</text:p>
          </table:table-cell>
          <table:table-cell office:value-type="float" office:value="338164" calcext:value-type="float">
            <text:p>338164</text:p>
          </table:table-cell>
          <table:table-cell office:value-type="float" office:value="2970" calcext:value-type="float">
            <text:p>2970</text:p>
          </table:table-cell>
          <table:table-cell office:value-type="float" office:value="7483" calcext:value-type="float">
            <text:p>7483</text:p>
          </table:table-cell>
          <table:table-cell office:value-type="float" office:value="5925" calcext:value-type="float">
            <text:p>5925</text:p>
          </table:table-cell>
          <table:table-cell office:value-type="float" office:value="6373" calcext:value-type="float">
            <text:p>637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50318" calcext:value-type="float">
            <text:p>50318</text:p>
          </table:table-cell>
          <table:table-cell office:value-type="float" office:value="719672" calcext:value-type="float">
            <text:p>719672</text:p>
          </table:table-cell>
          <table:table-cell office:value-type="float" office:value="4168" calcext:value-type="float">
            <text:p>4168</text:p>
          </table:table-cell>
          <table:table-cell office:value-type="float" office:value="14885" calcext:value-type="float">
            <text:p>14885</text:p>
          </table:table-cell>
          <table:table-cell office:value-type="float" office:value="16174" calcext:value-type="float">
            <text:p>16174</text:p>
          </table:table-cell>
          <table:table-cell office:value-type="float" office:value="12404" calcext:value-type="float">
            <text:p>12404</text:p>
          </table:table-cell>
          <table:table-cell office:value-type="float" office:value="2687" calcext:value-type="float">
            <text:p>2687</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249938" calcext:value-type="float">
            <text:p>249938</text:p>
          </table:table-cell>
          <table:table-cell office:value-type="float" office:value="2321416" calcext:value-type="float">
            <text:p>2321416</text:p>
          </table:table-cell>
          <table:table-cell office:value-type="float" office:value="11472" calcext:value-type="float">
            <text:p>11472</text:p>
          </table:table-cell>
          <table:table-cell office:value-type="float" office:value="57419" calcext:value-type="float">
            <text:p>57419</text:p>
          </table:table-cell>
          <table:table-cell office:value-type="float" office:value="52888" calcext:value-type="float">
            <text:p>52888</text:p>
          </table:table-cell>
          <table:table-cell office:value-type="float" office:value="40833" calcext:value-type="float">
            <text:p>40833</text:p>
          </table:table-cell>
          <table:table-cell office:value-type="float" office:value="4212" calcext:value-type="float">
            <text:p>4212</text:p>
          </table:table-cell>
          <table:table-cell office:value-type="float" office:value="83113" calcext:value-type="float">
            <text:p>83113</text:p>
          </table:table-cell>
          <table:table-cell table:number-columns-repeated="1015"/>
        </table:table-row>
        <table:table-row table:style-name="ro1">
          <table:table-cell office:value-type="float" office:value="2011" calcext:value-type="float">
            <text:p>2011</text:p>
          </table:table-cell>
          <table:table-cell office:value-type="float" office:value="838829" calcext:value-type="float">
            <text:p>838829</text:p>
          </table:table-cell>
          <table:table-cell office:value-type="float" office:value="9453721" calcext:value-type="float">
            <text:p>9453721</text:p>
          </table:table-cell>
          <table:table-cell office:value-type="float" office:value="17086" calcext:value-type="float">
            <text:p>17086</text:p>
          </table:table-cell>
          <table:table-cell office:value-type="float" office:value="113946" calcext:value-type="float">
            <text:p>113946</text:p>
          </table:table-cell>
          <table:table-cell office:value-type="float" office:value="252772" calcext:value-type="float">
            <text:p>252772</text:p>
          </table:table-cell>
          <table:table-cell office:value-type="float" office:value="332858" calcext:value-type="float">
            <text:p>332858</text:p>
          </table:table-cell>
          <table:table-cell office:value-type="float" office:value="51373" calcext:value-type="float">
            <text:p>51373</text:p>
          </table:table-cell>
          <table:table-cell office:value-type="float" office:value="71746" calcext:value-type="float">
            <text:p>71746</text:p>
          </table:table-cell>
          <table:table-cell table:number-columns-repeated="1015"/>
        </table:table-row>
        <table:table-row table:style-name="ro1">
          <table:table-cell office:value-type="float" office:value="2012" calcext:value-type="float">
            <text:p>2012</text:p>
          </table:table-cell>
          <table:table-cell office:value-type="float" office:value="312222" calcext:value-type="float">
            <text:p>312222</text:p>
          </table:table-cell>
          <table:table-cell office:value-type="float" office:value="3437946" calcext:value-type="float">
            <text:p>3437946</text:p>
          </table:table-cell>
          <table:table-cell office:value-type="float" office:value="15647" calcext:value-type="float">
            <text:p>15647</text:p>
          </table:table-cell>
          <table:table-cell office:value-type="float" office:value="87315" calcext:value-type="float">
            <text:p>87315</text:p>
          </table:table-cell>
          <table:table-cell office:value-type="float" office:value="113525" calcext:value-type="float">
            <text:p>113525</text:p>
          </table:table-cell>
          <table:table-cell office:value-type="float" office:value="97704" calcext:value-type="float">
            <text:p>97704</text:p>
          </table:table-cell>
          <table:table-cell table:number-columns-repeated="2" office:value-type="float" office:value="0" calcext:value-type="float">
            <text:p>0</text:p>
          </table:table-cell>
          <table:table-cell table:number-columns-repeated="1015"/>
        </table:table-row>
        <table:table-row table:style-name="ro1" table:number-rows-repeated="14">
          <table:table-cell table:number-columns-repeated="1024"/>
        </table:table-row>
        <table:table-row table:style-name="ro1">
          <table:table-cell office:value-type="string" calcext:value-type="string">
            <text:p><text:a xlink:href="http://enerweb.casaccia.enea.it/enearegioni/userfiles/Veneto/DCR_N638_2012.zip" xlink:type="simple">11/12/2012  -  Con Decreto del Dirigente della Direzione Industria e Artigianato n. 638 del 28 novembre 2012 la Regione Veneto ha emesso un bando di gara per l'aggiudicazione di un appalto di servizi per la costituzione e gestione di un fondo di rotazione e contributi in conto capitale per investimenti realizzati da piccole e medie imprese e finalizzati al contenimento dei consumi energetici.</text:a></text:p>
          </table:table-cell>
          <table:table-cell table:number-columns-repeated="1023"/>
        </table:table-row>
        <table:table-row table:style-name="ro1">
          <table:table-cell office:value-type="string" calcext:value-type="string">
            <text:p>23/03/2010 - Emesso dalla Regione Veneto nell'ambito del POR FESR 2007-2013 un bando per la concessione di contributi in conto capitale per la produzione di energia da fonti rinnovabili.</text:p>
          </table:table-cell>
          <table:table-cell table:number-columns-repeated="1023"/>
        </table:table-row>
        <table:table-row table:style-name="ro1">
          <table:table-cell office:value-type="string" calcext:value-type="string">
            <text:p><text:a xlink:href="http://enerweb.casaccia.enea.it/enearegioni/UserFiles/Veneto/LR_10_2010_Veneto.rtf" xlink:type="simple">26/01/2010  -  Pubblicata sul BUR della Regione Veneto la Legge Regionale n. 10/2010 che contiene: "Disposizioni in materia di autorizzazioni e incentivi per la realizzazione di impianti solari termici e fotovoltaici sul territorio della Regione del Veneto". </text:a></text:p>
          </table:table-cell>
          <table:table-cell table:number-columns-repeated="1023"/>
        </table:table-row>
        <table:table-row table:style-name="ro1">
          <table:table-cell office:value-type="string" calcext:value-type="string">
            <text:p><text:a xlink:href="http://enerweb.casaccia.enea.it/enearegioni/UserFiles/Veneto/Bando_PSR_2009.pdf" xlink:type="simple">29/12/2009  -  Emesso dalla Regione Veneto un bando di incentivazione della produzione di energia e biocarburanti da fonti rinnovabili</text:a></text:p>
          </table:table-cell>
          <table:table-cell table:number-columns-repeated="1023"/>
        </table:table-row>
        <table:table-row table:style-name="ro1">
          <table:table-cell office:value-type="string" calcext:value-type="string">
            <text:p>27/02/2008  -  La <text:span text:style-name="T1">Legge Regionale n. 1 del 2008 del Veneto, all'art. 14</text:span><text:span text:style-name="T2"> istituisce un fondo unico regionale per il sostegno alla produzione di energia proveniente da impianti fotovoltaici. La dotazione finanziaria è di 6 Mln di euro per il triennio 2008-2010.</text:span></text:p>
          </table:table-cell>
          <table:table-cell table:number-columns-repeated="1023"/>
        </table:table-row>
        <table:table-row table:style-name="ro1" table:number-rows-repeated="3">
          <table:table-cell table:number-columns-repeated="1024"/>
        </table:table-row>
        <table:table-row table:style-name="ro1">
          <table:table-cell table:style-name="ce2" office:value-type="string" calcext:value-type="string">
            <text:p>29/12/2009 – Fondo messo a bando: 4.000.000,00 euro</text:p>
          </table:table-cell>
          <table:table-cell table:number-columns-repeated="1023"/>
        </table:table-row>
        <table:table-row table:style-name="ro1">
          <table:table-cell office:value-type="string" calcext:value-type="string">
            <text:p>11/12/2012 – Fondo Conto Capitale: 8.800.000 euro Fondo Rotazione: Quota Pubblica 15.000.000 euro Quota Privata (banche convenzionate con Gestore) 15.000.000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UMBRIA" table:style-name="ta4">
        <table:shapes>
          <draw:frame draw:z-index="2" draw:style-name="gr1" draw:text-style-name="P1" svg:width="6.9173in" svg:height="4.2303in" svg:x="7.3673in" svg:y="6.572in">
            <draw:object draw:notify-on-update-of-ranges="UMBRIA.A2:UMBRIA.A8 UMBRIA.D1:UMBRIA.D1 UMBRIA.D2:UMBRIA.D8 UMBRIA.E1:UMBRIA.E1 UMBRIA.E2:UMBRIA.E8 UMBRIA.F1:UMBRIA.F1 UMBRIA.F2:UMBRIA.F8 UMBRIA.G1:UMBRIA.G1 UMBRIA.G2:UMBRIA.G8 UMBRIA.H1:UMBRIA.H1 UMBRIA.H2:UMBRIA.H8 UMBRIA.I1:UMBRIA.I1 UMBRIA.I2:UMBRIA.I8" xlink:href="./Object 46" xlink:type="simple" xlink:show="embed" xlink:actuate="onLoad"/>
            <draw:image xlink:href="./ObjectReplacements/Object 46" xlink:type="simple" xlink:show="embed" xlink:actuate="onLoad"/>
          </draw:frame>
          <draw:frame draw:z-index="3" draw:style-name="gr1" draw:text-style-name="P1" svg:width="6.2988in" svg:height="3.5429in" svg:x="0.8811in" svg:y="6.5524in">
            <draw:object draw:notify-on-update-of-ranges="UMBRIA.A2:UMBRIA.A8 UMBRIA.D1:UMBRIA.D1 UMBRIA.D2:UMBRIA.D8 UMBRIA.E1:UMBRIA.E1 UMBRIA.E2:UMBRIA.E8 UMBRIA.F1:UMBRIA.F1 UMBRIA.F2:UMBRIA.F8" xlink:href="./Object 62" xlink:type="simple" xlink:show="embed" xlink:actuate="onLoad"/>
            <draw:image xlink:href="./ObjectReplacements/Object 6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UM</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number-columns-repeated="1015"/>
        </table:table-row>
        <table:table-row table:style-name="ro1">
          <table:table-cell office:value-type="float" office:value="2006" calcext:value-type="float">
            <text:p>2006</text:p>
          </table:table-cell>
          <table:table-cell office:value-type="float" office:value="934" calcext:value-type="float">
            <text:p>934</text:p>
          </table:table-cell>
          <table:table-cell office:value-type="float" office:value="9436" calcext:value-type="float">
            <text:p>9436</text:p>
          </table:table-cell>
          <table:table-cell office:value-type="float" office:value="39" calcext:value-type="float">
            <text:p>39</text:p>
          </table:table-cell>
          <table:table-cell office:value-type="float" office:value="146" calcext:value-type="float">
            <text:p>146</text:p>
          </table:table-cell>
          <table:table-cell office:value-type="float" office:value="749" calcext:value-type="float">
            <text:p>749</text:p>
          </table:table-cell>
          <table:table-cell table:number-columns-repeated="2" office:value-type="float" office:value="0" calcext:value-type="float">
            <text:p>0</text:p>
          </table:table-cell>
          <table:table-cell office:value-type="float" office:value="0" calcext:value-type="float">
            <text:p>0</text:p>
            <draw:frame table:end-cell-address="UMBRIA.Q21" table:end-x="0.0681in" table:end-y="0.0713in" draw:z-index="0" draw:name="Chart 1" draw:style-name="gr2" draw:text-style-name="P1" svg:width="6.2331in" svg:height="3.4024in" svg:x="0.8803in" svg:y="0.0343in">
              <draw:object draw:notify-on-update-of-ranges="UMBRIA.A2:UMBRIA.A8 UMBRIA.B1:UMBRIA.B1 UMBRIA.B2:UMBRIA.B8 UMBRIA.C1:UMBRIA.C1 UMBRIA.C2:UMBRIA.C8" xlink:href="./Object 7" xlink:type="simple" xlink:show="embed" xlink:actuate="onLoad"/>
              <draw:image xlink:href="./ObjectReplacements/Object 7" xlink:type="simple" xlink:show="embed" xlink:actuate="onLoad"/>
            </draw:frame>
          </table:table-cell>
          <table:table-cell>
            <draw:frame table:end-cell-address="UMBRIA.Q22" table:end-x="0.2496in" table:end-y="0.0142in" draw:z-index="1" draw:name="Chart 2" draw:style-name="gr2" draw:text-style-name="P1" svg:width="6.2268in" svg:height="3.3913in" svg:x="0.1874in" svg:y="0.1654in">
              <draw:object draw:notify-on-update-of-ranges="UMBRIA.A2:UMBRIA.A8 UMBRIA.B1:UMBRIA.B1 UMBRIA.B2:UMBRIA.B8" xlink:href="./Object 8" xlink:type="simple" xlink:show="embed" xlink:actuate="onLoad"/>
              <draw:image xlink:href="./ObjectReplacements/Object 8"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3975" calcext:value-type="float">
            <text:p>3975</text:p>
          </table:table-cell>
          <table:table-cell office:value-type="float" office:value="70062" calcext:value-type="float">
            <text:p>70062</text:p>
          </table:table-cell>
          <table:table-cell office:value-type="float" office:value="103" calcext:value-type="float">
            <text:p>103</text:p>
          </table:table-cell>
          <table:table-cell office:value-type="float" office:value="996" calcext:value-type="float">
            <text:p>996</text:p>
          </table:table-cell>
          <table:table-cell office:value-type="float" office:value="1373" calcext:value-type="float">
            <text:p>1373</text:p>
          </table:table-cell>
          <table:table-cell office:value-type="float" office:value="1504" calcext:value-type="float">
            <text:p>1504</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13527" calcext:value-type="float">
            <text:p>13527</text:p>
          </table:table-cell>
          <table:table-cell office:value-type="float" office:value="338164" calcext:value-type="float">
            <text:p>338164</text:p>
          </table:table-cell>
          <table:table-cell office:value-type="float" office:value="593" calcext:value-type="float">
            <text:p>593</text:p>
          </table:table-cell>
          <table:table-cell office:value-type="float" office:value="2354" calcext:value-type="float">
            <text:p>2354</text:p>
          </table:table-cell>
          <table:table-cell office:value-type="float" office:value="3653" calcext:value-type="float">
            <text:p>3653</text:p>
          </table:table-cell>
          <table:table-cell office:value-type="float" office:value="6926" calcext:value-type="float">
            <text:p>692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15461" calcext:value-type="float">
            <text:p>15461</text:p>
          </table:table-cell>
          <table:table-cell office:value-type="float" office:value="719672" calcext:value-type="float">
            <text:p>719672</text:p>
          </table:table-cell>
          <table:table-cell office:value-type="float" office:value="921" calcext:value-type="float">
            <text:p>921</text:p>
          </table:table-cell>
          <table:table-cell office:value-type="float" office:value="3474" calcext:value-type="float">
            <text:p>3474</text:p>
          </table:table-cell>
          <table:table-cell office:value-type="float" office:value="4236" calcext:value-type="float">
            <text:p>4236</text:p>
          </table:table-cell>
          <table:table-cell office:value-type="float" office:value="3829" calcext:value-type="float">
            <text:p>3829</text:p>
          </table:table-cell>
          <table:table-cell office:value-type="float" office:value="3001" calcext:value-type="float">
            <text:p>3001</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40083" calcext:value-type="float">
            <text:p>40083</text:p>
          </table:table-cell>
          <table:table-cell office:value-type="float" office:value="2321416" calcext:value-type="float">
            <text:p>2321416</text:p>
          </table:table-cell>
          <table:table-cell office:value-type="float" office:value="2836" calcext:value-type="float">
            <text:p>2836</text:p>
          </table:table-cell>
          <table:table-cell office:value-type="float" office:value="6672" calcext:value-type="float">
            <text:p>6672</text:p>
          </table:table-cell>
          <table:table-cell office:value-type="float" office:value="7636" calcext:value-type="float">
            <text:p>7636</text:p>
          </table:table-cell>
          <table:table-cell office:value-type="float" office:value="18924" calcext:value-type="float">
            <text:p>18924</text:p>
          </table:table-cell>
          <table:table-cell office:value-type="float" office:value="4015" calcext:value-type="float">
            <text:p>4015</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247591" calcext:value-type="float">
            <text:p>247591</text:p>
          </table:table-cell>
          <table:table-cell office:value-type="float" office:value="9453721" calcext:value-type="float">
            <text:p>9453721</text:p>
          </table:table-cell>
          <table:table-cell office:value-type="float" office:value="4232" calcext:value-type="float">
            <text:p>4232</text:p>
          </table:table-cell>
          <table:table-cell office:value-type="float" office:value="18180" calcext:value-type="float">
            <text:p>18180</text:p>
          </table:table-cell>
          <table:table-cell office:value-type="float" office:value="40032" calcext:value-type="float">
            <text:p>40032</text:p>
          </table:table-cell>
          <table:table-cell office:value-type="float" office:value="148967" calcext:value-type="float">
            <text:p>148967</text:p>
          </table:table-cell>
          <table:table-cell office:value-type="float" office:value="36187" calcext:value-type="float">
            <text:p>36187</text:p>
          </table:table-cell>
          <table:table-cell office:value-type="float" office:value="0" calcext:value-type="float">
            <text:p>0</text:p>
          </table:table-cell>
          <table:table-cell table:number-columns-repeated="1015"/>
        </table:table-row>
        <table:table-row table:style-name="ro1">
          <table:table-cell office:value-type="float" office:value="2012" calcext:value-type="float">
            <text:p>2012</text:p>
          </table:table-cell>
          <table:table-cell office:value-type="float" office:value="92832" calcext:value-type="float">
            <text:p>92832</text:p>
          </table:table-cell>
          <table:table-cell office:value-type="float" office:value="3437946" calcext:value-type="float">
            <text:p>3437946</text:p>
          </table:table-cell>
          <table:table-cell office:value-type="float" office:value="2618" calcext:value-type="float">
            <text:p>2618</text:p>
          </table:table-cell>
          <table:table-cell office:value-type="float" office:value="15269" calcext:value-type="float">
            <text:p>15269</text:p>
          </table:table-cell>
          <table:table-cell office:value-type="float" office:value="33832" calcext:value-type="float">
            <text:p>33832</text:p>
          </table:table-cell>
          <table:table-cell office:value-type="float" office:value="42788" calcext:value-type="float">
            <text:p>42788</text:p>
          </table:table-cell>
          <table:table-cell table:number-columns-repeated="2" office:value-type="float" office:value="0" calcext:value-type="float">
            <text:p>0</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22/08/2012  -  Emessi dalla Regione Umbria <text:span text:style-name="T1">due bandi nell'ambito del POR FERS 2007/2013: Il primo riguarda l'assegnazione di contributi alle Amministrazioni comunali per l'utilizzo dell'energia solare in edifici di tipo scolastico, sportivo, ricreativo, culturale, sociale e amministrativo di proprietà comunale; il secondo riguarda l'assegnazione di contributi alle Amministrazioni comunali per interventi di efficienza energetica nella pubblica illuminazione.</text:span></text:p>
          </table:table-cell>
          <table:table-cell table:number-columns-repeated="1023"/>
        </table:table-row>
        <table:table-row table:style-name="ro1">
          <table:table-cell office:value-type="string" calcext:value-type="string">
            <text:p><text:a xlink:href="http://enerweb.casaccia.enea.it/enearegioni/UserFiles/Umbria/Bando_EffEn_POR_2012.pdf" xlink:type="simple">22/02/2012  -  Pubblicato sul BUR della Regione Umbria un bando per la presentazione delle domande di contributo per interventi di cui al POR FESR 2007-2013 Regione Umbria. Asse III - Attività b3 Sostegno agli investimenti volti all'efficienza energetica ed alla diffusione della produzione di energia da fonti rinnovabili.</text:a></text:p>
          </table:table-cell>
          <table:table-cell table:number-columns-repeated="1023"/>
        </table:table-row>
        <table:table-row table:style-name="ro1">
          <table:table-cell office:value-type="string" calcext:value-type="string">
            <text:p>21/12/2011  -  Nell'ambito del POR FESR 2007-2013, in attuazione delle azioni dell'Attività A3 "Sostegno alla produzione di energia da fonti rinnovabili" dell'Asse III, è stato pubblicato, sul BUR della Regione Umbria, un <text:span text:style-name="T1">bando per l'utilizzo dell'energia solare in edifici di tipo scolastico, sportivo, ricreativo, culturale, sociale e amministrativo di proprietà comunale</text:span></text:p>
          </table:table-cell>
          <table:table-cell table:number-columns-repeated="1023"/>
        </table:table-row>
        <table:table-row table:style-name="ro1">
          <table:table-cell office:value-type="string" calcext:value-type="string">
            <text:p>14/12/2011  -  Nell'ambito del POR FESR 2007-2013 è stato pubblicato, sul BUR della Regione Umbria, un <text:span text:style-name="T1">bando per aiuti alle imprese per sostituzione amianto con impianti fotovoltaici</text:span><text:span text:style-name="T2">. </text:span></text:p>
          </table:table-cell>
          <table:table-cell table:number-columns-repeated="1023"/>
        </table:table-row>
        <table:table-row table:style-name="ro1">
          <table:table-cell office:value-type="string" calcext:value-type="string">
            <text:p><text:a xlink:href="http://enerweb.casaccia.enea.it/enearegioni/UserFiles/Umbria/BandoUmbriaEdifici.pdf" xlink:type="simple">04/11/2009  -  Emesso dalla Regione Umbria un bando di concorso per l'assegnazione di contributi per la realizzazione di edifici residenziali da destinare alla vendita, che adottino soluzioni sperimentali e riproducibili nel campo della bioarchitettura e del risparmio energetico.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Umbria/Bando_edifici_RE_Umbria_2007.pdf" xlink:type="simple">12/12/2007  -  Emesso dalla Regione Umbria un bando di concorso per l'assegnazione di contributi per la realizzazione di interventi tesi a sperimentare soluzioni avanzate e riproducibili nel campo della bioarchitettura e del risparmio energetico. </text:a></text:p>
          </table:table-cell>
          <table:table-cell table:number-columns-repeated="1023"/>
        </table:table-row>
        <table:table-row table:style-name="ro1">
          <table:table-cell office:value-type="string" calcext:value-type="string">
            <text:p>30/05/2007  -  Emesso dalla Regione Umbria un <text:span text:style-name="T1">bando per il sostegno alle imprese per investimenti nelle fonti rinnovabili, la tutela e la riqualificazione ambientale</text:span><text:span text:style-name="T2">.</text:span></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22/02/2012 – Fondi: Graduatoria Green (Nuovi Impianti PV con determinate caratteristiche) 2.000.000,00 euro; Graduatoria Ordinaria 2.000.000,00 euro</text:p>
          </table:table-cell>
          <table:table-cell table:number-columns-repeated="1023"/>
        </table:table-row>
        <table:table-row table:style-name="ro1">
          <table:table-cell table:style-name="ce2" office:value-type="string" calcext:value-type="string">
            <text:p>04/11/2009 – Fondi 3.840.000,00 euro </text:p>
          </table:table-cell>
          <table:table-cell table:number-columns-repeated="1023"/>
        </table:table-row>
        <table:table-row table:style-name="ro1">
          <table:table-cell office:value-type="string" calcext:value-type="string">
            <text:p>12/12/2007 – Fondi: Bioarchitettura 577.000 euro; Interventi Sperimentali Bioarch. 3.000.000 euro; Interventi Sperimentali 3.318.000 euro</text:p>
          </table:table-cell>
          <table:table-cell table:number-columns-repeated="1023"/>
        </table:table-row>
        <table:table-row table:style-name="ro1">
          <table:table-cell office:value-type="string" calcext:value-type="string">
            <text:p/>
            <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TRENTINO ALTO ADIGE" table:style-name="ta5">
        <table:shapes>
          <draw:frame draw:z-index="2" draw:style-name="gr1" draw:text-style-name="P1" svg:width="6.9173in" svg:height="4.2303in" svg:x="6.7413in" svg:y="6.0508in">
            <draw:object draw:notify-on-update-of-ranges="'TRENTINO ALTO ADIGE'.A2:'TRENTINO ALTO ADIGE'.A8 'TRENTINO ALTO ADIGE'.D1:'TRENTINO ALTO ADIGE'.D1 'TRENTINO ALTO ADIGE'.D2:'TRENTINO ALTO ADIGE'.D8 'TRENTINO ALTO ADIGE'.E1:'TRENTINO ALTO ADIGE'.E1 'TRENTINO ALTO ADIGE'.E2:'TRENTINO ALTO ADIGE'.E8 'TRENTINO ALTO ADIGE'.F1:'TRENTINO ALTO ADIGE'.F1 'TRENTINO ALTO ADIGE'.F2:'TRENTINO ALTO ADIGE'.F8 'TRENTINO ALTO ADIGE'.G1:'TRENTINO ALTO ADIGE'.G1 'TRENTINO ALTO ADIGE'.G2:'TRENTINO ALTO ADIGE'.G8 'TRENTINO ALTO ADIGE'.H1:'TRENTINO ALTO ADIGE'.H1 'TRENTINO ALTO ADIGE'.H2:'TRENTINO ALTO ADIGE'.H8 'TRENTINO ALTO ADIGE'.I1:'TRENTINO ALTO ADIGE'.I1 'TRENTINO ALTO ADIGE'.I2:'TRENTINO ALTO ADIGE'.I8" xlink:href="./Object 50" xlink:type="simple" xlink:show="embed" xlink:actuate="onLoad"/>
            <draw:image xlink:href="./ObjectReplacements/Object 50" xlink:type="simple" xlink:show="embed" xlink:actuate="onLoad"/>
          </draw:frame>
          <draw:frame draw:z-index="3" draw:style-name="gr1" draw:text-style-name="P1" svg:width="6.2988in" svg:height="3.5429in" svg:x="0.0004in" svg:y="6.9067in">
            <draw:object draw:notify-on-update-of-ranges="'TRENTINO ALTO ADIGE'.A2:'TRENTINO ALTO ADIGE'.A8 'TRENTINO ALTO ADIGE'.D1:'TRENTINO ALTO ADIGE'.D1 'TRENTINO ALTO ADIGE'.D2:'TRENTINO ALTO ADIGE'.D8 'TRENTINO ALTO ADIGE'.E1:'TRENTINO ALTO ADIGE'.E1 'TRENTINO ALTO ADIGE'.E2:'TRENTINO ALTO ADIGE'.E8 'TRENTINO ALTO ADIGE'.F1:'TRENTINO ALTO ADIGE'.F1 'TRENTINO ALTO ADIGE'.F2:'TRENTINO ALTO ADIGE'.F8" xlink:href="./Object 63" xlink:type="simple" xlink:show="embed" xlink:actuate="onLoad"/>
            <draw:image xlink:href="./ObjectReplacements/Object 6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TA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TRENTINO ALTO ADIGE'.Q20" table:end-x="0.4059in" table:end-y="0.0524in" draw:z-index="1" draw:name="Chart 2" draw:style-name="gr2" draw:text-style-name="P1" svg:width="6.2268in" svg:height="3.3957in" svg:x="0.3437in" svg:y="0.0213in">
              <draw:object draw:notify-on-update-of-ranges="'TRENTINO ALTO ADIGE'.A2:'TRENTINO ALTO ADIGE'.A8 'TRENTINO ALTO ADIGE'.B1:'TRENTINO ALTO ADIGE'.B1 'TRENTINO ALTO ADIGE'.B2:'TRENTINO ALTO ADIGE'.B8" xlink:href="./Object 10" xlink:type="simple" xlink:show="embed" xlink:actuate="onLoad"/>
              <draw:image xlink:href="./ObjectReplacements/Object 10"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789" calcext:value-type="float">
            <text:p>789</text:p>
          </table:table-cell>
          <table:table-cell office:value-type="float" office:value="9436" calcext:value-type="float">
            <text:p>9436</text:p>
          </table:table-cell>
          <table:table-cell office:value-type="float" office:value="59" calcext:value-type="float">
            <text:p>59</text:p>
          </table:table-cell>
          <table:table-cell office:value-type="float" office:value="387" calcext:value-type="float">
            <text:p>387</text:p>
          </table:table-cell>
          <table:table-cell office:value-type="float" office:value="344" calcext:value-type="float">
            <text:p>344</text:p>
          </table:table-cell>
          <table:table-cell table:number-columns-repeated="3" office:value-type="float" office:value="0" calcext:value-type="float">
            <text:p>0</text:p>
          </table:table-cell>
          <table:table-cell>
            <draw:frame table:end-cell-address="'TRENTINO ALTO ADIGE'.Q21" table:end-x="0.2929in" table:end-y="0.1189in" draw:z-index="0" draw:name="Chart 1" draw:style-name="gr2" draw:text-style-name="P1" svg:width="6.2331in" svg:height="3.3909in" svg:x="0.2244in" svg:y="0.0933in">
              <draw:object draw:notify-on-update-of-ranges="'TRENTINO ALTO ADIGE'.A2:'TRENTINO ALTO ADIGE'.A8 'TRENTINO ALTO ADIGE'.B1:'TRENTINO ALTO ADIGE'.B1 'TRENTINO ALTO ADIGE'.B2:'TRENTINO ALTO ADIGE'.B8 'TRENTINO ALTO ADIGE'.C1:'TRENTINO ALTO ADIGE'.C1 'TRENTINO ALTO ADIGE'.C2:'TRENTINO ALTO ADIGE'.C8" xlink:href="./Object 9" xlink:type="simple" xlink:show="embed" xlink:actuate="onLoad"/>
              <draw:image xlink:href="./ObjectReplacements/Object 9"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7994" calcext:value-type="float">
            <text:p>7994</text:p>
          </table:table-cell>
          <table:table-cell office:value-type="float" office:value="70062" calcext:value-type="float">
            <text:p>70062</text:p>
          </table:table-cell>
          <table:table-cell office:value-type="float" office:value="270" calcext:value-type="float">
            <text:p>270</text:p>
          </table:table-cell>
          <table:table-cell office:value-type="float" office:value="1431" calcext:value-type="float">
            <text:p>1431</text:p>
          </table:table-cell>
          <table:table-cell office:value-type="float" office:value="2834" calcext:value-type="float">
            <text:p>2834</text:p>
          </table:table-cell>
          <table:table-cell office:value-type="float" office:value="3459" calcext:value-type="float">
            <text:p>3459</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23367" calcext:value-type="float">
            <text:p>23367</text:p>
          </table:table-cell>
          <table:table-cell office:value-type="float" office:value="338164" calcext:value-type="float">
            <text:p>338164</text:p>
          </table:table-cell>
          <table:table-cell office:value-type="float" office:value="1417" calcext:value-type="float">
            <text:p>1417</text:p>
          </table:table-cell>
          <table:table-cell office:value-type="float" office:value="5685" calcext:value-type="float">
            <text:p>5685</text:p>
          </table:table-cell>
          <table:table-cell office:value-type="float" office:value="7867" calcext:value-type="float">
            <text:p>7867</text:p>
          </table:table-cell>
          <table:table-cell office:value-type="float" office:value="8396" calcext:value-type="float">
            <text:p>839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31566" calcext:value-type="float">
            <text:p>31566</text:p>
          </table:table-cell>
          <table:table-cell office:value-type="float" office:value="719672" calcext:value-type="float">
            <text:p>719672</text:p>
          </table:table-cell>
          <table:table-cell office:value-type="float" office:value="2349" calcext:value-type="float">
            <text:p>2349</text:p>
          </table:table-cell>
          <table:table-cell office:value-type="float" office:value="8892" calcext:value-type="float">
            <text:p>8892</text:p>
          </table:table-cell>
          <table:table-cell office:value-type="float" office:value="11349" calcext:value-type="float">
            <text:p>11349</text:p>
          </table:table-cell>
          <table:table-cell office:value-type="float" office:value="8976" calcext:value-type="float">
            <text:p>897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106184" calcext:value-type="float">
            <text:p>106184</text:p>
          </table:table-cell>
          <table:table-cell office:value-type="float" office:value="2321416" calcext:value-type="float">
            <text:p>2321416</text:p>
          </table:table-cell>
          <table:table-cell office:value-type="float" office:value="5795" calcext:value-type="float">
            <text:p>5795</text:p>
          </table:table-cell>
          <table:table-cell office:value-type="float" office:value="28483" calcext:value-type="float">
            <text:p>28483</text:p>
          </table:table-cell>
          <table:table-cell office:value-type="float" office:value="41692" calcext:value-type="float">
            <text:p>41692</text:p>
          </table:table-cell>
          <table:table-cell office:value-type="float" office:value="28868" calcext:value-type="float">
            <text:p>28868</text:p>
          </table:table-cell>
          <table:table-cell office:value-type="float" office:value="1345" calcext:value-type="float">
            <text:p>1345</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131286" calcext:value-type="float">
            <text:p>131286</text:p>
          </table:table-cell>
          <table:table-cell office:value-type="float" office:value="9453721" calcext:value-type="float">
            <text:p>9453721</text:p>
          </table:table-cell>
          <table:table-cell office:value-type="float" office:value="6695" calcext:value-type="float">
            <text:p>6695</text:p>
          </table:table-cell>
          <table:table-cell office:value-type="float" office:value="27953" calcext:value-type="float">
            <text:p>27953</text:p>
          </table:table-cell>
          <table:table-cell office:value-type="float" office:value="70425" calcext:value-type="float">
            <text:p>70425</text:p>
          </table:table-cell>
          <table:table-cell office:value-type="float" office:value="24216" calcext:value-type="float">
            <text:p>24216</text:p>
          </table:table-cell>
          <table:table-cell office:value-type="float" office:value="2145" calcext:value-type="float">
            <text:p>2145</text:p>
          </table:table-cell>
          <table:table-cell office:value-type="float" office:value="0" calcext:value-type="float">
            <text:p>0</text:p>
          </table:table-cell>
          <table:table-cell table:number-columns-repeated="1015"/>
        </table:table-row>
        <table:table-row table:style-name="ro1">
          <table:table-cell office:value-type="float" office:value="2012" calcext:value-type="float">
            <text:p>2012</text:p>
          </table:table-cell>
          <table:table-cell office:value-type="float" office:value="67520" calcext:value-type="float">
            <text:p>67520</text:p>
          </table:table-cell>
          <table:table-cell office:value-type="float" office:value="3437946" calcext:value-type="float">
            <text:p>3437946</text:p>
          </table:table-cell>
          <table:table-cell office:value-type="float" office:value="4182" calcext:value-type="float">
            <text:p>4182</text:p>
          </table:table-cell>
          <table:table-cell office:value-type="float" office:value="15865" calcext:value-type="float">
            <text:p>15865</text:p>
          </table:table-cell>
          <table:table-cell office:value-type="float" office:value="30830" calcext:value-type="float">
            <text:p>30830</text:p>
          </table:table-cell>
          <table:table-cell office:value-type="float" office:value="17081" calcext:value-type="float">
            <text:p>17081</text:p>
          </table:table-cell>
          <table:table-cell table:number-columns-repeated="2" office:value-type="float" office:value="0" calcext:value-type="float">
            <text:p>0</text:p>
          </table:table-cell>
          <table:table-cell table:number-columns-repeated="1015"/>
        </table:table-row>
        <table:table-row table:style-name="ro1" table:number-rows-repeated="14">
          <table:table-cell table:number-columns-repeated="1024"/>
        </table:table-row>
        <table:table-row table:style-name="ro1">
          <table:table-cell office:value-type="string" calcext:value-type="string">
            <text:p><text:a xlink:href="http://enerweb.casaccia.enea.it/enearegioni/UserFiles/Trento/Bando_2012_Energia_LPN14_1980.pdf" xlink:type="simple">30/12/2012  -  Con deliberazione n. 2943 sono stati approvati dalla Giunta provinciale di Trento ed entrano in vigore dal 1° gennaio 2012 i criteri per la concessione dei contributi in materia di risparmio energetico e produzione di energia da fonte rinnovabile di cui alla legge provinciale 29 maggio 1980, n. 14 e s.m. ed alla legge provinciale 3 ottobre 2007, n. 16.</text:a></text:p>
          </table:table-cell>
          <table:table-cell table:number-columns-repeated="1023"/>
        </table:table-row>
        <table:table-row table:style-name="ro1">
          <table:table-cell office:value-type="string" calcext:value-type="string">
            <text:p><text:a xlink:href="http://enerweb.casaccia.enea.it/enearegioni/UserFiles/Trento/Bando_energia_2012.zip" xlink:type="simple">01/06/2012  -  Con delibera n. 1092 della GP della Provincia di Trento è stato emesso il Bando Energia per l'anno 2012 definito ai sensi della L.P. 29 maggio 1980, n. 14</text:a></text:p>
          </table:table-cell>
          <table:table-cell table:number-columns-repeated="1023"/>
        </table:table-row>
        <table:table-row table:style-name="ro1">
          <table:table-cell office:value-type="string" calcext:value-type="string">
            <text:p>30/12/2011  -  Con deliberazione n. 2943 sono stati approvati dalla Giunta provinciale di Trento ed entrano in vigore dal 1° gennaio 2012 i <text:span text:style-name="T1">criteri per la concessione dei contributi in materia di risparmio energetico e produzione di energia da fonte rinnovabile di cui alla legge provinciale 29 maggio 1980, n. 14 e s.m. ed alla legge provinciale 3 ottobre 2007, n. 16.</text:span><text:span text:style-name="T2"> Beneficiari dei contributi sono: soggetti privati e ONLUS; imprese; enti pubblici ed enti strumentali; ESCO ed ESPCO. Ulteriori informazioni sono disponibili sul </text:span><text:span text:style-name="T1">sito della Provincia di Trento</text:span><text:span text:style-name="T2">. </text:span></text:p>
          </table:table-cell>
          <table:table-cell table:number-columns-repeated="1023"/>
        </table:table-row>
        <table:table-row table:style-name="ro1">
          <table:table-cell office:value-type="string" calcext:value-type="string">
            <text:p>06/05/2011  -  Approvato dalla Giunta Provinciale di Trento un <text:span text:style-name="T1">bando che definisce i criteri per ottenere gli incentivi per l'acquisto di veicoli a basso impatto ambientale e per la modifica dell'alimentazione con carburanti meno inquinanti e per la concessione di contributi per interventi di risparmio energetico e di produzione di energia da fonte rinnovabile</text:span><text:span text:style-name="T2">. </text:span></text:p>
          </table:table-cell>
          <table:table-cell table:number-columns-repeated="1023"/>
        </table:table-row>
        <table:table-row table:style-name="ro1">
          <table:table-cell office:value-type="string" calcext:value-type="string">
            <text:p><text:a xlink:href="http://enerweb.casaccia.enea.it/enearegioni/UserFiles/Trento/Bando_Trento_2010_LR14_80.zip" xlink:type="simple">19/05/2010  -  Emesso dalla Provincia di Trento  un bando avente ad oggetto:"Approvazione di criteri e modalità, per l'anno 2010, relativi a contributi per interventi di risparmio energetico e di produzione di energia da fonte rinnovabile di cui alla legge provinciale 29 maggio 1980, n. 14 e s.m., per interventi di riduzione dell'inquinamento luminoso di cui alla legge provinciale 3 ottobre 2007, n. 16 </text:a></text:p>
          </table:table-cell>
          <table:table-cell table:number-columns-repeated="1023"/>
        </table:table-row>
        <table:table-row table:style-name="ro1">
          <table:table-cell office:value-type="string" calcext:value-type="string">
            <text:p><text:a xlink:href="http://enerweb.casaccia.enea.it/enearegioni/UserFiles/Trento/FESR_bando_n_7_2009.doc" xlink:type="simple">13/10/2009  -  Emesso dalla Provincia Autonoma di Trento un bando per Aiuti alle imprese per l'installazione  di impianti fotovoltaici per la produzione di energia.</text:a></text:p>
          </table:table-cell>
          <table:table-cell table:number-columns-repeated="1023"/>
        </table:table-row>
        <table:table-row table:style-name="ro1">
          <table:table-cell office:value-type="string" calcext:value-type="string">
            <text:p><text:a xlink:href="http://enerweb.casaccia.enea.it/enearegioni/UserFiles/Trento/BANDO4_2009.pdf" xlink:type="simple">04/08/2009  -  Emesso dalla Provincia Autonoma di Trento un bando per Contributi ad imprese ed Enti pubblici  per investimenti nei settori dell'efficienza energetica e dell'energia rinnovabile. </text:a></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01/06/12 - Fondi Stanziati 4.000.000,00 euro</text:p>
          </table:table-cell>
          <table:table-cell table:number-columns-repeated="1023"/>
        </table:table-row>
        <table:table-row table:style-name="ro1">
          <table:table-cell office:value-type="string" calcext:value-type="string">
            <text:p>30/12/12 - Fondi non specificati</text:p>
          </table:table-cell>
          <table:table-cell table:number-columns-repeated="1023"/>
        </table:table-row>
        <table:table-row table:style-name="ro1">
          <table:table-cell office:value-type="string" calcext:value-type="string">
            <text:p>19/05/2010 – Fondi non specificati</text:p>
          </table:table-cell>
          <table:table-cell table:number-columns-repeated="1023"/>
        </table:table-row>
        <table:table-row table:style-name="ro1">
          <table:table-cell office:value-type="string" calcext:value-type="string">
            <text:p>13/10/2009 - Fondi Stanziati: 2.500.000 euro; fondo perduto, copertura parziale delle spese ammissibili</text:p>
          </table:table-cell>
          <table:table-cell table:number-columns-repeated="1023"/>
        </table:table-row>
        <table:table-row table:style-name="ro1">
          <table:table-cell office:value-type="string" calcext:value-type="string">
            <text:p>04/08/2009 – Fondi Stanziati: 2.500.000 euro; fondo perduto, copertura parziale delle spese ammissibili</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PIEMONTE" table:style-name="ta6">
        <table:shapes>
          <draw:frame draw:z-index="2" draw:style-name="gr1" draw:text-style-name="P1" svg:width="6.9173in" svg:height="4.2303in" svg:x="6.1638in" svg:y="6.5528in">
            <draw:object draw:notify-on-update-of-ranges="PIEMONTE.A2:PIEMONTE.A8 PIEMONTE.D1:PIEMONTE.D1 PIEMONTE.D2:PIEMONTE.D8 PIEMONTE.E1:PIEMONTE.E1 PIEMONTE.E2:PIEMONTE.E8 PIEMONTE.F1:PIEMONTE.F1 PIEMONTE.F2:PIEMONTE.F8 PIEMONTE.G1:PIEMONTE.G1 PIEMONTE.G2:PIEMONTE.G8 PIEMONTE.H1:PIEMONTE.H1 PIEMONTE.H2:PIEMONTE.H8 PIEMONTE.I1:PIEMONTE.I1 PIEMONTE.I2:PIEMONTE.I8" xlink:href="./Object 51" xlink:type="simple" xlink:show="embed" xlink:actuate="onLoad"/>
            <draw:image xlink:href="./ObjectReplacements/Object 51" xlink:type="simple" xlink:show="embed" xlink:actuate="onLoad"/>
          </draw:frame>
          <draw:frame draw:z-index="3" draw:style-name="gr1" draw:text-style-name="P1" svg:width="6.2988in" svg:height="3.5429in" svg:x="0.0004in" svg:y="6.7299in">
            <draw:object draw:notify-on-update-of-ranges="PIEMONTE.A2:PIEMONTE.A8 PIEMONTE.D1:PIEMONTE.D1 PIEMONTE.D2:PIEMONTE.D8 PIEMONTE.E1:PIEMONTE.E1 PIEMONTE.E2:PIEMONTE.E8 PIEMONTE.F1:PIEMONTE.F1 PIEMONTE.F2:PIEMONTE.F8" xlink:href="./Object 64" xlink:type="simple" xlink:show="embed" xlink:actuate="onLoad"/>
            <draw:image xlink:href="./ObjectReplacements/Object 64"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PI</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PIEMONTE.Q20" table:end-x="0.4496in" table:end-y="0.1488in" draw:z-index="0" draw:name="Chart 1" draw:style-name="gr2" draw:text-style-name="P1" svg:width="6.2331in" svg:height="3.4059in" svg:x="0.3811in" svg:y="0.1075in">
              <draw:object draw:notify-on-update-of-ranges="PIEMONTE.A2:PIEMONTE.A8 PIEMONTE.B1:PIEMONTE.B1 PIEMONTE.B2:PIEMONTE.B8 PIEMONTE.C1:PIEMONTE.C1 PIEMONTE.C2:PIEMONTE.C8" xlink:href="./Object 11" xlink:type="simple" xlink:show="embed" xlink:actuate="onLoad"/>
              <draw:image xlink:href="./ObjectReplacements/Object 11"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772" calcext:value-type="float">
            <text:p>772</text:p>
          </table:table-cell>
          <table:table-cell office:value-type="float" office:value="9436" calcext:value-type="float">
            <text:p>9436</text:p>
          </table:table-cell>
          <table:table-cell office:value-type="float" office:value="95" calcext:value-type="float">
            <text:p>95</text:p>
          </table:table-cell>
          <table:table-cell office:value-type="float" office:value="395" calcext:value-type="float">
            <text:p>395</text:p>
          </table:table-cell>
          <table:table-cell office:value-type="float" office:value="282" calcext:value-type="float">
            <text:p>282</text:p>
          </table:table-cell>
          <table:table-cell table:number-columns-repeated="3" office:value-type="float" office:value="0" calcext:value-type="float">
            <text:p>0</text:p>
          </table:table-cell>
          <table:table-cell>
            <draw:frame table:end-cell-address="PIEMONTE.Q22" table:end-x="0.5134in" table:end-y="0.0043in" draw:z-index="1" draw:name="Chart 2" draw:style-name="gr2" draw:text-style-name="P1" svg:width="6.2268in" svg:height="3.3913in" svg:x="0.4512in" svg:y="0.1555in">
              <draw:object draw:notify-on-update-of-ranges="PIEMONTE.A2:PIEMONTE.A8 PIEMONTE.B1:PIEMONTE.B1 PIEMONTE.B2:PIEMONTE.B8" xlink:href="./Object 12" xlink:type="simple" xlink:show="embed" xlink:actuate="onLoad"/>
              <draw:image xlink:href="./ObjectReplacements/Object 12"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4967" calcext:value-type="float">
            <text:p>4967</text:p>
          </table:table-cell>
          <table:table-cell office:value-type="float" office:value="70062" calcext:value-type="float">
            <text:p>70062</text:p>
          </table:table-cell>
          <table:table-cell office:value-type="float" office:value="686" calcext:value-type="float">
            <text:p>686</text:p>
          </table:table-cell>
          <table:table-cell office:value-type="float" office:value="1644" calcext:value-type="float">
            <text:p>1644</text:p>
          </table:table-cell>
          <table:table-cell office:value-type="float" office:value="1490" calcext:value-type="float">
            <text:p>1490</text:p>
          </table:table-cell>
          <table:table-cell office:value-type="float" office:value="1147" calcext:value-type="float">
            <text:p>1147</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26727" calcext:value-type="float">
            <text:p>26727</text:p>
          </table:table-cell>
          <table:table-cell office:value-type="float" office:value="338164" calcext:value-type="float">
            <text:p>338164</text:p>
          </table:table-cell>
          <table:table-cell office:value-type="float" office:value="2685" calcext:value-type="float">
            <text:p>2685</text:p>
          </table:table-cell>
          <table:table-cell office:value-type="float" office:value="7130" calcext:value-type="float">
            <text:p>7130</text:p>
          </table:table-cell>
          <table:table-cell office:value-type="float" office:value="8604" calcext:value-type="float">
            <text:p>8604</text:p>
          </table:table-cell>
          <table:table-cell office:value-type="float" office:value="5631" calcext:value-type="float">
            <text:p>5631</text:p>
          </table:table-cell>
          <table:table-cell office:value-type="float" office:value="2677" calcext:value-type="float">
            <text:p>2677</text:p>
          </table:table-cell>
          <table:table-cell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48800" calcext:value-type="float">
            <text:p>48800</text:p>
          </table:table-cell>
          <table:table-cell office:value-type="float" office:value="719672" calcext:value-type="float">
            <text:p>719672</text:p>
          </table:table-cell>
          <table:table-cell office:value-type="float" office:value="3737" calcext:value-type="float">
            <text:p>3737</text:p>
          </table:table-cell>
          <table:table-cell office:value-type="float" office:value="12717" calcext:value-type="float">
            <text:p>12717</text:p>
          </table:table-cell>
          <table:table-cell office:value-type="float" office:value="13252" calcext:value-type="float">
            <text:p>13252</text:p>
          </table:table-cell>
          <table:table-cell office:value-type="float" office:value="12720" calcext:value-type="float">
            <text:p>12720</text:p>
          </table:table-cell>
          <table:table-cell office:value-type="float" office:value="6373" calcext:value-type="float">
            <text:p>6373</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184394" calcext:value-type="float">
            <text:p>184394</text:p>
          </table:table-cell>
          <table:table-cell office:value-type="float" office:value="2321416" calcext:value-type="float">
            <text:p>2321416</text:p>
          </table:table-cell>
          <table:table-cell office:value-type="float" office:value="6022" calcext:value-type="float">
            <text:p>6022</text:p>
          </table:table-cell>
          <table:table-cell office:value-type="float" office:value="32180" calcext:value-type="float">
            <text:p>32180</text:p>
          </table:table-cell>
          <table:table-cell office:value-type="float" office:value="47263" calcext:value-type="float">
            <text:p>47263</text:p>
          </table:table-cell>
          <table:table-cell office:value-type="float" office:value="57977" calcext:value-type="float">
            <text:p>57977</text:p>
          </table:table-cell>
          <table:table-cell office:value-type="float" office:value="40952" calcext:value-type="float">
            <text:p>40952</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810740" calcext:value-type="float">
            <text:p>810740</text:p>
          </table:table-cell>
          <table:table-cell office:value-type="float" office:value="9453721" calcext:value-type="float">
            <text:p>9453721</text:p>
          </table:table-cell>
          <table:table-cell office:value-type="float" office:value="7931" calcext:value-type="float">
            <text:p>7931</text:p>
          </table:table-cell>
          <table:table-cell office:value-type="float" office:value="59031" calcext:value-type="float">
            <text:p>59031</text:p>
          </table:table-cell>
          <table:table-cell office:value-type="float" office:value="178168" calcext:value-type="float">
            <text:p>178168</text:p>
          </table:table-cell>
          <table:table-cell office:value-type="float" office:value="399141" calcext:value-type="float">
            <text:p>399141</text:p>
          </table:table-cell>
          <table:table-cell office:value-type="float" office:value="140762" calcext:value-type="float">
            <text:p>140762</text:p>
          </table:table-cell>
          <table:table-cell office:value-type="float" office:value="25730" calcext:value-type="float">
            <text:p>25730</text:p>
          </table:table-cell>
          <table:table-cell table:number-columns-repeated="1015"/>
        </table:table-row>
        <table:table-row table:style-name="ro1">
          <table:table-cell office:value-type="float" office:value="2012" calcext:value-type="float">
            <text:p>2012</text:p>
          </table:table-cell>
          <table:table-cell office:value-type="float" office:value="290636" calcext:value-type="float">
            <text:p>290636</text:p>
          </table:table-cell>
          <table:table-cell office:value-type="float" office:value="3437946" calcext:value-type="float">
            <text:p>3437946</text:p>
          </table:table-cell>
          <table:table-cell office:value-type="float" office:value="9088" calcext:value-type="float">
            <text:p>9088</text:p>
          </table:table-cell>
          <table:table-cell office:value-type="float" office:value="48981" calcext:value-type="float">
            <text:p>48981</text:p>
          </table:table-cell>
          <table:table-cell office:value-type="float" office:value="91441" calcext:value-type="float">
            <text:p>91441</text:p>
          </table:table-cell>
          <table:table-cell office:value-type="float" office:value="142901" calcext:value-type="float">
            <text:p>142901</text:p>
          </table:table-cell>
          <table:table-cell office:value-type="float" office:value="5129" calcext:value-type="float">
            <text:p>5129</text:p>
          </table:table-cell>
          <table:table-cell office:value-type="float" office:value="0" calcext:value-type="float">
            <text:p>0</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text:a xlink:href="http://enerweb.casaccia.enea.it/enearegioni/UserFiles/Piemonte/Bando_Piu_Green.zip" xlink:type="simple">20/12/2012  -  Emesso dalla Regione Piemonte, nell'ambito del POR FESR 2007/2013, un bando "Più Green 2013" - Agevolazioni per l'efficienza energetica e l'uso di fonti di energia rinnovabile nelle imprese</text:a></text:p>
          </table:table-cell>
          <table:table-cell table:number-columns-repeated="1023"/>
        </table:table-row>
        <table:table-row table:style-name="ro1">
          <table:table-cell office:value-type="string" calcext:value-type="string">
            <text:p><text:a xlink:href="http://enerweb.casaccia.enea.it/enearegioni/UserFiles/Piemonte/BANDO_FER.zip" xlink:type="simple">20/12/2012  -  Emesso dalla Regione Piemonte, nell'ambito del POR FESR 2007/2013, un bando per agevolazioni alla diffusione, sul territorio piemontese, di impianti termici alimentati a fonte rinnovabile. </text:a></text:p>
          </table:table-cell>
          <table:table-cell table:number-columns-repeated="1023"/>
        </table:table-row>
        <table:table-row table:style-name="ro1">
          <table:table-cell office:value-type="string" calcext:value-type="string">
            <text:p><text:a xlink:href="http://enerweb.casaccia.enea.it/enearegioni/UserFiles/Piemonte/Bando_POR_Imprese_2010.zip" xlink:type="simple">30/08/2010  -  Emesso dalla Regione Piemonte un nuovo bando, analogo a quello emesso nel 2008, di incentivazioni alla razionalizzazione dei consumi energetici e all'uso di fonti di energia rinnovabile negli insediamenti produttivi.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Piemonte/Bando_EE_Rifiuti_FS.pdf" xlink:type="simple">09/10/2008  -  Emesso dalla regione Piemonte, in ambito POR FESR 2007-2013, un bando di incentivazione della produzione di energia elettrica  da fonte solare su discariche esaurite ed in fase di gestione post-operativa. Il bando e' rivolto agli enti locali e alle imprese. Dotazione finanziaria: 10 milioni di euro.</text:a></text:p>
          </table:table-cell>
          <table:table-cell table:number-columns-repeated="1023"/>
        </table:table-row>
        <table:table-row table:style-name="ro1">
          <table:table-cell office:value-type="string" calcext:value-type="string">
            <text:p><text:a xlink:href="http://enerweb.casaccia.enea.it/enearegioni/UserFiles/OSSERVATORIO/Sito/Piemonte/Bando_Por_2008.zip" xlink:type="simple">22/04/2008  -  Emessi dalla Regione Piemonte due bandi nell'ambito del POR FESR 2007-2013. Il primo: "Incentivazione alla razionalizzazione dei consumi energetici e all'uso di fonti di energia rinnovabile negli insediamenti produttivi"</text:a></text:p>
          </table:table-cell>
          <table:table-cell table:number-columns-repeated="1023"/>
        </table:table-row>
        <table:table-row table:style-name="ro1">
          <table:table-cell office:value-type="string" calcext:value-type="string">
            <text:p><text:a xlink:href="http://enerweb.casaccia.enea.it/enearegioni/UserFiles/OSSERVATORIO/Sito/Piemonte/Bando_FV_Piemonte_2007.doc" xlink:type="simple">29/11/2007  -  Con Deliberazione della Giunta Regionale del Piemonte n. 66-7435 del 12 novembre 2007, pubblicata sul Bollettino Ufficiale n. 48 del 29/11/2007, sono stati approvati i criteri e le modalità di concessione di prestiti agevolati mediante il fondo rotativo istituito presso Finpiemonte S.p.A., per la realizzazione di impianti fotovoltaici di potenza compresa tra 1 e 5 kWp, integrati o parzialmente integrati nella struttura edilizia, che aderiscano alle tariffe incentivanti di cui al D.M. 19 febbraio 2007 ("nuovo conto energia"). </text:a></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20/12/2012 – bando Più Green 2013, fondi disponibili 5.000.000,00 euro</text:p>
          </table:table-cell>
          <table:table-cell table:number-columns-repeated="1023"/>
        </table:table-row>
        <table:table-row table:style-name="ro1">
          <table:table-cell table:style-name="ce2" office:value-type="string" calcext:value-type="string">
            <text:p>20/12/2012 – agevolazione impianti termici a fonte rinovabile, fondi iniziali 3.500.000,00 euro</text:p>
          </table:table-cell>
          <table:table-cell table:number-columns-repeated="1023"/>
        </table:table-row>
        <table:table-row table:style-name="ro1">
          <table:table-cell office:value-type="string" calcext:value-type="string">
            <text:p>30/08/2010 – Nell'ambito del POR FESR 2007-2013, dotazione iniziale 20.000.000,00 euro</text:p>
          </table:table-cell>
          <table:table-cell table:number-columns-repeated="1023"/>
        </table:table-row>
        <table:table-row table:style-name="ro1">
          <table:table-cell office:value-type="string" calcext:value-type="string">
            <text:p>09/10/2008 – Nell'ambito del POR FESR 2007-2013, dotazione iniziale 10.000.000,00 euro</text:p>
          </table:table-cell>
          <table:table-cell table:number-columns-repeated="1023"/>
        </table:table-row>
        <table:table-row table:style-name="ro1">
          <table:table-cell office:value-type="string" calcext:value-type="string">
            <text:p>22/04/2008 – Nell'ambito del POR FESR 2007-2013, la dotazione finanziaria iniziale è di 50.000.000 euro (immagino non riferiti solo al 2008, ma all'intero periodo 2007-2013)</text:p>
          </table:table-cell>
          <table:table-cell table:number-columns-repeated="1023"/>
        </table:table-row>
        <table:table-row table:style-name="ro1">
          <table:table-cell office:value-type="string" calcext:value-type="string">
            <text:p>29/11/2007 – Fondo Rotativo, budget <text:span text:style-name="T3">2.932.914,00 euro</text:span></text:p>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table:table>
      <table:table table:name="LAZIO" table:style-name="ta7">
        <table:shapes>
          <draw:frame draw:z-index="2" draw:style-name="gr1" draw:text-style-name="P1" svg:width="6.9173in" svg:height="4.2303in" svg:x="6.4476in" svg:y="7.4476in">
            <draw:object draw:notify-on-update-of-ranges="LAZIO.A2:LAZIO.A8 LAZIO.D1:LAZIO.D1 LAZIO.D2:LAZIO.D8 LAZIO.E1:LAZIO.E1 LAZIO.E2:LAZIO.E8 LAZIO.F1:LAZIO.F1 LAZIO.F2:LAZIO.F8 LAZIO.G1:LAZIO.G1 LAZIO.G2:LAZIO.G8 LAZIO.H1:LAZIO.H1 LAZIO.H2:LAZIO.H8 LAZIO.I1:LAZIO.I1 LAZIO.I2:LAZIO.I8" xlink:href="./Object 52" xlink:type="simple" xlink:show="embed" xlink:actuate="onLoad"/>
            <draw:image xlink:href="./ObjectReplacements/Object 52" xlink:type="simple" xlink:show="embed" xlink:actuate="onLoad"/>
          </draw:frame>
          <draw:frame draw:z-index="3" draw:style-name="gr1" draw:text-style-name="P1" svg:width="6.2988in" svg:height="3.5429in" svg:x="0.0591in" svg:y="7.3787in">
            <draw:object draw:notify-on-update-of-ranges="LAZIO.A2:LAZIO.A8 LAZIO.D1:LAZIO.D1 LAZIO.D2:LAZIO.D8 LAZIO.E1:LAZIO.E1 LAZIO.E2:LAZIO.E8 LAZIO.F1:LAZIO.F1 LAZIO.F2:LAZIO.F8" xlink:href="./Object 65" xlink:type="simple" xlink:show="embed" xlink:actuate="onLoad"/>
            <draw:image xlink:href="./ObjectReplacements/Object 65"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L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number-columns-repeated="1015"/>
        </table:table-row>
        <table:table-row table:style-name="ro1">
          <table:table-cell office:value-type="float" office:value="2006" calcext:value-type="float">
            <text:p>2006</text:p>
          </table:table-cell>
          <table:table-cell office:value-type="float" office:value="398" calcext:value-type="float">
            <text:p>398</text:p>
          </table:table-cell>
          <table:table-cell office:value-type="float" office:value="9436" calcext:value-type="float">
            <text:p>9436</text:p>
          </table:table-cell>
          <table:table-cell office:value-type="float" office:value="95" calcext:value-type="float">
            <text:p>95</text:p>
          </table:table-cell>
          <table:table-cell office:value-type="float" office:value="263" calcext:value-type="float">
            <text:p>263</text:p>
          </table:table-cell>
          <table:table-cell office:value-type="float" office:value="40" calcext:value-type="float">
            <text:p>40</text:p>
          </table:table-cell>
          <table:table-cell table:number-columns-repeated="3" office:value-type="float" office:value="0" calcext:value-type="float">
            <text:p>0</text:p>
          </table:table-cell>
          <table:table-cell>
            <draw:frame table:end-cell-address="LAZIO.Q20" table:end-x="0.7429in" table:end-y="0.0516in" draw:z-index="0" draw:name="Chart 1" draw:style-name="gr2" draw:text-style-name="P1" svg:width="6.2547in" svg:height="3.1929in" svg:x="0.6528in" svg:y="0.0465in">
              <draw:object draw:notify-on-update-of-ranges="LAZIO.A2:LAZIO.A8 LAZIO.B1:LAZIO.B1 LAZIO.B2:LAZIO.B8 LAZIO.C1:LAZIO.C1 LAZIO.C2:LAZIO.C8" xlink:href="./Object 13" xlink:type="simple" xlink:show="embed" xlink:actuate="onLoad"/>
              <draw:image xlink:href="./ObjectReplacements/Object 13" xlink:type="simple" xlink:show="embed" xlink:actuate="onLoad"/>
            </draw:frame>
            <draw:frame table:end-cell-address="LAZIO.Q21" table:end-x="0.5626in" table:end-y="0.1319in" draw:z-index="1" draw:name="Chart 2" draw:style-name="gr2" draw:text-style-name="P1" svg:width="6.2268in" svg:height="3.3913in" svg:x="0.5004in" svg:y="0.1059in">
              <draw:object draw:notify-on-update-of-ranges="LAZIO.A2:LAZIO.A8 LAZIO.B1:LAZIO.B1 LAZIO.B2:LAZIO.B8" xlink:href="./Object 14" xlink:type="simple" xlink:show="embed" xlink:actuate="onLoad"/>
              <draw:image xlink:href="./ObjectReplacements/Object 14"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2701" calcext:value-type="float">
            <text:p>2701</text:p>
          </table:table-cell>
          <table:table-cell office:value-type="float" office:value="70062" calcext:value-type="float">
            <text:p>70062</text:p>
          </table:table-cell>
          <table:table-cell office:value-type="float" office:value="471" calcext:value-type="float">
            <text:p>471</text:p>
          </table:table-cell>
          <table:table-cell office:value-type="float" office:value="1442" calcext:value-type="float">
            <text:p>1442</text:p>
          </table:table-cell>
          <table:table-cell office:value-type="float" office:value="788" calcext:value-type="float">
            <text:p>788</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19054" calcext:value-type="float">
            <text:p>19054</text:p>
          </table:table-cell>
          <table:table-cell office:value-type="float" office:value="338164" calcext:value-type="float">
            <text:p>338164</text:p>
          </table:table-cell>
          <table:table-cell office:value-type="float" office:value="1746" calcext:value-type="float">
            <text:p>1746</text:p>
          </table:table-cell>
          <table:table-cell office:value-type="float" office:value="4918" calcext:value-type="float">
            <text:p>4918</text:p>
          </table:table-cell>
          <table:table-cell office:value-type="float" office:value="4637" calcext:value-type="float">
            <text:p>4637</text:p>
          </table:table-cell>
          <table:table-cell office:value-type="float" office:value="7753" calcext:value-type="float">
            <text:p>775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65151" calcext:value-type="float">
            <text:p>65151</text:p>
          </table:table-cell>
          <table:table-cell office:value-type="float" office:value="719672" calcext:value-type="float">
            <text:p>719672</text:p>
          </table:table-cell>
          <table:table-cell office:value-type="float" office:value="2951" calcext:value-type="float">
            <text:p>2951</text:p>
          </table:table-cell>
          <table:table-cell office:value-type="float" office:value="8633" calcext:value-type="float">
            <text:p>8633</text:p>
          </table:table-cell>
          <table:table-cell office:value-type="float" office:value="4986" calcext:value-type="float">
            <text:p>4986</text:p>
          </table:table-cell>
          <table:table-cell office:value-type="float" office:value="3658" calcext:value-type="float">
            <text:p>3658</text:p>
          </table:table-cell>
          <table:table-cell office:value-type="float" office:value="13909" calcext:value-type="float">
            <text:p>13909</text:p>
          </table:table-cell>
          <table:table-cell office:value-type="float" office:value="29993" calcext:value-type="float">
            <text:p>29993</text:p>
          </table:table-cell>
          <table:table-cell table:number-columns-repeated="1015"/>
        </table:table-row>
        <table:table-row table:style-name="ro1">
          <table:table-cell office:value-type="float" office:value="2010" calcext:value-type="float">
            <text:p>2010</text:p>
          </table:table-cell>
          <table:table-cell office:value-type="float" office:value="159152" calcext:value-type="float">
            <text:p>159152</text:p>
          </table:table-cell>
          <table:table-cell office:value-type="float" office:value="2321416" calcext:value-type="float">
            <text:p>2321416</text:p>
          </table:table-cell>
          <table:table-cell office:value-type="float" office:value="4203" calcext:value-type="float">
            <text:p>4203</text:p>
          </table:table-cell>
          <table:table-cell office:value-type="float" office:value="17040" calcext:value-type="float">
            <text:p>17040</text:p>
          </table:table-cell>
          <table:table-cell office:value-type="float" office:value="10447" calcext:value-type="float">
            <text:p>10447</text:p>
          </table:table-cell>
          <table:table-cell office:value-type="float" office:value="18409" calcext:value-type="float">
            <text:p>18409</text:p>
          </table:table-cell>
          <table:table-cell office:value-type="float" office:value="22031" calcext:value-type="float">
            <text:p>22031</text:p>
          </table:table-cell>
          <table:table-cell office:value-type="float" office:value="87001" calcext:value-type="float">
            <text:p>87001</text:p>
          </table:table-cell>
          <table:table-cell table:number-columns-repeated="1015"/>
        </table:table-row>
        <table:table-row table:style-name="ro1">
          <table:table-cell office:value-type="float" office:value="2011" calcext:value-type="float">
            <text:p>2011</text:p>
          </table:table-cell>
          <table:table-cell office:value-type="float" office:value="625035" calcext:value-type="float">
            <text:p>625035</text:p>
          </table:table-cell>
          <table:table-cell office:value-type="float" office:value="9453721" calcext:value-type="float">
            <text:p>9453721</text:p>
          </table:table-cell>
          <table:table-cell office:value-type="float" office:value="8175" calcext:value-type="float">
            <text:p>8175</text:p>
          </table:table-cell>
          <table:table-cell office:value-type="float" office:value="41664" calcext:value-type="float">
            <text:p>41664</text:p>
          </table:table-cell>
          <table:table-cell office:value-type="float" office:value="52309" calcext:value-type="float">
            <text:p>52309</text:p>
          </table:table-cell>
          <table:table-cell office:value-type="float" office:value="158118" calcext:value-type="float">
            <text:p>158118</text:p>
          </table:table-cell>
          <table:table-cell office:value-type="float" office:value="211163" calcext:value-type="float">
            <text:p>211163</text:p>
          </table:table-cell>
          <table:table-cell office:value-type="float" office:value="153516" calcext:value-type="float">
            <text:p>153516</text:p>
          </table:table-cell>
          <table:table-cell table:number-columns-repeated="1015"/>
        </table:table-row>
        <table:table-row table:style-name="ro1">
          <table:table-cell office:value-type="float" office:value="2012" calcext:value-type="float">
            <text:p>2012</text:p>
          </table:table-cell>
          <table:table-cell office:value-type="float" office:value="190883" calcext:value-type="float">
            <text:p>190883</text:p>
          </table:table-cell>
          <table:table-cell office:value-type="float" office:value="3437946" calcext:value-type="float">
            <text:p>3437946</text:p>
          </table:table-cell>
          <table:table-cell office:value-type="float" office:value="8069" calcext:value-type="float">
            <text:p>8069</text:p>
          </table:table-cell>
          <table:table-cell office:value-type="float" office:value="37767" calcext:value-type="float">
            <text:p>37767</text:p>
          </table:table-cell>
          <table:table-cell office:value-type="float" office:value="39294" calcext:value-type="float">
            <text:p>39294</text:p>
          </table:table-cell>
          <table:table-cell office:value-type="float" office:value="62778" calcext:value-type="float">
            <text:p>62778</text:p>
          </table:table-cell>
          <table:table-cell office:value-type="float" office:value="17888" calcext:value-type="float">
            <text:p>17888</text:p>
          </table:table-cell>
          <table:table-cell office:value-type="float" office:value="29511" calcext:value-type="float">
            <text:p>29511</text:p>
          </table:table-cell>
          <table:table-cell table:number-columns-repeated="1015"/>
        </table:table-row>
        <table:table-row table:style-name="ro1" table:number-rows-repeated="16">
          <table:table-cell table:number-columns-repeated="1024"/>
        </table:table-row>
        <table:table-row table:style-name="ro1">
          <table:table-cell office:value-type="string" calcext:value-type="string">
            <text:p><text:a xlink:href="http://enerweb.casaccia.enea.it/enearegioni/UserFiles/Lazio/Bando_EffEdifPriv_2011.zip" xlink:type="simple">14/11/2011  -  Nell'ambito del programma di interventi per promuovere le energie rinnovabili, l'efficienza energetica e l'utilizzazione dell'idrogeno (art. 36 Legge regionale 28 aprile 2006 n. 4), la Regione Lazio ha emesso un bando di incentivazione per la realizzazione di interventi per l'efficientamento energetico degli edifici privati. Per l'iniziativa, gestita da Sviluppo Lazio, la Regione ha stanziato 4.811.517,20 euro. Possono accedere agli incentivi le persone fisiche e i condomini, con le caratteristiche specificate nel bando. Sono ammessi al contributo i seguenti interventi: riqualificazione energetica su edifici o unità immobiliari esistenti; interventi sull'involucro di edifici o parti di edifici o unità immobiliari esistenti; installazione di pannelli solari; installazione, in sostituzione di quelli esistenti, di impianti di climatizzazione invernale. Per tutte le tipologie di intervento il contributo in conto capitale è del 50% delle spese ammesse.  </text:a></text:p>
          </table:table-cell>
          <table:table-cell table:number-columns-repeated="1023"/>
        </table:table-row>
        <table:table-row table:style-name="ro1">
          <table:table-cell office:value-type="string" calcext:value-type="string">
            <text:p><text:a xlink:href="http://enerweb.casaccia.enea.it/enearegioni/UserFiles/Lazio/Bando_Inn_POR_Laz_Gen10.zip" xlink:type="simple">21/01/2010  -  Pubblicato sul BUR della Regione Lazio un bando di incentivazione, a favore delle imprese,  per progetti di innovazione. Le tipologie di intervento sono: A) Accesso integrato; B) Sostenibilità ambientale. Il bando è finanziato dal POR FESR della Regione Lazio con 4 M€ di cui 0.5 M€ per gli interventi delle attività II.1 del POR (Promozione  dell'efficienza energetica e della produzione di energie rinnovabili ). Tra gli interventi ammessi per la sostenibilità ambientale si segnaliamo: Acquisizione di servizi per audit energetici  e di certificazione energetica (contributo del 50% e regime Regolamento CE 800/2008); Progettazione e attuazione di soluzione integrate per l'efficienza energetica, la cogenerazione e la gestione energetica, la produzione di energia da fonti rinnovabili (contributo del 50% e regime de minimis).</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azio/Bando_PorFesr_Energia_Lazio_GIU09.doc" xlink:type="simple">06/06/2009 - Emesso dalla Regione Lazio un bando che promuove l'efficienza energetica e la produzione di energia da fonti rinnovabili.</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azio/Bando_FR_PORFESR_Lazio_2009.pdf" xlink:type="simple">14/05/2009  -  Emesso dalla Regione Lazio un bando che promuove la realizzazione di interventi relativi all'installazione di impianti solari fotovoltaici e termici nelle strutture edilizie di proprietà pubblica insistenti sul territorio della Regione Lazio.</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azio/Bando_PrRoma_2009.zip" xlink:type="simple">18/03/2009  -  Emesso dalla Provincia di Roma un bando pubblico per la concessione di contributi in conto capitale a sostegno dell'utilizzo delle fonti rinnovabili nell'edilizia, per il contenimento dei consumi energetici nei settori industriale, artigianale e terziario ed incentivi alla produzione di energia da fonti rinnovabili nel settore agricolo da realizzarsi nel territorio della Provincia di Roma.</text:a></text:p>
          </table:table-cell>
          <table:table-cell table:number-columns-repeated="1023"/>
        </table:table-row>
        <table:table-row table:style-name="ro1">
          <table:table-cell office:value-type="string" calcext:value-type="string">
            <text:p><text:a xlink:href="http://enerweb.casaccia.enea.it/enearegioni/UserFiles/Lazio/BANDO_RE_ceramica_2009_Lazio.pdf" xlink:type="simple">28/02/2009  -  Emesso dalla Regione Lazio, nell'ambito del POR FESR 2007-2013, un bando  destinato alle imprese del settore e filiera della Ceramica per inteventi di efficienza energetica e uso di fonti rinnovabili. Nell'ambito di tale bando sono previsti incentivi per un ammontare di 2 Mln di € per servizi specialistici per l'individuazione del Risparmio Energetico e delle Fonti Rinnovabili, Audit energetici e certificazione energetica, efficienza energetica edifici, cogenerazione, gestione energetica e fonti rinnovabili.  L'incentivo è del 50% (in regime di esenzione) per i servizi di consulenza per la certificazione ambientale e specialistici per l'individuazione e l'introduzione di nuove tecnologie, del 50% (in regime de minimis) per acquisto e adeguamento impianti, brevetti, know how, del 40% (in regime de minimis)  per progettazione e attuazione di soluzioni di efficienza energetica e produzione di energia da fonti rinnovabili.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azio/608Avvisopubblico.pdf" xlink:type="simple">17/11/2008  -   Emesso dalla Regione Lazio un avviso pubblico per la concessione di finanziamenti agevolati per l'installazione di impianti fotovoltaici. </text:a></text:p>
          </table:table-cell>
          <table:table-cell table:number-columns-repeated="1023"/>
        </table:table-row>
        <table:table-row table:style-name="ro1">
          <table:table-cell office:value-type="string" calcext:value-type="string">
            <text:p><text:a xlink:href="http://enerweb.casaccia.enea.it/enearegioni/UserFiles/Lazio/Bando_Mis_311_Consolidato.1225296340.pdf" xlink:type="simple">30/05/2008  -  Emesso dalla Regione Lazio un bando di incentivazione per la realizzazione di impianti per la produzione di energia da fonti rinnovabili in aziende agricole</text:a></text:p>
          </table:table-cell>
          <table:table-cell table:number-columns-repeated="1023"/>
        </table:table-row>
        <table:table-row table:style-name="ro1">
          <table:table-cell table:number-columns-repeated="1024"/>
        </table:table-row>
        <table:table-row table:style-name="ro1">
          <table:table-cell office:value-type="string" calcext:value-type="string">
            <text:p>14/11/2011 – Fondi disponibili 4.811.517,20 euro</text:p>
          </table:table-cell>
          <table:table-cell table:number-columns-repeated="1023"/>
        </table:table-row>
        <table:table-row table:style-name="ro1">
          <table:table-cell office:value-type="string" calcext:value-type="string">
            <text:p>21/01/2010 – Fondi Stanziati 4 Mln euro</text:p>
          </table:table-cell>
          <table:table-cell table:number-columns-repeated="1023"/>
        </table:table-row>
        <table:table-row table:style-name="ro1">
          <table:table-cell office:value-type="string" calcext:value-type="string">
            <text:p>06/06/2009 - Fondi Disponibili 10 Mln euro</text:p>
          </table:table-cell>
          <table:table-cell table:number-columns-repeated="1023"/>
        </table:table-row>
        <table:table-row table:style-name="ro1">
          <table:table-cell office:value-type="string" calcext:value-type="string">
            <text:p>14/05/2009 – Fondi Disponibili 16.250.000,00 euro</text:p>
          </table:table-cell>
          <table:table-cell table:number-columns-repeated="1023"/>
        </table:table-row>
        <table:table-row table:style-name="ro1">
          <table:table-cell office:value-type="string" calcext:value-type="string">
            <text:p>18/03/2009 – Fondi Stanziati 4.723.938,31 euro</text:p>
          </table:table-cell>
          <table:table-cell table:number-columns-repeated="1023"/>
        </table:table-row>
        <table:table-row table:style-name="ro1">
          <table:table-cell table:style-name="ce3" office:value-type="string" calcext:value-type="string">
            <text:p>28/02/2009 – Fondi Disponibili 2 Mln euro</text:p>
          </table:table-cell>
          <table:table-cell table:number-columns-repeated="1023"/>
        </table:table-row>
        <table:table-row table:style-name="ro1">
          <table:table-cell office:value-type="string" calcext:value-type="string">
            <text:p>17/11/2008 – Fondi Stanziati 7.520.000 euro (fondo rotazione per impianti PV)</text:p>
          </table:table-cell>
          <table:table-cell table:number-columns-repeated="1023"/>
        </table:table-row>
        <table:table-row table:style-name="ro1">
          <table:table-cell office:value-type="string" calcext:value-type="string">
            <text:p>30/05/2008 – Sono previste 4 fasi;1° 1.050.000 (fino al 30/10/08),2° 868.000 (31/10/08-29/05/09), 3° 868.000 (30/05/09-18/12/09),4° 640.000 (19/12/09-30/06/10), totale 3.426.000,00 euro</text:p>
          </table:table-cell>
          <table:table-cell table:number-columns-repeated="1023"/>
        </table:table-row>
        <table:table-row table:style-name="ro1" table:number-rows-repeated="1048534">
          <table:table-cell table:number-columns-repeated="1024"/>
        </table:table-row>
        <table:table-row table:style-name="ro1">
          <table:table-cell table:number-columns-repeated="1024"/>
        </table:table-row>
      </table:table>
      <table:table table:name="TOSCANA" table:style-name="ta8">
        <table:shapes>
          <draw:frame draw:z-index="2" draw:style-name="gr1" draw:text-style-name="P1" svg:width="6.9173in" svg:height="4.2303in" svg:x="7.0445in" svg:y="5.1358in">
            <draw:object draw:notify-on-update-of-ranges="TOSCANA.A2:TOSCANA.A8 TOSCANA.D1:TOSCANA.D1 TOSCANA.D2:TOSCANA.D8 TOSCANA.E1:TOSCANA.E1 TOSCANA.E2:TOSCANA.E8 TOSCANA.F1:TOSCANA.F1 TOSCANA.F2:TOSCANA.F8 TOSCANA.G1:TOSCANA.G1 TOSCANA.G2:TOSCANA.G8 TOSCANA.H1:TOSCANA.H1 TOSCANA.H2:TOSCANA.H8 TOSCANA.I1:TOSCANA.I1 TOSCANA.I2:TOSCANA.I8" xlink:href="./Object 53" xlink:type="simple" xlink:show="embed" xlink:actuate="onLoad"/>
            <draw:image xlink:href="./ObjectReplacements/Object 53" xlink:type="simple" xlink:show="embed" xlink:actuate="onLoad"/>
          </draw:frame>
          <draw:frame draw:z-index="3" draw:style-name="gr1" draw:text-style-name="P1" svg:width="6.2988in" svg:height="3.5429in" svg:x="0.0004in" svg:y="6.3756in">
            <draw:object draw:notify-on-update-of-ranges="TOSCANA.A2:TOSCANA.A8 TOSCANA.D1:TOSCANA.D1 TOSCANA.D2:TOSCANA.D8 TOSCANA.E1:TOSCANA.E1 TOSCANA.E2:TOSCANA.E8 TOSCANA.F1:TOSCANA.F1 TOSCANA.F2:TOSCANA.F8" xlink:href="./Object 70" xlink:type="simple" xlink:show="embed" xlink:actuate="onLoad"/>
            <draw:image xlink:href="./ObjectReplacements/Object 70"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TO</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TOSCANA.Q21" table:end-x="0.1961in" table:end-y="0.0205in" draw:z-index="0" draw:name="Chart 1" draw:style-name="gr2" draw:text-style-name="P1" svg:width="6.2331in" svg:height="3.3969in" svg:x="0.1276in" svg:y="0.1657in">
              <draw:object draw:notify-on-update-of-ranges="TOSCANA.A2:TOSCANA.A8 TOSCANA.B1:TOSCANA.B1 TOSCANA.B2:TOSCANA.B8 TOSCANA.C1:TOSCANA.C1 TOSCANA.C2:TOSCANA.C8" xlink:href="./Object 15" xlink:type="simple" xlink:show="embed" xlink:actuate="onLoad"/>
              <draw:image xlink:href="./ObjectReplacements/Object 15"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396" calcext:value-type="float">
            <text:p>396</text:p>
          </table:table-cell>
          <table:table-cell office:value-type="float" office:value="9436" calcext:value-type="float">
            <text:p>9436</text:p>
          </table:table-cell>
          <table:table-cell office:value-type="float" office:value="61" calcext:value-type="float">
            <text:p>61</text:p>
          </table:table-cell>
          <table:table-cell office:value-type="float" office:value="171" calcext:value-type="float">
            <text:p>171</text:p>
          </table:table-cell>
          <table:table-cell office:value-type="float" office:value="164" calcext:value-type="float">
            <text:p>164</text:p>
          </table:table-cell>
          <table:table-cell table:number-columns-repeated="3" office:value-type="float" office:value="0" calcext:value-type="float">
            <text:p>0</text:p>
          </table:table-cell>
          <table:table-cell>
            <draw:frame table:end-cell-address="TOSCANA.Q21" table:end-x="0.4646in" table:end-y="0.0339in" draw:z-index="1" draw:name="Chart 2" draw:style-name="gr2" draw:text-style-name="P1" svg:width="6.2268in" svg:height="3.3913in" svg:x="0.4024in" svg:y="0.0079in">
              <draw:object draw:notify-on-update-of-ranges="TOSCANA.A2:TOSCANA.A8 TOSCANA.B1:TOSCANA.B1 TOSCANA.B2:TOSCANA.B8" xlink:href="./Object 16" xlink:type="simple" xlink:show="embed" xlink:actuate="onLoad"/>
              <draw:image xlink:href="./ObjectReplacements/Object 16"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5167" calcext:value-type="float">
            <text:p>5167</text:p>
          </table:table-cell>
          <table:table-cell office:value-type="float" office:value="70062" calcext:value-type="float">
            <text:p>70062</text:p>
          </table:table-cell>
          <table:table-cell office:value-type="float" office:value="649" calcext:value-type="float">
            <text:p>649</text:p>
          </table:table-cell>
          <table:table-cell office:value-type="float" office:value="2117" calcext:value-type="float">
            <text:p>2117</text:p>
          </table:table-cell>
          <table:table-cell office:value-type="float" office:value="527" calcext:value-type="float">
            <text:p>527</text:p>
          </table:table-cell>
          <table:table-cell office:value-type="float" office:value="1873" calcext:value-type="float">
            <text:p>187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22888" calcext:value-type="float">
            <text:p>22888</text:p>
          </table:table-cell>
          <table:table-cell office:value-type="float" office:value="338164" calcext:value-type="float">
            <text:p>338164</text:p>
          </table:table-cell>
          <table:table-cell office:value-type="float" office:value="2168" calcext:value-type="float">
            <text:p>2168</text:p>
          </table:table-cell>
          <table:table-cell office:value-type="float" office:value="6120" calcext:value-type="float">
            <text:p>6120</text:p>
          </table:table-cell>
          <table:table-cell office:value-type="float" office:value="4843" calcext:value-type="float">
            <text:p>4843</text:p>
          </table:table-cell>
          <table:table-cell office:value-type="float" office:value="6638" calcext:value-type="float">
            <text:p>6638</text:p>
          </table:table-cell>
          <table:table-cell office:value-type="float" office:value="3119" calcext:value-type="float">
            <text:p>3119</text:p>
          </table:table-cell>
          <table:table-cell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26290" calcext:value-type="float">
            <text:p>26290</text:p>
          </table:table-cell>
          <table:table-cell office:value-type="float" office:value="719672" calcext:value-type="float">
            <text:p>719672</text:p>
          </table:table-cell>
          <table:table-cell office:value-type="float" office:value="3497" calcext:value-type="float">
            <text:p>3497</text:p>
          </table:table-cell>
          <table:table-cell office:value-type="float" office:value="11102" calcext:value-type="float">
            <text:p>11102</text:p>
          </table:table-cell>
          <table:table-cell office:value-type="float" office:value="5879" calcext:value-type="float">
            <text:p>5879</text:p>
          </table:table-cell>
          <table:table-cell office:value-type="float" office:value="2915" calcext:value-type="float">
            <text:p>2915</text:p>
          </table:table-cell>
          <table:table-cell office:value-type="float" office:value="2895" calcext:value-type="float">
            <text:p>2895</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82541" calcext:value-type="float">
            <text:p>82541</text:p>
          </table:table-cell>
          <table:table-cell office:value-type="float" office:value="2321416" calcext:value-type="float">
            <text:p>2321416</text:p>
          </table:table-cell>
          <table:table-cell office:value-type="float" office:value="4001" calcext:value-type="float">
            <text:p>4001</text:p>
          </table:table-cell>
          <table:table-cell office:value-type="float" office:value="17971" calcext:value-type="float">
            <text:p>17971</text:p>
          </table:table-cell>
          <table:table-cell office:value-type="float" office:value="23589" calcext:value-type="float">
            <text:p>23589</text:p>
          </table:table-cell>
          <table:table-cell office:value-type="float" office:value="27850" calcext:value-type="float">
            <text:p>27850</text:p>
          </table:table-cell>
          <table:table-cell office:value-type="float" office:value="9131" calcext:value-type="float">
            <text:p>9131</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338525" calcext:value-type="float">
            <text:p>338525</text:p>
          </table:table-cell>
          <table:table-cell office:value-type="float" office:value="9453721" calcext:value-type="float">
            <text:p>9453721</text:p>
          </table:table-cell>
          <table:table-cell office:value-type="float" office:value="7261" calcext:value-type="float">
            <text:p>7261</text:p>
          </table:table-cell>
          <table:table-cell office:value-type="float" office:value="39697" calcext:value-type="float">
            <text:p>39697</text:p>
          </table:table-cell>
          <table:table-cell office:value-type="float" office:value="91999" calcext:value-type="float">
            <text:p>91999</text:p>
          </table:table-cell>
          <table:table-cell office:value-type="float" office:value="142539" calcext:value-type="float">
            <text:p>142539</text:p>
          </table:table-cell>
          <table:table-cell office:value-type="float" office:value="29935" calcext:value-type="float">
            <text:p>29935</text:p>
          </table:table-cell>
          <table:table-cell office:value-type="float" office:value="26596" calcext:value-type="float">
            <text:p>26596</text:p>
          </table:table-cell>
          <table:table-cell table:number-columns-repeated="1015"/>
        </table:table-row>
        <table:table-row table:style-name="ro1">
          <table:table-cell office:value-type="float" office:value="2012" calcext:value-type="float">
            <text:p>2012</text:p>
          </table:table-cell>
          <table:table-cell office:value-type="float" office:value="164916" calcext:value-type="float">
            <text:p>164916</text:p>
          </table:table-cell>
          <table:table-cell office:value-type="float" office:value="3437946" calcext:value-type="float">
            <text:p>3437946</text:p>
          </table:table-cell>
          <table:table-cell office:value-type="float" office:value="7305" calcext:value-type="float">
            <text:p>7305</text:p>
          </table:table-cell>
          <table:table-cell office:value-type="float" office:value="29421" calcext:value-type="float">
            <text:p>29421</text:p>
          </table:table-cell>
          <table:table-cell office:value-type="float" office:value="54312" calcext:value-type="float">
            <text:p>54312</text:p>
          </table:table-cell>
          <table:table-cell office:value-type="float" office:value="60211" calcext:value-type="float">
            <text:p>60211</text:p>
          </table:table-cell>
          <table:table-cell office:value-type="float" office:value="11343" calcext:value-type="float">
            <text:p>11343</text:p>
          </table:table-cell>
          <table:table-cell office:value-type="float" office:value="6989" calcext:value-type="float">
            <text:p>6989</text:p>
          </table:table-cell>
          <table:table-cell table:number-columns-repeated="1015"/>
        </table:table-row>
        <table:table-row table:style-name="ro1" table:number-rows-repeated="14">
          <table:table-cell table:number-columns-repeated="1024"/>
        </table:table-row>
        <table:table-row table:style-name="ro1">
          <table:table-cell office:value-type="string" calcext:value-type="string">
            <text:p>17/10/2012  -  Pubblicato sul BUR della Regione Toscana un <text:span text:style-name="T1">bando di incentivazione, nell'ambito della Linea di Attività 3.1 del POR FESR 2007/2013 della Regione, per il sostegno alla realizzazione di impianti per la produzione di energia da fonti rinnovabili.</text:span></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Toscana/Bando2009_energia_PorFesr_Toscana.pdf" xlink:type="simple">22/06/2009  -  Emesso dalla Regione Toscana un bando di attuazione degli interventi in materia di aiuti volti agli investimenti in materia di fonti di energia rinnovabili, risparmio energetico, cogenerazione e teleriscaldamento previsti dal POR-FESR 2007-2013</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Toscana/Delib_GR_Tosc_208_26032007.pdf" xlink:type="simple">26/03/2007  -  Con Delibera della GR n. 208/2007 la Regione Toscana avvia un programma di incentivazione finanziaria in materia di produzione di energia da fonti rinnovabili nonchè di ecoefficienza in campo energetico</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Toscana/Bando_diagnosi_energetiche_Livorno.pdf" xlink:type="simple">13/10/2006  -  Emesso dalla Provincia di Livorno un bando per la concessione di contributi alle imprese del settore industriale, agricolo, turistico e dei servizi, che promuovono analisi energetiche e studi di fattibilitàvolti al risparmio energetico e all'utilizzo di fonti rinnovabili.</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Toscana/Bando_Mis3-2_2006.zip" xlink:type="simple">22/03/2006  -  Emesso dalla Regione Toscana, nell'ambito della Misura 3.2 del DOCUP, un bando che incentiva l'utilizzo delle fonti rinnovabili e il risparmio energetico: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Toscana/Bando_Geot-FR_2005.zip" xlink:type="simple">21/12/2005  -  Emesso dalla Regione Toscana un bando di sostegno ai soggetti privati e alle imprese per l'utilizzo delle energie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22/06/2009 – Fondi Disponibili per annualità 2007-2010 pari a 29.238.291,17 euro</text:p>
          </table:table-cell>
          <table:table-cell table:number-columns-repeated="1023"/>
        </table:table-row>
        <table:table-row table:style-name="ro1">
          <table:table-cell office:value-type="string" calcext:value-type="string">
            <text:p>26/03/2007 – Fondi stanziati 2 Mln euro</text:p>
          </table:table-cell>
          <table:table-cell table:number-columns-repeated="1023"/>
        </table:table-row>
        <table:table-row table:style-name="ro1">
          <table:table-cell office:value-type="string" calcext:value-type="string">
            <text:p>13/10/2006  -  Fondi stanziati 500.000 euro</text:p>
          </table:table-cell>
          <table:table-cell table:number-columns-repeated="1023"/>
        </table:table-row>
        <table:table-row table:style-name="ro1">
          <table:table-cell office:value-type="string" calcext:value-type="string">
            <text:p>22/03/2006 – Fondi non specificati</text:p>
          </table:table-cell>
          <table:table-cell table:number-columns-repeated="1023"/>
        </table:table-row>
        <table:table-row table:style-name="ro1">
          <table:table-cell office:value-type="string" calcext:value-type="string">
            <text:p>21/12/2005 – Fondi geotermici 3.680.800,86 euro (non esplicitamente per PV)</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table:table>
      <table:table table:name="SICILIA" table:style-name="ta9">
        <table:shapes>
          <draw:frame draw:z-index="2" draw:style-name="gr1" draw:text-style-name="P1" svg:width="6.9173in" svg:height="4.2303in" svg:x="7.0445in" svg:y="4.7815in">
            <draw:object draw:notify-on-update-of-ranges="SICILIA.A2:SICILIA.A8 SICILIA.D1:SICILIA.D1 SICILIA.D2:SICILIA.D8 SICILIA.E1:SICILIA.E1 SICILIA.E2:SICILIA.E8 SICILIA.F1:SICILIA.F1 SICILIA.F2:SICILIA.F8 SICILIA.G1:SICILIA.G1 SICILIA.G2:SICILIA.G8 SICILIA.H1:SICILIA.H1 SICILIA.H2:SICILIA.H8 SICILIA.I1:SICILIA.I1 SICILIA.I2:SICILIA.I8" xlink:href="./Object 58" xlink:type="simple" xlink:show="embed" xlink:actuate="onLoad"/>
            <draw:image xlink:href="./ObjectReplacements/Object 58" xlink:type="simple" xlink:show="embed" xlink:actuate="onLoad"/>
          </draw:frame>
          <draw:frame draw:z-index="3" draw:style-name="gr1" draw:text-style-name="P1" svg:width="6.2988in" svg:height="3.5429in" svg:x="0.0004in" svg:y="5.6669in">
            <draw:object draw:notify-on-update-of-ranges="SICILIA.A2:SICILIA.A8 SICILIA.D1:SICILIA.D1 SICILIA.D2:SICILIA.D8 SICILIA.E1:SICILIA.E1 SICILIA.E2:SICILIA.E8 SICILIA.F1:SICILIA.F1 SICILIA.F2:SICILIA.F8" xlink:href="./Object 71" xlink:type="simple" xlink:show="embed" xlink:actuate="onLoad"/>
            <draw:image xlink:href="./ObjectReplacements/Object 71"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SI</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SICILIA.Q21" table:end-x="0.3622in" table:end-y="0.0122in" draw:z-index="0" draw:name="Chart 1" draw:style-name="gr2" draw:text-style-name="P1" svg:width="6.2339in" svg:height="3.4083in" svg:x="0.2929in" svg:y="0.1461in">
              <draw:object draw:notify-on-update-of-ranges="SICILIA.A2:SICILIA.A8 SICILIA.B1:SICILIA.B1 SICILIA.B2:SICILIA.B8 SICILIA.C1:SICILIA.C1 SICILIA.C2:SICILIA.C8" xlink:href="./Object 17" xlink:type="simple" xlink:show="embed" xlink:actuate="onLoad"/>
              <draw:image xlink:href="./ObjectReplacements/Object 17"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369" calcext:value-type="float">
            <text:p>369</text:p>
          </table:table-cell>
          <table:table-cell office:value-type="float" office:value="9436" calcext:value-type="float">
            <text:p>9436</text:p>
          </table:table-cell>
          <table:table-cell office:value-type="float" office:value="35" calcext:value-type="float">
            <text:p>35</text:p>
          </table:table-cell>
          <table:table-cell office:value-type="float" office:value="235" calcext:value-type="float">
            <text:p>235</text:p>
          </table:table-cell>
          <table:table-cell office:value-type="float" office:value="98" calcext:value-type="float">
            <text:p>98</text:p>
          </table:table-cell>
          <table:table-cell table:number-columns-repeated="3" office:value-type="float" office:value="0" calcext:value-type="float">
            <text:p>0</text:p>
          </table:table-cell>
          <table:table-cell>
            <draw:frame table:end-cell-address="SICILIA.Q21" table:end-x="0.4646in" table:end-y="0.1618in" draw:z-index="1" draw:name="Chart 2" draw:style-name="gr2" draw:text-style-name="P1" svg:width="6.2268in" svg:height="3.3913in" svg:x="0.4024in" svg:y="0.1358in">
              <draw:object draw:notify-on-update-of-ranges="SICILIA.A2:SICILIA.A8 SICILIA.B1:SICILIA.B1 SICILIA.B2:SICILIA.B8" xlink:href="./Object 18" xlink:type="simple" xlink:show="embed" xlink:actuate="onLoad"/>
              <draw:image xlink:href="./ObjectReplacements/Object 18"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3864" calcext:value-type="float">
            <text:p>3864</text:p>
          </table:table-cell>
          <table:table-cell office:value-type="float" office:value="70062" calcext:value-type="float">
            <text:p>70062</text:p>
          </table:table-cell>
          <table:table-cell office:value-type="float" office:value="444" calcext:value-type="float">
            <text:p>444</text:p>
          </table:table-cell>
          <table:table-cell office:value-type="float" office:value="979" calcext:value-type="float">
            <text:p>979</text:p>
          </table:table-cell>
          <table:table-cell office:value-type="float" office:value="98" calcext:value-type="float">
            <text:p>98</text:p>
          </table:table-cell>
          <table:table-cell office:value-type="float" office:value="2343" calcext:value-type="float">
            <text:p>234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13015" calcext:value-type="float">
            <text:p>13015</text:p>
          </table:table-cell>
          <table:table-cell office:value-type="float" office:value="338164" calcext:value-type="float">
            <text:p>338164</text:p>
          </table:table-cell>
          <table:table-cell office:value-type="float" office:value="1623" calcext:value-type="float">
            <text:p>1623</text:p>
          </table:table-cell>
          <table:table-cell office:value-type="float" office:value="3551" calcext:value-type="float">
            <text:p>3551</text:p>
          </table:table-cell>
          <table:table-cell office:value-type="float" office:value="3466" calcext:value-type="float">
            <text:p>3466</text:p>
          </table:table-cell>
          <table:table-cell office:value-type="float" office:value="4375" calcext:value-type="float">
            <text:p>4375</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26671" calcext:value-type="float">
            <text:p>26671</text:p>
          </table:table-cell>
          <table:table-cell office:value-type="float" office:value="719672" calcext:value-type="float">
            <text:p>719672</text:p>
          </table:table-cell>
          <table:table-cell office:value-type="float" office:value="2803" calcext:value-type="float">
            <text:p>2803</text:p>
          </table:table-cell>
          <table:table-cell office:value-type="float" office:value="8162" calcext:value-type="float">
            <text:p>8162</text:p>
          </table:table-cell>
          <table:table-cell office:value-type="float" office:value="4205" calcext:value-type="float">
            <text:p>4205</text:p>
          </table:table-cell>
          <table:table-cell office:value-type="float" office:value="4501" calcext:value-type="float">
            <text:p>4501</text:p>
          </table:table-cell>
          <table:table-cell office:value-type="float" office:value="7000" calcext:value-type="float">
            <text:p>7000</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109045" calcext:value-type="float">
            <text:p>109045</text:p>
          </table:table-cell>
          <table:table-cell office:value-type="float" office:value="2321416" calcext:value-type="float">
            <text:p>2321416</text:p>
          </table:table-cell>
          <table:table-cell office:value-type="float" office:value="4305" calcext:value-type="float">
            <text:p>4305</text:p>
          </table:table-cell>
          <table:table-cell office:value-type="float" office:value="17297" calcext:value-type="float">
            <text:p>17297</text:p>
          </table:table-cell>
          <table:table-cell office:value-type="float" office:value="11551" calcext:value-type="float">
            <text:p>11551</text:p>
          </table:table-cell>
          <table:table-cell office:value-type="float" office:value="28512" calcext:value-type="float">
            <text:p>28512</text:p>
          </table:table-cell>
          <table:table-cell office:value-type="float" office:value="25532" calcext:value-type="float">
            <text:p>25532</text:p>
          </table:table-cell>
          <table:table-cell office:value-type="float" office:value="21848" calcext:value-type="float">
            <text:p>21848</text:p>
          </table:table-cell>
          <table:table-cell table:number-columns-repeated="1015"/>
        </table:table-row>
        <table:table-row table:style-name="ro1">
          <table:table-cell office:value-type="float" office:value="2011" calcext:value-type="float">
            <text:p>2011</text:p>
          </table:table-cell>
          <table:table-cell office:value-type="float" office:value="718548" calcext:value-type="float">
            <text:p>718548</text:p>
          </table:table-cell>
          <table:table-cell office:value-type="float" office:value="9453721" calcext:value-type="float">
            <text:p>9453721</text:p>
          </table:table-cell>
          <table:table-cell office:value-type="float" office:value="8866" calcext:value-type="float">
            <text:p>8866</text:p>
          </table:table-cell>
          <table:table-cell office:value-type="float" office:value="59788" calcext:value-type="float">
            <text:p>59788</text:p>
          </table:table-cell>
          <table:table-cell office:value-type="float" office:value="70814" calcext:value-type="float">
            <text:p>70814</text:p>
          </table:table-cell>
          <table:table-cell office:value-type="float" office:value="247006" calcext:value-type="float">
            <text:p>247006</text:p>
          </table:table-cell>
          <table:table-cell office:value-type="float" office:value="178261" calcext:value-type="float">
            <text:p>178261</text:p>
          </table:table-cell>
          <table:table-cell office:value-type="float" office:value="154808" calcext:value-type="float">
            <text:p>154808</text:p>
          </table:table-cell>
          <table:table-cell table:number-columns-repeated="1015"/>
        </table:table-row>
        <table:table-row table:style-name="ro1">
          <table:table-cell office:value-type="float" office:value="2012" calcext:value-type="float">
            <text:p>2012</text:p>
          </table:table-cell>
          <table:table-cell office:value-type="float" office:value="241220" calcext:value-type="float">
            <text:p>241220</text:p>
          </table:table-cell>
          <table:table-cell office:value-type="float" office:value="3437946" calcext:value-type="float">
            <text:p>3437946</text:p>
          </table:table-cell>
          <table:table-cell office:value-type="float" office:value="8746" calcext:value-type="float">
            <text:p>8746</text:p>
          </table:table-cell>
          <table:table-cell office:value-type="float" office:value="63427" calcext:value-type="float">
            <text:p>63427</text:p>
          </table:table-cell>
          <table:table-cell office:value-type="float" office:value="58514" calcext:value-type="float">
            <text:p>58514</text:p>
          </table:table-cell>
          <table:table-cell office:value-type="float" office:value="83291" calcext:value-type="float">
            <text:p>83291</text:p>
          </table:table-cell>
          <table:table-cell office:value-type="float" office:value="17745" calcext:value-type="float">
            <text:p>17745</text:p>
          </table:table-cell>
          <table:table-cell office:value-type="float" office:value="9993" calcext:value-type="float">
            <text:p>9993</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text:a xlink:href="http://enerweb.casaccia.enea.it/enearegioni/UserFiles/Sicilia/bandi%20311%20energia%20da%20fonti%20rinnovabili.zip" xlink:type="simple">29/05/2010  -  Emesso dalla Regione Sicilia, nell'ambito del Programma di Sviluppo Rurale 2007/2013, unbando a favore degli imprenditori agricoli, di incentivazione della diversificazione delle attività aziendali verso finalità agroenergetiche, </text:a></text:p>
          </table:table-cell>
          <table:table-cell table:number-columns-repeated="1023"/>
        </table:table-row>
        <table:table-row table:style-name="ro1">
          <table:table-cell office:value-type="string" calcext:value-type="string">
            <text:p><text:a xlink:href="http://enerweb.casaccia.enea.it/enearegioni/UserFiles/Sicilia/Bando_Por_Sicilia2010_Att2_1_1_1_.zip" xlink:type="simple">28/05/2010  -   Emesso dalla Regione Sicilia un avviso pubblico per la concessione di agevolazioni finanziarie, attraverso la sottoscrizione di Contratti di Programma Regionali per lo Sviluppo delle Attività Industriali, in attuazione del POR FESR Sicilia 2007 - 2013, linea di intervento 2.1.1.1 "Interventi per la costituzione di filiere produttive di ambito regionale nel campo delle fonti rinnovabili anche attraverso progetti pilota a carattere innovativo (specie nei settori del solare termico a bassa temperatura, solare fotovoltaico, biomassa, mobilità sostenibile, ecoefficienza, biocarburanti e idroelettrico), da attuare in sinergia con l'azione di incentivazione alla trasformazione e commercializzazione sulle colture energetiche no food".</text:a></text:p>
          </table:table-cell>
          <table:table-cell table:number-columns-repeated="1023"/>
        </table:table-row>
        <table:table-row table:style-name="ro1">
          <table:table-cell office:value-type="string" calcext:value-type="string">
            <text:p><text:a xlink:href="http://enerweb.casaccia.enea.it/enearegioni/UserFiles/Sicilia/Art105_LR11_2010_sicilia.doc" xlink:type="simple">12/05/2010  -  E' costituito un "fondo regionale di garanzia" per le piccole medie imprese e per le famiglie,  destinato alla copertura dei rischi derivanti dai finanziamenti a medio termine concessi alle imprese industriali, nonché alle imprese artigiane e agricole nonché alle famiglie che realizzino investimenti nel  territorio della Regione per l'installazione di impianti fotovoltaici </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29/05/2010 – Fondi disponibili 6 Mln euro</text:p>
          </table:table-cell>
          <table:table-cell table:number-columns-repeated="1023"/>
        </table:table-row>
        <table:table-row table:style-name="ro1">
          <table:table-cell office:value-type="string" calcext:value-type="string">
            <text:p>28/05/2010 – I fondi disponibili fanno riferimento al PO FESR 2007-2013 Sicilia, tetto massimo 120 Mln euro</text:p>
          </table:table-cell>
          <table:table-cell table:number-columns-repeated="1023"/>
        </table:table-row>
        <table:table-row table:style-name="ro1">
          <table:table-cell office:value-type="string" calcext:value-type="string">
            <text:p>12/05/2010 – Fondo Garanzia, entità 20 Mln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FRIULI VENEZIA GIULIA" table:style-name="ta10">
        <table:shapes>
          <draw:frame draw:z-index="2" draw:style-name="gr1" draw:text-style-name="P1" svg:width="6.9173in" svg:height="4.2303in" svg:x="6.3307in" svg:y="6.4933in">
            <draw:object draw:notify-on-update-of-ranges="'FRIULI VENEZIA GIULIA'.A2:'FRIULI VENEZIA GIULIA'.A8 'FRIULI VENEZIA GIULIA'.D1:'FRIULI VENEZIA GIULIA'.D1 'FRIULI VENEZIA GIULIA'.D2:'FRIULI VENEZIA GIULIA'.D8 'FRIULI VENEZIA GIULIA'.E1:'FRIULI VENEZIA GIULIA'.E1 'FRIULI VENEZIA GIULIA'.E2:'FRIULI VENEZIA GIULIA'.E8 'FRIULI VENEZIA GIULIA'.F1:'FRIULI VENEZIA GIULIA'.F1 'FRIULI VENEZIA GIULIA'.F2:'FRIULI VENEZIA GIULIA'.F8 'FRIULI VENEZIA GIULIA'.G1:'FRIULI VENEZIA GIULIA'.G1 'FRIULI VENEZIA GIULIA'.G2:'FRIULI VENEZIA GIULIA'.G8 'FRIULI VENEZIA GIULIA'.H1:'FRIULI VENEZIA GIULIA'.H1 'FRIULI VENEZIA GIULIA'.H2:'FRIULI VENEZIA GIULIA'.H8 'FRIULI VENEZIA GIULIA'.I1:'FRIULI VENEZIA GIULIA'.I1 'FRIULI VENEZIA GIULIA'.I2:'FRIULI VENEZIA GIULIA'.I8" xlink:href="./Object 59" xlink:type="simple" xlink:show="embed" xlink:actuate="onLoad"/>
            <draw:image xlink:href="./ObjectReplacements/Object 59" xlink:type="simple" xlink:show="embed" xlink:actuate="onLoad"/>
          </draw:frame>
          <draw:frame draw:z-index="3" draw:style-name="gr1" draw:text-style-name="P1" svg:width="6.2988in" svg:height="3.5429in" svg:x="0.0004in" svg:y="6.5528in">
            <draw:object draw:notify-on-update-of-ranges="'FRIULI VENEZIA GIULIA'.A2:'FRIULI VENEZIA GIULIA'.A8 'FRIULI VENEZIA GIULIA'.D1:'FRIULI VENEZIA GIULIA'.D1 'FRIULI VENEZIA GIULIA'.D2:'FRIULI VENEZIA GIULIA'.D8 'FRIULI VENEZIA GIULIA'.E1:'FRIULI VENEZIA GIULIA'.E1 'FRIULI VENEZIA GIULIA'.E2:'FRIULI VENEZIA GIULIA'.E8 'FRIULI VENEZIA GIULIA'.F1:'FRIULI VENEZIA GIULIA'.F1 'FRIULI VENEZIA GIULIA'.F2:'FRIULI VENEZIA GIULIA'.F8" xlink:href="./Object 72" xlink:type="simple" xlink:show="embed" xlink:actuate="onLoad"/>
            <draw:image xlink:href="./ObjectReplacements/Object 7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FVG</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FRIULI VENEZIA GIULIA'.Q21" table:end-x="0.4in" table:end-y="0.0122in" draw:z-index="0" draw:name="Chart 1" draw:style-name="gr2" draw:text-style-name="P1" svg:width="6.2339in" svg:height="3.387in" svg:x="0.3307in" svg:y="0.1673in">
              <draw:object draw:notify-on-update-of-ranges="'FRIULI VENEZIA GIULIA'.A2:'FRIULI VENEZIA GIULIA'.A8 'FRIULI VENEZIA GIULIA'.B1:'FRIULI VENEZIA GIULIA'.B1 'FRIULI VENEZIA GIULIA'.B2:'FRIULI VENEZIA GIULIA'.B8 'FRIULI VENEZIA GIULIA'.C1:'FRIULI VENEZIA GIULIA'.C1 'FRIULI VENEZIA GIULIA'.C2:'FRIULI VENEZIA GIULIA'.C8" xlink:href="./Object 19" xlink:type="simple" xlink:show="embed" xlink:actuate="onLoad"/>
              <draw:image xlink:href="./ObjectReplacements/Object 19" xlink:type="simple" xlink:show="embed" xlink:actuate="onLoad"/>
            </draw:frame>
            <draw:frame table:end-cell-address="'FRIULI VENEZIA GIULIA'.Q20" table:end-x="0.435in" table:end-y="0.1311in" draw:z-index="1" draw:name="Chart 2" draw:style-name="gr2" draw:text-style-name="P1" svg:width="6.2268in" svg:height="3.3957in" svg:x="0.3728in" svg:y="0.1in">
              <draw:object draw:notify-on-update-of-ranges="'FRIULI VENEZIA GIULIA'.A2:'FRIULI VENEZIA GIULIA'.A8 'FRIULI VENEZIA GIULIA'.B1:'FRIULI VENEZIA GIULIA'.B1 'FRIULI VENEZIA GIULIA'.B2:'FRIULI VENEZIA GIULIA'.B8" xlink:href="./Object 20" xlink:type="simple" xlink:show="embed" xlink:actuate="onLoad"/>
              <draw:image xlink:href="./ObjectReplacements/Object 20"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361" calcext:value-type="float">
            <text:p>361</text:p>
          </table:table-cell>
          <table:table-cell office:value-type="float" office:value="9436" calcext:value-type="float">
            <text:p>9436</text:p>
          </table:table-cell>
          <table:table-cell office:value-type="float" office:value="59" calcext:value-type="float">
            <text:p>59</text:p>
          </table:table-cell>
          <table:table-cell office:value-type="float" office:value="303" calcext:value-type="float">
            <text:p>303</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2235" calcext:value-type="float">
            <text:p>2235</text:p>
          </table:table-cell>
          <table:table-cell office:value-type="float" office:value="70062" calcext:value-type="float">
            <text:p>70062</text:p>
          </table:table-cell>
          <table:table-cell office:value-type="float" office:value="374" calcext:value-type="float">
            <text:p>374</text:p>
          </table:table-cell>
          <table:table-cell office:value-type="float" office:value="1122" calcext:value-type="float">
            <text:p>1122</text:p>
          </table:table-cell>
          <table:table-cell office:value-type="float" office:value="231" calcext:value-type="float">
            <text:p>231</text:p>
          </table:table-cell>
          <table:table-cell office:value-type="float" office:value="509" calcext:value-type="float">
            <text:p>509</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9731" calcext:value-type="float">
            <text:p>9731</text:p>
          </table:table-cell>
          <table:table-cell office:value-type="float" office:value="338164" calcext:value-type="float">
            <text:p>338164</text:p>
          </table:table-cell>
          <table:table-cell office:value-type="float" office:value="1549" calcext:value-type="float">
            <text:p>1549</text:p>
          </table:table-cell>
          <table:table-cell office:value-type="float" office:value="4680" calcext:value-type="float">
            <text:p>4680</text:p>
          </table:table-cell>
          <table:table-cell office:value-type="float" office:value="1986" calcext:value-type="float">
            <text:p>1986</text:p>
          </table:table-cell>
          <table:table-cell office:value-type="float" office:value="1517" calcext:value-type="float">
            <text:p>1517</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16667" calcext:value-type="float">
            <text:p>16667</text:p>
          </table:table-cell>
          <table:table-cell office:value-type="float" office:value="719672" calcext:value-type="float">
            <text:p>719672</text:p>
          </table:table-cell>
          <table:table-cell office:value-type="float" office:value="1853" calcext:value-type="float">
            <text:p>1853</text:p>
          </table:table-cell>
          <table:table-cell office:value-type="float" office:value="7166" calcext:value-type="float">
            <text:p>7166</text:p>
          </table:table-cell>
          <table:table-cell office:value-type="float" office:value="4448" calcext:value-type="float">
            <text:p>4448</text:p>
          </table:table-cell>
          <table:table-cell office:value-type="float" office:value="3200" calcext:value-type="float">
            <text:p>3200</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63962" calcext:value-type="float">
            <text:p>63962</text:p>
          </table:table-cell>
          <table:table-cell office:value-type="float" office:value="2321416" calcext:value-type="float">
            <text:p>2321416</text:p>
          </table:table-cell>
          <table:table-cell office:value-type="float" office:value="3760" calcext:value-type="float">
            <text:p>3760</text:p>
          </table:table-cell>
          <table:table-cell office:value-type="float" office:value="25772" calcext:value-type="float">
            <text:p>25772</text:p>
          </table:table-cell>
          <table:table-cell office:value-type="float" office:value="13246" calcext:value-type="float">
            <text:p>13246</text:p>
          </table:table-cell>
          <table:table-cell office:value-type="float" office:value="4885" calcext:value-type="float">
            <text:p>4885</text:p>
          </table:table-cell>
          <table:table-cell office:value-type="float" office:value="7820" calcext:value-type="float">
            <text:p>7820</text:p>
          </table:table-cell>
          <table:table-cell office:value-type="float" office:value="8479" calcext:value-type="float">
            <text:p>8479</text:p>
          </table:table-cell>
          <table:table-cell table:number-columns-repeated="1015"/>
        </table:table-row>
        <table:table-row table:style-name="ro1">
          <table:table-cell office:value-type="float" office:value="2011" calcext:value-type="float">
            <text:p>2011</text:p>
          </table:table-cell>
          <table:table-cell office:value-type="float" office:value="209033" calcext:value-type="float">
            <text:p>209033</text:p>
          </table:table-cell>
          <table:table-cell office:value-type="float" office:value="9453721" calcext:value-type="float">
            <text:p>9453721</text:p>
          </table:table-cell>
          <table:table-cell office:value-type="float" office:value="4925" calcext:value-type="float">
            <text:p>4925</text:p>
          </table:table-cell>
          <table:table-cell office:value-type="float" office:value="42169" calcext:value-type="float">
            <text:p>42169</text:p>
          </table:table-cell>
          <table:table-cell office:value-type="float" office:value="75108" calcext:value-type="float">
            <text:p>75108</text:p>
          </table:table-cell>
          <table:table-cell office:value-type="float" office:value="48578" calcext:value-type="float">
            <text:p>48578</text:p>
          </table:table-cell>
          <table:table-cell office:value-type="float" office:value="25005" calcext:value-type="float">
            <text:p>25005</text:p>
          </table:table-cell>
          <table:table-cell office:value-type="float" office:value="13249" calcext:value-type="float">
            <text:p>13249</text:p>
          </table:table-cell>
          <table:table-cell table:number-columns-repeated="1015"/>
        </table:table-row>
        <table:table-row table:style-name="ro1">
          <table:table-cell office:value-type="float" office:value="2012" calcext:value-type="float">
            <text:p>2012</text:p>
          </table:table-cell>
          <table:table-cell office:value-type="float" office:value="101922" calcext:value-type="float">
            <text:p>101922</text:p>
          </table:table-cell>
          <table:table-cell office:value-type="float" office:value="3437946" calcext:value-type="float">
            <text:p>3437946</text:p>
          </table:table-cell>
          <table:table-cell office:value-type="float" office:value="3946" calcext:value-type="float">
            <text:p>3946</text:p>
          </table:table-cell>
          <table:table-cell office:value-type="float" office:value="24938" calcext:value-type="float">
            <text:p>24938</text:p>
          </table:table-cell>
          <table:table-cell office:value-type="float" office:value="30505" calcext:value-type="float">
            <text:p>30505</text:p>
          </table:table-cell>
          <table:table-cell office:value-type="float" office:value="36812" calcext:value-type="float">
            <text:p>36812</text:p>
          </table:table-cell>
          <table:table-cell office:value-type="float" office:value="6833" calcext:value-type="float">
            <text:p>6833</text:p>
          </table:table-cell>
          <table:table-cell office:value-type="float" office:value="0" calcext:value-type="float">
            <text:p>0</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text:a xlink:href="http://enerweb.casaccia.enea.it/enearegioni/UserFiles/Friuli/pr._go_bando_fv_2012.pdf" xlink:type="simple">22/12/2011  -  Emesso dalla Provincia di Gorizia un bando per l'erogazione di contributi in conto capitale per impianti fotovoltaici presso abitazioni private nella provincia di Gorizia</text:a></text:p>
          </table:table-cell>
          <table:table-cell table:number-columns-repeated="1023"/>
        </table:table-row>
        <table:table-row table:style-name="ro1">
          <table:table-cell office:value-type="string" calcext:value-type="string">
            <text:p>21/04/2011  -  Emesso dalla Regione Friuli, nell'ambito del POR FESR 2007-2013, un <text:span text:style-name="T1">bando per iniziative rivolte a sostenere l'efficienza energetica e l'utilizzo delle fonti rinnovabili da parte delle imprese turistiche del Friuli Venezia Giulia</text:span><text:span text:style-name="T2">.</text:span></text:p>
          </table:table-cell>
          <table:table-cell table:number-columns-repeated="1023"/>
        </table:table-row>
        <table:table-row table:style-name="ro1">
          <table:table-cell office:value-type="string" calcext:value-type="string">
            <text:p><text:a xlink:href="http://enerweb.casaccia.enea.it/enearegioni/UserFiles/Friuli/bando_311_azione_3_rev2011-02-27.doc" xlink:type="simple">10/03/2011  -  In attuazione del Programma di sviluppo rurale 2007-2013 la Regione Friuli ha emesso unbando che disciplina le modalità e i criteri per la concessione di aiuti a favore delle imprese agricole per interventi nel settore energetico. </text:a></text:p>
          </table:table-cell>
          <table:table-cell table:number-columns-repeated="1023"/>
        </table:table-row>
        <table:table-row table:style-name="ro1">
          <table:table-cell office:value-type="string" calcext:value-type="string">
            <text:p>16/06/2010  -  Emesso dalla Regione Friuli un <text:span text:style-name="T1">bando che disciplina i criteri e le modalità per l'accesso, daparte delle imprese, ai finanziamenti previsti dal POR FESR 2007-2013 nei seguenti ambiti: Risparmio energetico, Fonti rinnovabili, Cogenerazione di energia e calore, Sostituzione di idrocarburi con altri combustibili.</text:span><text:span text:style-name="T2"> </text:span></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Friuli/DGR1431_6_21_07_9_16_54_AM.zip" xlink:type="simple">14/06/2007  -  La Giunta della Regione Friuli Venezia Giulia ha approvato in data odierna con delibera n. 1431 il Regolamento recante criteri e modalità per la concessione alle imprese di contributi in conto capitale per l'installazione di impianti solari fotovoltaici,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Friuli/Bando_FR_2005.pdf" xlink:type="simple">19/10/2005  -  Emesso dalla Regione Friuli un bando per la richiesta di contributi in conto capitale per il contenimento e la riduzione dei consumi e l'utilizzazione delle fonti alternative di energia </text: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22/12/2011 – Fondi non specificati</text:p>
          </table:table-cell>
          <table:table-cell table:number-columns-repeated="1023"/>
        </table:table-row>
        <table:table-row table:style-name="ro1">
          <table:table-cell office:value-type="string" calcext:value-type="string">
            <text:p>10/03/2011 – Fondi disponibili 5.500.000,00 euro, quota europea 2.420.000,00 euro</text:p>
          </table:table-cell>
          <table:table-cell table:number-columns-repeated="1023"/>
        </table:table-row>
        <table:table-row table:style-name="ro1">
          <table:table-cell office:value-type="string" calcext:value-type="string">
            <text:p>14/06/2007 – Fondi non specificati</text:p>
          </table:table-cell>
          <table:table-cell table:number-columns-repeated="1023"/>
        </table:table-row>
        <table:table-row table:style-name="ro1">
          <table:table-cell office:value-type="string" calcext:value-type="string">
            <text:p>19/10/2005 – Fondi stanziati: impianti PV collegati alla rete elettrica 5.261.385,55, impianti PV non collegati 814.104,92, pannelli solari termici 1.864.336,77, totale 7.939.827,24 euro</text:p>
          </table:table-cell>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PUGLIA" table:style-name="ta11">
        <table:shapes>
          <draw:frame draw:z-index="2" draw:style-name="gr1" draw:text-style-name="P1" svg:width="6.9173in" svg:height="4.2303in" svg:x="6.2224in" svg:y="4.5063in">
            <draw:object draw:notify-on-update-of-ranges="PUGLIA.A2:PUGLIA.A8 PUGLIA.D1:PUGLIA.D1 PUGLIA.D2:PUGLIA.D8 PUGLIA.E1:PUGLIA.E1 PUGLIA.E2:PUGLIA.E8 PUGLIA.F1:PUGLIA.F1 PUGLIA.F2:PUGLIA.F8 PUGLIA.G1:PUGLIA.G1 PUGLIA.G2:PUGLIA.G8 PUGLIA.H1:PUGLIA.H1 PUGLIA.H2:PUGLIA.H8 PUGLIA.I1:PUGLIA.I1 PUGLIA.I2:PUGLIA.I8" xlink:href="./Object 60" xlink:type="simple" xlink:show="embed" xlink:actuate="onLoad"/>
            <draw:image xlink:href="./ObjectReplacements/Object 60" xlink:type="simple" xlink:show="embed" xlink:actuate="onLoad"/>
          </draw:frame>
          <draw:frame draw:z-index="3" draw:style-name="gr1" draw:text-style-name="P1" svg:width="6.2988in" svg:height="3.5429in" svg:x="0.0004in" svg:y="4.7815in">
            <draw:object draw:notify-on-update-of-ranges="PUGLIA.A2:PUGLIA.A8 PUGLIA.D1:PUGLIA.D1 PUGLIA.D2:PUGLIA.D8 PUGLIA.E1:PUGLIA.E1 PUGLIA.E2:PUGLIA.E8 PUGLIA.F1:PUGLIA.F1 PUGLIA.F2:PUGLIA.F8" xlink:href="./Object 73" xlink:type="simple" xlink:show="embed" xlink:actuate="onLoad"/>
            <draw:image xlink:href="./ObjectReplacements/Object 7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PU</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PUGLIA.Q20" table:end-x="0.635in" table:end-y="0.1173in" draw:z-index="0" draw:name="Chart 1" draw:style-name="gr2" draw:text-style-name="P1" svg:width="6.2555in" svg:height="3.3957in" svg:x="0.5441in" svg:y="0.0862in">
              <draw:object draw:notify-on-update-of-ranges="PUGLIA.A2:PUGLIA.A8 PUGLIA.B1:PUGLIA.B1 PUGLIA.B2:PUGLIA.B8 PUGLIA.C1:PUGLIA.C1 PUGLIA.C2:PUGLIA.C8" xlink:href="./Object 21" xlink:type="simple" xlink:show="embed" xlink:actuate="onLoad"/>
              <draw:image xlink:href="./ObjectReplacements/Object 21" xlink:type="simple" xlink:show="embed" xlink:actuate="onLoad"/>
            </draw:frame>
            <draw:frame table:end-cell-address="PUGLIA.Q20" table:end-x="0.1807in" table:end-y="0.1508in" draw:z-index="1" draw:name="Chart 2" draw:style-name="gr2" draw:text-style-name="P1" svg:width="6.2268in" svg:height="3.3957in" svg:x="0.1185in" svg:y="0.1197in">
              <draw:object draw:notify-on-update-of-ranges="PUGLIA.A2:PUGLIA.A8 PUGLIA.B1:PUGLIA.B1 PUGLIA.B2:PUGLIA.B8" xlink:href="./Object 22" xlink:type="simple" xlink:show="embed" xlink:actuate="onLoad"/>
              <draw:image xlink:href="./ObjectReplacements/Object 22"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275" calcext:value-type="float">
            <text:p>275</text:p>
          </table:table-cell>
          <table:table-cell office:value-type="float" office:value="9436" calcext:value-type="float">
            <text:p>9436</text:p>
          </table:table-cell>
          <table:table-cell office:value-type="float" office:value="78" calcext:value-type="float">
            <text:p>78</text:p>
          </table:table-cell>
          <table:table-cell office:value-type="float" office:value="196" calcext:value-type="float">
            <text:p>196</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6754" calcext:value-type="float">
            <text:p>6754</text:p>
          </table:table-cell>
          <table:table-cell office:value-type="float" office:value="70062" calcext:value-type="float">
            <text:p>70062</text:p>
          </table:table-cell>
          <table:table-cell office:value-type="float" office:value="504" calcext:value-type="float">
            <text:p>504</text:p>
          </table:table-cell>
          <table:table-cell office:value-type="float" office:value="1676" calcext:value-type="float">
            <text:p>1676</text:p>
          </table:table-cell>
          <table:table-cell office:value-type="float" office:value="1497" calcext:value-type="float">
            <text:p>1497</text:p>
          </table:table-cell>
          <table:table-cell office:value-type="float" office:value="3076" calcext:value-type="float">
            <text:p>307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45078" calcext:value-type="float">
            <text:p>45078</text:p>
          </table:table-cell>
          <table:table-cell office:value-type="float" office:value="338164" calcext:value-type="float">
            <text:p>338164</text:p>
          </table:table-cell>
          <table:table-cell office:value-type="float" office:value="2139" calcext:value-type="float">
            <text:p>2139</text:p>
          </table:table-cell>
          <table:table-cell office:value-type="float" office:value="7597" calcext:value-type="float">
            <text:p>7597</text:p>
          </table:table-cell>
          <table:table-cell office:value-type="float" office:value="9414" calcext:value-type="float">
            <text:p>9414</text:p>
          </table:table-cell>
          <table:table-cell office:value-type="float" office:value="25929" calcext:value-type="float">
            <text:p>25929</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160094" calcext:value-type="float">
            <text:p>160094</text:p>
          </table:table-cell>
          <table:table-cell office:value-type="float" office:value="719672" calcext:value-type="float">
            <text:p>719672</text:p>
          </table:table-cell>
          <table:table-cell office:value-type="float" office:value="2726" calcext:value-type="float">
            <text:p>2726</text:p>
          </table:table-cell>
          <table:table-cell office:value-type="float" office:value="10350" calcext:value-type="float">
            <text:p>10350</text:p>
          </table:table-cell>
          <table:table-cell office:value-type="float" office:value="10734" calcext:value-type="float">
            <text:p>10734</text:p>
          </table:table-cell>
          <table:table-cell office:value-type="float" office:value="134624" calcext:value-type="float">
            <text:p>134624</text:p>
          </table:table-cell>
          <table:table-cell office:value-type="float" office:value="1661" calcext:value-type="float">
            <text:p>1661</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468241" calcext:value-type="float">
            <text:p>468241</text:p>
          </table:table-cell>
          <table:table-cell office:value-type="float" office:value="2321416" calcext:value-type="float">
            <text:p>2321416</text:p>
          </table:table-cell>
          <table:table-cell office:value-type="float" office:value="3590" calcext:value-type="float">
            <text:p>3590</text:p>
          </table:table-cell>
          <table:table-cell office:value-type="float" office:value="18457" calcext:value-type="float">
            <text:p>18457</text:p>
          </table:table-cell>
          <table:table-cell office:value-type="float" office:value="13886" calcext:value-type="float">
            <text:p>13886</text:p>
          </table:table-cell>
          <table:table-cell office:value-type="float" office:value="318028" calcext:value-type="float">
            <text:p>318028</text:p>
          </table:table-cell>
          <table:table-cell office:value-type="float" office:value="16728" calcext:value-type="float">
            <text:p>16728</text:p>
          </table:table-cell>
          <table:table-cell office:value-type="float" office:value="97552" calcext:value-type="float">
            <text:p>97552</text:p>
          </table:table-cell>
          <table:table-cell table:number-columns-repeated="1015"/>
        </table:table-row>
        <table:table-row table:style-name="ro1">
          <table:table-cell office:value-type="float" office:value="2011" calcext:value-type="float">
            <text:p>2011</text:p>
          </table:table-cell>
          <table:table-cell office:value-type="float" office:value="1521964" calcext:value-type="float">
            <text:p>1521964</text:p>
          </table:table-cell>
          <table:table-cell office:value-type="float" office:value="9453721" calcext:value-type="float">
            <text:p>9453721</text:p>
          </table:table-cell>
          <table:table-cell office:value-type="float" office:value="10549" calcext:value-type="float">
            <text:p>10549</text:p>
          </table:table-cell>
          <table:table-cell office:value-type="float" office:value="58804" calcext:value-type="float">
            <text:p>58804</text:p>
          </table:table-cell>
          <table:table-cell office:value-type="float" office:value="80665" calcext:value-type="float">
            <text:p>80665</text:p>
          </table:table-cell>
          <table:table-cell office:value-type="float" office:value="955435" calcext:value-type="float">
            <text:p>955435</text:p>
          </table:table-cell>
          <table:table-cell office:value-type="float" office:value="153239" calcext:value-type="float">
            <text:p>153239</text:p>
          </table:table-cell>
          <table:table-cell office:value-type="float" office:value="258201" calcext:value-type="float">
            <text:p>258201</text:p>
          </table:table-cell>
          <table:table-cell table:number-columns-repeated="1015"/>
        </table:table-row>
        <table:table-row table:style-name="ro1">
          <table:table-cell office:value-type="float" office:value="2012" calcext:value-type="float">
            <text:p>2012</text:p>
          </table:table-cell>
          <table:table-cell office:value-type="float" office:value="242214" calcext:value-type="float">
            <text:p>242214</text:p>
          </table:table-cell>
          <table:table-cell office:value-type="float" office:value="3437946" calcext:value-type="float">
            <text:p>3437946</text:p>
          </table:table-cell>
          <table:table-cell office:value-type="float" office:value="8810" calcext:value-type="float">
            <text:p>8810</text:p>
          </table:table-cell>
          <table:table-cell office:value-type="float" office:value="48456" calcext:value-type="float">
            <text:p>48456</text:p>
          </table:table-cell>
          <table:table-cell office:value-type="float" office:value="68671" calcext:value-type="float">
            <text:p>68671</text:p>
          </table:table-cell>
          <table:table-cell office:value-type="float" office:value="116603" calcext:value-type="float">
            <text:p>116603</text:p>
          </table:table-cell>
          <table:table-cell office:value-type="float" office:value="1995" calcext:value-type="float">
            <text:p>1995</text:p>
          </table:table-cell>
          <table:table-cell office:value-type="float" office:value="0" calcext:value-type="float">
            <text:p>0</text:p>
          </table:table-cell>
          <table:table-cell table:number-columns-repeated="1015"/>
        </table:table-row>
        <table:table-row table:style-name="ro1" table:number-rows-repeated="14">
          <table:table-cell table:number-columns-repeated="1024"/>
        </table:table-row>
        <table:table-row table:style-name="ro1">
          <table:table-cell office:value-type="string" calcext:value-type="string">
            <text:p><text:a xlink:href="http://enerweb.casaccia.enea.it/enearegioni/esplora/download.asp?File=/enearegioni/UserFiles/Puglia/Regolamento_Puglia_Energia_2008.pdf" xlink:type="simple">21/11/2008  -  Pubblicato sul BUR della Regione Puglia  il "Regolamento per aiuti agli investimenti delle PMI nel risparmio energetico, nella cogenerazione ad alto rendimento e per l'impiego di fonti di energia rinnovabile in esenzione ai sensi del Regolamento (CE) n. 800/2008".</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Puglia/bando_fotov_mis_1_9_2006.pdf" xlink:type="simple">07/09/2006  -  Pubblicato sulla Gazzetta Ufficiale della Regione nell'ambito della Misura Energia del POR,un bando per la concessione di contributi a favore delle PMI per la realizzazione di impianti fotovoltaici, da 5 a 20 kW, integrati negli edifici o nelle loro pertinenze. Il contributo pubblico è di 4,5 milioni di euro. </text:a></text:p>
          </table:table-cell>
          <table:table-cell table:number-columns-repeated="1023"/>
        </table:table-row>
        <table:table-row table:style-name="ro1">
          <table:table-cell table:number-columns-repeated="1024"/>
        </table:table-row>
        <table:table-row table:style-name="ro1">
          <table:table-cell office:value-type="string" calcext:value-type="string">
            <text:p>21/11/2008 - Fondi non specificati</text:p>
          </table:table-cell>
          <table:table-cell table:number-columns-repeated="1023"/>
        </table:table-row>
        <table:table-row table:style-name="ro1">
          <table:table-cell office:value-type="string" calcext:value-type="string">
            <text:p>07/09/2006 – Fondi disponibili 4.500.000,00 euro</text:p>
          </table:table-cell>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MARCHE" table:style-name="ta12">
        <table:shapes>
          <draw:frame draw:z-index="2" draw:style-name="gr1" draw:text-style-name="P1" svg:width="6.9173in" svg:height="4.2303in" svg:x="6.8484in" svg:y="6.2079in">
            <draw:object draw:notify-on-update-of-ranges="MARCHE.A2:MARCHE.A8 MARCHE.D1:MARCHE.D1 MARCHE.D2:MARCHE.D8 MARCHE.E1:MARCHE.E1 MARCHE.E2:MARCHE.E8 MARCHE.F1:MARCHE.F1 MARCHE.F2:MARCHE.F8 MARCHE.G1:MARCHE.G1 MARCHE.G2:MARCHE.G8 MARCHE.H1:MARCHE.H1 MARCHE.H2:MARCHE.H8 MARCHE.I1:MARCHE.I1 MARCHE.I2:MARCHE.I8" xlink:href="./Object 61" xlink:type="simple" xlink:show="embed" xlink:actuate="onLoad"/>
            <draw:image xlink:href="./ObjectReplacements/Object 61" xlink:type="simple" xlink:show="embed" xlink:actuate="onLoad"/>
          </draw:frame>
          <draw:frame draw:z-index="3" draw:style-name="gr1" draw:text-style-name="P1" svg:width="6.2988in" svg:height="3.5429in" svg:x="0.0004in" svg:y="7.261in">
            <draw:object draw:notify-on-update-of-ranges="MARCHE.A2:MARCHE.A8 MARCHE.D1:MARCHE.D1 MARCHE.D2:MARCHE.D8 MARCHE.E1:MARCHE.E1 MARCHE.E2:MARCHE.E8 MARCHE.F1:MARCHE.F1 MARCHE.F2:MARCHE.F8" xlink:href="./Object 75" xlink:type="simple" xlink:show="embed" xlink:actuate="onLoad"/>
            <draw:image xlink:href="./ObjectReplacements/Object 75"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M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MARCHE.Q21" table:end-x="0.7445in" table:end-y="0.0217in" draw:z-index="0" draw:name="Chart 1" draw:style-name="gr2" draw:text-style-name="P1" svg:width="6.2339in" svg:height="3.3874in" svg:x="0.6752in" svg:y="0.1764in">
              <draw:object draw:notify-on-update-of-ranges="MARCHE.A2:MARCHE.A8 MARCHE.B1:MARCHE.B1 MARCHE.B2:MARCHE.B8 MARCHE.C1:MARCHE.C1 MARCHE.C2:MARCHE.C8" xlink:href="./Object 23" xlink:type="simple" xlink:show="embed" xlink:actuate="onLoad"/>
              <draw:image xlink:href="./ObjectReplacements/Object 23"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244" calcext:value-type="float">
            <text:p>244</text:p>
          </table:table-cell>
          <table:table-cell office:value-type="float" office:value="9436" calcext:value-type="float">
            <text:p>9436</text:p>
          </table:table-cell>
          <table:table-cell office:value-type="float" office:value="67" calcext:value-type="float">
            <text:p>67</text:p>
          </table:table-cell>
          <table:table-cell office:value-type="float" office:value="177" calcext:value-type="float">
            <text:p>177</text:p>
          </table:table-cell>
          <table:table-cell table:number-columns-repeated="4" office:value-type="float" office:value="0" calcext:value-type="float">
            <text:p>0</text:p>
          </table:table-cell>
          <table:table-cell>
            <draw:frame table:end-cell-address="MARCHE.Q21" table:end-x="0.5035in" table:end-y="0.0433in" draw:z-index="1" draw:name="Chart 2" draw:style-name="gr2" draw:text-style-name="P1" svg:width="6.2268in" svg:height="3.3913in" svg:x="0.4413in" svg:y="0.0173in">
              <draw:object draw:notify-on-update-of-ranges="MARCHE.A2:MARCHE.A8 MARCHE.B1:MARCHE.B1 MARCHE.B2:MARCHE.B8" xlink:href="./Object 24" xlink:type="simple" xlink:show="embed" xlink:actuate="onLoad"/>
              <draw:image xlink:href="./ObjectReplacements/Object 24"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2351" calcext:value-type="float">
            <text:p>2351</text:p>
          </table:table-cell>
          <table:table-cell office:value-type="float" office:value="70062" calcext:value-type="float">
            <text:p>70062</text:p>
          </table:table-cell>
          <table:table-cell office:value-type="float" office:value="299" calcext:value-type="float">
            <text:p>299</text:p>
          </table:table-cell>
          <table:table-cell office:value-type="float" office:value="1146" calcext:value-type="float">
            <text:p>1146</text:p>
          </table:table-cell>
          <table:table-cell office:value-type="float" office:value="669" calcext:value-type="float">
            <text:p>669</text:p>
          </table:table-cell>
          <table:table-cell office:value-type="float" office:value="237" calcext:value-type="float">
            <text:p>237</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20848" calcext:value-type="float">
            <text:p>20848</text:p>
          </table:table-cell>
          <table:table-cell office:value-type="float" office:value="338164" calcext:value-type="float">
            <text:p>338164</text:p>
          </table:table-cell>
          <table:table-cell office:value-type="float" office:value="1327" calcext:value-type="float">
            <text:p>1327</text:p>
          </table:table-cell>
          <table:table-cell office:value-type="float" office:value="3139" calcext:value-type="float">
            <text:p>3139</text:p>
          </table:table-cell>
          <table:table-cell office:value-type="float" office:value="6548" calcext:value-type="float">
            <text:p>6548</text:p>
          </table:table-cell>
          <table:table-cell office:value-type="float" office:value="6933" calcext:value-type="float">
            <text:p>6933</text:p>
          </table:table-cell>
          <table:table-cell office:value-type="float" office:value="3001" calcext:value-type="float">
            <text:p>3001</text:p>
          </table:table-cell>
          <table:table-cell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37017" calcext:value-type="float">
            <text:p>37017</text:p>
          </table:table-cell>
          <table:table-cell office:value-type="float" office:value="719672" calcext:value-type="float">
            <text:p>719672</text:p>
          </table:table-cell>
          <table:table-cell office:value-type="float" office:value="1742" calcext:value-type="float">
            <text:p>1742</text:p>
          </table:table-cell>
          <table:table-cell office:value-type="float" office:value="4888" calcext:value-type="float">
            <text:p>4888</text:p>
          </table:table-cell>
          <table:table-cell office:value-type="float" office:value="9397" calcext:value-type="float">
            <text:p>9397</text:p>
          </table:table-cell>
          <table:table-cell office:value-type="float" office:value="13704" calcext:value-type="float">
            <text:p>13704</text:p>
          </table:table-cell>
          <table:table-cell office:value-type="float" office:value="7274" calcext:value-type="float">
            <text:p>7274</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124221" calcext:value-type="float">
            <text:p>124221</text:p>
          </table:table-cell>
          <table:table-cell office:value-type="float" office:value="2321416" calcext:value-type="float">
            <text:p>2321416</text:p>
          </table:table-cell>
          <table:table-cell office:value-type="float" office:value="2921" calcext:value-type="float">
            <text:p>2921</text:p>
          </table:table-cell>
          <table:table-cell office:value-type="float" office:value="12025" calcext:value-type="float">
            <text:p>12025</text:p>
          </table:table-cell>
          <table:table-cell office:value-type="float" office:value="21584" calcext:value-type="float">
            <text:p>21584</text:p>
          </table:table-cell>
          <table:table-cell office:value-type="float" office:value="67759" calcext:value-type="float">
            <text:p>67759</text:p>
          </table:table-cell>
          <table:table-cell office:value-type="float" office:value="19933" calcext:value-type="float">
            <text:p>19933</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611333" calcext:value-type="float">
            <text:p>611333</text:p>
          </table:table-cell>
          <table:table-cell office:value-type="float" office:value="9453721" calcext:value-type="float">
            <text:p>9453721</text:p>
          </table:table-cell>
          <table:table-cell office:value-type="float" office:value="4735" calcext:value-type="float">
            <text:p>4735</text:p>
          </table:table-cell>
          <table:table-cell office:value-type="float" office:value="25972" calcext:value-type="float">
            <text:p>25972</text:p>
          </table:table-cell>
          <table:table-cell office:value-type="float" office:value="93533" calcext:value-type="float">
            <text:p>93533</text:p>
          </table:table-cell>
          <table:table-cell office:value-type="float" office:value="391695" calcext:value-type="float">
            <text:p>391695</text:p>
          </table:table-cell>
          <table:table-cell office:value-type="float" office:value="74819" calcext:value-type="float">
            <text:p>74819</text:p>
          </table:table-cell>
          <table:table-cell office:value-type="float" office:value="20890" calcext:value-type="float">
            <text:p>20890</text:p>
          </table:table-cell>
          <table:table-cell table:number-columns-repeated="1015"/>
        </table:table-row>
        <table:table-row table:style-name="ro1">
          <table:table-cell office:value-type="float" office:value="2012" calcext:value-type="float">
            <text:p>2012</text:p>
          </table:table-cell>
          <table:table-cell office:value-type="float" office:value="180687" calcext:value-type="float">
            <text:p>180687</text:p>
          </table:table-cell>
          <table:table-cell office:value-type="float" office:value="3437946" calcext:value-type="float">
            <text:p>3437946</text:p>
          </table:table-cell>
          <table:table-cell office:value-type="float" office:value="4729" calcext:value-type="float">
            <text:p>4729</text:p>
          </table:table-cell>
          <table:table-cell office:value-type="float" office:value="22487" calcext:value-type="float">
            <text:p>22487</text:p>
          </table:table-cell>
          <table:table-cell office:value-type="float" office:value="46827" calcext:value-type="float">
            <text:p>46827</text:p>
          </table:table-cell>
          <table:table-cell office:value-type="float" office:value="104193" calcext:value-type="float">
            <text:p>104193</text:p>
          </table:table-cell>
          <table:table-cell office:value-type="float" office:value="5776" calcext:value-type="float">
            <text:p>5776</text:p>
          </table:table-cell>
          <table:table-cell office:value-type="float" office:value="0" calcext:value-type="float">
            <text:p>0</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text:a xlink:href="http://enerweb.casaccia.enea.it/enearegioni/UserFiles/Marche/Bando_POR_Marche_2012.rtf" xlink:type="simple">31/05/2012  -  Emesso dalla Regione Marche un bando, nell'ambito dell'Asse 3 del POR FESR 2007/2013, per favorire la realizzazione di  investimenti finalizzati al risparmio energetico ed all'utilizzo di fonti energetiche rinnovabili in contesti produttivi ed alla conseguente riduzione delle emissioni in atmosfera di gas ad effetto serra.</text:a></text:p>
          </table:table-cell>
          <table:table-cell table:number-columns-repeated="1023"/>
        </table:table-row>
        <table:table-row table:style-name="ro1">
          <table:table-cell office:value-type="string" calcext:value-type="string">
            <text:p><text:a xlink:href="http://enerweb.casaccia.enea.it/enearegioni/esplora/download.asp?File=/enearegioni/UserFiles/Marche/Fondo_IngFin_FRRE_2010.zip" xlink:type="simple">06/07/2010  -  Costituito dalla Regione Marche un Fondo di ingegneria finanziaria per la concessione di garanzie su investimenti delle imprese nelle energie rinnovabili e nel risparmio energetico a valere sulle risorse comunitarie del POR FESR 2007-2013. Le risorse disponibili ammontano a 8,05 Mln di €</text:a></text:p>
          </table:table-cell>
          <table:table-cell table:number-columns-repeated="1023"/>
        </table:table-row>
        <table:table-row table:style-name="ro1">
          <table:table-cell office:value-type="string" calcext:value-type="string">
            <text:p><text:a xlink:href="http://enerweb.casaccia.enea.it/enearegioni/UserFiles/Marche/Bando_PSR_2009.pdf" xlink:type="simple">30/12/2009  -  Approvato un bando per la Misura 3.1.1. Sottomisura b) "Diversificazione dell'attività delle aziende agricole ed avvio di nuove attività" del Programma di Sviluppo Rurale 2007/2013 della Regione Marche. Le risorse finanziarie  ammontano a 5 Mln di €. Produzione per l'utilizzo e la vendita di energia elettrica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Marche/BANDO_FR_RE_Turismo_Marche_Por.doc" xlink:type="simple">07/04/2009  -  Emesso dalla Regione Marche un bando per investimenti per il risparmio energetico e l'utilizzo delle fonti rinnovabili nelle PMI del settore Turismo.</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Marche/BANDO_FR_RE_Cultura_Marche_Por.doc" xlink:type="simple">26/03/2009  -  Emesso dalla Regione Marche un bando per investimenti per il risparmio energetico e l'utilizzo delle fonti rinnovabili a favore delle PMI del settore Cultura</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Marche/Bando_FReRE_PorFesr_2009.rtf" xlink:type="simple">10/03/2009  -  Emesso dalla Regione Marche un bando finanziato dal POR FESR che incentiva il risparmio energetico e l'utilizzo di energia da fonti rinnovabili delle PMI del settore Commercio.</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Marche/POR_progetti_rinnovabili_PMI.doc" xlink:type="simple">30/07/2008  -  Approvato dalla Giunta Regionale delle Marche il seguente bando finanziato dal POR FESR: "Sostegno agli investimenti finalizzati al risparmio energetico e alla produzione di energia da fonti rinnovabili da utilizzare in contesti produttivi".</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Marche/Bando_Marche_Docup_2006.zip" xlink:type="simple">25/05/2006  -  Emesso dalla Regione Marche un bando di incentivazione del risparmio energetico e dell'utilizzo delle fonti energetiche rinnovabili. </text:a></text:p>
          </table:table-cell>
          <table:table-cell table:number-columns-repeated="1023"/>
        </table:table-row>
        <table:table-row table:style-name="ro1">
          <table:table-cell table:number-columns-repeated="1024"/>
        </table:table-row>
        <table:table-row table:style-name="ro1">
          <table:table-cell office:value-type="string" calcext:value-type="string">
            <text:p>31/05/2012 – Fondi Disponibili 1.087.108,34 euro</text:p>
          </table:table-cell>
          <table:table-cell table:number-columns-repeated="1023"/>
        </table:table-row>
        <table:table-row table:style-name="ro1">
          <table:table-cell office:value-type="string" calcext:value-type="string">
            <text:p>06/07/2010 – Risorse disponibili 8.050.000,00 euro</text:p>
          </table:table-cell>
          <table:table-cell table:number-columns-repeated="1023"/>
        </table:table-row>
        <table:table-row table:style-name="ro1">
          <table:table-cell office:value-type="string" calcext:value-type="string">
            <text:p>30/12/2009 – Risorse disponibili 5 Mln euro</text:p>
          </table:table-cell>
          <table:table-cell table:number-columns-repeated="1023"/>
        </table:table-row>
        <table:table-row table:style-name="ro1">
          <table:table-cell office:value-type="string" calcext:value-type="string">
            <text:p>07/04/2009 - Fondi stanziati 532.004,27 euro</text:p>
          </table:table-cell>
          <table:table-cell table:number-columns-repeated="1023"/>
        </table:table-row>
        <table:table-row table:style-name="ro1">
          <table:table-cell office:value-type="string" calcext:value-type="string">
            <text:p>26/03/2009 - Fondi stanziati 760.000,00 euro</text:p>
          </table:table-cell>
          <table:table-cell table:number-columns-repeated="1023"/>
        </table:table-row>
        <table:table-row table:style-name="ro1">
          <table:table-cell office:value-type="string" calcext:value-type="string">
            <text:p>10/03/2009 – Fondi stanziati 760.000,00 euro</text:p>
          </table:table-cell>
          <table:table-cell table:number-columns-repeated="1023"/>
        </table:table-row>
        <table:table-row table:style-name="ro1">
          <table:table-cell office:value-type="string" calcext:value-type="string">
            <text:p>30/07/2008 – Fondi stanziati 1.445.519,29 euro</text:p>
          </table:table-cell>
          <table:table-cell table:number-columns-repeated="1023"/>
        </table:table-row>
        <table:table-row table:style-name="ro1">
          <table:table-cell office:value-type="string" calcext:value-type="string">
            <text:p>25/05/2006 – Fondi disponibili 975.065,17 euro; regione 144.812,89, fesr 830.252,28</text:p>
          </table:table-cell>
          <table:table-cell table:number-columns-repeated="1023"/>
        </table:table-row>
        <table:table-row table:style-name="ro1" table:number-rows-repeated="1048535">
          <table:table-cell table:number-columns-repeated="1024"/>
        </table:table-row>
        <table:table-row table:style-name="ro1">
          <table:table-cell table:number-columns-repeated="1024"/>
        </table:table-row>
      </table:table>
      <table:table table:name="CAMPANIA" table:style-name="ta13">
        <table:shapes>
          <draw:frame draw:z-index="2" draw:style-name="gr1" draw:text-style-name="P1" svg:width="6.9173in" svg:height="4.2303in" svg:x="6.2618in" svg:y="5.411in">
            <draw:object draw:notify-on-update-of-ranges="CAMPANIA.A2:CAMPANIA.A8 CAMPANIA.D1:CAMPANIA.D1 CAMPANIA.D2:CAMPANIA.D8 CAMPANIA.E1:CAMPANIA.E1 CAMPANIA.E2:CAMPANIA.E8 CAMPANIA.F1:CAMPANIA.F1 CAMPANIA.F2:CAMPANIA.F8 CAMPANIA.G1:CAMPANIA.G1 CAMPANIA.G2:CAMPANIA.G8 CAMPANIA.H1:CAMPANIA.H1 CAMPANIA.H2:CAMPANIA.H8 CAMPANIA.I1:CAMPANIA.I1 CAMPANIA.I2:CAMPANIA.I8" xlink:href="./Object 43" xlink:type="simple" xlink:show="embed" xlink:actuate="onLoad"/>
            <draw:image xlink:href="./ObjectReplacements/Object 43" xlink:type="simple" xlink:show="embed" xlink:actuate="onLoad"/>
          </draw:frame>
          <draw:frame draw:z-index="3" draw:style-name="gr1" draw:text-style-name="P1" svg:width="6.2988in" svg:height="3.5429in" svg:x="0.0004in" svg:y="5.8437in">
            <draw:object draw:notify-on-update-of-ranges="CAMPANIA.A2:CAMPANIA.A8 CAMPANIA.D1:CAMPANIA.D1 CAMPANIA.D2:CAMPANIA.D8 CAMPANIA.E1:CAMPANIA.E1 CAMPANIA.E2:CAMPANIA.E8 CAMPANIA.F1:CAMPANIA.F1 CAMPANIA.F2:CAMPANIA.F8" xlink:href="./Object 76" xlink:type="simple" xlink:show="embed" xlink:actuate="onLoad"/>
            <draw:image xlink:href="./ObjectReplacements/Object 76"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C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CAMPANIA.Q21" table:end-x="0.3811in" table:end-y="0.0303in" draw:z-index="0" draw:name="Chart 1" draw:style-name="gr2" draw:text-style-name="P1" svg:width="6.2331in" svg:height="3.3969in" svg:x="0.3126in" svg:y="0.1756in">
              <draw:object draw:notify-on-update-of-ranges="CAMPANIA.A2:CAMPANIA.A8 CAMPANIA.B1:CAMPANIA.B1 CAMPANIA.B2:CAMPANIA.B8 CAMPANIA.C1:CAMPANIA.C1 CAMPANIA.C2:CAMPANIA.C8" xlink:href="./Object 25" xlink:type="simple" xlink:show="embed" xlink:actuate="onLoad"/>
              <draw:image xlink:href="./ObjectReplacements/Object 25" xlink:type="simple" xlink:show="embed" xlink:actuate="onLoad"/>
            </draw:frame>
            <draw:frame table:end-cell-address="CAMPANIA.Q20" table:end-x="0.4843in" table:end-y="0.0311in" draw:z-index="1" draw:name="Chart 2" draw:style-name="gr2" draw:text-style-name="P1" svg:width="6.2268in" svg:height="3.3957in" svg:x="0.422in" svg:y="0in">
              <draw:object draw:notify-on-update-of-ranges="CAMPANIA.A2:CAMPANIA.A8 CAMPANIA.B1:CAMPANIA.B1 CAMPANIA.B2:CAMPANIA.B8" xlink:href="./Object 26" xlink:type="simple" xlink:show="embed" xlink:actuate="onLoad"/>
              <draw:image xlink:href="./ObjectReplacements/Object 26"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103" calcext:value-type="float">
            <text:p>103</text:p>
          </table:table-cell>
          <table:table-cell office:value-type="float" office:value="9436" calcext:value-type="float">
            <text:p>9436</text:p>
          </table:table-cell>
          <table:table-cell office:value-type="float" office:value="5" calcext:value-type="float">
            <text:p>5</text:p>
          </table:table-cell>
          <table:table-cell office:value-type="float" office:value="98" calcext:value-type="float">
            <text:p>98</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2468" calcext:value-type="float">
            <text:p>2468</text:p>
          </table:table-cell>
          <table:table-cell office:value-type="float" office:value="70062" calcext:value-type="float">
            <text:p>70062</text:p>
          </table:table-cell>
          <table:table-cell office:value-type="float" office:value="121" calcext:value-type="float">
            <text:p>121</text:p>
          </table:table-cell>
          <table:table-cell office:value-type="float" office:value="807" calcext:value-type="float">
            <text:p>807</text:p>
          </table:table-cell>
          <table:table-cell office:value-type="float" office:value="544" calcext:value-type="float">
            <text:p>544</text:p>
          </table:table-cell>
          <table:table-cell office:value-type="float" office:value="996" calcext:value-type="float">
            <text:p>99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9066" calcext:value-type="float">
            <text:p>9066</text:p>
          </table:table-cell>
          <table:table-cell office:value-type="float" office:value="338164" calcext:value-type="float">
            <text:p>338164</text:p>
          </table:table-cell>
          <table:table-cell office:value-type="float" office:value="541" calcext:value-type="float">
            <text:p>541</text:p>
          </table:table-cell>
          <table:table-cell office:value-type="float" office:value="1728" calcext:value-type="float">
            <text:p>1728</text:p>
          </table:table-cell>
          <table:table-cell office:value-type="float" office:value="2500" calcext:value-type="float">
            <text:p>2500</text:p>
          </table:table-cell>
          <table:table-cell office:value-type="float" office:value="4296" calcext:value-type="float">
            <text:p>429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17660" calcext:value-type="float">
            <text:p>17660</text:p>
          </table:table-cell>
          <table:table-cell office:value-type="float" office:value="719672" calcext:value-type="float">
            <text:p>719672</text:p>
          </table:table-cell>
          <table:table-cell office:value-type="float" office:value="1196" calcext:value-type="float">
            <text:p>1196</text:p>
          </table:table-cell>
          <table:table-cell office:value-type="float" office:value="4425" calcext:value-type="float">
            <text:p>4425</text:p>
          </table:table-cell>
          <table:table-cell office:value-type="float" office:value="3574" calcext:value-type="float">
            <text:p>3574</text:p>
          </table:table-cell>
          <table:table-cell office:value-type="float" office:value="8465" calcext:value-type="float">
            <text:p>8465</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51025" calcext:value-type="float">
            <text:p>51025</text:p>
          </table:table-cell>
          <table:table-cell office:value-type="float" office:value="2321416" calcext:value-type="float">
            <text:p>2321416</text:p>
          </table:table-cell>
          <table:table-cell office:value-type="float" office:value="2304" calcext:value-type="float">
            <text:p>2304</text:p>
          </table:table-cell>
          <table:table-cell office:value-type="float" office:value="9702" calcext:value-type="float">
            <text:p>9702</text:p>
          </table:table-cell>
          <table:table-cell office:value-type="float" office:value="7296" calcext:value-type="float">
            <text:p>7296</text:p>
          </table:table-cell>
          <table:table-cell office:value-type="float" office:value="8770" calcext:value-type="float">
            <text:p>8770</text:p>
          </table:table-cell>
          <table:table-cell office:value-type="float" office:value="2542" calcext:value-type="float">
            <text:p>2542</text:p>
          </table:table-cell>
          <table:table-cell office:value-type="float" office:value="20410" calcext:value-type="float">
            <text:p>20410</text:p>
          </table:table-cell>
          <table:table-cell table:number-columns-repeated="1015"/>
        </table:table-row>
        <table:table-row table:style-name="ro1">
          <table:table-cell office:value-type="float" office:value="2011" calcext:value-type="float">
            <text:p>2011</text:p>
          </table:table-cell>
          <table:table-cell office:value-type="float" office:value="298844" calcext:value-type="float">
            <text:p>298844</text:p>
          </table:table-cell>
          <table:table-cell office:value-type="float" office:value="9453721" calcext:value-type="float">
            <text:p>9453721</text:p>
          </table:table-cell>
          <table:table-cell office:value-type="float" office:value="4170" calcext:value-type="float">
            <text:p>4170</text:p>
          </table:table-cell>
          <table:table-cell office:value-type="float" office:value="29421" calcext:value-type="float">
            <text:p>29421</text:p>
          </table:table-cell>
          <table:table-cell office:value-type="float" office:value="38900" calcext:value-type="float">
            <text:p>38900</text:p>
          </table:table-cell>
          <table:table-cell office:value-type="float" office:value="73864" calcext:value-type="float">
            <text:p>73864</text:p>
          </table:table-cell>
          <table:table-cell office:value-type="float" office:value="109006" calcext:value-type="float">
            <text:p>109006</text:p>
          </table:table-cell>
          <table:table-cell office:value-type="float" office:value="48422" calcext:value-type="float">
            <text:p>48422</text:p>
          </table:table-cell>
          <table:table-cell table:number-columns-repeated="1015"/>
        </table:table-row>
        <table:table-row table:style-name="ro1">
          <table:table-cell office:value-type="float" office:value="2012" calcext:value-type="float">
            <text:p>2012</text:p>
          </table:table-cell>
          <table:table-cell office:value-type="float" office:value="162150" calcext:value-type="float">
            <text:p>162150</text:p>
          </table:table-cell>
          <table:table-cell office:value-type="float" office:value="3437946" calcext:value-type="float">
            <text:p>3437946</text:p>
          </table:table-cell>
          <table:table-cell office:value-type="float" office:value="4239" calcext:value-type="float">
            <text:p>4239</text:p>
          </table:table-cell>
          <table:table-cell office:value-type="float" office:value="34072" calcext:value-type="float">
            <text:p>34072</text:p>
          </table:table-cell>
          <table:table-cell office:value-type="float" office:value="38850" calcext:value-type="float">
            <text:p>38850</text:p>
          </table:table-cell>
          <table:table-cell office:value-type="float" office:value="80553" calcext:value-type="float">
            <text:p>80553</text:p>
          </table:table-cell>
          <table:table-cell office:value-type="float" office:value="8404" calcext:value-type="float">
            <text:p>8404</text:p>
          </table:table-cell>
          <table:table-cell office:value-type="float" office:value="0" calcext:value-type="float">
            <text:p>0</text:p>
          </table:table-cell>
          <table:table-cell table:number-columns-repeated="1015"/>
        </table:table-row>
        <table:table-row table:style-name="ro1" table:number-rows-repeated="15">
          <table:table-cell table:number-columns-repeated="1024"/>
        </table:table-row>
        <table:table-row table:style-name="ro1">
          <table:table-cell office:value-type="string" calcext:value-type="string">
            <text:p>18/08/2008  -  <text:span text:style-name="T1">Stanziati dalla Giunta Regionale Regione Campania un miliardo di euro a valere sul Fondo Europeo di Sviluppo Regionale (FESR)</text:span><text:span text:style-name="T2"> per finanziare 357 progetti selezionati attraverso il Parco Progetti Regionale e rilevanti progetti per il settore turistico. Al settore energia (impianti fotovoltaici) sono destinati 74 milioni di euro per 40 progetti. </text:span></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Campania/Bando_Por_dec238_06.zip" xlink:type="simple">21/07/2006  -  Pubblicato sulla Gazzetta Ufficiale della Regione Campania il Decreto Dirigenziale n. 238 del 16 giugno 2006 che approva il bando relativo alla misura 1.12 del POR per l'incentivazione al risparmio energetico, alla produzione di energia da fonti rinnovabili ed alla cogenerazione distribuita. Le risorse stanziate ammontano a 93 milioni di euro.</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Campania/delibera_GR_283_06.pdf" xlink:type="simple">24/04/2006  -  Pubblicata sul Bollettino Ufficiale della Regione Campania la Delibera della GR n. 283contenente interventi a favore dell'impiego di fonti energetiche rinnovabili e per il risparmio energetico in agricoltura.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Campania/Bando_FS_2005.zip" xlink:type="simple">19/12/2005  -  Pubblicato sul Bollettino Ufficiale della Regione Campania un bando per la richiesta da parte delle PMI di contributi pubblici, per la realizzazione di impianti fotovoltaici per la produzione di energia elettrica,  aventi potenza inferiore a 20 kW. Il bando è finanziato dal POR Misura 1.12.</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21/07/2006 – Fondi disponibili: progetti in ambiti monosettoriali 50 Mln euro, progettazione integrata 43.923.957,50 euro</text:p>
          </table:table-cell>
          <table:table-cell table:number-columns-repeated="1023"/>
        </table:table-row>
        <table:table-row table:style-name="ro1">
          <table:table-cell office:value-type="string" calcext:value-type="string">
            <text:p>24/04/2006 – Fondi Stanziati 1.990.941,22 euro</text:p>
          </table:table-cell>
          <table:table-cell table:number-columns-repeated="1023"/>
        </table:table-row>
        <table:table-row table:style-name="ro1">
          <table:table-cell office:value-type="string" calcext:value-type="string">
            <text:p>19/12/2005 – Fondi Stanziati 13.042.131,05</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BASILICATA" table:style-name="ta14">
        <table:shapes>
          <draw:frame draw:z-index="2" draw:style-name="gr1" draw:text-style-name="P1" svg:width="6.9173in" svg:height="4.2303in" svg:x="6.4378in" svg:y="4.5748in">
            <draw:object draw:notify-on-update-of-ranges="BASILICATA.A2:BASILICATA.A8 BASILICATA.D1:BASILICATA.D1 BASILICATA.D2:BASILICATA.D8 BASILICATA.E1:BASILICATA.E1 BASILICATA.E2:BASILICATA.E8 BASILICATA.F1:BASILICATA.F1 BASILICATA.F2:BASILICATA.F8 BASILICATA.G1:BASILICATA.G1 BASILICATA.G2:BASILICATA.G8 BASILICATA.H1:BASILICATA.H1 BASILICATA.H2:BASILICATA.H8 BASILICATA.I1:BASILICATA.I1 BASILICATA.I2:BASILICATA.I8" xlink:href="./Object 47" xlink:type="simple" xlink:show="embed" xlink:actuate="onLoad"/>
            <draw:image xlink:href="./ObjectReplacements/Object 47" xlink:type="simple" xlink:show="embed" xlink:actuate="onLoad"/>
          </draw:frame>
          <draw:frame draw:z-index="3" draw:style-name="gr1" draw:text-style-name="P1" svg:width="6.2988in" svg:height="3.5429in" svg:x="0.0004in" svg:y="5.1358in">
            <draw:object draw:notify-on-update-of-ranges="BASILICATA.A2:BASILICATA.A8 BASILICATA.D1:BASILICATA.D1 BASILICATA.D2:BASILICATA.D8 BASILICATA.E1:BASILICATA.E1 BASILICATA.E2:BASILICATA.E8 BASILICATA.F1:BASILICATA.F1 BASILICATA.F2:BASILICATA.F8" xlink:href="./Object 77" xlink:type="simple" xlink:show="embed" xlink:actuate="onLoad"/>
            <draw:image xlink:href="./ObjectReplacements/Object 77"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B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number-columns-repeated="1015"/>
        </table:table-row>
        <table:table-row table:style-name="ro1">
          <table:table-cell office:value-type="float" office:value="2006" calcext:value-type="float">
            <text:p>2006</text:p>
          </table:table-cell>
          <table:table-cell office:value-type="float" office:value="82" calcext:value-type="float">
            <text:p>82</text:p>
          </table:table-cell>
          <table:table-cell office:value-type="float" office:value="9436" calcext:value-type="float">
            <text:p>9436</text:p>
          </table:table-cell>
          <table:table-cell office:value-type="float" office:value="0" calcext:value-type="float">
            <text:p>0</text:p>
          </table:table-cell>
          <table:table-cell office:value-type="float" office:value="52" calcext:value-type="float">
            <text:p>52</text:p>
          </table:table-cell>
          <table:table-cell office:value-type="float" office:value="30" calcext:value-type="float">
            <text:p>30</text:p>
          </table:table-cell>
          <table:table-cell table:number-columns-repeated="3" office:value-type="float" office:value="0" calcext:value-type="float">
            <text:p>0</text:p>
          </table:table-cell>
          <table:table-cell>
            <draw:frame table:end-cell-address="BASILICATA.Q21" table:end-x="0.2783in" table:end-y="0.0339in" draw:z-index="1" draw:name="Chart 2" draw:style-name="gr2" draw:text-style-name="P1" svg:width="6.2268in" svg:height="3.3913in" svg:x="0.2161in" svg:y="0.0079in">
              <draw:object draw:notify-on-update-of-ranges="BASILICATA.A2:BASILICATA.A8 BASILICATA.B1:BASILICATA.B1 BASILICATA.B2:BASILICATA.B8" xlink:href="./Object 28" xlink:type="simple" xlink:show="embed" xlink:actuate="onLoad"/>
              <draw:image xlink:href="./ObjectReplacements/Object 28"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714" calcext:value-type="float">
            <text:p>714</text:p>
          </table:table-cell>
          <table:table-cell office:value-type="float" office:value="70062" calcext:value-type="float">
            <text:p>70062</text:p>
          </table:table-cell>
          <table:table-cell office:value-type="float" office:value="13" calcext:value-type="float">
            <text:p>13</text:p>
          </table:table-cell>
          <table:table-cell office:value-type="float" office:value="457" calcext:value-type="float">
            <text:p>457</text:p>
          </table:table-cell>
          <table:table-cell office:value-type="float" office:value="243" calcext:value-type="float">
            <text:p>243</text:p>
          </table:table-cell>
          <table:table-cell table:number-columns-repeated="3" office:value-type="float" office:value="0" calcext:value-type="float">
            <text:p>0</text:p>
          </table:table-cell>
          <table:table-cell/>
          <table:table-cell>
            <draw:frame table:end-cell-address="BASILICATA.R22" table:end-x="0.4094in" table:end-y="0.0795in" draw:z-index="0" draw:name="Chart 1" draw:style-name="gr2" draw:text-style-name="P1" svg:width="6.2382in" svg:height="3.3906in" svg:x="0.335in" svg:y="0.0543in">
              <draw:object draw:notify-on-update-of-ranges="BASILICATA.A2:BASILICATA.A8 BASILICATA.B1:BASILICATA.B1 BASILICATA.B2:BASILICATA.B8 BASILICATA.C1:BASILICATA.C1 BASILICATA.C2:BASILICATA.C8" xlink:href="./Object 27" xlink:type="simple" xlink:show="embed" xlink:actuate="onLoad"/>
              <draw:image xlink:href="./ObjectReplacements/Object 27" xlink:type="simple" xlink:show="embed" xlink:actuate="onLoad"/>
            </draw:frame>
          </table:table-cell>
          <table:table-cell table:number-columns-repeated="1013"/>
        </table:table-row>
        <table:table-row table:style-name="ro1">
          <table:table-cell office:value-type="float" office:value="2008" calcext:value-type="float">
            <text:p>2008</text:p>
          </table:table-cell>
          <table:table-cell office:value-type="float" office:value="3760" calcext:value-type="float">
            <text:p>3760</text:p>
          </table:table-cell>
          <table:table-cell office:value-type="float" office:value="338164" calcext:value-type="float">
            <text:p>338164</text:p>
          </table:table-cell>
          <table:table-cell office:value-type="float" office:value="231" calcext:value-type="float">
            <text:p>231</text:p>
          </table:table-cell>
          <table:table-cell office:value-type="float" office:value="761" calcext:value-type="float">
            <text:p>761</text:p>
          </table:table-cell>
          <table:table-cell office:value-type="float" office:value="1798" calcext:value-type="float">
            <text:p>1798</text:p>
          </table:table-cell>
          <table:table-cell office:value-type="float" office:value="969" calcext:value-type="float">
            <text:p>969</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24596" calcext:value-type="float">
            <text:p>24596</text:p>
          </table:table-cell>
          <table:table-cell office:value-type="float" office:value="719672" calcext:value-type="float">
            <text:p>719672</text:p>
          </table:table-cell>
          <table:table-cell office:value-type="float" office:value="522" calcext:value-type="float">
            <text:p>522</text:p>
          </table:table-cell>
          <table:table-cell office:value-type="float" office:value="1394" calcext:value-type="float">
            <text:p>1394</text:p>
          </table:table-cell>
          <table:table-cell office:value-type="float" office:value="15847" calcext:value-type="float">
            <text:p>15847</text:p>
          </table:table-cell>
          <table:table-cell office:value-type="float" office:value="6832" calcext:value-type="float">
            <text:p>6832</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20505" calcext:value-type="float">
            <text:p>20505</text:p>
          </table:table-cell>
          <table:table-cell office:value-type="float" office:value="2321416" calcext:value-type="float">
            <text:p>2321416</text:p>
          </table:table-cell>
          <table:table-cell office:value-type="float" office:value="711" calcext:value-type="float">
            <text:p>711</text:p>
          </table:table-cell>
          <table:table-cell office:value-type="float" office:value="3023" calcext:value-type="float">
            <text:p>3023</text:p>
          </table:table-cell>
          <table:table-cell office:value-type="float" office:value="3977" calcext:value-type="float">
            <text:p>3977</text:p>
          </table:table-cell>
          <table:table-cell office:value-type="float" office:value="12794" calcext:value-type="float">
            <text:p>12794</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173864" calcext:value-type="float">
            <text:p>173864</text:p>
          </table:table-cell>
          <table:table-cell office:value-type="float" office:value="9453721" calcext:value-type="float">
            <text:p>9453721</text:p>
          </table:table-cell>
          <table:table-cell office:value-type="float" office:value="1300" calcext:value-type="float">
            <text:p>1300</text:p>
          </table:table-cell>
          <table:table-cell office:value-type="float" office:value="11259" calcext:value-type="float">
            <text:p>11259</text:p>
          </table:table-cell>
          <table:table-cell office:value-type="float" office:value="19012" calcext:value-type="float">
            <text:p>19012</text:p>
          </table:table-cell>
          <table:table-cell office:value-type="float" office:value="132248" calcext:value-type="float">
            <text:p>132248</text:p>
          </table:table-cell>
          <table:table-cell office:value-type="float" office:value="4828" calcext:value-type="float">
            <text:p>4828</text:p>
          </table:table-cell>
          <table:table-cell office:value-type="float" office:value="5216" calcext:value-type="float">
            <text:p>5216</text:p>
          </table:table-cell>
          <table:table-cell table:number-columns-repeated="1015"/>
        </table:table-row>
        <table:table-row table:style-name="ro1">
          <table:table-cell office:value-type="float" office:value="2012" calcext:value-type="float">
            <text:p>2012</text:p>
          </table:table-cell>
          <table:table-cell office:value-type="float" office:value="104060" calcext:value-type="float">
            <text:p>104060</text:p>
          </table:table-cell>
          <table:table-cell office:value-type="float" office:value="3437946" calcext:value-type="float">
            <text:p>3437946</text:p>
          </table:table-cell>
          <table:table-cell office:value-type="float" office:value="1459" calcext:value-type="float">
            <text:p>1459</text:p>
          </table:table-cell>
          <table:table-cell office:value-type="float" office:value="11207" calcext:value-type="float">
            <text:p>11207</text:p>
          </table:table-cell>
          <table:table-cell office:value-type="float" office:value="7542" calcext:value-type="float">
            <text:p>7542</text:p>
          </table:table-cell>
          <table:table-cell office:value-type="float" office:value="86416" calcext:value-type="float">
            <text:p>86416</text:p>
          </table:table-cell>
          <table:table-cell table:number-columns-repeated="2" office:value-type="float" office:value="0" calcext:value-type="float">
            <text:p>0</text:p>
          </table:table-cell>
          <table:table-cell table:number-columns-repeated="1015"/>
        </table:table-row>
        <table:table-row table:style-name="ro1" table:number-rows-repeated="14">
          <table:table-cell table:number-columns-repeated="1024"/>
        </table:table-row>
        <table:table-row table:style-name="ro1">
          <table:table-cell office:value-type="string" calcext:value-type="string">
            <text:p><text:a xlink:href="http://enerweb.casaccia.enea.it/enearegioni/UserFiles/Basilicata/Bando_PSR_2010_Basilicata.pdf" xlink:type="simple">01/04/2010 -  Emesso dalla Regione Basilicata un bando di incentivazione relativo all'Azione C del Programma di Sviluppo Rurale: "Investimenti per la produzione, utilizzazione e vendita di energia da fonti rinnovabili"</text:a></text:p>
          </table:table-cell>
          <table:table-cell table:number-columns-repeated="1023"/>
        </table:table-row>
        <table:table-row table:style-name="ro1">
          <table:table-cell office:value-type="string" calcext:value-type="string">
            <text:p>26/05/2009  -  Emesso dalla Regione Basilicata un <text:span text:style-name="T1">bando di incentivazione relativo all'Azione C del Programma di Sviluppo Rurale: "Investimenti per la produzione, utilizzazione e vendita di energia da fonti rinnovabili"</text:span><text:span text:style-name="T2">. </text:span></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Basilicata/LR_BA_N28_2007.zip" xlink:type="simple">31/12/2007  -  La Legge Finanziaria 2008 della Regione Basilicata contiene, agli artt. 10-14,  disposizioni per la riduzione del costo dell'energia e l'attenuazione delle emissioni inquinanti e climalteranti (Miglioramento delle prestazioni energetiche degli edifici, Volumetrie edilizie per favorire il risparmio energetico e l'utilizzo delle fonti rinnovabili, Misure per la riduzione del costo dell'energia, Misure per la riduzione dei consumi energetici e l'attenuazione delle emissioni inquinanti e climalteranti).  La dotazione finanziaria è di 20 milioni di euro.</text:a></text:p>
          </table:table-cell>
          <table:table-cell table:number-columns-repeated="1023"/>
        </table:table-row>
        <table:table-row table:style-name="ro1">
          <table:table-cell table:number-columns-repeated="1024"/>
        </table:table-row>
        <table:table-row table:style-name="ro1">
          <table:table-cell office:value-type="string" calcext:value-type="string">
            <text:p>01/04/2010 – Non fa riferimento a PV, fondi stanziati 7 Mln euro</text:p>
          </table:table-cell>
          <table:table-cell table:number-columns-repeated="1023"/>
        </table:table-row>
        <table:table-row table:style-name="ro1">
          <table:table-cell office:value-type="string" calcext:value-type="string">
            <text:p>31/12/2007 – Fondi disponbili 20 Mln euro</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SARDEGNA" table:style-name="ta15">
        <table:shapes>
          <draw:frame draw:z-index="2" draw:style-name="gr1" draw:text-style-name="P1" svg:width="6.9173in" svg:height="4.2303in" svg:x="6.5551in" svg:y="5.2236in">
            <draw:object draw:notify-on-update-of-ranges="SARDEGNA.A2:SARDEGNA.A8 SARDEGNA.D1:SARDEGNA.D1 SARDEGNA.D2:SARDEGNA.D8 SARDEGNA.E1:SARDEGNA.E1 SARDEGNA.E2:SARDEGNA.E8 SARDEGNA.F1:SARDEGNA.F1 SARDEGNA.F2:SARDEGNA.F8 SARDEGNA.G1:SARDEGNA.G1 SARDEGNA.G2:SARDEGNA.G8 SARDEGNA.H1:SARDEGNA.H1 SARDEGNA.H2:SARDEGNA.H8 SARDEGNA.I1:SARDEGNA.I1 SARDEGNA.I2:SARDEGNA.I8" xlink:href="./Object 48" xlink:type="simple" xlink:show="embed" xlink:actuate="onLoad"/>
            <draw:image xlink:href="./ObjectReplacements/Object 48" xlink:type="simple" xlink:show="embed" xlink:actuate="onLoad"/>
          </draw:frame>
          <draw:frame draw:z-index="3" draw:style-name="gr1" draw:text-style-name="P1" svg:width="6.2988in" svg:height="3.5429in" svg:x="0.0004in" svg:y="6.198in">
            <draw:object draw:notify-on-update-of-ranges="SARDEGNA.A2:SARDEGNA.A8 SARDEGNA.D1:SARDEGNA.D1 SARDEGNA.D2:SARDEGNA.D8 SARDEGNA.E1:SARDEGNA.E1 SARDEGNA.E2:SARDEGNA.E8 SARDEGNA.F1:SARDEGNA.F1 SARDEGNA.F2:SARDEGNA.F8" xlink:href="./Object 78" xlink:type="simple" xlink:show="embed" xlink:actuate="onLoad"/>
            <draw:image xlink:href="./ObjectReplacements/Object 78"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S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SARDEGNA.Q20" table:end-x="0.4669in" table:end-y="0.1587in" draw:z-index="0" draw:name="Chart 1" draw:style-name="gr2" draw:text-style-name="P1" svg:width="6.2437in" svg:height="3.4067in" svg:x="0.3878in" svg:y="0.1165in">
              <draw:object draw:notify-on-update-of-ranges="SARDEGNA.A2:SARDEGNA.A8 SARDEGNA.B1:SARDEGNA.B1 SARDEGNA.B2:SARDEGNA.B8 SARDEGNA.C1:SARDEGNA.C1 SARDEGNA.C2:SARDEGNA.C8" xlink:href="./Object 29" xlink:type="simple" xlink:show="embed" xlink:actuate="onLoad"/>
              <draw:image xlink:href="./ObjectReplacements/Object 29" xlink:type="simple" xlink:show="embed" xlink:actuate="onLoad"/>
            </draw:frame>
            <draw:frame table:end-cell-address="SARDEGNA.Q21" table:end-x="0.2197in" table:end-y="0.024in" draw:z-index="1" draw:name="Chart 2" draw:style-name="gr2" draw:text-style-name="P1" svg:width="6.2268in" svg:height="3.3972in" svg:x="0.1575in" svg:y="0.1689in">
              <draw:object draw:notify-on-update-of-ranges="SARDEGNA.A2:SARDEGNA.A8 SARDEGNA.B1:SARDEGNA.B1 SARDEGNA.B2:SARDEGNA.B8" xlink:href="./Object 30" xlink:type="simple" xlink:show="embed" xlink:actuate="onLoad"/>
              <draw:image xlink:href="./ObjectReplacements/Object 30"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76" calcext:value-type="float">
            <text:p>76</text:p>
          </table:table-cell>
          <table:table-cell office:value-type="float" office:value="9436" calcext:value-type="float">
            <text:p>9436</text:p>
          </table:table-cell>
          <table:table-cell office:value-type="float" office:value="22" calcext:value-type="float">
            <text:p>22</text:p>
          </table:table-cell>
          <table:table-cell office:value-type="float" office:value="54" calcext:value-type="float">
            <text:p>54</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2760" calcext:value-type="float">
            <text:p>2760</text:p>
          </table:table-cell>
          <table:table-cell office:value-type="float" office:value="70062" calcext:value-type="float">
            <text:p>70062</text:p>
          </table:table-cell>
          <table:table-cell office:value-type="float" office:value="228" calcext:value-type="float">
            <text:p>228</text:p>
          </table:table-cell>
          <table:table-cell office:value-type="float" office:value="489" calcext:value-type="float">
            <text:p>489</text:p>
          </table:table-cell>
          <table:table-cell office:value-type="float" office:value="49" calcext:value-type="float">
            <text:p>49</text:p>
          </table:table-cell>
          <table:table-cell office:value-type="float" office:value="1994" calcext:value-type="float">
            <text:p>1994</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11930" calcext:value-type="float">
            <text:p>11930</text:p>
          </table:table-cell>
          <table:table-cell office:value-type="float" office:value="338164" calcext:value-type="float">
            <text:p>338164</text:p>
          </table:table-cell>
          <table:table-cell office:value-type="float" office:value="2119" calcext:value-type="float">
            <text:p>2119</text:p>
          </table:table-cell>
          <table:table-cell office:value-type="float" office:value="2142" calcext:value-type="float">
            <text:p>2142</text:p>
          </table:table-cell>
          <table:table-cell office:value-type="float" office:value="1323" calcext:value-type="float">
            <text:p>1323</text:p>
          </table:table-cell>
          <table:table-cell office:value-type="float" office:value="6346" calcext:value-type="float">
            <text:p>6346</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26758" calcext:value-type="float">
            <text:p>26758</text:p>
          </table:table-cell>
          <table:table-cell office:value-type="float" office:value="719672" calcext:value-type="float">
            <text:p>719672</text:p>
          </table:table-cell>
          <table:table-cell office:value-type="float" office:value="4191" calcext:value-type="float">
            <text:p>4191</text:p>
          </table:table-cell>
          <table:table-cell office:value-type="float" office:value="9562" calcext:value-type="float">
            <text:p>9562</text:p>
          </table:table-cell>
          <table:table-cell office:value-type="float" office:value="2359" calcext:value-type="float">
            <text:p>2359</text:p>
          </table:table-cell>
          <table:table-cell office:value-type="float" office:value="5382" calcext:value-type="float">
            <text:p>5382</text:p>
          </table:table-cell>
          <table:table-cell office:value-type="float" office:value="5264" calcext:value-type="float">
            <text:p>5264</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59978" calcext:value-type="float">
            <text:p>59978</text:p>
          </table:table-cell>
          <table:table-cell office:value-type="float" office:value="2321416" calcext:value-type="float">
            <text:p>2321416</text:p>
          </table:table-cell>
          <table:table-cell office:value-type="float" office:value="3472" calcext:value-type="float">
            <text:p>3472</text:p>
          </table:table-cell>
          <table:table-cell office:value-type="float" office:value="15001" calcext:value-type="float">
            <text:p>15001</text:p>
          </table:table-cell>
          <table:table-cell office:value-type="float" office:value="3679" calcext:value-type="float">
            <text:p>3679</text:p>
          </table:table-cell>
          <table:table-cell office:value-type="float" office:value="10207" calcext:value-type="float">
            <text:p>10207</text:p>
          </table:table-cell>
          <table:table-cell office:value-type="float" office:value="21793" calcext:value-type="float">
            <text:p>21793</text:p>
          </table:table-cell>
          <table:table-cell office:value-type="float" office:value="5826" calcext:value-type="float">
            <text:p>5826</text:p>
          </table:table-cell>
          <table:table-cell table:number-columns-repeated="1015"/>
        </table:table-row>
        <table:table-row table:style-name="ro1">
          <table:table-cell office:value-type="float" office:value="2011" calcext:value-type="float">
            <text:p>2011</text:p>
          </table:table-cell>
          <table:table-cell office:value-type="float" office:value="312413" calcext:value-type="float">
            <text:p>312413</text:p>
          </table:table-cell>
          <table:table-cell office:value-type="float" office:value="9453721" calcext:value-type="float">
            <text:p>9453721</text:p>
          </table:table-cell>
          <table:table-cell office:value-type="float" office:value="6247" calcext:value-type="float">
            <text:p>6247</text:p>
          </table:table-cell>
          <table:table-cell office:value-type="float" office:value="33049" calcext:value-type="float">
            <text:p>33049</text:p>
          </table:table-cell>
          <table:table-cell office:value-type="float" office:value="30201" calcext:value-type="float">
            <text:p>30201</text:p>
          </table:table-cell>
          <table:table-cell office:value-type="float" office:value="60885" calcext:value-type="float">
            <text:p>60885</text:p>
          </table:table-cell>
          <table:table-cell office:value-type="float" office:value="100106" calcext:value-type="float">
            <text:p>100106</text:p>
          </table:table-cell>
          <table:table-cell office:value-type="float" office:value="73874" calcext:value-type="float">
            <text:p>73874</text:p>
          </table:table-cell>
          <table:table-cell table:number-columns-repeated="1015"/>
        </table:table-row>
        <table:table-row table:style-name="ro1">
          <table:table-cell office:value-type="float" office:value="2012" calcext:value-type="float">
            <text:p>2012</text:p>
          </table:table-cell>
          <table:table-cell office:value-type="float" office:value="143473" calcext:value-type="float">
            <text:p>143473</text:p>
          </table:table-cell>
          <table:table-cell office:value-type="float" office:value="3437946" calcext:value-type="float">
            <text:p>3437946</text:p>
          </table:table-cell>
          <table:table-cell office:value-type="float" office:value="5169" calcext:value-type="float">
            <text:p>5169</text:p>
          </table:table-cell>
          <table:table-cell office:value-type="float" office:value="38185" calcext:value-type="float">
            <text:p>38185</text:p>
          </table:table-cell>
          <table:table-cell office:value-type="float" office:value="27480" calcext:value-type="float">
            <text:p>27480</text:p>
          </table:table-cell>
          <table:table-cell office:value-type="float" office:value="51971" calcext:value-type="float">
            <text:p>51971</text:p>
          </table:table-cell>
          <table:table-cell office:value-type="float" office:value="12801" calcext:value-type="float">
            <text:p>12801</text:p>
          </table:table-cell>
          <table:table-cell office:value-type="float" office:value="15910" calcext:value-type="float">
            <text:p>15910</text:p>
          </table:table-cell>
          <table:table-cell table:number-columns-repeated="1015"/>
        </table:table-row>
        <table:table-row table:style-name="ro1" table:number-rows-repeated="13">
          <table:table-cell table:number-columns-repeated="1024"/>
        </table:table-row>
        <table:table-row table:style-name="ro1">
          <table:table-cell office:value-type="string" calcext:value-type="string">
            <text:p>08/11/2012  -  Pubblicato sul BUR della Regione Sardegna un <text:span text:style-name="T1">bando per la concessione di contributi a favore di persone fisiche e soggetti giuridici privati diversi dalle imprese per l'installazione di impianti fotovoltaici</text:span><text:span text:style-name="T2">.</text:span></text:p>
          </table:table-cell>
          <table:table-cell table:number-columns-repeated="1023"/>
        </table:table-row>
        <table:table-row table:style-name="ro1">
          <table:table-cell office:value-type="string" calcext:value-type="string">
            <text:p><text:a xlink:href="http://enerweb.casaccia.enea.it/enearegioni/UserFiles/Sardegna/Bando_Por_2011.zip" xlink:type="simple">26/07/2011  -  Emesso dalla Regione Sardegna, nell'ambito dell'Asse III - Energia del POR FESR 2007/2013, un bando pubblico per la concessione di aiuti alle imprese per la produzione di energia da fonti energetiche rinnovabili e per la promozione dell'utilizzo di tecnologie ad alta efficienza e risparmio energetico e sostegno alla cogenerazione diffusa.</text:a></text:p>
          </table:table-cell>
          <table:table-cell table:number-columns-repeated="1023"/>
        </table:table-row>
        <table:table-row table:style-name="ro1">
          <table:table-cell office:value-type="string" calcext:value-type="string">
            <text:p>29/12/2009  -  Emesso dalla Regione Sardegna un <text:span text:style-name="T1">bando che disciplina l'erogazione di contributi in conto capitale a favore delle persone fisiche e di altri soggetti giuridici privati diversi dalle imprese, per l'installazione di impianti fotovoltaici, integrati nelle strutture edilizie, con una potenza nominale non inferiore a 1 kw e non superiore a 20 kw</text:span><text:span text:style-name="T2">.</text:span></text:p>
          </table:table-cell>
          <table:table-cell table:number-columns-repeated="1023"/>
        </table:table-row>
        <table:table-row table:style-name="ro1">
          <table:table-cell office:value-type="string" calcext:value-type="string">
            <text:p>04/10/2008 -  La Regione Sardegna ha emesso un <text:span text:style-name="T1">bando che disciplina l'erogazione di contributi in conto capitale a favore dei privati e dei soggetti giuridici diversi dalle imprese per l'installazione di impianti fotovoltaici</text:span><text:span text:style-name="T2">, i</text:span></text:p>
          </table:table-cell>
          <table:table-cell table:number-columns-repeated="1023"/>
        </table:table-row>
        <table:table-row table:style-name="ro1">
          <table:table-cell office:value-type="string" calcext:value-type="string">
            <text:p>18/07/2008  -  La Regione Sardegna ha emesso un <text:span text:style-name="T1">bando che disciplina l'erogazione di contributi in conto capitale a favore delle piccole e medie imprese per l'installazione di impianti fotovoltaici</text:span><text:span text:style-name="T2">, </text:span></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Sardegna/Bando_ST_IntEdif_Sard_2008.pdf" xlink:type="simple">21/05/2008  -  La Regione Sardegna ha emesso un bando relativo alla concessione e all'erogazione di un cofinanziamento per l'installazione di impianti fotovoltaici e impianti solari termici abbinati collegati alla rete elettrica di distribuzione,</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Sardegna/Bando_FV_Priv_Sard_2007.pdf" xlink:type="simple">18/09/2007  -  Emesso dalla Regione Sardegna un bando che disciplina l'erogazione di contributi in conto capitale a fronte della realizzazione di impianti di produzione di energia da fonte fotovoltaica</text: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26/07/2011 – Fondi disponibili 12.442.000 euro</text:p>
          </table:table-cell>
          <table:table-cell table:number-columns-repeated="1023"/>
        </table:table-row>
        <table:table-row table:style-name="ro1">
          <table:table-cell office:value-type="string" calcext:value-type="string">
            <text:p>21/05/2008 – Fondi 5.626.080,72</text:p>
          </table:table-cell>
          <table:table-cell table:number-columns-repeated="1023"/>
        </table:table-row>
        <table:table-row table:style-name="ro1">
          <table:table-cell office:value-type="string" calcext:value-type="string">
            <text:p>18/09/2007 – Fondi stanziati 15 Mln euro</text:p>
          </table:table-cell>
          <table:table-cell table:number-columns-repeated="1023"/>
        </table:table-row>
        <table:table-row table:style-name="ro1" table:number-rows-repeated="1048541">
          <table:table-cell table:number-columns-repeated="1024"/>
        </table:table-row>
        <table:table-row table:style-name="ro1">
          <table:table-cell table:number-columns-repeated="1024"/>
        </table:table-row>
      </table:table>
      <table:table table:name="LIGURIA" table:style-name="ta16">
        <table:shapes>
          <draw:frame draw:z-index="2" draw:style-name="gr1" draw:text-style-name="P1" svg:width="6.9173in" svg:height="4.2303in" svg:x="6.4189in" svg:y="4.752in">
            <draw:object draw:notify-on-update-of-ranges="LIGURIA.A2:LIGURIA.A8 LIGURIA.D1:LIGURIA.D1 LIGURIA.D2:LIGURIA.D8 LIGURIA.E1:LIGURIA.E1 LIGURIA.E2:LIGURIA.E8 LIGURIA.F1:LIGURIA.F1 LIGURIA.F2:LIGURIA.F8 LIGURIA.G1:LIGURIA.G1 LIGURIA.G2:LIGURIA.G8 LIGURIA.H1:LIGURIA.H1 LIGURIA.H2:LIGURIA.H8 LIGURIA.I1:LIGURIA.I1 LIGURIA.I2:LIGURIA.I8" xlink:href="./Object 49" xlink:type="simple" xlink:show="embed" xlink:actuate="onLoad"/>
            <draw:image xlink:href="./ObjectReplacements/Object 49" xlink:type="simple" xlink:show="embed" xlink:actuate="onLoad"/>
          </draw:frame>
          <draw:frame draw:z-index="3" draw:style-name="gr1" draw:text-style-name="P1" svg:width="6.2988in" svg:height="3.5429in" svg:x="0.0004in" svg:y="5.8437in">
            <draw:object draw:notify-on-update-of-ranges="LIGURIA.A2:LIGURIA.A8 LIGURIA.D1:LIGURIA.D1 LIGURIA.D2:LIGURIA.D8 LIGURIA.E1:LIGURIA.E1 LIGURIA.E2:LIGURIA.E8 LIGURIA.F1:LIGURIA.F1 LIGURIA.F2:LIGURIA.F8" xlink:href="./Object 79" xlink:type="simple" xlink:show="embed" xlink:actuate="onLoad"/>
            <draw:image xlink:href="./ObjectReplacements/Object 79"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LI</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LIGURIA.Q21" table:end-x="0.2055in" table:end-y="0.0319in" draw:z-index="0" draw:name="Chart 1" draw:style-name="gr2" draw:text-style-name="P1" svg:width="6.2339in" svg:height="3.4083in" svg:x="0.1362in" svg:y="0.1657in">
              <draw:object draw:notify-on-update-of-ranges="LIGURIA.A2:LIGURIA.A8 LIGURIA.B1:LIGURIA.B1 LIGURIA.B2:LIGURIA.B8 LIGURIA.C1:LIGURIA.C1 LIGURIA.C2:LIGURIA.C8" xlink:href="./Object 31" xlink:type="simple" xlink:show="embed" xlink:actuate="onLoad"/>
              <draw:image xlink:href="./ObjectReplacements/Object 31"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65" calcext:value-type="float">
            <text:p>65</text:p>
          </table:table-cell>
          <table:table-cell office:value-type="float" office:value="9436" calcext:value-type="float">
            <text:p>9436</text:p>
          </table:table-cell>
          <table:table-cell office:value-type="float" office:value="17" calcext:value-type="float">
            <text:p>17</text:p>
          </table:table-cell>
          <table:table-cell office:value-type="float" office:value="47" calcext:value-type="float">
            <text:p>47</text:p>
          </table:table-cell>
          <table:table-cell table:number-columns-repeated="4" office:value-type="float" office:value="0" calcext:value-type="float">
            <text:p>0</text:p>
          </table:table-cell>
          <table:table-cell>
            <draw:frame table:end-cell-address="LIGURIA.Q21" table:end-x="0.1516in" table:end-y="0.0535in" draw:z-index="1" draw:name="Chart 2" draw:style-name="gr2" draw:text-style-name="P1" svg:width="6.2268in" svg:height="3.3913in" svg:x="0.0894in" svg:y="0.0276in">
              <draw:object draw:notify-on-update-of-ranges="LIGURIA.A2:LIGURIA.A8 LIGURIA.B1:LIGURIA.B1 LIGURIA.B2:LIGURIA.B8" xlink:href="./Object 32" xlink:type="simple" xlink:show="embed" xlink:actuate="onLoad"/>
              <draw:image xlink:href="./ObjectReplacements/Object 32"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598" calcext:value-type="float">
            <text:p>598</text:p>
          </table:table-cell>
          <table:table-cell office:value-type="float" office:value="70062" calcext:value-type="float">
            <text:p>70062</text:p>
          </table:table-cell>
          <table:table-cell office:value-type="float" office:value="177" calcext:value-type="float">
            <text:p>177</text:p>
          </table:table-cell>
          <table:table-cell office:value-type="float" office:value="322" calcext:value-type="float">
            <text:p>322</text:p>
          </table:table-cell>
          <table:table-cell office:value-type="float" office:value="99" calcext:value-type="float">
            <text:p>99</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3076" calcext:value-type="float">
            <text:p>3076</text:p>
          </table:table-cell>
          <table:table-cell office:value-type="float" office:value="338164" calcext:value-type="float">
            <text:p>338164</text:p>
          </table:table-cell>
          <table:table-cell office:value-type="float" office:value="462" calcext:value-type="float">
            <text:p>462</text:p>
          </table:table-cell>
          <table:table-cell office:value-type="float" office:value="671" calcext:value-type="float">
            <text:p>671</text:p>
          </table:table-cell>
          <table:table-cell office:value-type="float" office:value="514" calcext:value-type="float">
            <text:p>514</text:p>
          </table:table-cell>
          <table:table-cell office:value-type="float" office:value="1429" calcext:value-type="float">
            <text:p>1429</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4053" calcext:value-type="float">
            <text:p>4053</text:p>
          </table:table-cell>
          <table:table-cell office:value-type="float" office:value="719672" calcext:value-type="float">
            <text:p>719672</text:p>
          </table:table-cell>
          <table:table-cell office:value-type="float" office:value="737" calcext:value-type="float">
            <text:p>737</text:p>
          </table:table-cell>
          <table:table-cell office:value-type="float" office:value="1607" calcext:value-type="float">
            <text:p>1607</text:p>
          </table:table-cell>
          <table:table-cell office:value-type="float" office:value="1337" calcext:value-type="float">
            <text:p>1337</text:p>
          </table:table-cell>
          <table:table-cell office:value-type="float" office:value="373" calcext:value-type="float">
            <text:p>37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7018" calcext:value-type="float">
            <text:p>7018</text:p>
          </table:table-cell>
          <table:table-cell office:value-type="float" office:value="2321416" calcext:value-type="float">
            <text:p>2321416</text:p>
          </table:table-cell>
          <table:table-cell office:value-type="float" office:value="925" calcext:value-type="float">
            <text:p>925</text:p>
          </table:table-cell>
          <table:table-cell office:value-type="float" office:value="2851" calcext:value-type="float">
            <text:p>2851</text:p>
          </table:table-cell>
          <table:table-cell office:value-type="float" office:value="1815" calcext:value-type="float">
            <text:p>1815</text:p>
          </table:table-cell>
          <table:table-cell office:value-type="float" office:value="350" calcext:value-type="float">
            <text:p>350</text:p>
          </table:table-cell>
          <table:table-cell office:value-type="float" office:value="1077" calcext:value-type="float">
            <text:p>1077</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38943" calcext:value-type="float">
            <text:p>38943</text:p>
          </table:table-cell>
          <table:table-cell office:value-type="float" office:value="9453721" calcext:value-type="float">
            <text:p>9453721</text:p>
          </table:table-cell>
          <table:table-cell office:value-type="float" office:value="1278" calcext:value-type="float">
            <text:p>1278</text:p>
          </table:table-cell>
          <table:table-cell office:value-type="float" office:value="6803" calcext:value-type="float">
            <text:p>6803</text:p>
          </table:table-cell>
          <table:table-cell office:value-type="float" office:value="12509" calcext:value-type="float">
            <text:p>12509</text:p>
          </table:table-cell>
          <table:table-cell office:value-type="float" office:value="15310" calcext:value-type="float">
            <text:p>15310</text:p>
          </table:table-cell>
          <table:table-cell office:value-type="float" office:value="3089" calcext:value-type="float">
            <text:p>3089</text:p>
          </table:table-cell>
          <table:table-cell office:value-type="float" office:value="0" calcext:value-type="float">
            <text:p>0</text:p>
          </table:table-cell>
          <table:table-cell table:number-columns-repeated="1015"/>
        </table:table-row>
        <table:table-row table:style-name="ro1">
          <table:table-cell office:value-type="float" office:value="2012" calcext:value-type="float">
            <text:p>2012</text:p>
          </table:table-cell>
          <table:table-cell office:value-type="float" office:value="19583" calcext:value-type="float">
            <text:p>19583</text:p>
          </table:table-cell>
          <table:table-cell office:value-type="float" office:value="3437946" calcext:value-type="float">
            <text:p>3437946</text:p>
          </table:table-cell>
          <table:table-cell office:value-type="float" office:value="1331" calcext:value-type="float">
            <text:p>1331</text:p>
          </table:table-cell>
          <table:table-cell office:value-type="float" office:value="4578" calcext:value-type="float">
            <text:p>4578</text:p>
          </table:table-cell>
          <table:table-cell office:value-type="float" office:value="5277" calcext:value-type="float">
            <text:p>5277</text:p>
          </table:table-cell>
          <table:table-cell office:value-type="float" office:value="8523" calcext:value-type="float">
            <text:p>8523</text:p>
          </table:table-cell>
          <table:table-cell table:number-columns-repeated="2" office:value-type="float" office:value="0" calcext:value-type="float">
            <text:p>0</text:p>
          </table:table-cell>
          <table:table-cell table:number-columns-repeated="1015"/>
        </table:table-row>
        <table:table-row table:style-name="ro1" table:number-rows-repeated="13">
          <table:table-cell table:number-columns-repeated="1024"/>
        </table:table-row>
        <table:table-row table:style-name="ro1">
          <table:table-cell office:value-type="string" calcext:value-type="string">
            <text:p>14/12/2011  -  Emesso dalla Regione Liguria un <text:span text:style-name="T1">bando per agevolazioni a favore delle imprese dei distretti industriali, delle filiere produttive, delle reti e delle aggregazioni d'impresa per interventi mirati al risparmio ed efficienza energetica e all'utilizzo di energia rinnovabile.</text:span><text:span text:style-name="T2"> </text:span></text:p>
          </table:table-cell>
          <table:table-cell table:number-columns-repeated="1023"/>
        </table:table-row>
        <table:table-row table:style-name="ro1">
          <table:table-cell office:value-type="string" calcext:value-type="string">
            <text:p><text:a xlink:href="http://enerweb.casaccia.enea.it/enearegioni/esplora/download.asp?File=/enearegioni/UserFiles/Liguria/Bando_FReRE_Turismo_2009.zip" xlink:type="simple">01/12/2009  -  La Giunta regionale della Liguria, con delibera n. 1499 del 6 novembre 2009 ha approvato unbando di incentivazione per la realizzazione di interventi finalizzati al risparmio energetico e/o all'utilizzo delle fonti rinnovabili</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iguria/bando_POR_Liguria_2009.pdf" xlink:type="simple">04/02/2009  -  Pubblicato sul bollettino ufficiale della Regione Liguria un bando destinato al sostegno di investimenti finalizzati alla produzione di energia da fonti rinnovabili ed alla realizzazione di interventi destinati all'incremento dell'efficienza energetica da parte delle imprese liguri. </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iguria/bando_energia2007.pdf" xlink:type="simple">16/03/2007  -  La Regione Liguria con D.G.R. n. 279 del 16 marzo 2007 ha approvato un bando per la realizzazione di investimenti materiali volti al risparmio energetico e all'utilizzo delle fonti rinnovabili per l'autoproduzione di energia.</text:a></text:p>
          </table:table-cell>
          <table:table-cell table:number-columns-repeated="1023"/>
        </table:table-row>
        <table:table-row table:style-name="ro1">
          <table:table-cell office:value-type="string" calcext:value-type="string">
            <text:p><text:a xlink:href="http://enerweb.casaccia.enea.it/enearegioni/esplora/download.asp?File=/enearegioni/UserFiles/OSSERVATORIO/Sito/Liguria/Bando_FR_2006.zip" xlink:type="simple">07/07/2006  -  Pubblicato sulla Gazzetta Ufficiale della Regione Liguria un bando diretto alla concessione di contributi a soggetti pubblici per la realizzazione di impianti per la produzione di energia elettrica da fonti rinnovabili</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01/12/2009  -  Fondi stanziati 734.400 euro</text:p>
          </table:table-cell>
          <table:table-cell table:number-columns-repeated="1023"/>
        </table:table-row>
        <table:table-row table:style-name="ro1">
          <table:table-cell office:value-type="string" calcext:value-type="string">
            <text:p>04/02/2009 – Fondi disponibili 10 Mln euro</text:p>
          </table:table-cell>
          <table:table-cell table:number-columns-repeated="1023"/>
        </table:table-row>
        <table:table-row table:style-name="ro1">
          <table:table-cell office:value-type="string" calcext:value-type="string">
            <text:p>16/03/2007 – Fondi disponibili 2.220.000 euro</text:p>
          </table:table-cell>
          <table:table-cell table:number-columns-repeated="1023"/>
        </table:table-row>
        <table:table-row table:style-name="ro1">
          <table:table-cell office:value-type="string" calcext:value-type="string">
            <text:p>07/07/2006 – Fondi disponibili 400.532 euro</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CALABRIA" table:style-name="ta17">
        <table:shapes>
          <draw:frame draw:z-index="2" draw:style-name="gr1" draw:text-style-name="P1" svg:width="6.9173in" svg:height="4.2303in" svg:x="6.839in" svg:y="4.5063in">
            <draw:object draw:notify-on-update-of-ranges="CALABRIA.A2:CALABRIA.A8 CALABRIA.D1:CALABRIA.D1 CALABRIA.D2:CALABRIA.D8 CALABRIA.E1:CALABRIA.E1 CALABRIA.E2:CALABRIA.E8 CALABRIA.F1:CALABRIA.F1 CALABRIA.F2:CALABRIA.F8 CALABRIA.G1:CALABRIA.G1 CALABRIA.G2:CALABRIA.G8 CALABRIA.H1:CALABRIA.H1 CALABRIA.H2:CALABRIA.H8 CALABRIA.I1:CALABRIA.I1 CALABRIA.I2:CALABRIA.I8" xlink:href="./Object 66" xlink:type="simple" xlink:show="embed" xlink:actuate="onLoad"/>
            <draw:image xlink:href="./ObjectReplacements/Object 66" xlink:type="simple" xlink:show="embed" xlink:actuate="onLoad"/>
          </draw:frame>
          <draw:frame draw:z-index="3" draw:style-name="gr1" draw:text-style-name="P1" svg:width="6.2988in" svg:height="3.5429in" svg:x="0.0004in" svg:y="5.6669in">
            <draw:object draw:notify-on-update-of-ranges="CALABRIA.A2:CALABRIA.A8 CALABRIA.D1:CALABRIA.D1 CALABRIA.D2:CALABRIA.D8 CALABRIA.E1:CALABRIA.E1 CALABRIA.E2:CALABRIA.E8 CALABRIA.F1:CALABRIA.F1 CALABRIA.F2:CALABRIA.F8" xlink:href="./Object 80" xlink:type="simple" xlink:show="embed" xlink:actuate="onLoad"/>
            <draw:image xlink:href="./ObjectReplacements/Object 80"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C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CALABRIA.Q21" table:end-x="0.6059in" table:end-y="0.0307in" draw:z-index="0" draw:name="Chart 1" draw:style-name="gr2" draw:text-style-name="P1" svg:width="6.2331in" svg:height="3.3965in" svg:x="0.5374in" svg:y="0.1764in">
              <draw:object draw:notify-on-update-of-ranges="CALABRIA.A2:CALABRIA.A8 CALABRIA.B1:CALABRIA.B1 CALABRIA.B2:CALABRIA.B8 CALABRIA.C1:CALABRIA.C1 CALABRIA.C2:CALABRIA.C8" xlink:href="./Object 33" xlink:type="simple" xlink:show="embed" xlink:actuate="onLoad"/>
              <draw:image xlink:href="./ObjectReplacements/Object 33" xlink:type="simple" xlink:show="embed" xlink:actuate="onLoad"/>
            </draw:frame>
            <draw:frame table:end-cell-address="CALABRIA.Q20" table:end-x="0.2886in" table:end-y="0.1705in" draw:z-index="1" draw:name="Chart 2" draw:style-name="gr2" draw:text-style-name="P1" svg:width="6.2268in" svg:height="3.3957in" svg:x="0.2264in" svg:y="0.1394in">
              <draw:object draw:notify-on-update-of-ranges="CALABRIA.A2:CALABRIA.A8 CALABRIA.B1:CALABRIA.B1 CALABRIA.B2:CALABRIA.B8" xlink:href="./Object 34" xlink:type="simple" xlink:show="embed" xlink:actuate="onLoad"/>
              <draw:image xlink:href="./ObjectReplacements/Object 34"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58" calcext:value-type="float">
            <text:p>58</text:p>
          </table:table-cell>
          <table:table-cell office:value-type="float" office:value="9436" calcext:value-type="float">
            <text:p>9436</text:p>
          </table:table-cell>
          <table:table-cell office:value-type="float" office:value="5" calcext:value-type="float">
            <text:p>5</text:p>
          </table:table-cell>
          <table:table-cell office:value-type="float" office:value="53" calcext:value-type="float">
            <text:p>53</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7" calcext:value-type="float">
            <text:p>2007</text:p>
          </table:table-cell>
          <table:table-cell office:value-type="float" office:value="5489" calcext:value-type="float">
            <text:p>5489</text:p>
          </table:table-cell>
          <table:table-cell office:value-type="float" office:value="70062" calcext:value-type="float">
            <text:p>70062</text:p>
          </table:table-cell>
          <table:table-cell office:value-type="float" office:value="86" calcext:value-type="float">
            <text:p>86</text:p>
          </table:table-cell>
          <table:table-cell office:value-type="float" office:value="578" calcext:value-type="float">
            <text:p>578</text:p>
          </table:table-cell>
          <table:table-cell office:value-type="float" office:value="419" calcext:value-type="float">
            <text:p>419</text:p>
          </table:table-cell>
          <table:table-cell office:value-type="float" office:value="4407" calcext:value-type="float">
            <text:p>4407</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11440" calcext:value-type="float">
            <text:p>11440</text:p>
          </table:table-cell>
          <table:table-cell office:value-type="float" office:value="338164" calcext:value-type="float">
            <text:p>338164</text:p>
          </table:table-cell>
          <table:table-cell office:value-type="float" office:value="537" calcext:value-type="float">
            <text:p>537</text:p>
          </table:table-cell>
          <table:table-cell office:value-type="float" office:value="2173" calcext:value-type="float">
            <text:p>2173</text:p>
          </table:table-cell>
          <table:table-cell office:value-type="float" office:value="1874" calcext:value-type="float">
            <text:p>1874</text:p>
          </table:table-cell>
          <table:table-cell office:value-type="float" office:value="3558" calcext:value-type="float">
            <text:p>3558</text:p>
          </table:table-cell>
          <table:table-cell office:value-type="float" office:value="3298" calcext:value-type="float">
            <text:p>3298</text:p>
          </table:table-cell>
          <table:table-cell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11881" calcext:value-type="float">
            <text:p>11881</text:p>
          </table:table-cell>
          <table:table-cell office:value-type="float" office:value="719672" calcext:value-type="float">
            <text:p>719672</text:p>
          </table:table-cell>
          <table:table-cell office:value-type="float" office:value="1048" calcext:value-type="float">
            <text:p>1048</text:p>
          </table:table-cell>
          <table:table-cell office:value-type="float" office:value="4200" calcext:value-type="float">
            <text:p>4200</text:p>
          </table:table-cell>
          <table:table-cell office:value-type="float" office:value="4450" calcext:value-type="float">
            <text:p>4450</text:p>
          </table:table-cell>
          <table:table-cell office:value-type="float" office:value="2183" calcext:value-type="float">
            <text:p>218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29184" calcext:value-type="float">
            <text:p>29184</text:p>
          </table:table-cell>
          <table:table-cell office:value-type="float" office:value="2321416" calcext:value-type="float">
            <text:p>2321416</text:p>
          </table:table-cell>
          <table:table-cell office:value-type="float" office:value="1793" calcext:value-type="float">
            <text:p>1793</text:p>
          </table:table-cell>
          <table:table-cell office:value-type="float" office:value="8317" calcext:value-type="float">
            <text:p>8317</text:p>
          </table:table-cell>
          <table:table-cell office:value-type="float" office:value="5291" calcext:value-type="float">
            <text:p>5291</text:p>
          </table:table-cell>
          <table:table-cell office:value-type="float" office:value="8551" calcext:value-type="float">
            <text:p>8551</text:p>
          </table:table-cell>
          <table:table-cell office:value-type="float" office:value="5231" calcext:value-type="float">
            <text:p>5231</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175762" calcext:value-type="float">
            <text:p>175762</text:p>
          </table:table-cell>
          <table:table-cell office:value-type="float" office:value="9453721" calcext:value-type="float">
            <text:p>9453721</text:p>
          </table:table-cell>
          <table:table-cell office:value-type="float" office:value="3779" calcext:value-type="float">
            <text:p>3779</text:p>
          </table:table-cell>
          <table:table-cell office:value-type="float" office:value="29383" calcext:value-type="float">
            <text:p>29383</text:p>
          </table:table-cell>
          <table:table-cell office:value-type="float" office:value="25400" calcext:value-type="float">
            <text:p>25400</text:p>
          </table:table-cell>
          <table:table-cell office:value-type="float" office:value="67548" calcext:value-type="float">
            <text:p>67548</text:p>
          </table:table-cell>
          <table:table-cell office:value-type="float" office:value="36474" calcext:value-type="float">
            <text:p>36474</text:p>
          </table:table-cell>
          <table:table-cell office:value-type="float" office:value="13177" calcext:value-type="float">
            <text:p>13177</text:p>
          </table:table-cell>
          <table:table-cell table:number-columns-repeated="1015"/>
        </table:table-row>
        <table:table-row table:style-name="ro1">
          <table:table-cell office:value-type="float" office:value="2012" calcext:value-type="float">
            <text:p>2012</text:p>
          </table:table-cell>
          <table:table-cell office:value-type="float" office:value="143367" calcext:value-type="float">
            <text:p>143367</text:p>
          </table:table-cell>
          <table:table-cell office:value-type="float" office:value="3437946" calcext:value-type="float">
            <text:p>3437946</text:p>
          </table:table-cell>
          <table:table-cell office:value-type="float" office:value="3861" calcext:value-type="float">
            <text:p>3861</text:p>
          </table:table-cell>
          <table:table-cell office:value-type="float" office:value="31507" calcext:value-type="float">
            <text:p>31507</text:p>
          </table:table-cell>
          <table:table-cell office:value-type="float" office:value="27676" calcext:value-type="float">
            <text:p>27676</text:p>
          </table:table-cell>
          <table:table-cell office:value-type="float" office:value="25362" calcext:value-type="float">
            <text:p>25362</text:p>
          </table:table-cell>
          <table:table-cell office:value-type="float" office:value="8164" calcext:value-type="float">
            <text:p>8164</text:p>
          </table:table-cell>
          <table:table-cell office:value-type="float" office:value="52545" calcext:value-type="float">
            <text:p>52545</text:p>
          </table:table-cell>
          <table:table-cell table:number-columns-repeated="1015"/>
        </table:table-row>
        <table:table-row table:style-name="ro1" table:number-rows-repeated="13">
          <table:table-cell table:number-columns-repeated="1024"/>
        </table:table-row>
        <table:table-row table:style-name="ro1">
          <table:table-cell office:value-type="string" calcext:value-type="string">
            <text:p><text:a xlink:href="http://enerweb.casaccia.enea.it/enearegioni/esplora/download.asp?File=/enearegioni/UserFiles/Calabria/Bando_PSR_Calabria_10_2012.pdf" xlink:type="simple">26/10/2012  -  Pubblicato sul BUR della Regione Calabria, nell'ambito del PSR 2007/2013, un bando che incentiva, insieme ad altre cose, la realizzazione di impianti per la produzione e vendita di energia da fonti rinnovabili.</text:a></text:p>
          </table:table-cell>
          <table:table-cell table:number-columns-repeated="1023"/>
        </table:table-row>
        <table:table-row table:style-name="ro1">
          <table:table-cell office:value-type="string" calcext:value-type="string">
            <text:p><text:a xlink:href="http://enerweb.casaccia.enea.it/enearegioni/UserFiles/Calabria/Bando_FR_POR_Calabria_2011.zip" xlink:type="simple">19/08/2011  -  Sul BURC n. 33 della Regione Calabria è stato pubblicato il decreto n.  9848 del 04.08.2011 con cui è  stato approvato un bando per il sostegno alla realizzazione di impianti di produzione di energia da fonti rinnovabili.</text:a></text:p>
          </table:table-cell>
          <table:table-cell table:number-columns-repeated="1023"/>
        </table:table-row>
        <table:table-row table:style-name="ro1">
          <table:table-cell office:value-type="string" calcext:value-type="string">
            <text:p>30/12/2008  -  Emesso dalla Provincia di Reggio Calabria un <text:span text:style-name="T1">bando per la concessione di contributi per la realizzazione di 3.000 impianti fotovoltaici di potenza nominale pari a 3 KWp</text:span></text:p>
          </table:table-cell>
          <table:table-cell table:number-columns-repeated="1023"/>
        </table:table-row>
        <table:table-row table:style-name="ro1">
          <table:table-cell office:value-type="string" calcext:value-type="string">
            <text:p><text:a xlink:href="http://enerweb.casaccia.enea.it/enearegioni/UserFiles/OSSERVATORIO/Sito/Calabria/BANDOENERGIAEPROROGA.zip" xlink:type="simple">27/10/2006  -  Emesso dalla Regione Calabria un bando che prevede la concessione di contributi per la realizzazione di impianti di produzione di energia da fonti rinnovabili. </text: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26/10/2012 – Fondi stanziati (produzione energia elettrico/termica da rinnovabili) 1.500.000,00 euro</text:p>
          </table:table-cell>
          <table:table-cell table:number-columns-repeated="1023"/>
        </table:table-row>
        <table:table-row table:style-name="ro1">
          <table:table-cell office:value-type="string" calcext:value-type="string">
            <text:p>19/08/2011 – Fondi disponibili 25 Mln euro</text:p>
          </table:table-cell>
          <table:table-cell table:number-columns-repeated="1023"/>
        </table:table-row>
        <table:table-row table:style-name="ro1">
          <table:table-cell office:value-type="string" calcext:value-type="string">
            <text:p>27/10/2006 – Fondi totali 15.500.000,00 euro, fondi destinati al PV 1.500.000,00 euro</text:p>
          </table:table-cell>
          <table:table-cell table:number-columns-repeated="1023"/>
        </table:table-row>
        <table:table-row table:style-name="ro1" table:number-rows-repeated="1048544">
          <table:table-cell table:number-columns-repeated="1024"/>
        </table:table-row>
        <table:table-row table:style-name="ro1">
          <table:table-cell table:number-columns-repeated="1024"/>
        </table:table-row>
      </table:table>
      <table:table table:name="ABRUZZO" table:style-name="ta18">
        <table:shapes>
          <draw:frame draw:z-index="2" draw:style-name="gr1" draw:text-style-name="P1" svg:width="6.9173in" svg:height="4.2303in" svg:x="6.8882in" svg:y="3.7878in">
            <draw:object draw:notify-on-update-of-ranges="ABRUZZO.A2:ABRUZZO.A8 ABRUZZO.D1:ABRUZZO.D1 ABRUZZO.D2:ABRUZZO.D8 ABRUZZO.E1:ABRUZZO.E1 ABRUZZO.E2:ABRUZZO.E8 ABRUZZO.F1:ABRUZZO.F1 ABRUZZO.F2:ABRUZZO.F8 ABRUZZO.G1:ABRUZZO.G1 ABRUZZO.G2:ABRUZZO.G8 ABRUZZO.H1:ABRUZZO.H1 ABRUZZO.H2:ABRUZZO.H8 ABRUZZO.I1:ABRUZZO.I1 ABRUZZO.I2:ABRUZZO.I8" xlink:href="./Object 67" xlink:type="simple" xlink:show="embed" xlink:actuate="onLoad"/>
            <draw:image xlink:href="./ObjectReplacements/Object 67" xlink:type="simple" xlink:show="embed" xlink:actuate="onLoad"/>
          </draw:frame>
          <draw:frame draw:z-index="3" draw:style-name="gr1" draw:text-style-name="P1" svg:width="6.2988in" svg:height="3.5429in" svg:x="0.0004in" svg:y="3.5417in">
            <draw:object draw:notify-on-update-of-ranges="ABRUZZO.A2:ABRUZZO.A8 ABRUZZO.D1:ABRUZZO.D1 ABRUZZO.D2:ABRUZZO.D8 ABRUZZO.E1:ABRUZZO.E1 ABRUZZO.E2:ABRUZZO.E8 ABRUZZO.F1:ABRUZZO.F1 ABRUZZO.F2:ABRUZZO.F8" xlink:href="./Object 81" xlink:type="simple" xlink:show="embed" xlink:actuate="onLoad"/>
            <draw:image xlink:href="./ObjectReplacements/Object 81"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AB</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number-columns-repeated="1015"/>
        </table:table-row>
        <table:table-row table:style-name="ro1">
          <table:table-cell office:value-type="float" office:value="2006" calcext:value-type="float">
            <text:p>2006</text:p>
          </table:table-cell>
          <table:table-cell office:value-type="float" office:value="52" calcext:value-type="float">
            <text:p>52</text:p>
          </table:table-cell>
          <table:table-cell office:value-type="float" office:value="9436" calcext:value-type="float">
            <text:p>9436</text:p>
          </table:table-cell>
          <table:table-cell office:value-type="float" office:value="13" calcext:value-type="float">
            <text:p>13</text:p>
          </table:table-cell>
          <table:table-cell office:value-type="float" office:value="39" calcext:value-type="float">
            <text:p>39</text:p>
          </table:table-cell>
          <table:table-cell table:number-columns-repeated="4" office:value-type="float" office:value="0" calcext:value-type="float">
            <text:p>0</text:p>
          </table:table-cell>
          <table:table-cell>
            <draw:frame table:end-cell-address="ABRUZZO.Q21" table:end-x="0.226in" table:end-y="0.1213in" draw:z-index="0" draw:name="Chart 1" draw:style-name="gr2" draw:text-style-name="P1" svg:width="6.2382in" svg:height="3.4024in" svg:x="0.1524in" svg:y="0.0843in">
              <draw:object draw:notify-on-update-of-ranges="ABRUZZO.A2:ABRUZZO.A8 ABRUZZO.B1:ABRUZZO.B1 ABRUZZO.B2:ABRUZZO.B8 ABRUZZO.C1:ABRUZZO.C1 ABRUZZO.C2:ABRUZZO.C8" xlink:href="./Object 35" xlink:type="simple" xlink:show="embed" xlink:actuate="onLoad"/>
              <draw:image xlink:href="./ObjectReplacements/Object 35" xlink:type="simple" xlink:show="embed" xlink:actuate="onLoad"/>
            </draw:frame>
          </table:table-cell>
          <table:table-cell>
            <draw:frame table:end-cell-address="ABRUZZO.R21" table:end-x="0.2394in" table:end-y="0.0535in" draw:z-index="1" draw:name="Chart 2" draw:style-name="gr2" draw:text-style-name="P1" svg:width="6.2287in" svg:height="3.3913in" svg:x="0.1744in" svg:y="0.0276in">
              <draw:object draw:notify-on-update-of-ranges="ABRUZZO.A2:ABRUZZO.A8 ABRUZZO.B1:ABRUZZO.B1 ABRUZZO.B2:ABRUZZO.B8" xlink:href="./Object 36" xlink:type="simple" xlink:show="embed" xlink:actuate="onLoad"/>
              <draw:image xlink:href="./ObjectReplacements/Object 36" xlink:type="simple" xlink:show="embed" xlink:actuate="onLoad"/>
            </draw:frame>
          </table:table-cell>
          <table:table-cell table:number-columns-repeated="1013"/>
        </table:table-row>
        <table:table-row table:style-name="ro1">
          <table:table-cell office:value-type="float" office:value="2007" calcext:value-type="float">
            <text:p>2007</text:p>
          </table:table-cell>
          <table:table-cell office:value-type="float" office:value="1103" calcext:value-type="float">
            <text:p>1103</text:p>
          </table:table-cell>
          <table:table-cell office:value-type="float" office:value="70062" calcext:value-type="float">
            <text:p>70062</text:p>
          </table:table-cell>
          <table:table-cell office:value-type="float" office:value="87" calcext:value-type="float">
            <text:p>87</text:p>
          </table:table-cell>
          <table:table-cell office:value-type="float" office:value="441" calcext:value-type="float">
            <text:p>441</text:p>
          </table:table-cell>
          <table:table-cell office:value-type="float" office:value="363" calcext:value-type="float">
            <text:p>363</text:p>
          </table:table-cell>
          <table:table-cell office:value-type="float" office:value="212" calcext:value-type="float">
            <text:p>212</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7820" calcext:value-type="float">
            <text:p>7820</text:p>
          </table:table-cell>
          <table:table-cell office:value-type="float" office:value="338164" calcext:value-type="float">
            <text:p>338164</text:p>
          </table:table-cell>
          <table:table-cell office:value-type="float" office:value="463" calcext:value-type="float">
            <text:p>463</text:p>
          </table:table-cell>
          <table:table-cell office:value-type="float" office:value="2046" calcext:value-type="float">
            <text:p>2046</text:p>
          </table:table-cell>
          <table:table-cell office:value-type="float" office:value="3259" calcext:value-type="float">
            <text:p>3259</text:p>
          </table:table-cell>
          <table:table-cell office:value-type="float" office:value="2053" calcext:value-type="float">
            <text:p>2053</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15347" calcext:value-type="float">
            <text:p>15347</text:p>
          </table:table-cell>
          <table:table-cell office:value-type="float" office:value="719672" calcext:value-type="float">
            <text:p>719672</text:p>
          </table:table-cell>
          <table:table-cell office:value-type="float" office:value="619" calcext:value-type="float">
            <text:p>619</text:p>
          </table:table-cell>
          <table:table-cell office:value-type="float" office:value="3708" calcext:value-type="float">
            <text:p>3708</text:p>
          </table:table-cell>
          <table:table-cell office:value-type="float" office:value="4341" calcext:value-type="float">
            <text:p>4341</text:p>
          </table:table-cell>
          <table:table-cell office:value-type="float" office:value="4208" calcext:value-type="float">
            <text:p>4208</text:p>
          </table:table-cell>
          <table:table-cell office:value-type="float" office:value="2469" calcext:value-type="float">
            <text:p>2469</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41623" calcext:value-type="float">
            <text:p>41623</text:p>
          </table:table-cell>
          <table:table-cell office:value-type="float" office:value="2321416" calcext:value-type="float">
            <text:p>2321416</text:p>
          </table:table-cell>
          <table:table-cell office:value-type="float" office:value="1155" calcext:value-type="float">
            <text:p>1155</text:p>
          </table:table-cell>
          <table:table-cell office:value-type="float" office:value="11674" calcext:value-type="float">
            <text:p>11674</text:p>
          </table:table-cell>
          <table:table-cell office:value-type="float" office:value="9554" calcext:value-type="float">
            <text:p>9554</text:p>
          </table:table-cell>
          <table:table-cell office:value-type="float" office:value="16287" calcext:value-type="float">
            <text:p>16287</text:p>
          </table:table-cell>
          <table:table-cell office:value-type="float" office:value="2954" calcext:value-type="float">
            <text:p>2954</text:p>
          </table:table-cell>
          <table:table-cell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405783" calcext:value-type="float">
            <text:p>405783</text:p>
          </table:table-cell>
          <table:table-cell office:value-type="float" office:value="9453721" calcext:value-type="float">
            <text:p>9453721</text:p>
          </table:table-cell>
          <table:table-cell office:value-type="float" office:value="2502" calcext:value-type="float">
            <text:p>2502</text:p>
          </table:table-cell>
          <table:table-cell office:value-type="float" office:value="23853" calcext:value-type="float">
            <text:p>23853</text:p>
          </table:table-cell>
          <table:table-cell office:value-type="float" office:value="45850" calcext:value-type="float">
            <text:p>45850</text:p>
          </table:table-cell>
          <table:table-cell office:value-type="float" office:value="216065" calcext:value-type="float">
            <text:p>216065</text:p>
          </table:table-cell>
          <table:table-cell office:value-type="float" office:value="104714" calcext:value-type="float">
            <text:p>104714</text:p>
          </table:table-cell>
          <table:table-cell office:value-type="float" office:value="11851" calcext:value-type="float">
            <text:p>11851</text:p>
          </table:table-cell>
          <table:table-cell table:number-columns-repeated="1015"/>
        </table:table-row>
        <table:table-row table:style-name="ro1">
          <table:table-cell office:value-type="float" office:value="2012" calcext:value-type="float">
            <text:p>2012</text:p>
          </table:table-cell>
          <table:table-cell office:value-type="float" office:value="135047" calcext:value-type="float">
            <text:p>135047</text:p>
          </table:table-cell>
          <table:table-cell office:value-type="float" office:value="3437946" calcext:value-type="float">
            <text:p>3437946</text:p>
          </table:table-cell>
          <table:table-cell office:value-type="float" office:value="2885" calcext:value-type="float">
            <text:p>2885</text:p>
          </table:table-cell>
          <table:table-cell office:value-type="float" office:value="21242" calcext:value-type="float">
            <text:p>21242</text:p>
          </table:table-cell>
          <table:table-cell office:value-type="float" office:value="30514" calcext:value-type="float">
            <text:p>30514</text:p>
          </table:table-cell>
          <table:table-cell office:value-type="float" office:value="77611" calcext:value-type="float">
            <text:p>77611</text:p>
          </table:table-cell>
          <table:table-cell office:value-type="float" office:value="4501" calcext:value-type="float">
            <text:p>4501</text:p>
          </table:table-cell>
          <table:table-cell office:value-type="float" office:value="0" calcext:value-type="float">
            <text:p>0</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MOLISE" table:style-name="ta19">
        <table:shapes>
          <draw:frame draw:z-index="2" draw:style-name="gr1" draw:text-style-name="P1" svg:width="6.9173in" svg:height="4.2303in" svg:x="6.8in" svg:y="3.748in">
            <draw:object draw:notify-on-update-of-ranges="MOLISE.A2:MOLISE.A8 MOLISE.D1:MOLISE.D1 MOLISE.D2:MOLISE.D8 MOLISE.E1:MOLISE.E1 MOLISE.E2:MOLISE.E8 MOLISE.F1:MOLISE.F1 MOLISE.F2:MOLISE.F8 MOLISE.G1:MOLISE.G1 MOLISE.G2:MOLISE.G8 MOLISE.H1:MOLISE.H1 MOLISE.H2:MOLISE.H8 MOLISE.I1:MOLISE.I1 MOLISE.I2:MOLISE.I8" xlink:href="./Object 68" xlink:type="simple" xlink:show="embed" xlink:actuate="onLoad"/>
            <draw:image xlink:href="./ObjectReplacements/Object 68" xlink:type="simple" xlink:show="embed" xlink:actuate="onLoad"/>
          </draw:frame>
          <draw:frame draw:z-index="3" draw:style-name="gr1" draw:text-style-name="P1" svg:width="6.2988in" svg:height="3.5429in" svg:x="0.0492in" svg:y="3.7386in">
            <draw:object draw:notify-on-update-of-ranges="MOLISE.A2:MOLISE.A8 MOLISE.D1:MOLISE.D1 MOLISE.D2:MOLISE.D8 MOLISE.E1:MOLISE.E1 MOLISE.E2:MOLISE.E8 MOLISE.F1:MOLISE.F1 MOLISE.F2:MOLISE.F8" xlink:href="./Object 82" xlink:type="simple" xlink:show="embed" xlink:actuate="onLoad"/>
            <draw:image xlink:href="./ObjectReplacements/Object 82"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MO</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MOLISE.Q20" table:end-x="0.3764in" table:end-y="0.1701in" draw:z-index="1" draw:name="Chart 2" draw:style-name="gr2" draw:text-style-name="P1" svg:width="6.2268in" svg:height="3.3957in" svg:x="0.3142in" svg:y="0.139in">
              <draw:object draw:notify-on-update-of-ranges="MOLISE.A2:MOLISE.A8 MOLISE.B1:MOLISE.B1 MOLISE.B2:MOLISE.B8" xlink:href="./Object 38" xlink:type="simple" xlink:show="embed" xlink:actuate="onLoad"/>
              <draw:image xlink:href="./ObjectReplacements/Object 38"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4" calcext:value-type="float">
            <text:p>4</text:p>
          </table:table-cell>
          <table:table-cell office:value-type="float" office:value="9436" calcext:value-type="float">
            <text:p>9436</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number-columns-repeated="4" table:style-name="Default" office:value-type="float" office:value="0" calcext:value-type="float">
            <text:p>0</text:p>
          </table:table-cell>
          <table:table-cell>
            <draw:frame table:end-cell-address="MOLISE.Q21" table:end-x="0.763in" table:end-y="0.0508in" draw:z-index="0" draw:name="Chart 1" draw:style-name="gr2" draw:text-style-name="P1" svg:width="6.2335in" svg:height="3.3815in" svg:x="0.6941in" svg:y="0.0346in">
              <draw:object draw:notify-on-update-of-ranges="MOLISE.A2:MOLISE.A8 MOLISE.B1:MOLISE.B1 MOLISE.B2:MOLISE.B8 MOLISE.C1:MOLISE.C1 MOLISE.C2:MOLISE.C8" xlink:href="./Object 37" xlink:type="simple" xlink:show="embed" xlink:actuate="onLoad"/>
              <draw:image xlink:href="./ObjectReplacements/Object 37" xlink:type="simple" xlink:show="embed" xlink:actuate="onLoad"/>
            </draw:frame>
          </table:table-cell>
          <table:table-cell table:number-columns-repeated="1014"/>
        </table:table-row>
        <table:table-row table:style-name="ro1">
          <table:table-cell office:value-type="float" office:value="2007" calcext:value-type="float">
            <text:p>2007</text:p>
          </table:table-cell>
          <table:table-cell office:value-type="float" office:value="96" calcext:value-type="float">
            <text:p>96</text:p>
          </table:table-cell>
          <table:table-cell office:value-type="float" office:value="70062" calcext:value-type="float">
            <text:p>70062</text:p>
          </table:table-cell>
          <table:table-cell office:value-type="float" office:value="21" calcext:value-type="float">
            <text:p>21</text:p>
          </table:table-cell>
          <table:table-cell office:value-type="float" office:value="75" calcext:value-type="float">
            <text:p>75</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955" calcext:value-type="float">
            <text:p>955</text:p>
          </table:table-cell>
          <table:table-cell office:value-type="float" office:value="338164" calcext:value-type="float">
            <text:p>338164</text:p>
          </table:table-cell>
          <table:table-cell office:value-type="float" office:value="65" calcext:value-type="float">
            <text:p>65</text:p>
          </table:table-cell>
          <table:table-cell office:value-type="float" office:value="329" calcext:value-type="float">
            <text:p>329</text:p>
          </table:table-cell>
          <table:table-cell office:value-type="float" office:value="260" calcext:value-type="float">
            <text:p>260</text:p>
          </table:table-cell>
          <table:table-cell office:value-type="float" office:value="301" calcext:value-type="float">
            <text:p>301</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7443" calcext:value-type="float">
            <text:p>7443</text:p>
          </table:table-cell>
          <table:table-cell office:value-type="float" office:value="719672" calcext:value-type="float">
            <text:p>719672</text:p>
          </table:table-cell>
          <table:table-cell office:value-type="float" office:value="133" calcext:value-type="float">
            <text:p>133</text:p>
          </table:table-cell>
          <table:table-cell office:value-type="float" office:value="628" calcext:value-type="float">
            <text:p>628</text:p>
          </table:table-cell>
          <table:table-cell office:value-type="float" office:value="723" calcext:value-type="float">
            <text:p>723</text:p>
          </table:table-cell>
          <table:table-cell office:value-type="float" office:value="1252" calcext:value-type="float">
            <text:p>1252</text:p>
          </table:table-cell>
          <table:table-cell office:value-type="float" office:value="4707" calcext:value-type="float">
            <text:p>4707</text:p>
          </table:table-cell>
          <table:table-cell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7422" calcext:value-type="float">
            <text:p>7422</text:p>
          </table:table-cell>
          <table:table-cell office:value-type="float" office:value="2321416" calcext:value-type="float">
            <text:p>2321416</text:p>
          </table:table-cell>
          <table:table-cell office:value-type="float" office:value="208" calcext:value-type="float">
            <text:p>208</text:p>
          </table:table-cell>
          <table:table-cell office:value-type="float" office:value="1569" calcext:value-type="float">
            <text:p>1569</text:p>
          </table:table-cell>
          <table:table-cell office:value-type="float" office:value="2325" calcext:value-type="float">
            <text:p>2325</text:p>
          </table:table-cell>
          <table:table-cell office:value-type="float" office:value="3320" calcext:value-type="float">
            <text:p>3320</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108289" calcext:value-type="float">
            <text:p>108289</text:p>
          </table:table-cell>
          <table:table-cell office:value-type="float" office:value="9453721" calcext:value-type="float">
            <text:p>9453721</text:p>
          </table:table-cell>
          <table:table-cell office:value-type="float" office:value="476" calcext:value-type="float">
            <text:p>476</text:p>
          </table:table-cell>
          <table:table-cell office:value-type="float" office:value="6469" calcext:value-type="float">
            <text:p>6469</text:p>
          </table:table-cell>
          <table:table-cell office:value-type="float" office:value="9893" calcext:value-type="float">
            <text:p>9893</text:p>
          </table:table-cell>
          <table:table-cell office:value-type="float" office:value="55488" calcext:value-type="float">
            <text:p>55488</text:p>
          </table:table-cell>
          <table:table-cell office:value-type="float" office:value="29462" calcext:value-type="float">
            <text:p>29462</text:p>
          </table:table-cell>
          <table:table-cell office:value-type="float" office:value="6500" calcext:value-type="float">
            <text:p>6500</text:p>
          </table:table-cell>
          <table:table-cell table:number-columns-repeated="1015"/>
        </table:table-row>
        <table:table-row table:style-name="ro1">
          <table:table-cell office:value-type="float" office:value="2012" calcext:value-type="float">
            <text:p>2012</text:p>
          </table:table-cell>
          <table:table-cell office:value-type="float" office:value="33293" calcext:value-type="float">
            <text:p>33293</text:p>
          </table:table-cell>
          <table:table-cell office:value-type="float" office:value="3437946" calcext:value-type="float">
            <text:p>3437946</text:p>
          </table:table-cell>
          <table:table-cell office:value-type="float" office:value="476" calcext:value-type="float">
            <text:p>476</text:p>
          </table:table-cell>
          <table:table-cell office:value-type="float" office:value="5885" calcext:value-type="float">
            <text:p>5885</text:p>
          </table:table-cell>
          <table:table-cell office:value-type="float" office:value="5631" calcext:value-type="float">
            <text:p>5631</text:p>
          </table:table-cell>
          <table:table-cell office:value-type="float" office:value="15273" calcext:value-type="float">
            <text:p>15273</text:p>
          </table:table-cell>
          <table:table-cell office:value-type="float" office:value="6448" calcext:value-type="float">
            <text:p>6448</text:p>
          </table:table-cell>
          <table:table-cell office:value-type="float" office:value="0" calcext:value-type="float">
            <text:p>0</text:p>
          </table:table-cell>
          <table:table-cell table:number-columns-repeated="1015"/>
        </table:table-row>
        <table:table-row table:style-name="ro1" table:number-rows-repeated="1048567">
          <table:table-cell table:number-columns-repeated="1024"/>
        </table:table-row>
        <table:table-row table:style-name="ro1">
          <table:table-cell table:number-columns-repeated="1024"/>
        </table:table-row>
      </table:table>
      <table:table table:name="VALLE D'AOSTA" table:style-name="ta20">
        <table:shapes>
          <draw:frame draw:z-index="2" draw:style-name="gr1" draw:text-style-name="P1" svg:width="6.9173in" svg:height="4.2303in" svg:x="6.3402in" svg:y="4.5945in">
            <draw:object draw:notify-on-update-of-ranges="'VALLE D''AOSTA'.A2:'VALLE D''AOSTA'.A8 'VALLE D''AOSTA'.D1:'VALLE D''AOSTA'.D1 'VALLE D''AOSTA'.D2:'VALLE D''AOSTA'.D8 'VALLE D''AOSTA'.E1:'VALLE D''AOSTA'.E1 'VALLE D''AOSTA'.E2:'VALLE D''AOSTA'.E8 'VALLE D''AOSTA'.F1:'VALLE D''AOSTA'.F1 'VALLE D''AOSTA'.F2:'VALLE D''AOSTA'.F8 'VALLE D''AOSTA'.G1:'VALLE D''AOSTA'.G1 'VALLE D''AOSTA'.G2:'VALLE D''AOSTA'.G8 'VALLE D''AOSTA'.H1:'VALLE D''AOSTA'.H1 'VALLE D''AOSTA'.H2:'VALLE D''AOSTA'.H8 'VALLE D''AOSTA'.I1:'VALLE D''AOSTA'.I1 'VALLE D''AOSTA'.I2:'VALLE D''AOSTA'.I8" xlink:href="./Object 69" xlink:type="simple" xlink:show="embed" xlink:actuate="onLoad"/>
            <draw:image xlink:href="./ObjectReplacements/Object 69" xlink:type="simple" xlink:show="embed" xlink:actuate="onLoad"/>
          </draw:frame>
          <draw:frame draw:z-index="3" draw:style-name="gr1" draw:text-style-name="P1" svg:width="6.2988in" svg:height="3.5429in" svg:x="0.0004in" svg:y="5.313in">
            <draw:object draw:notify-on-update-of-ranges="'VALLE D''AOSTA'.A2:'VALLE D''AOSTA'.A8 'VALLE D''AOSTA'.D1:'VALLE D''AOSTA'.D1 'VALLE D''AOSTA'.D2:'VALLE D''AOSTA'.D8 'VALLE D''AOSTA'.E1:'VALLE D''AOSTA'.E1 'VALLE D''AOSTA'.E2:'VALLE D''AOSTA'.E8 'VALLE D''AOSTA'.F1:'VALLE D''AOSTA'.F1 'VALLE D''AOSTA'.F2:'VALLE D''AOSTA'.F8" xlink:href="./Object 83" xlink:type="simple" xlink:show="embed" xlink:actuate="onLoad"/>
            <draw:image xlink:href="./ObjectReplacements/Object 83" xlink:type="simple" xlink:show="embed" xlink:actuate="onLoad"/>
          </draw:frame>
        </table:shapes>
        <table:table-column table:style-name="co1" table:number-columns-repeated="257" table:default-cell-style-name="ce1"/>
        <table:table-column table:style-name="co1" table:number-columns-repeated="767" table:default-cell-style-name="Default"/>
        <table:table-row table:style-name="ro1">
          <table:table-cell office:value-type="string" calcext:value-type="string">
            <text:p>Anno</text:p>
          </table:table-cell>
          <table:table-cell office:value-type="string" calcext:value-type="string">
            <text:p>KW VDA</text:p>
          </table:table-cell>
          <table:table-cell office:value-type="string" calcext:value-type="string">
            <text:p>kW Italia</text:p>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draw:frame table:end-cell-address="'VALLE D''AOSTA'.Q20" table:end-x="0.2224in" table:end-y="0.0882in" draw:z-index="1" draw:name="Chart 2" draw:style-name="gr2" draw:text-style-name="P1" svg:width="6.2323in" svg:height="3.3898in" svg:x="0.1547in" svg:y="0.063in">
              <draw:object draw:notify-on-update-of-ranges="'VALLE D''AOSTA'.A2:'VALLE D''AOSTA'.A8 'VALLE D''AOSTA'.B1:'VALLE D''AOSTA'.B1 'VALLE D''AOSTA'.B2:'VALLE D''AOSTA'.B8" xlink:href="./Object 40" xlink:type="simple" xlink:show="embed" xlink:actuate="onLoad"/>
              <draw:image xlink:href="./ObjectReplacements/Object 40" xlink:type="simple" xlink:show="embed" xlink:actuate="onLoad"/>
            </draw:frame>
          </table:table-cell>
          <table:table-cell table:number-columns-repeated="1014"/>
        </table:table-row>
        <table:table-row table:style-name="ro1">
          <table:table-cell office:value-type="float" office:value="2006" calcext:value-type="float">
            <text:p>2006</text:p>
          </table:table-cell>
          <table:table-cell office:value-type="float" office:value="0" calcext:value-type="float">
            <text:p>0</text:p>
          </table:table-cell>
          <table:table-cell office:value-type="float" office:value="9436" calcext:value-type="float">
            <text:p>9436</text:p>
          </table:table-cell>
          <table:table-cell table:number-columns-repeated="6" office:value-type="float" office:value="0" calcext:value-type="float">
            <text:p>0</text:p>
          </table:table-cell>
          <table:table-cell table:number-columns-repeated="2"/>
          <table:table-cell>
            <draw:frame table:end-cell-address="'VALLE D''AOSTA'.S21" table:end-x="0.3685in" table:end-y="0.1476in" draw:z-index="0" draw:name="Chart 1" draw:style-name="gr2" draw:text-style-name="P1" svg:width="6.2299in" svg:height="3.3866in" svg:x="0.3028in" svg:y="0.1264in">
              <draw:object draw:notify-on-update-of-ranges="'VALLE D''AOSTA'.A2:'VALLE D''AOSTA'.A8 'VALLE D''AOSTA'.B1:'VALLE D''AOSTA'.B1 'VALLE D''AOSTA'.B2:'VALLE D''AOSTA'.B8 'VALLE D''AOSTA'.C1:'VALLE D''AOSTA'.C1 'VALLE D''AOSTA'.C2:'VALLE D''AOSTA'.C8" xlink:href="./Object 39" xlink:type="simple" xlink:show="embed" xlink:actuate="onLoad"/>
              <draw:image xlink:href="./ObjectReplacements/Object 39" xlink:type="simple" xlink:show="embed" xlink:actuate="onLoad"/>
            </draw:frame>
          </table:table-cell>
          <table:table-cell table:number-columns-repeated="1012"/>
        </table:table-row>
        <table:table-row table:style-name="ro1">
          <table:table-cell office:value-type="float" office:value="2007" calcext:value-type="float">
            <text:p>2007</text:p>
          </table:table-cell>
          <table:table-cell office:value-type="float" office:value="88" calcext:value-type="float">
            <text:p>88</text:p>
          </table:table-cell>
          <table:table-cell office:value-type="float" office:value="70062" calcext:value-type="float">
            <text:p>70062</text:p>
          </table:table-cell>
          <table:table-cell office:value-type="float" office:value="3" calcext:value-type="float">
            <text:p>3</text:p>
          </table:table-cell>
          <table:table-cell office:value-type="float" office:value="39" calcext:value-type="float">
            <text:p>39</text:p>
          </table:table-cell>
          <table:table-cell office:value-type="float" office:value="46" calcext:value-type="float">
            <text:p>46</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08" calcext:value-type="float">
            <text:p>2008</text:p>
          </table:table-cell>
          <table:table-cell office:value-type="float" office:value="184" calcext:value-type="float">
            <text:p>184</text:p>
          </table:table-cell>
          <table:table-cell office:value-type="float" office:value="338164" calcext:value-type="float">
            <text:p>338164</text:p>
          </table:table-cell>
          <table:table-cell office:value-type="float" office:value="48" calcext:value-type="float">
            <text:p>48</text:p>
          </table:table-cell>
          <table:table-cell office:value-type="float" office:value="137" calcext:value-type="float">
            <text:p>137</text:p>
          </table:table-cell>
          <table:table-cell table:number-columns-repeated="4" office:value-type="float" office:value="0" calcext:value-type="float">
            <text:p>0</text:p>
          </table:table-cell>
          <table:table-cell table:number-columns-repeated="1015"/>
        </table:table-row>
        <table:table-row table:style-name="ro1">
          <table:table-cell office:value-type="float" office:value="2009" calcext:value-type="float">
            <text:p>2009</text:p>
          </table:table-cell>
          <table:table-cell office:value-type="float" office:value="748" calcext:value-type="float">
            <text:p>748</text:p>
          </table:table-cell>
          <table:table-cell office:value-type="float" office:value="719672" calcext:value-type="float">
            <text:p>719672</text:p>
          </table:table-cell>
          <table:table-cell office:value-type="float" office:value="51" calcext:value-type="float">
            <text:p>51</text:p>
          </table:table-cell>
          <table:table-cell office:value-type="float" office:value="254" calcext:value-type="float">
            <text:p>254</text:p>
          </table:table-cell>
          <table:table-cell office:value-type="float" office:value="444" calcext:value-type="float">
            <text:p>444</text:p>
          </table:table-cell>
          <table:table-cell table:number-columns-repeated="3" office:value-type="float" office:value="0" calcext:value-type="float">
            <text:p>0</text:p>
          </table:table-cell>
          <table:table-cell table:number-columns-repeated="1015"/>
        </table:table-row>
        <table:table-row table:style-name="ro1">
          <table:table-cell office:value-type="float" office:value="2010" calcext:value-type="float">
            <text:p>2010</text:p>
          </table:table-cell>
          <table:table-cell office:value-type="float" office:value="3672" calcext:value-type="float">
            <text:p>3672</text:p>
          </table:table-cell>
          <table:table-cell office:value-type="float" office:value="2321416" calcext:value-type="float">
            <text:p>2321416</text:p>
          </table:table-cell>
          <table:table-cell office:value-type="float" office:value="291" calcext:value-type="float">
            <text:p>291</text:p>
          </table:table-cell>
          <table:table-cell office:value-type="float" office:value="1928" calcext:value-type="float">
            <text:p>1928</text:p>
          </table:table-cell>
          <table:table-cell office:value-type="float" office:value="1012" calcext:value-type="float">
            <text:p>1012</text:p>
          </table:table-cell>
          <table:table-cell office:value-type="float" office:value="441" calcext:value-type="float">
            <text:p>441</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1" calcext:value-type="float">
            <text:p>2011</text:p>
          </table:table-cell>
          <table:table-cell office:value-type="float" office:value="8790" calcext:value-type="float">
            <text:p>8790</text:p>
          </table:table-cell>
          <table:table-cell office:value-type="float" office:value="9453721" calcext:value-type="float">
            <text:p>9453721</text:p>
          </table:table-cell>
          <table:table-cell office:value-type="float" office:value="545" calcext:value-type="float">
            <text:p>545</text:p>
          </table:table-cell>
          <table:table-cell office:value-type="float" office:value="3536" calcext:value-type="float">
            <text:p>3536</text:p>
          </table:table-cell>
          <table:table-cell office:value-type="float" office:value="3710" calcext:value-type="float">
            <text:p>3710</text:p>
          </table:table-cell>
          <table:table-cell office:value-type="float" office:value="1000" calcext:value-type="float">
            <text:p>1000</text:p>
          </table:table-cell>
          <table:table-cell table:number-columns-repeated="2" office:value-type="float" office:value="0" calcext:value-type="float">
            <text:p>0</text:p>
          </table:table-cell>
          <table:table-cell table:number-columns-repeated="1015"/>
        </table:table-row>
        <table:table-row table:style-name="ro1">
          <table:table-cell office:value-type="float" office:value="2012" calcext:value-type="float">
            <text:p>2012</text:p>
          </table:table-cell>
          <table:table-cell office:value-type="float" office:value="4390" calcext:value-type="float">
            <text:p>4390</text:p>
          </table:table-cell>
          <table:table-cell office:value-type="float" office:value="3437946" calcext:value-type="float">
            <text:p>3437946</text:p>
          </table:table-cell>
          <table:table-cell office:value-type="float" office:value="446" calcext:value-type="float">
            <text:p>446</text:p>
          </table:table-cell>
          <table:table-cell office:value-type="float" office:value="2323" calcext:value-type="float">
            <text:p>2323</text:p>
          </table:table-cell>
          <table:table-cell office:value-type="float" office:value="1634" calcext:value-type="float">
            <text:p>1634</text:p>
          </table:table-cell>
          <table:table-cell table:number-columns-repeated="3" office:value-type="float" office:value="0" calcext:value-type="float">
            <text:p>0</text:p>
          </table:table-cell>
          <table:table-cell table:number-columns-repeated="1015"/>
        </table:table-row>
        <table:table-row table:style-name="ro1" table:number-rows-repeated="14">
          <table:table-cell table:number-columns-repeated="1024"/>
        </table:table-row>
        <table:table-row table:style-name="ro1">
          <table:table-cell office:value-type="string" calcext:value-type="string">
            <text:p>20/11/2012  -  Pubblicato sul BUR della  Regione Valle d'Aosta  un <text:span text:style-name="T1">bando per la presentazione di domande di aiuto in applicazione della misura 311 "diversificazione in attività non agricole" - azione d) "impianti per energia da fonti alternative" del Programma di Sviluppo Rurale (PSR) 2007-2013</text:span><text:span text:style-name="T2"> </text:span></text:p>
          </table:table-cell>
          <table:table-cell table:number-columns-repeated="1023"/>
        </table:table-row>
        <table:table-row table:style-name="ro1">
          <table:table-cell office:value-type="string" calcext:value-type="string">
            <text:p><text:a xlink:href="http://enerweb.casaccia.enea.it/enearegioni/UserFiles/Valledaosta/Bando_FV_PSR_2012.pdf" xlink:type="simple">05/06/2012  -  Pubblicato sul BUR della Regione Valle d'Aosta  un bando, nell'ambito del PSR 2007/2013, per incentivare la realizzazione di impianti fotovoltaici, aventi una potenza di picco massima di 200kW, a favore delle imprese agricole.</text:a></text:p>
          </table:table-cell>
          <table:table-cell table:number-columns-repeated="1023"/>
        </table:table-row>
        <table:table-row table:style-name="ro1">
          <table:table-cell office:value-type="string" calcext:value-type="string">
            <text:p><text:a xlink:href="http://enerweb.casaccia.enea.it/enearegioni/UserFiles/Valledaosta/Bando_PSR_FV_2009.pdf" xlink:type="simple">11/12/2009  -  La Giunta Regionale della Valle d'Aosta ha deliberato un avviso pubblico per la presentazione di domande di aiuto in applicazione della misura 311 "Diversificazione in attività non agricole" - azione d) "impianti per energia da fonti alternative" del Programma di Sviluppo Rurale (PSR) 2007-2013,</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05/06/2012 – Fondi non specificati</text:p>
          </table:table-cell>
          <table:table-cell table:number-columns-repeated="1023"/>
        </table:table-row>
        <table:table-row table:style-name="ro1">
          <table:table-cell office:value-type="string" calcext:value-type="string">
            <text:p>11/12/2009 – Fondi stanziati 2 Mln euro</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Italia" table:style-name="ta21">
        <table:shapes>
          <draw:frame draw:z-index="1" draw:style-name="gr1" draw:text-style-name="P1" svg:width="6.9173in" svg:height="4.2303in" svg:x="0.889in" svg:y="1.9362in">
            <draw:object draw:notify-on-update-of-ranges="Italia.A2:Italia.A8 Italia.D1:Italia.D1 Italia.D2:Italia.D8 Italia.E1:Italia.E1 Italia.E2:Italia.E8 Italia.F1:Italia.F1 Italia.F2:Italia.F8 Italia.G1:Italia.G1 Italia.G2:Italia.G8 Italia.H1:Italia.H1 Italia.H2:Italia.H8 Italia.I1:Italia.I1 Italia.I2:Italia.I8" xlink:href="./Object 74" xlink:type="simple" xlink:show="embed" xlink:actuate="onLoad"/>
            <draw:image xlink:href="./ObjectReplacements/Object 74" xlink:type="simple" xlink:show="embed" xlink:actuate="onLoad"/>
          </draw:frame>
          <draw:frame draw:z-index="2" draw:style-name="gr1" draw:text-style-name="P1" svg:width="6.2988in" svg:height="3.5429in" svg:x="8.0004in" svg:y="4.0693in">
            <draw:object draw:notify-on-update-of-ranges="Italia.A2:Italia.A8 Italia.D1:Italia.D1 Italia.D2:Italia.D8 Italia.E1:Italia.E1 Italia.E2:Italia.E8 Italia.F1:Italia.F1 Italia.F2:Italia.F8" xlink:href="./Object 54" xlink:type="simple" xlink:show="embed" xlink:actuate="onLoad"/>
            <draw:image xlink:href="./ObjectReplacements/Object 54" xlink:type="simple" xlink:show="embed" xlink:actuate="onLoad"/>
          </draw:frame>
        </table:shapes>
        <table:table-column table:style-name="co11" table:number-columns-repeated="2" table:default-cell-style-name="ce1"/>
        <table:table-column table:style-name="co11" table:default-cell-style-name="Default"/>
        <table:table-column table:style-name="co11" table:number-columns-repeated="6" table:default-cell-style-name="ce1"/>
        <table:table-column table:style-name="co11" table:default-cell-style-name="Default"/>
        <table:table-row table:style-name="ro2">
          <table:table-cell office:value-type="string" calcext:value-type="string">
            <text:p>Anno</text:p>
          </table:table-cell>
          <table:table-cell office:value-type="string" calcext:value-type="string">
            <text:p>kW Italia</text:p>
          </table:table-cell>
          <table:table-cell/>
          <table:table-cell office:value-type="string" calcext:value-type="string">
            <text:p>kW classe 1</text:p>
          </table:table-cell>
          <table:table-cell table:style-name="ce2" office:value-type="string" calcext:value-type="string">
            <text:p>kW classe 2</text:p>
          </table:table-cell>
          <table:table-cell table:style-name="ce2" office:value-type="string" calcext:value-type="string">
            <text:p>kW classe 3</text:p>
          </table:table-cell>
          <table:table-cell table:style-name="ce2" office:value-type="string" calcext:value-type="string">
            <text:p>kW classe 4</text:p>
          </table:table-cell>
          <table:table-cell table:style-name="ce2" office:value-type="string" calcext:value-type="string">
            <text:p>kW classe 5</text:p>
          </table:table-cell>
          <table:table-cell table:style-name="ce2" office:value-type="string" calcext:value-type="string">
            <text:p>kW classe 6</text:p>
          </table:table-cell>
          <table:table-cell/>
        </table:table-row>
        <table:table-row table:style-name="ro3">
          <table:table-cell office:value-type="float" office:value="2006" calcext:value-type="float">
            <text:p>2006</text:p>
          </table:table-cell>
          <table:table-cell office:value-type="float" office:value="9436" calcext:value-type="float">
            <text:p>9436</text:p>
          </table:table-cell>
          <table:table-cell/>
          <table:table-cell office:value-type="float" office:value="1516" calcext:value-type="float">
            <text:p>1516</text:p>
          </table:table-cell>
          <table:table-cell office:value-type="float" office:value="4736" calcext:value-type="float">
            <text:p>4736</text:p>
          </table:table-cell>
          <table:table-cell office:value-type="float" office:value="3185" calcext:value-type="float">
            <text:p>3185</text:p>
          </table:table-cell>
          <table:table-cell table:number-columns-repeated="3" office:value-type="float" office:value="0" calcext:value-type="float">
            <text:p>0</text:p>
          </table:table-cell>
          <table:table-cell>
            <draw:frame table:end-cell-address="Italia.Q20" table:end-x="0.787in" table:end-y="0.176in" draw:z-index="0" draw:name="Chart 1" draw:style-name="gr2" draw:text-style-name="P1" svg:width="6.237in" svg:height="3.3913in" svg:x="0.772in" svg:y="0.1118in">
              <draw:object draw:notify-on-update-of-ranges="Italia.A2:Italia.A8 Italia.B1:Italia.B1 Italia.B2:Italia.B8" xlink:href="./Object 41" xlink:type="simple" xlink:show="embed" xlink:actuate="onLoad"/>
              <draw:image xlink:href="./ObjectReplacements/Object 41" xlink:type="simple" xlink:show="embed" xlink:actuate="onLoad"/>
            </draw:frame>
          </table:table-cell>
        </table:table-row>
        <table:table-row table:style-name="ro3">
          <table:table-cell office:value-type="float" office:value="2007" calcext:value-type="float">
            <text:p>2007</text:p>
          </table:table-cell>
          <table:table-cell office:value-type="float" office:value="70062" calcext:value-type="float">
            <text:p>70062</text:p>
          </table:table-cell>
          <table:table-cell/>
          <table:table-cell office:value-type="float" office:value="7715" calcext:value-type="float">
            <text:p>7715</text:p>
          </table:table-cell>
          <table:table-cell office:value-type="float" office:value="23458" calcext:value-type="float">
            <text:p>23458</text:p>
          </table:table-cell>
          <table:table-cell office:value-type="float" office:value="16929" calcext:value-type="float">
            <text:p>16929</text:p>
          </table:table-cell>
          <table:table-cell office:value-type="float" office:value="21960" calcext:value-type="float">
            <text:p>21960</text:p>
          </table:table-cell>
          <table:table-cell table:number-columns-repeated="2" office:value-type="float" office:value="0" calcext:value-type="float">
            <text:p>0</text:p>
          </table:table-cell>
          <table:table-cell/>
        </table:table-row>
        <table:table-row table:style-name="ro3">
          <table:table-cell office:value-type="float" office:value="2008" calcext:value-type="float">
            <text:p>2008</text:p>
          </table:table-cell>
          <table:table-cell office:value-type="float" office:value="338164" calcext:value-type="float">
            <text:p>338164</text:p>
          </table:table-cell>
          <table:table-cell/>
          <table:table-cell office:value-type="float" office:value="31223" calcext:value-type="float">
            <text:p>31223</text:p>
          </table:table-cell>
          <table:table-cell office:value-type="float" office:value="83705" calcext:value-type="float">
            <text:p>83705</text:p>
          </table:table-cell>
          <table:table-cell office:value-type="float" office:value="94508" calcext:value-type="float">
            <text:p>94508</text:p>
          </table:table-cell>
          <table:table-cell office:value-type="float" office:value="114936" calcext:value-type="float">
            <text:p>114936</text:p>
          </table:table-cell>
          <table:table-cell office:value-type="float" office:value="13793" calcext:value-type="float">
            <text:p>13793</text:p>
          </table:table-cell>
          <table:table-cell office:value-type="float" office:value="0" calcext:value-type="float">
            <text:p>0</text:p>
          </table:table-cell>
          <table:table-cell/>
        </table:table-row>
        <table:table-row table:style-name="ro3">
          <table:table-cell office:value-type="float" office:value="2009" calcext:value-type="float">
            <text:p>2009</text:p>
          </table:table-cell>
          <table:table-cell office:value-type="float" office:value="719672" calcext:value-type="float">
            <text:p>719672</text:p>
          </table:table-cell>
          <table:table-cell/>
          <table:table-cell office:value-type="float" office:value="46057" calcext:value-type="float">
            <text:p>46057</text:p>
          </table:table-cell>
          <table:table-cell office:value-type="float" office:value="150081" calcext:value-type="float">
            <text:p>150081</text:p>
          </table:table-cell>
          <table:table-cell office:value-type="float" office:value="162335" calcext:value-type="float">
            <text:p>162335</text:p>
          </table:table-cell>
          <table:table-cell office:value-type="float" office:value="256350" calcext:value-type="float">
            <text:p>256350</text:p>
          </table:table-cell>
          <table:table-cell office:value-type="float" office:value="73822" calcext:value-type="float">
            <text:p>73822</text:p>
          </table:table-cell>
          <table:table-cell office:value-type="float" office:value="29993" calcext:value-type="float">
            <text:p>29993</text:p>
          </table:table-cell>
          <table:table-cell/>
        </table:table-row>
        <table:table-row table:style-name="ro3">
          <table:table-cell office:value-type="float" office:value="2010" calcext:value-type="float">
            <text:p>2010</text:p>
          </table:table-cell>
          <table:table-cell office:value-type="float" office:value="2321416" calcext:value-type="float">
            <text:p>2321416</text:p>
          </table:table-cell>
          <table:table-cell/>
          <table:table-cell office:value-type="float" office:value="80757" calcext:value-type="float">
            <text:p>80757</text:p>
          </table:table-cell>
          <table:table-cell office:value-type="float" office:value="367549" calcext:value-type="float">
            <text:p>367549</text:p>
          </table:table-cell>
          <table:table-cell office:value-type="float" office:value="426681" calcext:value-type="float">
            <text:p>426681</text:p>
          </table:table-cell>
          <table:table-cell office:value-type="float" office:value="836360" calcext:value-type="float">
            <text:p>836360</text:p>
          </table:table-cell>
          <table:table-cell office:value-type="float" office:value="285819" calcext:value-type="float">
            <text:p>285819</text:p>
          </table:table-cell>
          <table:table-cell office:value-type="float" office:value="324229" calcext:value-type="float">
            <text:p>324229</text:p>
          </table:table-cell>
          <table:table-cell/>
        </table:table-row>
        <table:table-row table:style-name="ro3">
          <table:table-cell office:value-type="float" office:value="2011" calcext:value-type="float">
            <text:p>2011</text:p>
          </table:table-cell>
          <table:table-cell office:value-type="float" office:value="9453721" calcext:value-type="float">
            <text:p>9453721</text:p>
          </table:table-cell>
          <table:table-cell/>
          <table:table-cell office:value-type="float" office:value="136517" calcext:value-type="float">
            <text:p>136517</text:p>
          </table:table-cell>
          <table:table-cell office:value-type="float" office:value="805276" calcext:value-type="float">
            <text:p>805276</text:p>
          </table:table-cell>
          <table:table-cell office:value-type="float" office:value="1776398" calcext:value-type="float">
            <text:p>1776398</text:p>
          </table:table-cell>
          <table:table-cell office:value-type="float" office:value="4269689" calcext:value-type="float">
            <text:p>4269689</text:p>
          </table:table-cell>
          <table:table-cell office:value-type="float" office:value="1517287" calcext:value-type="float">
            <text:p>1517287</text:p>
          </table:table-cell>
          <table:table-cell office:value-type="float" office:value="944316" calcext:value-type="float">
            <text:p>944316</text:p>
          </table:table-cell>
          <table:table-cell/>
        </table:table-row>
        <table:table-row table:style-name="ro3">
          <table:table-cell office:value-type="float" office:value="2012" calcext:value-type="float">
            <text:p>2012</text:p>
          </table:table-cell>
          <table:table-cell office:value-type="float" office:value="3437946" calcext:value-type="float">
            <text:p>3437946</text:p>
          </table:table-cell>
          <table:table-cell/>
          <table:table-cell office:value-type="float" office:value="125571" calcext:value-type="float">
            <text:p>125571</text:p>
          </table:table-cell>
          <table:table-cell office:value-type="float" office:value="674664" calcext:value-type="float">
            <text:p>674664</text:p>
          </table:table-cell>
          <table:table-cell office:value-type="float" office:value="994442" calcext:value-type="float">
            <text:p>994442</text:p>
          </table:table-cell>
          <table:table-cell office:value-type="float" office:value="1440160" calcext:value-type="float">
            <text:p>1440160</text:p>
          </table:table-cell>
          <table:table-cell office:value-type="float" office:value="142664" calcext:value-type="float">
            <text:p>142664</text:p>
          </table:table-cell>
          <table:table-cell office:value-type="float" office:value="121056" calcext:value-type="float">
            <text:p>121056</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 </number:text>
      <number:number number:decimal-places="0" number:min-integer-digits="1" number:grouping="true"/>
    </number:number-style>
    <number:number-style style:name="N122">
      <number:text>-€ </number:text>
      <number:number number:decimal-places="0" number:min-integer-digits="1" number:grouping="true"/>
      <style:map style:condition="value()&gt;=0" style:apply-style-name="N122P0"/>
    </number:number-style>
    <number:number-style style:name="N123P0" style:volatile="true">
      <number:text>€ </number:text>
      <number:number number:decimal-places="0" number:min-integer-digits="1" number:grouping="true"/>
    </number:number-style>
    <number:number-style style:name="N123">
      <style:text-properties fo:color="#ff0000"/>
      <number:text>-€ </number:text>
      <number:number number:decimal-places="0" number:min-integer-digits="1" number:grouping="true"/>
      <style:map style:condition="value()&gt;=0" style:apply-style-name="N123P0"/>
    </number:number-style>
    <number:number-style style:name="N125P0" style:volatile="true">
      <number:text>€ </number:text>
      <number:number number:decimal-places="2" number:min-integer-digits="1" number:grouping="true"/>
    </number:number-style>
    <number:number-style style:name="N125">
      <number:text>-€ </number:text>
      <number:number number:decimal-places="2" number:min-integer-digits="1" number:grouping="true"/>
      <style:map style:condition="value()&gt;=0" style:apply-style-name="N125P0"/>
    </number:number-style>
    <number:number-style style:name="N126P0" style:volatile="true">
      <number:text>€ </number:text>
      <number:number number:decimal-places="2" number:min-integer-digits="1" number:grouping="true"/>
    </number:number-style>
    <number:number-style style:name="N126">
      <style:text-properties fo:color="#ff0000"/>
      <number:text>-€ </number:text>
      <number:number number:decimal-places="2" number:min-integer-digits="1" number:grouping="true"/>
      <style:map style:condition="value()&gt;=0" style:apply-style-name="N126P0"/>
    </number:number-style>
    <number:number-style style:name="N130P0" style:volatile="true">
      <number:fill-character> </number:fill-character>
      <number:number number:decimal-places="0" number:min-integer-digits="1" number:grouping="true"/>
      <number:text> </number:text>
    </number:number-style>
    <number:number-style style:name="N130P1" style:volatile="true">
      <number:text>-</number:text>
      <number:fill-character> </number:fill-character>
      <number:number number:decimal-places="0" number:min-integer-digits="1" number:grouping="true"/>
      <number:text> </number:text>
    </number:number-style>
    <number:number-style style:name="N130P2" style:volatile="true">
      <number:fill-character> </number: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 </number:text>
      <number:fill-character> </number:fill-character>
      <number:number number:decimal-places="0" number:min-integer-digits="1" number:grouping="true"/>
      <number:text> </number:text>
    </number:number-style>
    <number:number-style style:name="N134P1" style:volatile="true">
      <number:text>-€ </number:text>
      <number:fill-character> </number:fill-character>
      <number:number number:decimal-places="0" number:min-integer-digits="1" number:grouping="true"/>
      <number:text> </number:text>
    </number:number-style>
    <number:number-style style:name="N134P2" style:volatile="true">
      <number:text> € </number:text>
      <number:fill-character> </number: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fill-character> </number:fill-character>
      <number:number number:decimal-places="2" number:min-integer-digits="1" number:grouping="true"/>
      <number:text> </number:text>
    </number:number-style>
    <number:number-style style:name="N138P1" style:volatile="true">
      <number:text>-</number:text>
      <number:fill-character> </number:fill-character>
      <number:number number:decimal-places="2" number:min-integer-digits="1" number:grouping="true"/>
      <number:text> </number:text>
    </number:number-style>
    <number:number-style style:name="N138P2" style:volatile="true">
      <number:fill-character> </number: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 </number:text>
      <number:fill-character> </number:fill-character>
      <number:number number:decimal-places="2" number:min-integer-digits="1" number:grouping="true"/>
      <number:text> </number:text>
    </number:number-style>
    <number:number-style style:name="N142P1" style:volatile="true">
      <number:text>-€ </number:text>
      <number:fill-character> </number:fill-character>
      <number:number number:decimal-places="2" number:min-integer-digits="1" number:grouping="true"/>
      <number:text> </number:text>
    </number:number-style>
    <number:number-style style:name="N142P2" style:volatile="true">
      <number:text> € </number:text>
      <number:fill-character> </number: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1" style:font-name-asian="WenQuanYi Micro 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2">00/00/0000</text:date>, <text:time style:data-style-name="N2" text:time-value="0000-00-00T00:00:03.343387338">00:00:00</text:time></text:p>
        </style:region-right>
      </style:header>
      <style:header-left style:display="false"/>
      <style:footer>
        <text:p>Page <text:page-number>1</text:page-number> / <text:page-count>99</text:page-count></text:p>
      </style:footer>
      <style:footer-left style:display="false"/>
    </style:master-page>
    <style:master-page style:name="PageStyle_5f_EMILIA_20_ROMAGNA" style:display-name="PageStyle_EMILIA ROMAGN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OMBARDIA" style:display-name="PageStyle_LOMBARD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ENETO" style:display-name="PageStyle_VENET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UMBRIA" style:display-name="PageStyle_UM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RENTINO_20_ALTO_20_ADIGE" style:display-name="PageStyle_TRENTINO ALTO ADIG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IEMONTE" style:display-name="PageStyle_PIEMONT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AZIO" style:display-name="PageStyle_LAZI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TOSCANA" style:display-name="PageStyle_TOSCA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ICILIA" style:display-name="PageStyle_SICI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FRIULI_20_VENEZIA_20_GIULIA" style:display-name="PageStyle_FRIULI VENEZIA GIU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PUGLIA" style:display-name="PageStyle_PUGL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ARCHE" style:display-name="PageStyle_MARCH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MPANIA" style:display-name="PageStyle_CAMPAN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BASILICATA" style:display-name="PageStyle_BASILICA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SARDEGNA" style:display-name="PageStyle_SARDEGN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LIGURIA" style:display-name="PageStyle_LIGU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CALABRIA" style:display-name="PageStyle_CALABRI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ABRUZZO" style:display-name="PageStyle_ABRUZZO"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MOLISE" style:display-name="PageStyle_MOLISE"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style:master-page style:name="PageStyle_5f_VALLE_20_D_27_AOSTA" style:display-name="PageStyle_VALLE D'AOSTA"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ina </text:span><text:span text:style-name="MT2"><text:page-number>1</text:page-number></text:span></text:p>
      </style:footer>
      <style:footer-left style:display="false">
        <text:p><text:span text:style-name="MT2">Pa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ndrea Borghesi</dc:creator>
    <dc:date>2013-08-02T11:44:28.129319223</dc:date>
    <meta:generator>LibreOffice/4.1.0.4$Linux_X86_64 LibreOffice_project/410m0$Build-4</meta:generator>
    <meta:editing-duration>PT20H25M16S</meta:editing-duration>
    <meta:editing-cycles>71</meta:editing-cycles>
    <meta:document-statistic meta:table-count="21" meta:cell-count="1740" meta:object-count="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8.048cm" svg:height="8.362cm" xlink:href=".." xlink:type="simple" chart:class="chart:line" chart:style-name="ch1">
        <chart:legend svg:x="14.798cm" svg:y="3.351cm" style:legend-expansion="custom" chartooo:width="3.203cm" chartooo:height="2.11cm" style:legend-expansion-aspect-ratio="1.51800947867299" chart:style-name="ch2"/>
        <chart:plot-area chart:style-name="ch3" table:cell-range-address="'EMILIA ROMAGNA'.A1:'EMILIA ROMAGNA'.C8" chart:data-source-has-labels="both" svg:x="-0.025cm" svg:y="0.521cm" svg:width="14.483cm" svg:height="7.247cm">
          <chartooo:coordinate-region svg:x="1.708cm" svg:y="0.72cm" svg:width="12.378cm" svg:height="6.401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series chart:style-name="ch8" chart:values-cell-range-address="'EMILIA ROMAGNA'.C2:'EMILIA ROMAGNA'.C8" chart:label-cell-address="'EMILIA ROMAGNA'.C1:'EMILIA ROMA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ER</text:p>
                <draw:g>
                  <svg:desc>'EMILIA ROMAGNA'.B1:'EMILIA ROMAGNA'.B1</svg:desc>
                </draw:g>
              </table:table-cell>
              <table:table-cell office:value-type="string">
                <text:p>kW Italia</text:p>
                <draw:g>
                  <svg:desc>'EMILIA ROMAGNA'.C1:'EMILIA ROMAGNA'.C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cell office:value-type="float" office:value="9436">
                <text:p>9436</text:p>
                <draw:g>
                  <svg:desc>'EMILIA ROMAGNA'.C2:'EMILIA ROMAGNA'.C8</svg:desc>
                </draw:g>
              </table:table-cell>
            </table:table-row>
            <table:table-row>
              <table:table-cell office:value-type="float" office:value="2007">
                <text:p>2010</text:p>
              </table:table-cell>
              <table:table-cell office:value-type="float" office:value="5691">
                <text:p>5691</text:p>
              </table:table-cell>
              <table:table-cell office:value-type="float" office:value="70062">
                <text:p>70062</text:p>
              </table:table-cell>
            </table:table-row>
            <table:table-row>
              <table:table-cell office:value-type="float" office:value="2008">
                <text:p>2010</text:p>
              </table:table-cell>
              <table:table-cell office:value-type="float" office:value="32602">
                <text:p>32602</text:p>
              </table:table-cell>
              <table:table-cell office:value-type="float" office:value="338164">
                <text:p>338164</text:p>
              </table:table-cell>
            </table:table-row>
            <table:table-row>
              <table:table-cell office:value-type="float" office:value="2009">
                <text:p>2010</text:p>
              </table:table-cell>
              <table:table-cell office:value-type="float" office:value="56474">
                <text:p>56474</text:p>
              </table:table-cell>
              <table:table-cell office:value-type="float" office:value="719672">
                <text:p>719672</text:p>
              </table:table-cell>
            </table:table-row>
            <table:table-row>
              <table:table-cell office:value-type="float" office:value="2010">
                <text:p>2010</text:p>
              </table:table-cell>
              <table:table-cell office:value-type="float" office:value="267049">
                <text:p>267049</text:p>
              </table:table-cell>
              <table:table-cell office:value-type="float" office:value="2321416">
                <text:p>2321416</text:p>
              </table:table-cell>
            </table:table-row>
            <table:table-row>
              <table:table-cell office:value-type="float" office:value="2011">
                <text:p>2010</text:p>
              </table:table-cell>
              <table:table-cell office:value-type="float" office:value="914203">
                <text:p>914203</text:p>
              </table:table-cell>
              <table:table-cell office:value-type="float" office:value="9453721">
                <text:p>9453721</text:p>
              </table:table-cell>
            </table:table-row>
            <table:table-row>
              <table:table-cell office:value-type="float" office:value="2012">
                <text:p>2010</text:p>
              </table:table-cell>
              <table:table-cell office:value-type="float" office:value="328239">
                <text:p>328239</text:p>
              </table:table-cell>
              <table:table-cell office:value-type="float" office:value="3437946">
                <text:p>34379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2.965cm" svg:y="3.84cm" style:legend-expansion="custom" chartooo:width="2.504cm" chartooo:height="0.458cm" style:legend-expansion-aspect-ratio="5.46724890829694" chart:style-name="ch2"/>
        <chart:plot-area chart:style-name="ch3" table:cell-range-address="'TRENTINO ALTO ADIGE'.A2:'TRENTINO ALTO ADIGE'.B8 'TRENTINO ALTO ADIGE'.B1:'TRENTINO ALTO ADIGE'.B1" chart:data-source-has-labels="both" svg:x="0.541cm" svg:y="0.52cm" svg:width="12.615cm" svg:height="7.835cm">
          <chartooo:coordinate-region svg:x="1.903cm" svg:y="0.719cm" svg:width="10.881cm" svg:height="6.989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AA</text:p>
                <draw:g>
                  <svg:desc>'TRENTINO ALTO ADIGE'.B1:'TRENTINO ALTO ADIGE'.B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row>
            <table:table-row>
              <table:table-cell office:value-type="float" office:value="2007">
                <text:p>2010</text:p>
              </table:table-cell>
              <table:table-cell office:value-type="float" office:value="7994">
                <text:p>7994</text:p>
              </table:table-cell>
            </table:table-row>
            <table:table-row>
              <table:table-cell office:value-type="float" office:value="2008">
                <text:p>2010</text:p>
              </table:table-cell>
              <table:table-cell office:value-type="float" office:value="23367">
                <text:p>23367</text:p>
              </table:table-cell>
            </table:table-row>
            <table:table-row>
              <table:table-cell office:value-type="float" office:value="2009">
                <text:p>2010</text:p>
              </table:table-cell>
              <table:table-cell office:value-type="float" office:value="31566">
                <text:p>31566</text:p>
              </table:table-cell>
            </table:table-row>
            <table:table-row>
              <table:table-cell office:value-type="float" office:value="2010">
                <text:p>2010</text:p>
              </table:table-cell>
              <table:table-cell office:value-type="float" office:value="106184">
                <text:p>106184</text:p>
              </table:table-cell>
            </table:table-row>
            <table:table-row>
              <table:table-cell office:value-type="float" office:value="2011">
                <text:p>2010</text:p>
              </table:table-cell>
              <table:table-cell office:value-type="float" office:value="131286">
                <text:p>131286</text:p>
              </table:table-cell>
            </table:table-row>
            <table:table-row>
              <table:table-cell office:value-type="float" office:value="2012">
                <text:p>2010</text:p>
              </table:table-cell>
              <table:table-cell office:value-type="float" office:value="67520">
                <text:p>675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2cm" xlink:href=".." xlink:type="simple" chart:class="chart:line" chart:style-name="ch1">
        <chart:legend svg:x="13.418cm" svg:y="3.675cm" style:legend-expansion="custom" chartooo:width="2.262cm" chartooo:height="0.88cm" style:legend-expansion-aspect-ratio="2.57045454545455" chart:style-name="ch2"/>
        <chart:plot-area chart:style-name="ch3" table:cell-range-address="PIEMONTE.A2:PIEMONTE.C8 PIEMONTE.B1:PIEMONTE.C1" chart:data-source-has-labels="both" svg:x="0.539cm" svg:y="0.173cm" svg:width="12.602cm" svg:height="8.134cm">
          <chartooo:coordinate-region svg:x="2.272cm" svg:y="0.372cm" svg:width="10.497cm" svg:height="7.288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series chart:style-name="ch8" chart:values-cell-range-address="PIEMONTE.C2:PIEMONTE.C8" chart:label-cell-address="PIEMONTE.C1:PIEMONT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I</text:p>
                <draw:g>
                  <svg:desc>PIEMONTE.B1:PIEMONTE.B1</svg:desc>
                </draw:g>
              </table:table-cell>
              <table:table-cell office:value-type="string">
                <text:p>kW Italia</text:p>
                <draw:g>
                  <svg:desc>PIEMONTE.C1:PIEMONTE.C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cell office:value-type="float" office:value="9436">
                <text:p>9436</text:p>
                <draw:g>
                  <svg:desc>PIEMONTE.C2:PIEMONTE.C8</svg:desc>
                </draw:g>
              </table:table-cell>
            </table:table-row>
            <table:table-row>
              <table:table-cell office:value-type="float" office:value="2007">
                <text:p>2010</text:p>
              </table:table-cell>
              <table:table-cell office:value-type="float" office:value="4967">
                <text:p>4967</text:p>
              </table:table-cell>
              <table:table-cell office:value-type="float" office:value="70062">
                <text:p>70062</text:p>
              </table:table-cell>
            </table:table-row>
            <table:table-row>
              <table:table-cell office:value-type="float" office:value="2008">
                <text:p>2010</text:p>
              </table:table-cell>
              <table:table-cell office:value-type="float" office:value="26727">
                <text:p>26727</text:p>
              </table:table-cell>
              <table:table-cell office:value-type="float" office:value="338164">
                <text:p>338164</text:p>
              </table:table-cell>
            </table:table-row>
            <table:table-row>
              <table:table-cell office:value-type="float" office:value="2009">
                <text:p>2010</text:p>
              </table:table-cell>
              <table:table-cell office:value-type="float" office:value="48800">
                <text:p>48800</text:p>
              </table:table-cell>
              <table:table-cell office:value-type="float" office:value="719672">
                <text:p>719672</text:p>
              </table:table-cell>
            </table:table-row>
            <table:table-row>
              <table:table-cell office:value-type="float" office:value="2010">
                <text:p>2010</text:p>
              </table:table-cell>
              <table:table-cell office:value-type="float" office:value="184394">
                <text:p>184394</text:p>
              </table:table-cell>
              <table:table-cell office:value-type="float" office:value="2321416">
                <text:p>2321416</text:p>
              </table:table-cell>
            </table:table-row>
            <table:table-row>
              <table:table-cell office:value-type="float" office:value="2011">
                <text:p>2010</text:p>
              </table:table-cell>
              <table:table-cell office:value-type="float" office:value="810740">
                <text:p>810740</text:p>
              </table:table-cell>
              <table:table-cell office:value-type="float" office:value="9453721">
                <text:p>9453721</text:p>
              </table:table-cell>
            </table:table-row>
            <table:table-row>
              <table:table-cell office:value-type="float" office:value="2012">
                <text:p>2010</text:p>
              </table:table-cell>
              <table:table-cell office:value-type="float" office:value="290636">
                <text:p>290636</text:p>
              </table:table-cell>
              <table:table-cell office:value-type="float" office:value="3437946">
                <text:p>343794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294cm" svg:y="3.84cm" style:legend-expansion="custom" chartooo:width="2.187cm" chartooo:height="0.458cm" style:legend-expansion-aspect-ratio="4.77510917030568" chart:style-name="ch2"/>
        <chart:plot-area chart:style-name="ch3" table:cell-range-address="PIEMONTE.A2:PIEMONTE.B8 PIEMONTE.B1:PIEMONTE.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B2:PIEMONTE.B8" chart:label-cell-address="PIEMONTE.B1:PIEMONT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I</text:p>
                <draw:g>
                  <svg:desc>PIEMONTE.B1:PIEMONTE.B1</svg:desc>
                </draw:g>
              </table:table-cell>
            </table:table-row>
          </table:table-header-rows>
          <table:table-rows>
            <table:table-row>
              <table:table-cell office:value-type="float" office:value="2006">
                <text:p>2010</text:p>
                <draw:g>
                  <svg:desc>PIEMONTE.A2:PIEMONTE.A8</svg:desc>
                </draw:g>
              </table:table-cell>
              <table:table-cell office:value-type="float" office:value="772">
                <text:p>772</text:p>
                <draw:g>
                  <svg:desc>PIEMONTE.B2:PIEMONTE.B8</svg:desc>
                </draw:g>
              </table:table-cell>
            </table:table-row>
            <table:table-row>
              <table:table-cell office:value-type="float" office:value="2007">
                <text:p>2010</text:p>
              </table:table-cell>
              <table:table-cell office:value-type="float" office:value="4967">
                <text:p>4967</text:p>
              </table:table-cell>
            </table:table-row>
            <table:table-row>
              <table:table-cell office:value-type="float" office:value="2008">
                <text:p>2010</text:p>
              </table:table-cell>
              <table:table-cell office:value-type="float" office:value="26727">
                <text:p>26727</text:p>
              </table:table-cell>
            </table:table-row>
            <table:table-row>
              <table:table-cell office:value-type="float" office:value="2009">
                <text:p>2010</text:p>
              </table:table-cell>
              <table:table-cell office:value-type="float" office:value="48800">
                <text:p>48800</text:p>
              </table:table-cell>
            </table:table-row>
            <table:table-row>
              <table:table-cell office:value-type="float" office:value="2010">
                <text:p>2010</text:p>
              </table:table-cell>
              <table:table-cell office:value-type="float" office:value="184394">
                <text:p>184394</text:p>
              </table:table-cell>
            </table:table-row>
            <table:table-row>
              <table:table-cell office:value-type="float" office:value="2011">
                <text:p>2010</text:p>
              </table:table-cell>
              <table:table-cell office:value-type="float" office:value="810740">
                <text:p>810740</text:p>
              </table:table-cell>
            </table:table-row>
            <table:table-row>
              <table:table-cell office:value-type="float" office:value="2012">
                <text:p>2010</text:p>
              </table:table-cell>
              <table:table-cell office:value-type="float" office:value="290636">
                <text:p>29063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99cm" svg:height="8.126cm" xlink:href=".." xlink:type="simple" chart:class="chart:line" chart:style-name="ch1">
        <chart:legend svg:x="13.207cm" svg:y="3.536cm" style:legend-expansion="custom" chartooo:width="2.537cm" chartooo:height="0.826cm" style:legend-expansion-aspect-ratio="3.07142857142857" chart:style-name="ch2"/>
        <chart:plot-area chart:style-name="ch3" table:cell-range-address="LAZIO.A2:LAZIO.C8 LAZIO.B1:LAZIO.C1" chart:data-source-has-labels="both" svg:x="0.584cm" svg:y="0.361cm" svg:width="12.675cm" svg:height="7.48cm">
          <chartooo:coordinate-region svg:x="2.317cm" svg:y="0.56cm" svg:width="10.571cm" svg:height="6.634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series chart:style-name="ch8" chart:values-cell-range-address="LAZIO.C2:LAZIO.C8" chart:label-cell-address="LAZIO.C1:LAZI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A</text:p>
                <draw:g>
                  <svg:desc>LAZIO.B1:LAZIO.B1</svg:desc>
                </draw:g>
              </table:table-cell>
              <table:table-cell office:value-type="string">
                <text:p>kW Italia</text:p>
                <draw:g>
                  <svg:desc>LAZIO.C1:LAZIO.C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cell office:value-type="float" office:value="9436">
                <text:p>9436</text:p>
                <draw:g>
                  <svg:desc>LAZIO.C2:LAZIO.C8</svg:desc>
                </draw:g>
              </table:table-cell>
            </table:table-row>
            <table:table-row>
              <table:table-cell office:value-type="float" office:value="2007">
                <text:p>2010</text:p>
              </table:table-cell>
              <table:table-cell office:value-type="float" office:value="2701">
                <text:p>2701</text:p>
              </table:table-cell>
              <table:table-cell office:value-type="float" office:value="70062">
                <text:p>70062</text:p>
              </table:table-cell>
            </table:table-row>
            <table:table-row>
              <table:table-cell office:value-type="float" office:value="2008">
                <text:p>2010</text:p>
              </table:table-cell>
              <table:table-cell office:value-type="float" office:value="19054">
                <text:p>19054</text:p>
              </table:table-cell>
              <table:table-cell office:value-type="float" office:value="338164">
                <text:p>338164</text:p>
              </table:table-cell>
            </table:table-row>
            <table:table-row>
              <table:table-cell office:value-type="float" office:value="2009">
                <text:p>2010</text:p>
              </table:table-cell>
              <table:table-cell office:value-type="float" office:value="65151">
                <text:p>65151</text:p>
              </table:table-cell>
              <table:table-cell office:value-type="float" office:value="719672">
                <text:p>719672</text:p>
              </table:table-cell>
            </table:table-row>
            <table:table-row>
              <table:table-cell office:value-type="float" office:value="2010">
                <text:p>2010</text:p>
              </table:table-cell>
              <table:table-cell office:value-type="float" office:value="159152">
                <text:p>159152</text:p>
              </table:table-cell>
              <table:table-cell office:value-type="float" office:value="2321416">
                <text:p>2321416</text:p>
              </table:table-cell>
            </table:table-row>
            <table:table-row>
              <table:table-cell office:value-type="float" office:value="2011">
                <text:p>2010</text:p>
              </table:table-cell>
              <table:table-cell office:value-type="float" office:value="625035">
                <text:p>625035</text:p>
              </table:table-cell>
              <table:table-cell office:value-type="float" office:value="9453721">
                <text:p>9453721</text:p>
              </table:table-cell>
            </table:table-row>
            <table:table-row>
              <table:table-cell office:value-type="float" office:value="2012">
                <text:p>2010</text:p>
              </table:table-cell>
              <table:table-cell office:value-type="float" office:value="190883">
                <text:p>190883</text:p>
              </table:table-cell>
              <table:table-cell office:value-type="float" office:value="3437946">
                <text:p>343794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83cm" svg:y="3.84cm" style:legend-expansion="custom" chartooo:width="2.293cm" chartooo:height="0.458cm" style:legend-expansion-aspect-ratio="5.00655021834061" chart:style-name="ch2"/>
        <chart:plot-area chart:style-name="ch3" table:cell-range-address="LAZIO.A2:LAZIO.B8 LAZIO.B1:LAZIO.B1" chart:data-source-has-labels="both" svg:x="0.541cm" svg:y="0.52cm" svg:width="12.807cm" svg:height="7.835cm">
          <chartooo:coordinate-region svg:x="1.903cm" svg:y="0.719cm" svg:width="11.073cm" svg:height="6.98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B2:LAZIO.B8" chart:label-cell-address="LAZIO.B1:LAZI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A</text:p>
                <draw:g>
                  <svg:desc>LAZIO.B1:LAZIO.B1</svg:desc>
                </draw:g>
              </table:table-cell>
            </table:table-row>
          </table:table-header-rows>
          <table:table-rows>
            <table:table-row>
              <table:table-cell office:value-type="float" office:value="2006">
                <text:p>2010</text:p>
                <draw:g>
                  <svg:desc>LAZIO.A2:LAZIO.A8</svg:desc>
                </draw:g>
              </table:table-cell>
              <table:table-cell office:value-type="float" office:value="398">
                <text:p>398</text:p>
                <draw:g>
                  <svg:desc>LAZIO.B2:LAZIO.B8</svg:desc>
                </draw:g>
              </table:table-cell>
            </table:table-row>
            <table:table-row>
              <table:table-cell office:value-type="float" office:value="2007">
                <text:p>2010</text:p>
              </table:table-cell>
              <table:table-cell office:value-type="float" office:value="2701">
                <text:p>2701</text:p>
              </table:table-cell>
            </table:table-row>
            <table:table-row>
              <table:table-cell office:value-type="float" office:value="2008">
                <text:p>2010</text:p>
              </table:table-cell>
              <table:table-cell office:value-type="float" office:value="19054">
                <text:p>19054</text:p>
              </table:table-cell>
            </table:table-row>
            <table:table-row>
              <table:table-cell office:value-type="float" office:value="2009">
                <text:p>2010</text:p>
              </table:table-cell>
              <table:table-cell office:value-type="float" office:value="65151">
                <text:p>65151</text:p>
              </table:table-cell>
            </table:table-row>
            <table:table-row>
              <table:table-cell office:value-type="float" office:value="2010">
                <text:p>2010</text:p>
              </table:table-cell>
              <table:table-cell office:value-type="float" office:value="159152">
                <text:p>159152</text:p>
              </table:table-cell>
            </table:table-row>
            <table:table-row>
              <table:table-cell office:value-type="float" office:value="2011">
                <text:p>2010</text:p>
              </table:table-cell>
              <table:table-cell office:value-type="float" office:value="625035">
                <text:p>625035</text:p>
              </table:table-cell>
            </table:table-row>
            <table:table-row>
              <table:table-cell office:value-type="float" office:value="2012">
                <text:p>2010</text:p>
              </table:table-cell>
              <table:table-cell office:value-type="float" office:value="190883">
                <text:p>19088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143cm" svg:y="3.846cm" style:legend-expansion="custom" chartooo:width="2.537cm" chartooo:height="0.916cm" style:legend-expansion-aspect-ratio="2.76965065502183" chart:style-name="ch2"/>
        <chart:plot-area chart:style-name="ch3" table:cell-range-address="TOSCANA.A2:TOSCANA.C8 TOSCANA.B1:TOSCANA.C1" chart:data-source-has-labels="both" svg:x="0.539cm" svg:y="0.424cm" svg:width="12.602cm" svg:height="7.924cm">
          <chartooo:coordinate-region svg:x="2.272cm" svg:y="0.623cm" svg:width="10.497cm" svg:height="7.078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series chart:style-name="ch8" chart:values-cell-range-address="TOSCANA.C2:TOSCANA.C8" chart:label-cell-address="TOSCANA.C1:TOSCA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O</text:p>
                <draw:g>
                  <svg:desc>TOSCANA.B1:TOSCANA.B1</svg:desc>
                </draw:g>
              </table:table-cell>
              <table:table-cell office:value-type="string">
                <text:p>kW Italia</text:p>
                <draw:g>
                  <svg:desc>TOSCANA.C1:TOSCANA.C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cell office:value-type="float" office:value="9436">
                <text:p>9436</text:p>
                <draw:g>
                  <svg:desc>TOSCANA.C2:TOSCANA.C8</svg:desc>
                </draw:g>
              </table:table-cell>
            </table:table-row>
            <table:table-row>
              <table:table-cell office:value-type="float" office:value="2007">
                <text:p>2010</text:p>
              </table:table-cell>
              <table:table-cell office:value-type="float" office:value="5167">
                <text:p>5167</text:p>
              </table:table-cell>
              <table:table-cell office:value-type="float" office:value="70062">
                <text:p>70062</text:p>
              </table:table-cell>
            </table:table-row>
            <table:table-row>
              <table:table-cell office:value-type="float" office:value="2008">
                <text:p>2010</text:p>
              </table:table-cell>
              <table:table-cell office:value-type="float" office:value="22888">
                <text:p>22888</text:p>
              </table:table-cell>
              <table:table-cell office:value-type="float" office:value="338164">
                <text:p>338164</text:p>
              </table:table-cell>
            </table:table-row>
            <table:table-row>
              <table:table-cell office:value-type="float" office:value="2009">
                <text:p>2010</text:p>
              </table:table-cell>
              <table:table-cell office:value-type="float" office:value="26290">
                <text:p>26290</text:p>
              </table:table-cell>
              <table:table-cell office:value-type="float" office:value="719672">
                <text:p>719672</text:p>
              </table:table-cell>
            </table:table-row>
            <table:table-row>
              <table:table-cell office:value-type="float" office:value="2010">
                <text:p>2010</text:p>
              </table:table-cell>
              <table:table-cell office:value-type="float" office:value="82541">
                <text:p>82541</text:p>
              </table:table-cell>
              <table:table-cell office:value-type="float" office:value="2321416">
                <text:p>2321416</text:p>
              </table:table-cell>
            </table:table-row>
            <table:table-row>
              <table:table-cell office:value-type="float" office:value="2011">
                <text:p>2010</text:p>
              </table:table-cell>
              <table:table-cell office:value-type="float" office:value="338525">
                <text:p>338525</text:p>
              </table:table-cell>
              <table:table-cell office:value-type="float" office:value="9453721">
                <text:p>9453721</text:p>
              </table:table-cell>
            </table:table-row>
            <table:table-row>
              <table:table-cell office:value-type="float" office:value="2012">
                <text:p>2010</text:p>
              </table:table-cell>
              <table:table-cell office:value-type="float" office:value="164916">
                <text:p>164916</text:p>
              </table:table-cell>
              <table:table-cell office:value-type="float" office:value="3437946">
                <text:p>3437946</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TOSCANA.A2:TOSCANA.B8 TOSCANA.B1:TOSCAN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B2:TOSCANA.B8" chart:label-cell-address="TOSCANA.B1:TOSCA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TO</text:p>
                <draw:g>
                  <svg:desc>TOSCANA.B1:TOSCANA.B1</svg:desc>
                </draw:g>
              </table:table-cell>
            </table:table-row>
          </table:table-header-rows>
          <table:table-rows>
            <table:table-row>
              <table:table-cell office:value-type="float" office:value="2006">
                <text:p>2010</text:p>
                <draw:g>
                  <svg:desc>TOSCANA.A2:TOSCANA.A8</svg:desc>
                </draw:g>
              </table:table-cell>
              <table:table-cell office:value-type="float" office:value="396">
                <text:p>396</text:p>
                <draw:g>
                  <svg:desc>TOSCANA.B2:TOSCANA.B8</svg:desc>
                </draw:g>
              </table:table-cell>
            </table:table-row>
            <table:table-row>
              <table:table-cell office:value-type="float" office:value="2007">
                <text:p>2010</text:p>
              </table:table-cell>
              <table:table-cell office:value-type="float" office:value="5167">
                <text:p>5167</text:p>
              </table:table-cell>
            </table:table-row>
            <table:table-row>
              <table:table-cell office:value-type="float" office:value="2008">
                <text:p>2010</text:p>
              </table:table-cell>
              <table:table-cell office:value-type="float" office:value="22888">
                <text:p>22888</text:p>
              </table:table-cell>
            </table:table-row>
            <table:table-row>
              <table:table-cell office:value-type="float" office:value="2009">
                <text:p>2010</text:p>
              </table:table-cell>
              <table:table-cell office:value-type="float" office:value="26290">
                <text:p>26290</text:p>
              </table:table-cell>
            </table:table-row>
            <table:table-row>
              <table:table-cell office:value-type="float" office:value="2010">
                <text:p>2010</text:p>
              </table:table-cell>
              <table:table-cell office:value-type="float" office:value="82541">
                <text:p>82541</text:p>
              </table:table-cell>
            </table:table-row>
            <table:table-row>
              <table:table-cell office:value-type="float" office:value="2011">
                <text:p>2010</text:p>
              </table:table-cell>
              <table:table-cell office:value-type="float" office:value="338525">
                <text:p>338525</text:p>
              </table:table-cell>
            </table:table-row>
            <table:table-row>
              <table:table-cell office:value-type="float" office:value="2012">
                <text:p>2010</text:p>
              </table:table-cell>
              <table:table-cell office:value-type="float" office:value="164916">
                <text:p>16491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54cm" xlink:href=".." xlink:type="simple" chart:class="chart:line" chart:style-name="ch1">
        <chart:legend svg:x="13.144cm" svg:y="3.875cm" style:legend-expansion="custom" chartooo:width="2.538cm" chartooo:height="0.881cm" style:legend-expansion-aspect-ratio="2.88081725312145" chart:style-name="ch2"/>
        <chart:plot-area chart:style-name="ch3" table:cell-range-address="SICILIA.A2:SICILIA.C8 SICILIA.B1:SICILIA.C1" chart:data-source-has-labels="both" svg:x="0.54cm" svg:y="0.524cm" svg:width="12.603cm" svg:height="7.786cm">
          <chartooo:coordinate-region svg:x="2.273cm" svg:y="0.723cm" svg:width="10.498cm" svg:height="6.94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series chart:style-name="ch8" chart:values-cell-range-address="SICILIA.C2:SICILIA.C8" chart:label-cell-address="SICILIA.C1:SICI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I</text:p>
                <draw:g>
                  <svg:desc>SICILIA.B1:SICILIA.B1</svg:desc>
                </draw:g>
              </table:table-cell>
              <table:table-cell office:value-type="string">
                <text:p>kW Italia</text:p>
                <draw:g>
                  <svg:desc>SICILIA.C1:SICILIA.C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cell office:value-type="float" office:value="9436">
                <text:p>9436</text:p>
                <draw:g>
                  <svg:desc>SICILIA.C2:SICILIA.C8</svg:desc>
                </draw:g>
              </table:table-cell>
            </table:table-row>
            <table:table-row>
              <table:table-cell office:value-type="float" office:value="2007">
                <text:p>2010</text:p>
              </table:table-cell>
              <table:table-cell office:value-type="float" office:value="3864">
                <text:p>3864</text:p>
              </table:table-cell>
              <table:table-cell office:value-type="float" office:value="70062">
                <text:p>70062</text:p>
              </table:table-cell>
            </table:table-row>
            <table:table-row>
              <table:table-cell office:value-type="float" office:value="2008">
                <text:p>2010</text:p>
              </table:table-cell>
              <table:table-cell office:value-type="float" office:value="13015">
                <text:p>13015</text:p>
              </table:table-cell>
              <table:table-cell office:value-type="float" office:value="338164">
                <text:p>338164</text:p>
              </table:table-cell>
            </table:table-row>
            <table:table-row>
              <table:table-cell office:value-type="float" office:value="2009">
                <text:p>2010</text:p>
              </table:table-cell>
              <table:table-cell office:value-type="float" office:value="26671">
                <text:p>26671</text:p>
              </table:table-cell>
              <table:table-cell office:value-type="float" office:value="719672">
                <text:p>719672</text:p>
              </table:table-cell>
            </table:table-row>
            <table:table-row>
              <table:table-cell office:value-type="float" office:value="2010">
                <text:p>2010</text:p>
              </table:table-cell>
              <table:table-cell office:value-type="float" office:value="109045">
                <text:p>109045</text:p>
              </table:table-cell>
              <table:table-cell office:value-type="float" office:value="2321416">
                <text:p>2321416</text:p>
              </table:table-cell>
            </table:table-row>
            <table:table-row>
              <table:table-cell office:value-type="float" office:value="2011">
                <text:p>2010</text:p>
              </table:table-cell>
              <table:table-cell office:value-type="float" office:value="718548">
                <text:p>718548</text:p>
              </table:table-cell>
              <table:table-cell office:value-type="float" office:value="9453721">
                <text:p>9453721</text:p>
              </table:table-cell>
            </table:table-row>
            <table:table-row>
              <table:table-cell office:value-type="float" office:value="2012">
                <text:p>2010</text:p>
              </table:table-cell>
              <table:table-cell office:value-type="float" office:value="241220">
                <text:p>241220</text:p>
              </table:table-cell>
              <table:table-cell office:value-type="float" office:value="3437946">
                <text:p>343794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294cm" svg:y="3.84cm" style:legend-expansion="custom" chartooo:width="2.187cm" chartooo:height="0.458cm" style:legend-expansion-aspect-ratio="4.77510917030568" chart:style-name="ch2"/>
        <chart:plot-area chart:style-name="ch3" table:cell-range-address="SICILIA.A2:SICILIA.B8 SICILIA.B1:SICILIA.B1" chart:data-source-has-labels="both" svg:x="0.541cm" svg:y="0.52cm" svg:width="12.91cm" svg:height="7.835cm">
          <chartooo:coordinate-region svg:x="1.903cm" svg:y="0.719cm" svg:width="11.176cm" svg:height="6.98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B2:SICILIA.B8" chart:label-cell-address="SICILIA.B1:SICI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I</text:p>
                <draw:g>
                  <svg:desc>SICILIA.B1:SICILIA.B1</svg:desc>
                </draw:g>
              </table:table-cell>
            </table:table-row>
          </table:table-header-rows>
          <table:table-rows>
            <table:table-row>
              <table:table-cell office:value-type="float" office:value="2006">
                <text:p>2010</text:p>
                <draw:g>
                  <svg:desc>SICILIA.A2:SICILIA.A8</svg:desc>
                </draw:g>
              </table:table-cell>
              <table:table-cell office:value-type="float" office:value="369">
                <text:p>369</text:p>
                <draw:g>
                  <svg:desc>SICILIA.B2:SICILIA.B8</svg:desc>
                </draw:g>
              </table:table-cell>
            </table:table-row>
            <table:table-row>
              <table:table-cell office:value-type="float" office:value="2007">
                <text:p>2010</text:p>
              </table:table-cell>
              <table:table-cell office:value-type="float" office:value="3864">
                <text:p>3864</text:p>
              </table:table-cell>
            </table:table-row>
            <table:table-row>
              <table:table-cell office:value-type="float" office:value="2008">
                <text:p>2010</text:p>
              </table:table-cell>
              <table:table-cell office:value-type="float" office:value="13015">
                <text:p>13015</text:p>
              </table:table-cell>
            </table:table-row>
            <table:table-row>
              <table:table-cell office:value-type="float" office:value="2009">
                <text:p>2010</text:p>
              </table:table-cell>
              <table:table-cell office:value-type="float" office:value="26671">
                <text:p>26671</text:p>
              </table:table-cell>
            </table:table-row>
            <table:table-row>
              <table:table-cell office:value-type="float" office:value="2010">
                <text:p>2010</text:p>
              </table:table-cell>
              <table:table-cell office:value-type="float" office:value="109045">
                <text:p>109045</text:p>
              </table:table-cell>
            </table:table-row>
            <table:table-row>
              <table:table-cell office:value-type="float" office:value="2011">
                <text:p>2010</text:p>
              </table:table-cell>
              <table:table-cell office:value-type="float" office:value="718548">
                <text:p>718548</text:p>
              </table:table-cell>
            </table:table-row>
            <table:table-row>
              <table:table-cell office:value-type="float" office:value="2012">
                <text:p>2010</text:p>
              </table:table-cell>
              <table:table-cell office:value-type="float" office:value="241220">
                <text:p>24122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cm" xlink:href=".." xlink:type="simple" chart:class="chart:line" chart:style-name="ch1">
        <chart:legend svg:x="13.115cm" svg:y="3.873cm" style:legend-expansion="custom" chartooo:width="2.573cm" chartooo:height="0.916cm" style:legend-expansion-aspect-ratio="2.8089519650655" chart:style-name="ch2"/>
        <chart:plot-area chart:style-name="ch3" table:cell-range-address="'FRIULI VENEZIA GIULIA'.A2:'FRIULI VENEZIA GIULIA'.C8 'FRIULI VENEZIA GIULIA'.B1:'FRIULI VENEZIA GIULIA'.C1" chart:data-source-has-labels="both" svg:x="0.539cm" svg:y="0.572cm" svg:width="12.575cm" svg:height="7.746cm">
          <chartooo:coordinate-region svg:x="2.272cm" svg:y="0.771cm" svg:width="10.47cm" svg:height="6.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series chart:style-name="ch8" chart:values-cell-range-address="'FRIULI VENEZIA GIULIA'.C2:'FRIULI VENEZIA GIULIA'.C8" chart:label-cell-address="'FRIULI VENEZIA GIULIA'.C1:'FRIULI VENEZIA GIU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FVG</text:p>
                <draw:g>
                  <svg:desc>'FRIULI VENEZIA GIULIA'.B1:'FRIULI VENEZIA GIULIA'.B1</svg:desc>
                </draw:g>
              </table:table-cell>
              <table:table-cell office:value-type="string">
                <text:p>kW Italia</text:p>
                <draw:g>
                  <svg:desc>'FRIULI VENEZIA GIULIA'.C1:'FRIULI VENEZIA GIULIA'.C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cell office:value-type="float" office:value="9436">
                <text:p>9436</text:p>
                <draw:g>
                  <svg:desc>'FRIULI VENEZIA GIULIA'.C2:'FRIULI VENEZIA GIULIA'.C8</svg:desc>
                </draw:g>
              </table:table-cell>
            </table:table-row>
            <table:table-row>
              <table:table-cell office:value-type="float" office:value="2007">
                <text:p>2010</text:p>
              </table:table-cell>
              <table:table-cell office:value-type="float" office:value="2235">
                <text:p>2235</text:p>
              </table:table-cell>
              <table:table-cell office:value-type="float" office:value="70062">
                <text:p>70062</text:p>
              </table:table-cell>
            </table:table-row>
            <table:table-row>
              <table:table-cell office:value-type="float" office:value="2008">
                <text:p>2010</text:p>
              </table:table-cell>
              <table:table-cell office:value-type="float" office:value="9731">
                <text:p>9731</text:p>
              </table:table-cell>
              <table:table-cell office:value-type="float" office:value="338164">
                <text:p>338164</text:p>
              </table:table-cell>
            </table:table-row>
            <table:table-row>
              <table:table-cell office:value-type="float" office:value="2009">
                <text:p>2010</text:p>
              </table:table-cell>
              <table:table-cell office:value-type="float" office:value="16667">
                <text:p>16667</text:p>
              </table:table-cell>
              <table:table-cell office:value-type="float" office:value="719672">
                <text:p>719672</text:p>
              </table:table-cell>
            </table:table-row>
            <table:table-row>
              <table:table-cell office:value-type="float" office:value="2010">
                <text:p>2010</text:p>
              </table:table-cell>
              <table:table-cell office:value-type="float" office:value="63962">
                <text:p>63962</text:p>
              </table:table-cell>
              <table:table-cell office:value-type="float" office:value="2321416">
                <text:p>2321416</text:p>
              </table:table-cell>
            </table:table-row>
            <table:table-row>
              <table:table-cell office:value-type="float" office:value="2011">
                <text:p>2010</text:p>
              </table:table-cell>
              <table:table-cell office:value-type="float" office:value="209033">
                <text:p>209033</text:p>
              </table:table-cell>
              <table:table-cell office:value-type="float" office:value="9453721">
                <text:p>9453721</text:p>
              </table:table-cell>
            </table:table-row>
            <table:table-row>
              <table:table-cell office:value-type="float" office:value="2012">
                <text:p>2010</text:p>
              </table:table-cell>
              <table:table-cell office:value-type="float" office:value="101922">
                <text:p>101922</text:p>
              </table:table-cell>
              <table:table-cell office:value-type="float" office:value="3437946">
                <text:p>3437946</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7.901cm" svg:height="8.229cm" xlink:href=".." xlink:type="simple" chart:class="chart:line" chart:style-name="ch1">
        <chart:legend svg:x="14.11cm" svg:y="3.558cm" style:legend-expansion="custom" chartooo:width="3.317cm" chartooo:height="0.523cm" style:legend-expansion-aspect-ratio="6.34225621414914" chart:style-name="ch2"/>
        <chart:plot-area chart:style-name="ch3" table:cell-range-address="'EMILIA ROMAGNA'.A2:'EMILIA ROMAGNA'.B8 'EMILIA ROMAGNA'.B1:'EMILIA ROMAGNA'.B1" chart:data-source-has-labels="both" svg:x="1.42cm" svg:y="0.626cm" svg:width="12.794cm" svg:height="7.148cm">
          <chartooo:coordinate-region svg:x="2.967cm" svg:y="0.825cm" svg:width="10.875cm" svg:height="6.302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B2:'EMILIA ROMAGNA'.B8" chart:label-cell-address="'EMILIA ROMAGNA'.B1:'EMILIA ROMA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ER</text:p>
                <draw:g>
                  <svg:desc>'EMILIA ROMAGNA'.B1:'EMILIA ROMAGNA'.B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1571">
                <text:p>1571</text:p>
                <draw:g>
                  <svg:desc>'EMILIA ROMAGNA'.B2:'EMILIA ROMAGNA'.B8</svg:desc>
                </draw:g>
              </table:table-cell>
            </table:table-row>
            <table:table-row>
              <table:table-cell office:value-type="float" office:value="2007">
                <text:p>2010</text:p>
              </table:table-cell>
              <table:table-cell office:value-type="float" office:value="5691">
                <text:p>5691</text:p>
              </table:table-cell>
            </table:table-row>
            <table:table-row>
              <table:table-cell office:value-type="float" office:value="2008">
                <text:p>2010</text:p>
              </table:table-cell>
              <table:table-cell office:value-type="float" office:value="32602">
                <text:p>32602</text:p>
              </table:table-cell>
            </table:table-row>
            <table:table-row>
              <table:table-cell office:value-type="float" office:value="2009">
                <text:p>2010</text:p>
              </table:table-cell>
              <table:table-cell office:value-type="float" office:value="56474">
                <text:p>56474</text:p>
              </table:table-cell>
            </table:table-row>
            <table:table-row>
              <table:table-cell office:value-type="float" office:value="2010">
                <text:p>2010</text:p>
              </table:table-cell>
              <table:table-cell office:value-type="float" office:value="267049">
                <text:p>267049</text:p>
              </table:table-cell>
            </table:table-row>
            <table:table-row>
              <table:table-cell office:value-type="float" office:value="2011">
                <text:p>2010</text:p>
              </table:table-cell>
              <table:table-cell office:value-type="float" office:value="914203">
                <text:p>914203</text:p>
              </table:table-cell>
            </table:table-row>
            <table:table-row>
              <table:table-cell office:value-type="float" office:value="2012">
                <text:p>2010</text:p>
              </table:table-cell>
              <table:table-cell office:value-type="float" office:value="328239">
                <text:p>3282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2.907cm" svg:y="3.84cm" style:legend-expansion="custom" chartooo:width="2.575cm" chartooo:height="0.458cm" style:legend-expansion-aspect-ratio="5.62227074235808" chart:style-name="ch2"/>
        <chart:plot-area chart:style-name="ch3" table:cell-range-address="'FRIULI VENEZIA GIULIA'.A2:'FRIULI VENEZIA GIULIA'.B8 'FRIULI VENEZIA GIULIA'.B1:'FRIULI VENEZIA GIULIA'.B1" chart:data-source-has-labels="both" svg:x="0.541cm" svg:y="0.52cm" svg:width="12.558cm" svg:height="7.835cm">
          <chartooo:coordinate-region svg:x="1.903cm" svg:y="0.719cm" svg:width="10.824cm" svg:height="6.98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B2:'FRIULI VENEZIA GIULIA'.B8" chart:label-cell-address="'FRIULI VENEZIA GIULIA'.B1:'FRIULI VENEZIA GIU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FVG</text:p>
                <draw:g>
                  <svg:desc>'FRIULI VENEZIA GIULIA'.B1:'FRIULI VENEZIA GIULIA'.B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361">
                <text:p>361</text:p>
                <draw:g>
                  <svg:desc>'FRIULI VENEZIA GIULIA'.B2:'FRIULI VENEZIA GIULIA'.B8</svg:desc>
                </draw:g>
              </table:table-cell>
            </table:table-row>
            <table:table-row>
              <table:table-cell office:value-type="float" office:value="2007">
                <text:p>2010</text:p>
              </table:table-cell>
              <table:table-cell office:value-type="float" office:value="2235">
                <text:p>2235</text:p>
              </table:table-cell>
            </table:table-row>
            <table:table-row>
              <table:table-cell office:value-type="float" office:value="2008">
                <text:p>2010</text:p>
              </table:table-cell>
              <table:table-cell office:value-type="float" office:value="9731">
                <text:p>9731</text:p>
              </table:table-cell>
            </table:table-row>
            <table:table-row>
              <table:table-cell office:value-type="float" office:value="2009">
                <text:p>2010</text:p>
              </table:table-cell>
              <table:table-cell office:value-type="float" office:value="16667">
                <text:p>16667</text:p>
              </table:table-cell>
            </table:table-row>
            <table:table-row>
              <table:table-cell office:value-type="float" office:value="2010">
                <text:p>2010</text:p>
              </table:table-cell>
              <table:table-cell office:value-type="float" office:value="63962">
                <text:p>63962</text:p>
              </table:table-cell>
            </table:table-row>
            <table:table-row>
              <table:table-cell office:value-type="float" office:value="2011">
                <text:p>2010</text:p>
              </table:table-cell>
              <table:table-cell office:value-type="float" office:value="209033">
                <text:p>209033</text:p>
              </table:table-cell>
            </table:table-row>
            <table:table-row>
              <table:table-cell office:value-type="float" office:value="2012">
                <text:p>2010</text:p>
              </table:table-cell>
              <table:table-cell office:value-type="float" office:value="101922">
                <text:p>10192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901cm" svg:height="8.626cm" xlink:href=".." xlink:type="simple" chart:class="chart:line" chart:style-name="ch1">
        <chart:legend svg:x="12.986cm" svg:y="3.646cm" style:legend-expansion="custom" chartooo:width="2.538cm" chartooo:height="0.917cm" style:legend-expansion-aspect-ratio="2.76772082878953" chart:style-name="ch2"/>
        <chart:plot-area chart:style-name="ch3" table:cell-range-address="PUGLIA.A2:PUGLIA.C8 PUGLIA.B1:PUGLIA.C1" chart:data-source-has-labels="both" svg:x="0.536cm" svg:y="0.274cm" svg:width="12.678cm" svg:height="8.075cm">
          <chartooo:coordinate-region svg:x="2.269cm" svg:y="0.473cm" svg:width="10.573cm" svg:height="7.22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series chart:style-name="ch8" chart:values-cell-range-address="PUGLIA.C2:PUGLIA.C8" chart:label-cell-address="PUGLIA.C1:PUGL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PU</text:p>
                <draw:g>
                  <svg:desc>PUGLIA.B1:PUGLIA.B1</svg:desc>
                </draw:g>
              </table:table-cell>
              <table:table-cell office:value-type="string">
                <text:p>kW Italia</text:p>
                <draw:g>
                  <svg:desc>PUGLIA.C1:PUGLIA.C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cell office:value-type="float" office:value="9436">
                <text:p>9436</text:p>
                <draw:g>
                  <svg:desc>PUGLIA.C2:PUGLIA.C8</svg:desc>
                </draw:g>
              </table:table-cell>
            </table:table-row>
            <table:table-row>
              <table:table-cell office:value-type="float" office:value="2007">
                <text:p>2010</text:p>
              </table:table-cell>
              <table:table-cell office:value-type="float" office:value="6754">
                <text:p>6754</text:p>
              </table:table-cell>
              <table:table-cell office:value-type="float" office:value="70062">
                <text:p>70062</text:p>
              </table:table-cell>
            </table:table-row>
            <table:table-row>
              <table:table-cell office:value-type="float" office:value="2008">
                <text:p>2010</text:p>
              </table:table-cell>
              <table:table-cell office:value-type="float" office:value="45078">
                <text:p>45078</text:p>
              </table:table-cell>
              <table:table-cell office:value-type="float" office:value="338164">
                <text:p>338164</text:p>
              </table:table-cell>
            </table:table-row>
            <table:table-row>
              <table:table-cell office:value-type="float" office:value="2009">
                <text:p>2010</text:p>
              </table:table-cell>
              <table:table-cell office:value-type="float" office:value="160094">
                <text:p>160094</text:p>
              </table:table-cell>
              <table:table-cell office:value-type="float" office:value="719672">
                <text:p>719672</text:p>
              </table:table-cell>
            </table:table-row>
            <table:table-row>
              <table:table-cell office:value-type="float" office:value="2010">
                <text:p>2010</text:p>
              </table:table-cell>
              <table:table-cell office:value-type="float" office:value="468241">
                <text:p>468241</text:p>
              </table:table-cell>
              <table:table-cell office:value-type="float" office:value="2321416">
                <text:p>2321416</text:p>
              </table:table-cell>
            </table:table-row>
            <table:table-row>
              <table:table-cell office:value-type="float" office:value="2011">
                <text:p>2010</text:p>
              </table:table-cell>
              <table:table-cell office:value-type="float" office:value="1521964">
                <text:p>1521964</text:p>
              </table:table-cell>
              <table:table-cell office:value-type="float" office:value="9453721">
                <text:p>9453721</text:p>
              </table:table-cell>
            </table:table-row>
            <table:table-row>
              <table:table-cell office:value-type="float" office:value="2012">
                <text:p>2010</text:p>
              </table:table-cell>
              <table:table-cell office:value-type="float" office:value="242214">
                <text:p>242214</text:p>
              </table:table-cell>
              <table:table-cell office:value-type="float" office:value="3437946">
                <text:p>343794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PUGLIA.A2:PUGLIA.B8 PUGLIA.B1:PUGLIA.B1" chart:data-source-has-labels="both" svg:x="0.541cm" svg:y="0.52cm" svg:width="12.78cm" svg:height="7.835cm">
          <chartooo:coordinate-region svg:x="2.088cm" svg:y="0.719cm" svg:width="10.861cm" svg:height="6.98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B2:PUGLIA.B8" chart:label-cell-address="PUGLIA.B1:PUG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PU</text:p>
                <draw:g>
                  <svg:desc>PUGLIA.B1:PUGLIA.B1</svg:desc>
                </draw:g>
              </table:table-cell>
            </table:table-row>
          </table:table-header-rows>
          <table:table-rows>
            <table:table-row>
              <table:table-cell office:value-type="float" office:value="2006">
                <text:p>2010</text:p>
                <draw:g>
                  <svg:desc>PUGLIA.A2:PUGLIA.A8</svg:desc>
                </draw:g>
              </table:table-cell>
              <table:table-cell office:value-type="float" office:value="275">
                <text:p>275</text:p>
                <draw:g>
                  <svg:desc>PUGLIA.B2:PUGLIA.B8</svg:desc>
                </draw:g>
              </table:table-cell>
            </table:table-row>
            <table:table-row>
              <table:table-cell office:value-type="float" office:value="2007">
                <text:p>2010</text:p>
              </table:table-cell>
              <table:table-cell office:value-type="float" office:value="6754">
                <text:p>6754</text:p>
              </table:table-cell>
            </table:table-row>
            <table:table-row>
              <table:table-cell office:value-type="float" office:value="2008">
                <text:p>2010</text:p>
              </table:table-cell>
              <table:table-cell office:value-type="float" office:value="45078">
                <text:p>45078</text:p>
              </table:table-cell>
            </table:table-row>
            <table:table-row>
              <table:table-cell office:value-type="float" office:value="2009">
                <text:p>2010</text:p>
              </table:table-cell>
              <table:table-cell office:value-type="float" office:value="160094">
                <text:p>160094</text:p>
              </table:table-cell>
            </table:table-row>
            <table:table-row>
              <table:table-cell office:value-type="float" office:value="2010">
                <text:p>2010</text:p>
              </table:table-cell>
              <table:table-cell office:value-type="float" office:value="468241">
                <text:p>468241</text:p>
              </table:table-cell>
            </table:table-row>
            <table:table-row>
              <table:table-cell office:value-type="float" office:value="2011">
                <text:p>2010</text:p>
              </table:table-cell>
              <table:table-cell office:value-type="float" office:value="1521964">
                <text:p>1521964</text:p>
              </table:table-cell>
            </table:table-row>
            <table:table-row>
              <table:table-cell office:value-type="float" office:value="2012">
                <text:p>2010</text:p>
              </table:table-cell>
              <table:table-cell office:value-type="float" office:value="242214">
                <text:p>2422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01cm" xlink:href=".." xlink:type="simple" chart:class="chart:line" chart:style-name="ch1">
        <chart:legend svg:x="13.144cm" svg:y="3.649cm" style:legend-expansion="custom" chartooo:width="2.538cm" chartooo:height="0.917cm" style:legend-expansion-aspect-ratio="2.76772082878953" chart:style-name="ch2"/>
        <chart:plot-area chart:style-name="ch3" table:cell-range-address="MARCHE.A2:MARCHE.C8 MARCHE.B1:MARCHE.C1" chart:data-source-has-labels="both" svg:x="0.54cm" svg:y="0.275cm" svg:width="12.603cm" svg:height="8.048cm">
          <chartooo:coordinate-region svg:x="2.273cm" svg:y="0.474cm" svg:width="10.498cm" svg:height="7.202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series chart:style-name="ch8" chart:values-cell-range-address="MARCHE.C2:MARCHE.C8" chart:label-cell-address="MARCHE.C1:MARCH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A</text:p>
                <draw:g>
                  <svg:desc>MARCHE.B1:MARCHE.B1</svg:desc>
                </draw:g>
              </table:table-cell>
              <table:table-cell office:value-type="string">
                <text:p>kW Italia</text:p>
                <draw:g>
                  <svg:desc>MARCHE.C1:MARCHE.C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cell office:value-type="float" office:value="9436">
                <text:p>9436</text:p>
                <draw:g>
                  <svg:desc>MARCHE.C2:MARCHE.C8</svg:desc>
                </draw:g>
              </table:table-cell>
            </table:table-row>
            <table:table-row>
              <table:table-cell office:value-type="float" office:value="2007">
                <text:p>2010</text:p>
              </table:table-cell>
              <table:table-cell office:value-type="float" office:value="2351">
                <text:p>2351</text:p>
              </table:table-cell>
              <table:table-cell office:value-type="float" office:value="70062">
                <text:p>70062</text:p>
              </table:table-cell>
            </table:table-row>
            <table:table-row>
              <table:table-cell office:value-type="float" office:value="2008">
                <text:p>2010</text:p>
              </table:table-cell>
              <table:table-cell office:value-type="float" office:value="20848">
                <text:p>20848</text:p>
              </table:table-cell>
              <table:table-cell office:value-type="float" office:value="338164">
                <text:p>338164</text:p>
              </table:table-cell>
            </table:table-row>
            <table:table-row>
              <table:table-cell office:value-type="float" office:value="2009">
                <text:p>2010</text:p>
              </table:table-cell>
              <table:table-cell office:value-type="float" office:value="37017">
                <text:p>37017</text:p>
              </table:table-cell>
              <table:table-cell office:value-type="float" office:value="719672">
                <text:p>719672</text:p>
              </table:table-cell>
            </table:table-row>
            <table:table-row>
              <table:table-cell office:value-type="float" office:value="2010">
                <text:p>2010</text:p>
              </table:table-cell>
              <table:table-cell office:value-type="float" office:value="124221">
                <text:p>124221</text:p>
              </table:table-cell>
              <table:table-cell office:value-type="float" office:value="2321416">
                <text:p>2321416</text:p>
              </table:table-cell>
            </table:table-row>
            <table:table-row>
              <table:table-cell office:value-type="float" office:value="2011">
                <text:p>2010</text:p>
              </table:table-cell>
              <table:table-cell office:value-type="float" office:value="611333">
                <text:p>611333</text:p>
              </table:table-cell>
              <table:table-cell office:value-type="float" office:value="9453721">
                <text:p>9453721</text:p>
              </table:table-cell>
            </table:table-row>
            <table:table-row>
              <table:table-cell office:value-type="float" office:value="2012">
                <text:p>2010</text:p>
              </table:table-cell>
              <table:table-cell office:value-type="float" office:value="180687">
                <text:p>180687</text:p>
              </table:table-cell>
              <table:table-cell office:value-type="float" office:value="3437946">
                <text:p>343794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72cm" svg:y="3.84cm" style:legend-expansion="custom" chartooo:width="2.398cm" chartooo:height="0.458cm" style:legend-expansion-aspect-ratio="5.23580786026201" chart:style-name="ch2"/>
        <chart:plot-area chart:style-name="ch3" table:cell-range-address="MARCHE.A2:MARCHE.B8 MARCHE.B1:MARCHE.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B2:MARCHE.B8" chart:label-cell-address="MARCHE.B1:MARCH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A</text:p>
                <draw:g>
                  <svg:desc>MARCHE.B1:MARCHE.B1</svg:desc>
                </draw:g>
              </table:table-cell>
            </table:table-row>
          </table:table-header-rows>
          <table:table-rows>
            <table:table-row>
              <table:table-cell office:value-type="float" office:value="2006">
                <text:p>2010</text:p>
                <draw:g>
                  <svg:desc>MARCHE.A2:MARCHE.A8</svg:desc>
                </draw:g>
              </table:table-cell>
              <table:table-cell office:value-type="float" office:value="244">
                <text:p>244</text:p>
                <draw:g>
                  <svg:desc>MARCHE.B2:MARCHE.B8</svg:desc>
                </draw:g>
              </table:table-cell>
            </table:table-row>
            <table:table-row>
              <table:table-cell office:value-type="float" office:value="2007">
                <text:p>2010</text:p>
              </table:table-cell>
              <table:table-cell office:value-type="float" office:value="2351">
                <text:p>2351</text:p>
              </table:table-cell>
            </table:table-row>
            <table:table-row>
              <table:table-cell office:value-type="float" office:value="2008">
                <text:p>2010</text:p>
              </table:table-cell>
              <table:table-cell office:value-type="float" office:value="20848">
                <text:p>20848</text:p>
              </table:table-cell>
            </table:table-row>
            <table:table-row>
              <table:table-cell office:value-type="float" office:value="2009">
                <text:p>2010</text:p>
              </table:table-cell>
              <table:table-cell office:value-type="float" office:value="37017">
                <text:p>37017</text:p>
              </table:table-cell>
            </table:table-row>
            <table:table-row>
              <table:table-cell office:value-type="float" office:value="2010">
                <text:p>2010</text:p>
              </table:table-cell>
              <table:table-cell office:value-type="float" office:value="124221">
                <text:p>124221</text:p>
              </table:table-cell>
            </table:table-row>
            <table:table-row>
              <table:table-cell office:value-type="float" office:value="2011">
                <text:p>2010</text:p>
              </table:table-cell>
              <table:table-cell office:value-type="float" office:value="611333">
                <text:p>611333</text:p>
              </table:table-cell>
            </table:table-row>
            <table:table-row>
              <table:table-cell office:value-type="float" office:value="2012">
                <text:p>2010</text:p>
              </table:table-cell>
              <table:table-cell office:value-type="float" office:value="180687">
                <text:p>18068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2.981cm" svg:y="3.721cm" style:legend-expansion="custom" chartooo:width="2.537cm" chartooo:height="0.916cm" style:legend-expansion-aspect-ratio="2.76965065502183" chart:style-name="ch2"/>
        <chart:plot-area chart:style-name="ch3" table:cell-range-address="CAMPANIA.A2:CAMPANIA.C8 CAMPANIA.B1:CAMPANIA.C1" chart:data-source-has-labels="both" svg:x="0.539cm" svg:y="0.149cm" svg:width="12.602cm" svg:height="8.199cm">
          <chartooo:coordinate-region svg:x="2.272cm" svg:y="0.348cm" svg:width="10.497cm" svg:height="7.353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series chart:style-name="ch8" chart:values-cell-range-address="CAMPANIA.C2:CAMPANIA.C8" chart:label-cell-address="CAMPANIA.C1:CAMPAN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MPANIA.B1:CAMPANIA.B1</svg:desc>
                </draw:g>
              </table:table-cell>
              <table:table-cell office:value-type="string">
                <text:p>kW Italia</text:p>
                <draw:g>
                  <svg:desc>CAMPANIA.C1:CAMPANIA.C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cell office:value-type="float" office:value="9436">
                <text:p>9436</text:p>
                <draw:g>
                  <svg:desc>CAMPANIA.C2:CAMPANIA.C8</svg:desc>
                </draw:g>
              </table:table-cell>
            </table:table-row>
            <table:table-row>
              <table:table-cell office:value-type="float" office:value="2007">
                <text:p>2010</text:p>
              </table:table-cell>
              <table:table-cell office:value-type="float" office:value="2468">
                <text:p>2468</text:p>
              </table:table-cell>
              <table:table-cell office:value-type="float" office:value="70062">
                <text:p>70062</text:p>
              </table:table-cell>
            </table:table-row>
            <table:table-row>
              <table:table-cell office:value-type="float" office:value="2008">
                <text:p>2010</text:p>
              </table:table-cell>
              <table:table-cell office:value-type="float" office:value="9066">
                <text:p>9066</text:p>
              </table:table-cell>
              <table:table-cell office:value-type="float" office:value="338164">
                <text:p>338164</text:p>
              </table:table-cell>
            </table:table-row>
            <table:table-row>
              <table:table-cell office:value-type="float" office:value="2009">
                <text:p>2010</text:p>
              </table:table-cell>
              <table:table-cell office:value-type="float" office:value="17660">
                <text:p>17660</text:p>
              </table:table-cell>
              <table:table-cell office:value-type="float" office:value="719672">
                <text:p>719672</text:p>
              </table:table-cell>
            </table:table-row>
            <table:table-row>
              <table:table-cell office:value-type="float" office:value="2010">
                <text:p>2010</text:p>
              </table:table-cell>
              <table:table-cell office:value-type="float" office:value="51025">
                <text:p>51025</text:p>
              </table:table-cell>
              <table:table-cell office:value-type="float" office:value="2321416">
                <text:p>2321416</text:p>
              </table:table-cell>
            </table:table-row>
            <table:table-row>
              <table:table-cell office:value-type="float" office:value="2011">
                <text:p>2010</text:p>
              </table:table-cell>
              <table:table-cell office:value-type="float" office:value="298844">
                <text:p>298844</text:p>
              </table:table-cell>
              <table:table-cell office:value-type="float" office:value="9453721">
                <text:p>9453721</text:p>
              </table:table-cell>
            </table:table-row>
            <table:table-row>
              <table:table-cell office:value-type="float" office:value="2012">
                <text:p>2010</text:p>
              </table:table-cell>
              <table:table-cell office:value-type="float" office:value="162150">
                <text:p>162150</text:p>
              </table:table-cell>
              <table:table-cell office:value-type="float" office:value="3437946">
                <text:p>3437946</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3cm" svg:y="3.84cm" style:legend-expansion="custom" chartooo:width="2.363cm" chartooo:height="0.458cm" style:legend-expansion-aspect-ratio="5.15938864628821" chart:style-name="ch2"/>
        <chart:plot-area chart:style-name="ch3" table:cell-range-address="CAMPANIA.A2:CAMPANIA.B8 CAMPANIA.B1:CAMPANIA.B1"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B2:CAMPANIA.B8" chart:label-cell-address="CAMPANIA.B1:CAMPAN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MPANIA.B1:CAMPANIA.B1</svg:desc>
                </draw:g>
              </table:table-cell>
            </table:table-row>
          </table:table-header-rows>
          <table:table-rows>
            <table:table-row>
              <table:table-cell office:value-type="float" office:value="2006">
                <text:p>2010</text:p>
                <draw:g>
                  <svg:desc>CAMPANIA.A2:CAMPANIA.A8</svg:desc>
                </draw:g>
              </table:table-cell>
              <table:table-cell office:value-type="float" office:value="103">
                <text:p>103</text:p>
                <draw:g>
                  <svg:desc>CAMPANIA.B2:CAMPANIA.B8</svg:desc>
                </draw:g>
              </table:table-cell>
            </table:table-row>
            <table:table-row>
              <table:table-cell office:value-type="float" office:value="2007">
                <text:p>2010</text:p>
              </table:table-cell>
              <table:table-cell office:value-type="float" office:value="2468">
                <text:p>2468</text:p>
              </table:table-cell>
            </table:table-row>
            <table:table-row>
              <table:table-cell office:value-type="float" office:value="2008">
                <text:p>2010</text:p>
              </table:table-cell>
              <table:table-cell office:value-type="float" office:value="9066">
                <text:p>9066</text:p>
              </table:table-cell>
            </table:table-row>
            <table:table-row>
              <table:table-cell office:value-type="float" office:value="2009">
                <text:p>2010</text:p>
              </table:table-cell>
              <table:table-cell office:value-type="float" office:value="17660">
                <text:p>17660</text:p>
              </table:table-cell>
            </table:table-row>
            <table:table-row>
              <table:table-cell office:value-type="float" office:value="2010">
                <text:p>2010</text:p>
              </table:table-cell>
              <table:table-cell office:value-type="float" office:value="51025">
                <text:p>51025</text:p>
              </table:table-cell>
            </table:table-row>
            <table:table-row>
              <table:table-cell office:value-type="float" office:value="2011">
                <text:p>2010</text:p>
              </table:table-cell>
              <table:table-cell office:value-type="float" office:value="298844">
                <text:p>298844</text:p>
              </table:table-cell>
            </table:table-row>
            <table:table-row>
              <table:table-cell office:value-type="float" office:value="2012">
                <text:p>2010</text:p>
              </table:table-cell>
              <table:table-cell office:value-type="float" office:value="162150">
                <text:p>162150</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24cm" xlink:href=".." xlink:type="simple" chart:class="chart:line" chart:style-name="ch1">
        <chart:legend svg:x="12.932cm" svg:y="3.946cm" style:legend-expansion="custom" chartooo:width="2.538cm" chartooo:height="0.915cm" style:legend-expansion-aspect-ratio="2.77377049180328" chart:style-name="ch2"/>
        <chart:plot-area chart:style-name="ch3" table:cell-range-address="BASILICATA.A2:BASILICATA.C8 BASILICATA.B1:BASILICATA.C1" chart:data-source-has-labels="both" svg:x="0.54cm" svg:y="0.473cm" svg:width="12.603cm" svg:height="7.873cm">
          <chartooo:coordinate-region svg:x="2.273cm" svg:y="0.672cm" svg:width="10.498cm" svg:height="7.027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series chart:style-name="ch8" chart:values-cell-range-address="BASILICATA.C2:BASILICATA.C8" chart:label-cell-address="BASILICATA.C1:BASILICA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BA</text:p>
                <draw:g>
                  <svg:desc>BASILICATA.B1:BASILICATA.B1</svg:desc>
                </draw:g>
              </table:table-cell>
              <table:table-cell office:value-type="string">
                <text:p>kW Italia</text:p>
                <draw:g>
                  <svg:desc>BASILICATA.C1:BASILICATA.C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cell office:value-type="float" office:value="9436">
                <text:p>9436</text:p>
                <draw:g>
                  <svg:desc>BASILICATA.C2:BASILICATA.C8</svg:desc>
                </draw:g>
              </table:table-cell>
            </table:table-row>
            <table:table-row>
              <table:table-cell office:value-type="float" office:value="2007">
                <text:p>2010</text:p>
              </table:table-cell>
              <table:table-cell office:value-type="float" office:value="714">
                <text:p>714</text:p>
              </table:table-cell>
              <table:table-cell office:value-type="float" office:value="70062">
                <text:p>70062</text:p>
              </table:table-cell>
            </table:table-row>
            <table:table-row>
              <table:table-cell office:value-type="float" office:value="2008">
                <text:p>2010</text:p>
              </table:table-cell>
              <table:table-cell office:value-type="float" office:value="3760">
                <text:p>3760</text:p>
              </table:table-cell>
              <table:table-cell office:value-type="float" office:value="338164">
                <text:p>338164</text:p>
              </table:table-cell>
            </table:table-row>
            <table:table-row>
              <table:table-cell office:value-type="float" office:value="2009">
                <text:p>2010</text:p>
              </table:table-cell>
              <table:table-cell office:value-type="float" office:value="24596">
                <text:p>24596</text:p>
              </table:table-cell>
              <table:table-cell office:value-type="float" office:value="719672">
                <text:p>719672</text:p>
              </table:table-cell>
            </table:table-row>
            <table:table-row>
              <table:table-cell office:value-type="float" office:value="2010">
                <text:p>2010</text:p>
              </table:table-cell>
              <table:table-cell office:value-type="float" office:value="20505">
                <text:p>20505</text:p>
              </table:table-cell>
              <table:table-cell office:value-type="float" office:value="2321416">
                <text:p>2321416</text:p>
              </table:table-cell>
            </table:table-row>
            <table:table-row>
              <table:table-cell office:value-type="float" office:value="2011">
                <text:p>2010</text:p>
              </table:table-cell>
              <table:table-cell office:value-type="float" office:value="173864">
                <text:p>173864</text:p>
              </table:table-cell>
              <table:table-cell office:value-type="float" office:value="9453721">
                <text:p>9453721</text:p>
              </table:table-cell>
            </table:table-row>
            <table:table-row>
              <table:table-cell office:value-type="float" office:value="2012">
                <text:p>2010</text:p>
              </table:table-cell>
              <table:table-cell office:value-type="float" office:value="104060">
                <text:p>104060</text:p>
              </table:table-cell>
              <table:table-cell office:value-type="float" office:value="3437946">
                <text:p>343794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BASILICATA.A2:BASILICATA.B8 BASILICATA.B1:BASILICAT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B2:BASILICATA.B8" chart:label-cell-address="BASILICATA.B1:BASILICA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BA</text:p>
                <draw:g>
                  <svg:desc>BASILICATA.B1:BASILICATA.B1</svg:desc>
                </draw:g>
              </table:table-cell>
            </table:table-row>
          </table:table-header-rows>
          <table:table-rows>
            <table:table-row>
              <table:table-cell office:value-type="float" office:value="2006">
                <text:p>2010</text:p>
                <draw:g>
                  <svg:desc>BASILICATA.A2:BASILICATA.A8</svg:desc>
                </draw:g>
              </table:table-cell>
              <table:table-cell office:value-type="float" office:value="82">
                <text:p>82</text:p>
                <draw:g>
                  <svg:desc>BASILICATA.B2:BASILICATA.B8</svg:desc>
                </draw:g>
              </table:table-cell>
            </table:table-row>
            <table:table-row>
              <table:table-cell office:value-type="float" office:value="2007">
                <text:p>2010</text:p>
              </table:table-cell>
              <table:table-cell office:value-type="float" office:value="714">
                <text:p>714</text:p>
              </table:table-cell>
            </table:table-row>
            <table:table-row>
              <table:table-cell office:value-type="float" office:value="2008">
                <text:p>2010</text:p>
              </table:table-cell>
              <table:table-cell office:value-type="float" office:value="3760">
                <text:p>3760</text:p>
              </table:table-cell>
            </table:table-row>
            <table:table-row>
              <table:table-cell office:value-type="float" office:value="2009">
                <text:p>2010</text:p>
              </table:table-cell>
              <table:table-cell office:value-type="float" office:value="24596">
                <text:p>24596</text:p>
              </table:table-cell>
            </table:table-row>
            <table:table-row>
              <table:table-cell office:value-type="float" office:value="2010">
                <text:p>2010</text:p>
              </table:table-cell>
              <table:table-cell office:value-type="float" office:value="20505">
                <text:p>20505</text:p>
              </table:table-cell>
            </table:table-row>
            <table:table-row>
              <table:table-cell office:value-type="float" office:value="2011">
                <text:p>2010</text:p>
              </table:table-cell>
              <table:table-cell office:value-type="float" office:value="173864">
                <text:p>173864</text:p>
              </table:table-cell>
            </table:table-row>
            <table:table-row>
              <table:table-cell office:value-type="float" office:value="2012">
                <text:p>2010</text:p>
              </table:table-cell>
              <table:table-cell office:value-type="float" office:value="104060">
                <text:p>10406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71cm" svg:height="8.654cm" xlink:href=".." xlink:type="simple" chart:class="chart:line" chart:style-name="ch1">
        <chart:legend svg:x="13.055cm" svg:y="3.724cm" style:legend-expansion="custom" chartooo:width="2.538cm" chartooo:height="0.881cm" style:legend-expansion-aspect-ratio="2.88081725312145" chart:style-name="ch2"/>
        <chart:plot-area chart:style-name="ch3" table:cell-range-address="SARDEGNA.A2:SARDEGNA.C8 SARDEGNA.B1:SARDEGNA.C1" chart:data-source-has-labels="both" svg:x="0.539cm" svg:y="0.574cm" svg:width="12.624cm" svg:height="7.736cm">
          <chartooo:coordinate-region svg:x="2.272cm" svg:y="0.773cm" svg:width="10.519cm" svg:height="6.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series chart:style-name="ch8" chart:values-cell-range-address="SARDEGNA.C2:SARDEGNA.C8" chart:label-cell-address="SARDEGNA.C1:SARDEGN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SA</text:p>
                <draw:g>
                  <svg:desc>SARDEGNA.B1:SARDEGNA.B1</svg:desc>
                </draw:g>
              </table:table-cell>
              <table:table-cell office:value-type="string">
                <text:p>kW Italia</text:p>
                <draw:g>
                  <svg:desc>SARDEGNA.C1:SARDEGNA.C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cell office:value-type="float" office:value="9436">
                <text:p>9436</text:p>
                <draw:g>
                  <svg:desc>SARDEGNA.C2:SARDEGNA.C8</svg:desc>
                </draw:g>
              </table:table-cell>
            </table:table-row>
            <table:table-row>
              <table:table-cell office:value-type="float" office:value="2007">
                <text:p>2010</text:p>
              </table:table-cell>
              <table:table-cell office:value-type="float" office:value="2760">
                <text:p>2760</text:p>
              </table:table-cell>
              <table:table-cell office:value-type="float" office:value="70062">
                <text:p>70062</text:p>
              </table:table-cell>
            </table:table-row>
            <table:table-row>
              <table:table-cell office:value-type="float" office:value="2008">
                <text:p>2010</text:p>
              </table:table-cell>
              <table:table-cell office:value-type="float" office:value="11930">
                <text:p>11930</text:p>
              </table:table-cell>
              <table:table-cell office:value-type="float" office:value="338164">
                <text:p>338164</text:p>
              </table:table-cell>
            </table:table-row>
            <table:table-row>
              <table:table-cell office:value-type="float" office:value="2009">
                <text:p>2010</text:p>
              </table:table-cell>
              <table:table-cell office:value-type="float" office:value="26758">
                <text:p>26758</text:p>
              </table:table-cell>
              <table:table-cell office:value-type="float" office:value="719672">
                <text:p>719672</text:p>
              </table:table-cell>
            </table:table-row>
            <table:table-row>
              <table:table-cell office:value-type="float" office:value="2010">
                <text:p>2010</text:p>
              </table:table-cell>
              <table:table-cell office:value-type="float" office:value="59978">
                <text:p>59978</text:p>
              </table:table-cell>
              <table:table-cell office:value-type="float" office:value="2321416">
                <text:p>2321416</text:p>
              </table:table-cell>
            </table:table-row>
            <table:table-row>
              <table:table-cell office:value-type="float" office:value="2011">
                <text:p>2010</text:p>
              </table:table-cell>
              <table:table-cell office:value-type="float" office:value="312413">
                <text:p>312413</text:p>
              </table:table-cell>
              <table:table-cell office:value-type="float" office:value="9453721">
                <text:p>9453721</text:p>
              </table:table-cell>
            </table:table-row>
            <table:table-row>
              <table:table-cell office:value-type="float" office:value="2012">
                <text:p>2010</text:p>
              </table:table-cell>
              <table:table-cell office:value-type="float" office:value="143473">
                <text:p>143473</text:p>
              </table:table-cell>
              <table:table-cell office:value-type="float" office:value="3437946">
                <text:p>3437946</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608cm" svg:height="7.922cm" xlink:href=".." xlink:type="simple" chart:class="chart:line" chart:style-name="ch1">
        <chart:legend svg:x="12.902cm" svg:y="3.155cm" style:legend-expansion="custom" chartooo:width="2.704cm" chartooo:height="1.107cm" style:legend-expansion-aspect-ratio="2.44263775971093" chart:style-name="ch2"/>
        <chart:plot-area chart:style-name="ch3" table:cell-range-address="LOMBARDIA.A2:LOMBARDIA.C8 LOMBARDIA.B1:LOMBARDIA.C1" chart:data-source-has-labels="both" svg:x="0.647cm" svg:y="0.433cm" svg:width="12.228cm" svg:height="6.883cm">
          <chartooo:coordinate-region svg:x="2.38cm" svg:y="0.632cm" svg:width="10.123cm" svg:height="6.037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series chart:style-name="ch8" chart:values-cell-range-address="LOMBARDIA.C2:LOMBARDIA.C8" chart:label-cell-address="LOMBARDIA.C1:LOMBARD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O</text:p>
                <draw:g>
                  <svg:desc>LOMBARDIA.B1:LOMBARDIA.B1</svg:desc>
                </draw:g>
              </table:table-cell>
              <table:table-cell office:value-type="string">
                <text:p>kW Italia</text:p>
                <draw:g>
                  <svg:desc>LOMBARDIA.C1:LOMBARDIA.C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cell office:value-type="float" office:value="9436">
                <text:p>9436</text:p>
                <draw:g>
                  <svg:desc>LOMBARDIA.C2:LOMBARDIA.C8</svg:desc>
                </draw:g>
              </table:table-cell>
            </table:table-row>
            <table:table-row>
              <table:table-cell office:value-type="float" office:value="2007">
                <text:p>2010</text:p>
              </table:table-cell>
              <table:table-cell office:value-type="float" office:value="6884">
                <text:p>6884</text:p>
              </table:table-cell>
              <table:table-cell office:value-type="float" office:value="70062">
                <text:p>70062</text:p>
              </table:table-cell>
            </table:table-row>
            <table:table-row>
              <table:table-cell office:value-type="float" office:value="2008">
                <text:p>2010</text:p>
              </table:table-cell>
              <table:table-cell office:value-type="float" office:value="40345">
                <text:p>40345</text:p>
              </table:table-cell>
              <table:table-cell office:value-type="float" office:value="338164">
                <text:p>338164</text:p>
              </table:table-cell>
            </table:table-row>
            <table:table-row>
              <table:table-cell office:value-type="float" office:value="2009">
                <text:p>2010</text:p>
              </table:table-cell>
              <table:table-cell office:value-type="float" office:value="76679">
                <text:p>76679</text:p>
              </table:table-cell>
              <table:table-cell office:value-type="float" office:value="719672">
                <text:p>719672</text:p>
              </table:table-cell>
            </table:table-row>
            <table:table-row>
              <table:table-cell office:value-type="float" office:value="2010">
                <text:p>2010</text:p>
              </table:table-cell>
              <table:table-cell office:value-type="float" office:value="246178">
                <text:p>246178</text:p>
              </table:table-cell>
              <table:table-cell office:value-type="float" office:value="2321416">
                <text:p>2321416</text:p>
              </table:table-cell>
            </table:table-row>
            <table:table-row>
              <table:table-cell office:value-type="float" office:value="2011">
                <text:p>2010</text:p>
              </table:table-cell>
              <table:table-cell office:value-type="float" office:value="963946">
                <text:p>963946</text:p>
              </table:table-cell>
              <table:table-cell office:value-type="float" office:value="9453721">
                <text:p>9453721</text:p>
              </table:table-cell>
            </table:table-row>
            <table:table-row>
              <table:table-cell office:value-type="float" office:value="2012">
                <text:p>2010</text:p>
              </table:table-cell>
              <table:table-cell office:value-type="float" office:value="479293">
                <text:p>479293</text:p>
              </table:table-cell>
              <table:table-cell office:value-type="float" office:value="3437946">
                <text:p>34379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56cm" svg:y="3.84cm" style:legend-expansion="custom" chartooo:width="2.328cm" chartooo:height="0.458cm" style:legend-expansion-aspect-ratio="5.08296943231441" chart:style-name="ch2"/>
        <chart:plot-area chart:style-name="ch3" table:cell-range-address="SARDEGNA.A2:SARDEGNA.B8 SARDEGNA.B1:SARDEGNA.B1" chart:data-source-has-labels="both" svg:x="0.541cm" svg:y="0.52cm" svg:width="12.78cm" svg:height="7.835cm">
          <chartooo:coordinate-region svg:x="1.903cm" svg:y="0.719cm" svg:width="11.046cm" svg:height="6.98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B2:SARDEGNA.B8" chart:label-cell-address="SARDEGNA.B1:SARDEGN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SA</text:p>
                <draw:g>
                  <svg:desc>SARDEGNA.B1:SARDEGNA.B1</svg:desc>
                </draw:g>
              </table:table-cell>
            </table:table-row>
          </table:table-header-rows>
          <table:table-rows>
            <table:table-row>
              <table:table-cell office:value-type="float" office:value="2006">
                <text:p>2010</text:p>
                <draw:g>
                  <svg:desc>SARDEGNA.A2:SARDEGNA.A8</svg:desc>
                </draw:g>
              </table:table-cell>
              <table:table-cell office:value-type="float" office:value="76">
                <text:p>76</text:p>
                <draw:g>
                  <svg:desc>SARDEGNA.B2:SARDEGNA.B8</svg:desc>
                </draw:g>
              </table:table-cell>
            </table:table-row>
            <table:table-row>
              <table:table-cell office:value-type="float" office:value="2007">
                <text:p>2010</text:p>
              </table:table-cell>
              <table:table-cell office:value-type="float" office:value="2760">
                <text:p>2760</text:p>
              </table:table-cell>
            </table:table-row>
            <table:table-row>
              <table:table-cell office:value-type="float" office:value="2008">
                <text:p>2010</text:p>
              </table:table-cell>
              <table:table-cell office:value-type="float" office:value="11930">
                <text:p>11930</text:p>
              </table:table-cell>
            </table:table-row>
            <table:table-row>
              <table:table-cell office:value-type="float" office:value="2009">
                <text:p>2010</text:p>
              </table:table-cell>
              <table:table-cell office:value-type="float" office:value="26758">
                <text:p>26758</text:p>
              </table:table-cell>
            </table:table-row>
            <table:table-row>
              <table:table-cell office:value-type="float" office:value="2010">
                <text:p>2010</text:p>
              </table:table-cell>
              <table:table-cell office:value-type="float" office:value="59978">
                <text:p>59978</text:p>
              </table:table-cell>
            </table:table-row>
            <table:table-row>
              <table:table-cell office:value-type="float" office:value="2011">
                <text:p>2010</text:p>
              </table:table-cell>
              <table:table-cell office:value-type="float" office:value="312413">
                <text:p>312413</text:p>
              </table:table-cell>
            </table:table-row>
            <table:table-row>
              <table:table-cell office:value-type="float" office:value="2012">
                <text:p>2010</text:p>
              </table:table-cell>
              <table:table-cell office:value-type="float" office:value="143473">
                <text:p>143473</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6cm" svg:height="8.654cm" xlink:href=".." xlink:type="simple" chart:class="chart:line" chart:style-name="ch1">
        <chart:legend svg:x="13.144cm" svg:y="3.6cm" style:legend-expansion="custom" chartooo:width="2.538cm" chartooo:height="0.881cm" style:legend-expansion-aspect-ratio="2.88081725312145" chart:style-name="ch2"/>
        <chart:plot-area chart:style-name="ch3" table:cell-range-address="LIGURIA.A2:LIGURIA.C8 LIGURIA.B1:LIGURIA.C1" chart:data-source-has-labels="both" svg:x="0.54cm" svg:y="0.199cm" svg:width="12.603cm" svg:height="8.111cm">
          <chartooo:coordinate-region svg:x="2.273cm" svg:y="0.399cm" svg:width="10.498cm" svg:height="7.264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series chart:style-name="ch8" chart:values-cell-range-address="LIGURIA.C2:LIGURIA.C8" chart:label-cell-address="LIGURIA.C1:LIGU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LI</text:p>
                <draw:g>
                  <svg:desc>LIGURIA.B1:LIGURIA.B1</svg:desc>
                </draw:g>
              </table:table-cell>
              <table:table-cell office:value-type="string">
                <text:p>kW Italia</text:p>
                <draw:g>
                  <svg:desc>LIGURIA.C1:LIGURIA.C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cell office:value-type="float" office:value="9436">
                <text:p>9436</text:p>
                <draw:g>
                  <svg:desc>LIGURIA.C2:LIGURIA.C8</svg:desc>
                </draw:g>
              </table:table-cell>
            </table:table-row>
            <table:table-row>
              <table:table-cell office:value-type="float" office:value="2007">
                <text:p>2010</text:p>
              </table:table-cell>
              <table:table-cell office:value-type="float" office:value="598">
                <text:p>598</text:p>
              </table:table-cell>
              <table:table-cell office:value-type="float" office:value="70062">
                <text:p>70062</text:p>
              </table:table-cell>
            </table:table-row>
            <table:table-row>
              <table:table-cell office:value-type="float" office:value="2008">
                <text:p>2010</text:p>
              </table:table-cell>
              <table:table-cell office:value-type="float" office:value="3076">
                <text:p>3076</text:p>
              </table:table-cell>
              <table:table-cell office:value-type="float" office:value="338164">
                <text:p>338164</text:p>
              </table:table-cell>
            </table:table-row>
            <table:table-row>
              <table:table-cell office:value-type="float" office:value="2009">
                <text:p>2010</text:p>
              </table:table-cell>
              <table:table-cell office:value-type="float" office:value="4053">
                <text:p>4053</text:p>
              </table:table-cell>
              <table:table-cell office:value-type="float" office:value="719672">
                <text:p>719672</text:p>
              </table:table-cell>
            </table:table-row>
            <table:table-row>
              <table:table-cell office:value-type="float" office:value="2010">
                <text:p>2010</text:p>
              </table:table-cell>
              <table:table-cell office:value-type="float" office:value="7018">
                <text:p>7018</text:p>
              </table:table-cell>
              <table:table-cell office:value-type="float" office:value="2321416">
                <text:p>2321416</text:p>
              </table:table-cell>
            </table:table-row>
            <table:table-row>
              <table:table-cell office:value-type="float" office:value="2011">
                <text:p>2010</text:p>
              </table:table-cell>
              <table:table-cell office:value-type="float" office:value="38943">
                <text:p>38943</text:p>
              </table:table-cell>
              <table:table-cell office:value-type="float" office:value="9453721">
                <text:p>9453721</text:p>
              </table:table-cell>
            </table:table-row>
            <table:table-row>
              <table:table-cell office:value-type="float" office:value="2012">
                <text:p>2010</text:p>
              </table:table-cell>
              <table:table-cell office:value-type="float" office:value="19583">
                <text:p>19583</text:p>
              </table:table-cell>
              <table:table-cell office:value-type="float" office:value="3437946">
                <text:p>343794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348cm" svg:y="3.84cm" style:legend-expansion="custom" chartooo:width="2.151cm" chartooo:height="0.458cm" style:legend-expansion-aspect-ratio="4.69650655021834" chart:style-name="ch2"/>
        <chart:plot-area chart:style-name="ch3" table:cell-range-address="LIGURIA.A2:LIGURIA.B8 LIGURIA.B1:LIGURIA.B1" chart:data-source-has-labels="both" svg:x="0.541cm" svg:y="0.52cm" svg:width="12.941cm" svg:height="7.835cm">
          <chartooo:coordinate-region svg:x="1.718cm" svg:y="0.719cm" svg:width="11.392cm" svg:height="6.98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B2:LIGURIA.B8" chart:label-cell-address="LIGURIA.B1:LIGU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I</text:p>
                <draw:g>
                  <svg:desc>LIGURIA.B1:LIGURIA.B1</svg:desc>
                </draw:g>
              </table:table-cell>
            </table:table-row>
          </table:table-header-rows>
          <table:table-rows>
            <table:table-row>
              <table:table-cell office:value-type="float" office:value="2006">
                <text:p>2010</text:p>
                <draw:g>
                  <svg:desc>LIGURIA.A2:LIGURIA.A8</svg:desc>
                </draw:g>
              </table:table-cell>
              <table:table-cell office:value-type="float" office:value="65">
                <text:p>65</text:p>
                <draw:g>
                  <svg:desc>LIGURIA.B2:LIGURIA.B8</svg:desc>
                </draw:g>
              </table:table-cell>
            </table:table-row>
            <table:table-row>
              <table:table-cell office:value-type="float" office:value="2007">
                <text:p>2010</text:p>
              </table:table-cell>
              <table:table-cell office:value-type="float" office:value="598">
                <text:p>598</text:p>
              </table:table-cell>
            </table:table-row>
            <table:table-row>
              <table:table-cell office:value-type="float" office:value="2008">
                <text:p>2010</text:p>
              </table:table-cell>
              <table:table-cell office:value-type="float" office:value="3076">
                <text:p>3076</text:p>
              </table:table-cell>
            </table:table-row>
            <table:table-row>
              <table:table-cell office:value-type="float" office:value="2009">
                <text:p>2010</text:p>
              </table:table-cell>
              <table:table-cell office:value-type="float" office:value="4053">
                <text:p>4053</text:p>
              </table:table-cell>
            </table:table-row>
            <table:table-row>
              <table:table-cell office:value-type="float" office:value="2010">
                <text:p>2010</text:p>
              </table:table-cell>
              <table:table-cell office:value-type="float" office:value="7018">
                <text:p>7018</text:p>
              </table:table-cell>
            </table:table-row>
            <table:table-row>
              <table:table-cell office:value-type="float" office:value="2011">
                <text:p>2010</text:p>
              </table:table-cell>
              <table:table-cell office:value-type="float" office:value="38943">
                <text:p>38943</text:p>
              </table:table-cell>
            </table:table-row>
            <table:table-row>
              <table:table-cell office:value-type="float" office:value="2012">
                <text:p>2010</text:p>
              </table:table-cell>
              <table:table-cell office:value-type="float" office:value="19583">
                <text:p>1958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4cm" xlink:href=".." xlink:type="simple" chart:class="chart:line" chart:style-name="ch1">
        <chart:legend svg:x="13.306cm" svg:y="3.721cm" style:legend-expansion="custom" chartooo:width="2.537cm" chartooo:height="0.915cm" style:legend-expansion-aspect-ratio="2.77267759562842" chart:style-name="ch2"/>
        <chart:plot-area chart:style-name="ch3" table:cell-range-address="CALABRIA.A1:CALABRIA.C8" chart:data-source-has-labels="both" svg:x="0.539cm" svg:y="0.148cm" svg:width="13.136cm" svg:height="8.196cm">
          <chartooo:coordinate-region svg:x="2.272cm" svg:y="0.347cm" svg:width="11.031cm" svg:height="7.35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series chart:style-name="ch8" chart:values-cell-range-address="CALABRIA.C2:CALABRIA.C8" chart:label-cell-address="CALABRIA.C1:CALA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CA</text:p>
                <draw:g>
                  <svg:desc>CALABRIA.B1:CALABRIA.B1</svg:desc>
                </draw:g>
              </table:table-cell>
              <table:table-cell office:value-type="string">
                <text:p>kW Italia</text:p>
                <draw:g>
                  <svg:desc>CALABRIA.C1:CALABRIA.C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cell office:value-type="float" office:value="9436">
                <text:p>9436</text:p>
                <draw:g>
                  <svg:desc>CALABRIA.C2:CALABRIA.C8</svg:desc>
                </draw:g>
              </table:table-cell>
            </table:table-row>
            <table:table-row>
              <table:table-cell office:value-type="float" office:value="2007">
                <text:p>2010</text:p>
              </table:table-cell>
              <table:table-cell office:value-type="float" office:value="5489">
                <text:p>5489</text:p>
              </table:table-cell>
              <table:table-cell office:value-type="float" office:value="70062">
                <text:p>70062</text:p>
              </table:table-cell>
            </table:table-row>
            <table:table-row>
              <table:table-cell office:value-type="float" office:value="2008">
                <text:p>2010</text:p>
              </table:table-cell>
              <table:table-cell office:value-type="float" office:value="11440">
                <text:p>11440</text:p>
              </table:table-cell>
              <table:table-cell office:value-type="float" office:value="338164">
                <text:p>338164</text:p>
              </table:table-cell>
            </table:table-row>
            <table:table-row>
              <table:table-cell office:value-type="float" office:value="2009">
                <text:p>2010</text:p>
              </table:table-cell>
              <table:table-cell office:value-type="float" office:value="11881">
                <text:p>11881</text:p>
              </table:table-cell>
              <table:table-cell office:value-type="float" office:value="719672">
                <text:p>719672</text:p>
              </table:table-cell>
            </table:table-row>
            <table:table-row>
              <table:table-cell office:value-type="float" office:value="2010">
                <text:p>2010</text:p>
              </table:table-cell>
              <table:table-cell office:value-type="float" office:value="29184">
                <text:p>29184</text:p>
              </table:table-cell>
              <table:table-cell office:value-type="float" office:value="2321416">
                <text:p>2321416</text:p>
              </table:table-cell>
            </table:table-row>
            <table:table-row>
              <table:table-cell office:value-type="float" office:value="2011">
                <text:p>2010</text:p>
              </table:table-cell>
              <table:table-cell office:value-type="float" office:value="175762">
                <text:p>175762</text:p>
              </table:table-cell>
              <table:table-cell office:value-type="float" office:value="9453721">
                <text:p>9453721</text:p>
              </table:table-cell>
            </table:table-row>
            <table:table-row>
              <table:table-cell office:value-type="float" office:value="2012">
                <text:p>2010</text:p>
              </table:table-cell>
              <table:table-cell office:value-type="float" office:value="143367">
                <text:p>143367</text:p>
              </table:table-cell>
              <table:table-cell office:value-type="float" office:value="3437946">
                <text:p>343794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13cm" svg:y="3.84cm" style:legend-expansion="custom" chartooo:width="2.363cm" chartooo:height="0.458cm" style:legend-expansion-aspect-ratio="5.15938864628821" chart:style-name="ch2"/>
        <chart:plot-area chart:style-name="ch3" table:cell-range-address="CALABRIA.A1:CALABRIA.B8" chart:data-source-has-labels="both" svg:x="0.541cm" svg:y="0.52cm" svg:width="12.75cm" svg:height="7.835cm">
          <chartooo:coordinate-region svg:x="1.903cm" svg:y="0.719cm" svg:width="11.016cm" svg:height="6.98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B2:CALABRIA.B8" chart:label-cell-address="CALABRIA.B1:CALA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CA</text:p>
                <draw:g>
                  <svg:desc>CALABRIA.B1:CALABRIA.B1</svg:desc>
                </draw:g>
              </table:table-cell>
            </table:table-row>
          </table:table-header-rows>
          <table:table-rows>
            <table:table-row>
              <table:table-cell office:value-type="float" office:value="2006">
                <text:p>2010</text:p>
                <draw:g>
                  <svg:desc>CALABRIA.A2:CALABRIA.A8</svg:desc>
                </draw:g>
              </table:table-cell>
              <table:table-cell office:value-type="float" office:value="58">
                <text:p>58</text:p>
                <draw:g>
                  <svg:desc>CALABRIA.B2:CALABRIA.B8</svg:desc>
                </draw:g>
              </table:table-cell>
            </table:table-row>
            <table:table-row>
              <table:table-cell office:value-type="float" office:value="2007">
                <text:p>2010</text:p>
              </table:table-cell>
              <table:table-cell office:value-type="float" office:value="5489">
                <text:p>5489</text:p>
              </table:table-cell>
            </table:table-row>
            <table:table-row>
              <table:table-cell office:value-type="float" office:value="2008">
                <text:p>2010</text:p>
              </table:table-cell>
              <table:table-cell office:value-type="float" office:value="11440">
                <text:p>11440</text:p>
              </table:table-cell>
            </table:table-row>
            <table:table-row>
              <table:table-cell office:value-type="float" office:value="2009">
                <text:p>2010</text:p>
              </table:table-cell>
              <table:table-cell office:value-type="float" office:value="11881">
                <text:p>11881</text:p>
              </table:table-cell>
            </table:table-row>
            <table:table-row>
              <table:table-cell office:value-type="float" office:value="2010">
                <text:p>2010</text:p>
              </table:table-cell>
              <table:table-cell office:value-type="float" office:value="29184">
                <text:p>29184</text:p>
              </table:table-cell>
            </table:table-row>
            <table:table-row>
              <table:table-cell office:value-type="float" office:value="2011">
                <text:p>2010</text:p>
              </table:table-cell>
              <table:table-cell office:value-type="float" office:value="175762">
                <text:p>175762</text:p>
              </table:table-cell>
            </table:table-row>
            <table:table-row>
              <table:table-cell office:value-type="float" office:value="2012">
                <text:p>2010</text:p>
              </table:table-cell>
              <table:table-cell office:value-type="float" office:value="143367">
                <text:p>143367</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57cm" svg:height="8.654cm" xlink:href=".." xlink:type="simple" chart:class="chart:line" chart:style-name="ch1">
        <chart:legend svg:x="13.316cm" svg:y="3.849cm" style:legend-expansion="custom" chartooo:width="2.54cm" chartooo:height="0.881cm" style:legend-expansion-aspect-ratio="2.88308740068104" chart:style-name="ch2"/>
        <chart:plot-area chart:style-name="ch3" table:cell-range-address="ABRUZZO.A1:ABRUZZO.C8" chart:data-source-has-labels="both" svg:x="0.541cm" svg:y="0.348cm" svg:width="12.981cm" svg:height="7.961cm">
          <chartooo:coordinate-region svg:x="2.274cm" svg:y="0.548cm" svg:width="10.877cm" svg:height="7.114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series chart:style-name="ch8" chart:values-cell-range-address="ABRUZZO.C2:ABRUZZO.C8" chart:label-cell-address="ABRUZZO.C1:ABRUZZ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AB</text:p>
                <draw:g>
                  <svg:desc>ABRUZZO.B1:ABRUZZO.B1</svg:desc>
                </draw:g>
              </table:table-cell>
              <table:table-cell office:value-type="string">
                <text:p>kW Italia</text:p>
                <draw:g>
                  <svg:desc>ABRUZZO.C1:ABRUZZO.C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cell office:value-type="float" office:value="9436">
                <text:p>9436</text:p>
                <draw:g>
                  <svg:desc>ABRUZZO.C2:ABRUZZO.C8</svg:desc>
                </draw:g>
              </table:table-cell>
            </table:table-row>
            <table:table-row>
              <table:table-cell office:value-type="float" office:value="2007">
                <text:p>2010</text:p>
              </table:table-cell>
              <table:table-cell office:value-type="float" office:value="1103">
                <text:p>1103</text:p>
              </table:table-cell>
              <table:table-cell office:value-type="float" office:value="70062">
                <text:p>70062</text:p>
              </table:table-cell>
            </table:table-row>
            <table:table-row>
              <table:table-cell office:value-type="float" office:value="2008">
                <text:p>2010</text:p>
              </table:table-cell>
              <table:table-cell office:value-type="float" office:value="7820">
                <text:p>7820</text:p>
              </table:table-cell>
              <table:table-cell office:value-type="float" office:value="338164">
                <text:p>338164</text:p>
              </table:table-cell>
            </table:table-row>
            <table:table-row>
              <table:table-cell office:value-type="float" office:value="2009">
                <text:p>2010</text:p>
              </table:table-cell>
              <table:table-cell office:value-type="float" office:value="15347">
                <text:p>15347</text:p>
              </table:table-cell>
              <table:table-cell office:value-type="float" office:value="719672">
                <text:p>719672</text:p>
              </table:table-cell>
            </table:table-row>
            <table:table-row>
              <table:table-cell office:value-type="float" office:value="2010">
                <text:p>2010</text:p>
              </table:table-cell>
              <table:table-cell office:value-type="float" office:value="41623">
                <text:p>41623</text:p>
              </table:table-cell>
              <table:table-cell office:value-type="float" office:value="2321416">
                <text:p>2321416</text:p>
              </table:table-cell>
            </table:table-row>
            <table:table-row>
              <table:table-cell office:value-type="float" office:value="2011">
                <text:p>2010</text:p>
              </table:table-cell>
              <table:table-cell office:value-type="float" office:value="405783">
                <text:p>405783</text:p>
              </table:table-cell>
              <table:table-cell office:value-type="float" office:value="9453721">
                <text:p>9453721</text:p>
              </table:table-cell>
            </table:table-row>
            <table:table-row>
              <table:table-cell office:value-type="float" office:value="2012">
                <text:p>2010</text:p>
              </table:table-cell>
              <table:table-cell office:value-type="float" office:value="135047">
                <text:p>135047</text:p>
              </table:table-cell>
              <table:table-cell office:value-type="float" office:value="3437946">
                <text:p>3437946</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2cm" svg:height="8.62cm" xlink:href=".." xlink:type="simple" chart:class="chart:line" chart:style-name="ch1">
        <chart:legend svg:x="13.178cm" svg:y="3.837cm" style:legend-expansion="custom" chartooo:width="2.292cm" chartooo:height="0.457cm" style:legend-expansion-aspect-ratio="5.01531728665208" chart:style-name="ch2"/>
        <chart:plot-area chart:style-name="ch3" table:cell-range-address="ABRUZZO.A2:ABRUZZO.B8 ABRUZZO.B1:ABRUZZO.B1" chart:data-source-has-labels="both" svg:x="0.54cm" svg:y="0.519cm" svg:width="12.802cm" svg:height="7.83cm">
          <chartooo:coordinate-region svg:x="1.902cm" svg:y="0.718cm" svg:width="11.068cm" svg:height="6.984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B2:ABRUZZO.B8" chart:label-cell-address="ABRUZZO.B1:ABRUZZ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AB</text:p>
                <draw:g>
                  <svg:desc>ABRUZZO.B1:ABRUZZO.B1</svg:desc>
                </draw:g>
              </table:table-cell>
            </table:table-row>
          </table:table-header-rows>
          <table:table-rows>
            <table:table-row>
              <table:table-cell office:value-type="float" office:value="2006">
                <text:p>2010</text:p>
                <draw:g>
                  <svg:desc>ABRUZZO.A2:ABRUZZO.A8</svg:desc>
                </draw:g>
              </table:table-cell>
              <table:table-cell office:value-type="float" office:value="52">
                <text:p>52</text:p>
                <draw:g>
                  <svg:desc>ABRUZZO.B2:ABRUZZO.B8</svg:desc>
                </draw:g>
              </table:table-cell>
            </table:table-row>
            <table:table-row>
              <table:table-cell office:value-type="float" office:value="2007">
                <text:p>2010</text:p>
              </table:table-cell>
              <table:table-cell office:value-type="float" office:value="1103">
                <text:p>1103</text:p>
              </table:table-cell>
            </table:table-row>
            <table:table-row>
              <table:table-cell office:value-type="float" office:value="2008">
                <text:p>2010</text:p>
              </table:table-cell>
              <table:table-cell office:value-type="float" office:value="7820">
                <text:p>7820</text:p>
              </table:table-cell>
            </table:table-row>
            <table:table-row>
              <table:table-cell office:value-type="float" office:value="2009">
                <text:p>2010</text:p>
              </table:table-cell>
              <table:table-cell office:value-type="float" office:value="15347">
                <text:p>15347</text:p>
              </table:table-cell>
            </table:table-row>
            <table:table-row>
              <table:table-cell office:value-type="float" office:value="2010">
                <text:p>2010</text:p>
              </table:table-cell>
              <table:table-cell office:value-type="float" office:value="41623">
                <text:p>41623</text:p>
              </table:table-cell>
            </table:table-row>
            <table:table-row>
              <table:table-cell office:value-type="float" office:value="2011">
                <text:p>2010</text:p>
              </table:table-cell>
              <table:table-cell office:value-type="float" office:value="405783">
                <text:p>405783</text:p>
              </table:table-cell>
            </table:table-row>
            <table:table-row>
              <table:table-cell office:value-type="float" office:value="2012">
                <text:p>2010</text:p>
              </table:table-cell>
              <table:table-cell office:value-type="float" office:value="135047">
                <text:p>135047</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5cm" svg:height="8.601cm" xlink:href=".." xlink:type="simple" chart:class="chart:line" chart:style-name="ch1">
        <chart:legend svg:x="13.143cm" svg:y="3.574cm" style:legend-expansion="custom" chartooo:width="2.538cm" chartooo:height="0.917cm" style:legend-expansion-aspect-ratio="2.76772082878953" chart:style-name="ch2"/>
        <chart:plot-area chart:style-name="ch3" table:cell-range-address="MOLISE.A2:MOLISE.C8 MOLISE.B1:MOLISE.C1" chart:data-source-has-labels="both" svg:x="0.539cm" svg:y="0.249cm" svg:width="12.974cm" svg:height="8.072cm">
          <chartooo:coordinate-region svg:x="2.272cm" svg:y="0.448cm" svg:width="10.869cm" svg:height="7.226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series chart:style-name="ch8" chart:values-cell-range-address="MOLISE.C2:MOLISE.C8" chart:label-cell-address="MOLISE.C1:MOLIS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MO</text:p>
                <draw:g>
                  <svg:desc>MOLISE.B1:MOLISE.B1</svg:desc>
                </draw:g>
              </table:table-cell>
              <table:table-cell office:value-type="string">
                <text:p>kW Italia</text:p>
                <draw:g>
                  <svg:desc>MOLISE.C1:MOLISE.C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cell office:value-type="float" office:value="9436">
                <text:p>9436</text:p>
                <draw:g>
                  <svg:desc>MOLISE.C2:MOLISE.C8</svg:desc>
                </draw:g>
              </table:table-cell>
            </table:table-row>
            <table:table-row>
              <table:table-cell office:value-type="float" office:value="2007">
                <text:p>2010</text:p>
              </table:table-cell>
              <table:table-cell office:value-type="float" office:value="96">
                <text:p>96</text:p>
              </table:table-cell>
              <table:table-cell office:value-type="float" office:value="70062">
                <text:p>70062</text:p>
              </table:table-cell>
            </table:table-row>
            <table:table-row>
              <table:table-cell office:value-type="float" office:value="2008">
                <text:p>2010</text:p>
              </table:table-cell>
              <table:table-cell office:value-type="float" office:value="955">
                <text:p>955</text:p>
              </table:table-cell>
              <table:table-cell office:value-type="float" office:value="338164">
                <text:p>338164</text:p>
              </table:table-cell>
            </table:table-row>
            <table:table-row>
              <table:table-cell office:value-type="float" office:value="2009">
                <text:p>2010</text:p>
              </table:table-cell>
              <table:table-cell office:value-type="float" office:value="7443">
                <text:p>7443</text:p>
              </table:table-cell>
              <table:table-cell office:value-type="float" office:value="719672">
                <text:p>719672</text:p>
              </table:table-cell>
            </table:table-row>
            <table:table-row>
              <table:table-cell office:value-type="float" office:value="2010">
                <text:p>2010</text:p>
              </table:table-cell>
              <table:table-cell office:value-type="float" office:value="7422">
                <text:p>7422</text:p>
              </table:table-cell>
              <table:table-cell office:value-type="float" office:value="2321416">
                <text:p>2321416</text:p>
              </table:table-cell>
            </table:table-row>
            <table:table-row>
              <table:table-cell office:value-type="float" office:value="2011">
                <text:p>2010</text:p>
              </table:table-cell>
              <table:table-cell office:value-type="float" office:value="108289">
                <text:p>108289</text:p>
              </table:table-cell>
              <table:table-cell office:value-type="float" office:value="9453721">
                <text:p>9453721</text:p>
              </table:table-cell>
            </table:table-row>
            <table:table-row>
              <table:table-cell office:value-type="float" office:value="2012">
                <text:p>2010</text:p>
              </table:table-cell>
              <table:table-cell office:value-type="float" office:value="33293">
                <text:p>33293</text:p>
              </table:table-cell>
              <table:table-cell office:value-type="float" office:value="3437946">
                <text:p>3437946</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45cm" svg:y="3.84cm" style:legend-expansion="custom" chartooo:width="2.434cm" chartooo:height="0.458cm" style:legend-expansion-aspect-ratio="5.31441048034935" chart:style-name="ch2"/>
        <chart:plot-area chart:style-name="ch3" table:cell-range-address="MOLISE.A2:MOLISE.B8 MOLISE.B1:MOLISE.B1" chart:data-source-has-labels="both" svg:x="0.541cm" svg:y="0.52cm" svg:width="12.692cm" svg:height="7.835cm">
          <chartooo:coordinate-region svg:x="1.903cm" svg:y="0.719cm" svg:width="10.958cm" svg:height="6.98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B2:MOLISE.B8" chart:label-cell-address="MOLISE.B1:MOLISE.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MO</text:p>
                <draw:g>
                  <svg:desc>MOLISE.B1:MOLISE.B1</svg:desc>
                </draw:g>
              </table:table-cell>
            </table:table-row>
          </table:table-header-rows>
          <table:table-rows>
            <table:table-row>
              <table:table-cell office:value-type="float" office:value="2006">
                <text:p>2010</text:p>
                <draw:g>
                  <svg:desc>MOLISE.A2:MOLISE.A8</svg:desc>
                </draw:g>
              </table:table-cell>
              <table:table-cell office:value-type="float" office:value="4">
                <text:p>4</text:p>
                <draw:g>
                  <svg:desc>MOLISE.B2:MOLISE.B8</svg:desc>
                </draw:g>
              </table:table-cell>
            </table:table-row>
            <table:table-row>
              <table:table-cell office:value-type="float" office:value="2007">
                <text:p>2010</text:p>
              </table:table-cell>
              <table:table-cell office:value-type="float" office:value="96">
                <text:p>96</text:p>
              </table:table-cell>
            </table:table-row>
            <table:table-row>
              <table:table-cell office:value-type="float" office:value="2008">
                <text:p>2010</text:p>
              </table:table-cell>
              <table:table-cell office:value-type="float" office:value="955">
                <text:p>955</text:p>
              </table:table-cell>
            </table:table-row>
            <table:table-row>
              <table:table-cell office:value-type="float" office:value="2009">
                <text:p>2010</text:p>
              </table:table-cell>
              <table:table-cell office:value-type="float" office:value="7443">
                <text:p>7443</text:p>
              </table:table-cell>
            </table:table-row>
            <table:table-row>
              <table:table-cell office:value-type="float" office:value="2010">
                <text:p>2010</text:p>
              </table:table-cell>
              <table:table-cell office:value-type="float" office:value="7422">
                <text:p>7422</text:p>
              </table:table-cell>
            </table:table-row>
            <table:table-row>
              <table:table-cell office:value-type="float" office:value="2011">
                <text:p>2010</text:p>
              </table:table-cell>
              <table:table-cell office:value-type="float" office:value="108289">
                <text:p>108289</text:p>
              </table:table-cell>
            </table:table-row>
            <table:table-row>
              <table:table-cell office:value-type="float" office:value="2012">
                <text:p>2010</text:p>
              </table:table-cell>
              <table:table-cell office:value-type="float" office:value="33293">
                <text:p>33293</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2cm" svg:height="8.616cm" xlink:href=".." xlink:type="simple" chart:class="chart:line" chart:style-name="ch1">
        <chart:legend svg:x="13.268cm" svg:y="3.668cm" style:legend-expansion="custom" chartooo:width="2.573cm" chartooo:height="0.915cm" style:legend-expansion-aspect-ratio="2.8120218579235" chart:style-name="ch2"/>
        <chart:plot-area chart:style-name="ch3" table:cell-range-address="'VALLE D''AOSTA'.A2:'VALLE D''AOSTA'.C8 'VALLE D''AOSTA'.B1:'VALLE D''AOSTA'.C1" chart:data-source-has-labels="both" svg:x="0.538cm" svg:y="0.247cm" svg:width="13.1cm" svg:height="8.092cm">
          <chartooo:coordinate-region svg:x="2.271cm" svg:y="0.447cm" svg:width="10.995cm" svg:height="7.245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series chart:style-name="ch8" chart:values-cell-range-address="'VALLE D''AOSTA'.C2:'VALLE D''AOSTA'.C8" chart:label-cell-address="'VALLE D''AOSTA'.C1:'VALLE D''AOST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DA</text:p>
                <draw:g>
                  <svg:desc>'VALLE D''AOSTA'.B1:'VALLE D''AOSTA'.B1</svg:desc>
                </draw:g>
              </table:table-cell>
              <table:table-cell office:value-type="string">
                <text:p>kW Italia</text:p>
                <draw:g>
                  <svg:desc>'VALLE D''AOSTA'.C1:'VALLE D''AOSTA'.C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cell office:value-type="float" office:value="9436">
                <text:p>9436</text:p>
                <draw:g>
                  <svg:desc>'VALLE D''AOSTA'.C2:'VALLE D''AOSTA'.C8</svg:desc>
                </draw:g>
              </table:table-cell>
            </table:table-row>
            <table:table-row>
              <table:table-cell office:value-type="float" office:value="2007">
                <text:p>2010</text:p>
              </table:table-cell>
              <table:table-cell office:value-type="float" office:value="88">
                <text:p>88</text:p>
              </table:table-cell>
              <table:table-cell office:value-type="float" office:value="70062">
                <text:p>70062</text:p>
              </table:table-cell>
            </table:table-row>
            <table:table-row>
              <table:table-cell office:value-type="float" office:value="2008">
                <text:p>2010</text:p>
              </table:table-cell>
              <table:table-cell office:value-type="float" office:value="184">
                <text:p>184</text:p>
              </table:table-cell>
              <table:table-cell office:value-type="float" office:value="338164">
                <text:p>338164</text:p>
              </table:table-cell>
            </table:table-row>
            <table:table-row>
              <table:table-cell office:value-type="float" office:value="2009">
                <text:p>2010</text:p>
              </table:table-cell>
              <table:table-cell office:value-type="float" office:value="748">
                <text:p>748</text:p>
              </table:table-cell>
              <table:table-cell office:value-type="float" office:value="719672">
                <text:p>719672</text:p>
              </table:table-cell>
            </table:table-row>
            <table:table-row>
              <table:table-cell office:value-type="float" office:value="2010">
                <text:p>2010</text:p>
              </table:table-cell>
              <table:table-cell office:value-type="float" office:value="3672">
                <text:p>3672</text:p>
              </table:table-cell>
              <table:table-cell office:value-type="float" office:value="2321416">
                <text:p>2321416</text:p>
              </table:table-cell>
            </table:table-row>
            <table:table-row>
              <table:table-cell office:value-type="float" office:value="2011">
                <text:p>2010</text:p>
              </table:table-cell>
              <table:table-cell office:value-type="float" office:value="8790">
                <text:p>8790</text:p>
              </table:table-cell>
              <table:table-cell office:value-type="float" office:value="9453721">
                <text:p>9453721</text:p>
              </table:table-cell>
            </table:table-row>
            <table:table-row>
              <table:table-cell office:value-type="float" office:value="2012">
                <text:p>2010</text:p>
              </table:table-cell>
              <table:table-cell office:value-type="float" office:value="4390">
                <text:p>4390</text:p>
              </table:table-cell>
              <table:table-cell office:value-type="float" office:value="3437946">
                <text:p>3437946</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6.006cm" svg:height="7.972cm" xlink:href=".." xlink:type="simple" chart:class="chart:line" chart:style-name="ch1">
        <chart:legend svg:x="12.327cm" svg:y="3.456cm" style:legend-expansion="custom" chartooo:width="3.225cm" chartooo:height="0.498cm" style:legend-expansion-aspect-ratio="6.47590361445783" chart:style-name="ch2"/>
        <chart:plot-area chart:style-name="ch3" table:cell-range-address="LOMBARDIA.A1:LOMBARDIA.B8" chart:data-source-has-labels="both" svg:x="0.164cm" svg:y="0.263cm" svg:width="12.531cm" svg:height="7.426cm">
          <chartooo:coordinate-region svg:x="1.711cm" svg:y="0.462cm" svg:width="10.613cm" svg:height="6.58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B2:LOMBARDIA.B8" chart:label-cell-address="LOMBARDIA.B1:LOMBARD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LO</text:p>
                <draw:g>
                  <svg:desc>LOMBARDIA.B1:LOMBARDIA.B1</svg:desc>
                </draw:g>
              </table:table-cell>
            </table:table-row>
          </table:table-header-rows>
          <table:table-rows>
            <table:table-row>
              <table:table-cell office:value-type="float" office:value="2006">
                <text:p>2010</text:p>
                <draw:g>
                  <svg:desc>LOMBARDIA.A2:LOMBARDIA.A8</svg:desc>
                </draw:g>
              </table:table-cell>
              <table:table-cell office:value-type="float" office:value="1816">
                <text:p>1816</text:p>
                <draw:g>
                  <svg:desc>LOMBARDIA.B2:LOMBARDIA.B8</svg:desc>
                </draw:g>
              </table:table-cell>
            </table:table-row>
            <table:table-row>
              <table:table-cell office:value-type="float" office:value="2007">
                <text:p>2010</text:p>
              </table:table-cell>
              <table:table-cell office:value-type="float" office:value="6884">
                <text:p>6884</text:p>
              </table:table-cell>
            </table:table-row>
            <table:table-row>
              <table:table-cell office:value-type="float" office:value="2008">
                <text:p>2010</text:p>
              </table:table-cell>
              <table:table-cell office:value-type="float" office:value="40345">
                <text:p>40345</text:p>
              </table:table-cell>
            </table:table-row>
            <table:table-row>
              <table:table-cell office:value-type="float" office:value="2009">
                <text:p>2010</text:p>
              </table:table-cell>
              <table:table-cell office:value-type="float" office:value="76679">
                <text:p>76679</text:p>
              </table:table-cell>
            </table:table-row>
            <table:table-row>
              <table:table-cell office:value-type="float" office:value="2010">
                <text:p>2010</text:p>
              </table:table-cell>
              <table:table-cell office:value-type="float" office:value="246178">
                <text:p>246178</text:p>
              </table:table-cell>
            </table:table-row>
            <table:table-row>
              <table:table-cell office:value-type="float" office:value="2011">
                <text:p>2010</text:p>
              </table:table-cell>
              <table:table-cell office:value-type="float" office:value="963946">
                <text:p>963946</text:p>
              </table:table-cell>
            </table:table-row>
            <table:table-row>
              <table:table-cell office:value-type="float" office:value="2012">
                <text:p>2010</text:p>
              </table:table-cell>
              <table:table-cell office:value-type="float" office:value="479293">
                <text:p>47929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cm" svg:height="8.611cm" xlink:href=".." xlink:type="simple" chart:class="chart:line" chart:style-name="ch1">
        <chart:legend svg:x="12.926cm" svg:y="3.833cm" style:legend-expansion="custom" chartooo:width="2.571cm" chartooo:height="0.457cm" style:legend-expansion-aspect-ratio="5.62582056892779" chart:style-name="ch2"/>
        <chart:plot-area chart:style-name="ch3" table:cell-range-address="'VALLE D''AOSTA'.A2:'VALLE D''AOSTA'.B8 'VALLE D''AOSTA'.B1:'VALLE D''AOSTA'.B1" chart:data-source-has-labels="both" svg:x="0.539cm" svg:y="0.518cm" svg:width="12.574cm" svg:height="7.822cm">
          <chartooo:coordinate-region svg:x="1.716cm" svg:y="0.717cm" svg:width="11.025cm" svg:height="6.976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B2:'VALLE D''AOSTA'.B8" chart:label-cell-address="'VALLE D''AOSTA'.B1:'VALLE D''AOST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DA</text:p>
                <draw:g>
                  <svg:desc>'VALLE D''AOSTA'.B1:'VALLE D''AOSTA'.B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B2:'VALLE D''AOSTA'.B8</svg:desc>
                </draw:g>
              </table:table-cell>
            </table:table-row>
            <table:table-row>
              <table:table-cell office:value-type="float" office:value="2007">
                <text:p>2010</text:p>
              </table:table-cell>
              <table:table-cell office:value-type="float" office:value="88">
                <text:p>88</text:p>
              </table:table-cell>
            </table:table-row>
            <table:table-row>
              <table:table-cell office:value-type="float" office:value="2008">
                <text:p>2010</text:p>
              </table:table-cell>
              <table:table-cell office:value-type="float" office:value="184">
                <text:p>184</text:p>
              </table:table-cell>
            </table:table-row>
            <table:table-row>
              <table:table-cell office:value-type="float" office:value="2009">
                <text:p>2010</text:p>
              </table:table-cell>
              <table:table-cell office:value-type="float" office:value="748">
                <text:p>748</text:p>
              </table:table-cell>
            </table:table-row>
            <table:table-row>
              <table:table-cell office:value-type="float" office:value="2010">
                <text:p>2010</text:p>
              </table:table-cell>
              <table:table-cell office:value-type="float" office:value="3672">
                <text:p>3672</text:p>
              </table:table-cell>
            </table:table-row>
            <table:table-row>
              <table:table-cell office:value-type="float" office:value="2011">
                <text:p>2010</text:p>
              </table:table-cell>
              <table:table-cell office:value-type="float" office:value="8790">
                <text:p>8790</text:p>
              </table:table-cell>
            </table:table-row>
            <table:table-row>
              <table:table-cell office:value-type="float" office:value="2012">
                <text:p>2010</text:p>
              </table:table-cell>
              <table:table-cell office:value-type="float" office:value="4390">
                <text:p>4390</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43cm" svg:height="8.619cm" xlink:href=".." xlink:type="simple" chart:class="chart:line" chart:style-name="ch1">
        <chart:legend svg:x="13.113cm" svg:y="3.989cm" style:legend-expansion="custom" chartooo:width="2.573cm" chartooo:height="0.915cm" style:legend-expansion-aspect-ratio="2.8120218579235" chart:style-name="ch2"/>
        <chart:plot-area chart:style-name="ch3" table:cell-range-address="Italia.A1:Italia.B8" chart:data-source-has-labels="both" svg:x="0.539cm" svg:y="0.524cm" svg:width="12.573cm" svg:height="7.818cm">
          <chartooo:coordinate-region svg:x="2.272cm" svg:y="0.724cm" svg:width="10.469cm" svg:height="6.971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B2:Italia.B8" chart:label-cell-address="Italia.B1:Ital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Italia</text:p>
                <draw:g>
                  <svg:desc>Italia.B1:Italia.B1</svg:desc>
                </draw:g>
              </table:table-cell>
            </table:table-row>
          </table:table-header-rows>
          <table:table-rows>
            <table:table-row>
              <table:table-cell office:value-type="float" office:value="2006">
                <text:p>2010</text:p>
                <draw:g>
                  <svg:desc>Italia.A2:Italia.A8</svg:desc>
                </draw:g>
              </table:table-cell>
              <table:table-cell office:value-type="float" office:value="9436">
                <text:p>9436</text:p>
                <draw:g>
                  <svg:desc>Italia.B2:Italia.B8</svg:desc>
                </draw:g>
              </table:table-cell>
            </table:table-row>
            <table:table-row>
              <table:table-cell office:value-type="float" office:value="2007">
                <text:p>2010</text:p>
              </table:table-cell>
              <table:table-cell office:value-type="float" office:value="70062">
                <text:p>70062</text:p>
              </table:table-cell>
            </table:table-row>
            <table:table-row>
              <table:table-cell office:value-type="float" office:value="2008">
                <text:p>2010</text:p>
              </table:table-cell>
              <table:table-cell office:value-type="float" office:value="338164">
                <text:p>338164</text:p>
              </table:table-cell>
            </table:table-row>
            <table:table-row>
              <table:table-cell office:value-type="float" office:value="2009">
                <text:p>2010</text:p>
              </table:table-cell>
              <table:table-cell office:value-type="float" office:value="719672">
                <text:p>719672</text:p>
              </table:table-cell>
            </table:table-row>
            <table:table-row>
              <table:table-cell office:value-type="float" office:value="2010">
                <text:p>2010</text:p>
              </table:table-cell>
              <table:table-cell office:value-type="float" office:value="2321416">
                <text:p>2321416</text:p>
              </table:table-cell>
            </table:table-row>
            <table:table-row>
              <table:table-cell office:value-type="float" office:value="2011">
                <text:p>2010</text:p>
              </table:table-cell>
              <table:table-cell office:value-type="float" office:value="9453721">
                <text:p>9453721</text:p>
              </table:table-cell>
            </table:table-row>
            <table:table-row>
              <table:table-cell office:value-type="float" office:value="2012">
                <text:p>2010</text:p>
              </table:table-cell>
              <table:table-cell office:value-type="float" office:value="3437946">
                <text:p>3437946</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EMILIA ROMAGNA'.A2:'EMILIA ROMAGNA'.A8 'EMILIA ROMAGNA'.D1:'EMILIA ROMAG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EMILIA ROMAGNA'.A2:'EMILIA ROMAGNA'.A8"/>
          </chart:axis>
          <chart:axis chart:dimension="y" chart:name="primary-y" chart:style-name="ch5">
            <chart:grid chart:style-name="ch6" chart:class="major"/>
          </chart:axis>
          <chart:series chart:style-name="ch7" chart:values-cell-range-address="'EMILIA ROMAGNA'.D2:'EMILIA ROMAGNA'.D8" chart:label-cell-address="'EMILIA ROMAGNA'.D1:'EMILIA ROMAGNA'.D1" chart:class="chart:bar">
            <chart:data-point chart:repeated="7"/>
          </chart:series>
          <chart:series chart:style-name="ch8" chart:values-cell-range-address="'EMILIA ROMAGNA'.E2:'EMILIA ROMAGNA'.E8" chart:label-cell-address="'EMILIA ROMAGNA'.E1:'EMILIA ROMAGNA'.E1" chart:class="chart:bar">
            <chart:data-point chart:repeated="7"/>
          </chart:series>
          <chart:series chart:style-name="ch9" chart:values-cell-range-address="'EMILIA ROMAGNA'.F2:'EMILIA ROMAGNA'.F8" chart:label-cell-address="'EMILIA ROMAGNA'.F1:'EMILIA ROMAGNA'.F1" chart:class="chart:bar">
            <chart:data-point chart:repeated="7"/>
          </chart:series>
          <chart:series chart:style-name="ch10" chart:values-cell-range-address="'EMILIA ROMAGNA'.G2:'EMILIA ROMAGNA'.G8" chart:label-cell-address="'EMILIA ROMAGNA'.G1:'EMILIA ROMAGNA'.G1" chart:class="chart:bar">
            <chart:data-point chart:repeated="7"/>
          </chart:series>
          <chart:series chart:style-name="ch11" chart:values-cell-range-address="'EMILIA ROMAGNA'.H2:'EMILIA ROMAGNA'.H8" chart:label-cell-address="'EMILIA ROMAGNA'.H1:'EMILIA ROMAGNA'.H1" chart:class="chart:bar">
            <chart:data-point chart:repeated="7"/>
          </chart:series>
          <chart:series chart:style-name="ch12" chart:values-cell-range-address="'EMILIA ROMAGNA'.I2:'EMILIA ROMAGNA'.I8" chart:label-cell-address="'EMILIA ROMAGNA'.I1:'EMILIA ROMAG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EMILIA ROMAGNA'.D1:'EMILIA ROMAGNA'.D1</svg:desc>
                </draw:g>
              </table:table-cell>
              <table:table-cell office:value-type="string">
                <text:p>kW classe 2</text:p>
                <draw:g>
                  <svg:desc>'EMILIA ROMAGNA'.E1:'EMILIA ROMAGNA'.E1</svg:desc>
                </draw:g>
              </table:table-cell>
              <table:table-cell office:value-type="string">
                <text:p>kW classe 3</text:p>
                <draw:g>
                  <svg:desc>'EMILIA ROMAGNA'.F1:'EMILIA ROMAGNA'.F1</svg:desc>
                </draw:g>
              </table:table-cell>
              <table:table-cell office:value-type="string">
                <text:p>kW classe 4</text:p>
                <draw:g>
                  <svg:desc>'EMILIA ROMAGNA'.G1:'EMILIA ROMAGNA'.G1</svg:desc>
                </draw:g>
              </table:table-cell>
              <table:table-cell office:value-type="string">
                <text:p>kW classe 5</text:p>
                <draw:g>
                  <svg:desc>'EMILIA ROMAGNA'.H1:'EMILIA ROMAGNA'.H1</svg:desc>
                </draw:g>
              </table:table-cell>
              <table:table-cell office:value-type="string">
                <text:p>kW classe 6</text:p>
                <draw:g>
                  <svg:desc>'EMILIA ROMAGNA'.I1:'EMILIA ROMAGNA'.I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236">
                <text:p>236</text:p>
                <draw:g>
                  <svg:desc>'EMILIA ROMAGNA'.D2:'EMILIA ROMAGNA'.D8</svg:desc>
                </draw:g>
              </table:table-cell>
              <table:table-cell office:value-type="float" office:value="570">
                <text:p>570</text:p>
                <draw:g>
                  <svg:desc>'EMILIA ROMAGNA'.E2:'EMILIA ROMAGNA'.E8</svg:desc>
                </draw:g>
              </table:table-cell>
              <table:table-cell office:value-type="float" office:value="766">
                <text:p>766</text:p>
                <draw:g>
                  <svg:desc>'EMILIA ROMAGNA'.F2:'EMILIA ROMAGNA'.F8</svg:desc>
                </draw:g>
              </table:table-cell>
              <table:table-cell office:value-type="float" office:value="0">
                <text:p>0</text:p>
                <draw:g>
                  <svg:desc>'EMILIA ROMAGNA'.G2:'EMILIA ROMAGNA'.G8</svg:desc>
                </draw:g>
              </table:table-cell>
              <table:table-cell office:value-type="float" office:value="0">
                <text:p>0</text:p>
                <draw:g>
                  <svg:desc>'EMILIA ROMAGNA'.H2:'EMILIA ROMAGNA'.H8</svg:desc>
                </draw:g>
              </table:table-cell>
              <table:table-cell office:value-type="float" office:value="0">
                <text:p>0</text:p>
                <draw:g>
                  <svg:desc>'EMILIA ROMAGNA'.I2:'EMILIA ROMAGNA'.I8</svg:desc>
                </draw:g>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cell office:value-type="float" office:value="203">
                <text:p>20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cell office:value-type="float" office:value="7461">
                <text:p>7461</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cell office:value-type="float" office:value="15392">
                <text:p>15392</text:p>
              </table:table-cell>
              <table:table-cell office:value-type="float" office:value="6464">
                <text:p>6464</text:p>
              </table:table-cell>
              <table:table-cell office:value-type="float" office:value="0">
                <text:p>0</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cell office:value-type="float" office:value="87433">
                <text:p>87433</text:p>
              </table:table-cell>
              <table:table-cell office:value-type="float" office:value="84717">
                <text:p>84717</text:p>
              </table:table-cell>
              <table:table-cell office:value-type="float" office:value="0">
                <text:p>0</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cell office:value-type="float" office:value="398751">
                <text:p>398751</text:p>
              </table:table-cell>
              <table:table-cell office:value-type="float" office:value="156074">
                <text:p>156074</text:p>
              </table:table-cell>
              <table:table-cell office:value-type="float" office:value="48656">
                <text:p>48656</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cell office:value-type="float" office:value="130771">
                <text:p>130771</text:p>
              </table:table-cell>
              <table:table-cell office:value-type="float" office:value="24848">
                <text:p>24848</text:p>
              </table:table-cell>
              <table:table-cell office:value-type="float" office:value="0">
                <text:p>0</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CAMPANIA.A2:CAMPANIA.A8 CAMPANIA.D1:CAMPAN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CAMPANIA.A2:CAMPANIA.A8"/>
          </chart:axis>
          <chart:axis chart:dimension="y" chart:name="primary-y" chart:style-name="ch5">
            <chart:grid chart:style-name="ch6" chart:class="major"/>
          </chart:axis>
          <chart:series chart:style-name="ch7" chart:values-cell-range-address="CAMPANIA.D2:CAMPANIA.D8" chart:label-cell-address="CAMPANIA.D1:CAMPANIA.D1" chart:class="chart:bar">
            <chart:data-point chart:repeated="7"/>
          </chart:series>
          <chart:series chart:style-name="ch8" chart:values-cell-range-address="CAMPANIA.E2:CAMPANIA.E8" chart:label-cell-address="CAMPANIA.E1:CAMPANIA.E1" chart:class="chart:bar">
            <chart:data-point chart:repeated="7"/>
          </chart:series>
          <chart:series chart:style-name="ch9" chart:values-cell-range-address="CAMPANIA.F2:CAMPANIA.F8" chart:label-cell-address="CAMPANIA.F1:CAMPANIA.F1" chart:class="chart:bar">
            <chart:data-point chart:repeated="7"/>
          </chart:series>
          <chart:series chart:style-name="ch10" chart:values-cell-range-address="CAMPANIA.G2:CAMPANIA.G8" chart:label-cell-address="CAMPANIA.G1:CAMPANIA.G1" chart:class="chart:bar">
            <chart:data-point chart:repeated="7"/>
          </chart:series>
          <chart:series chart:style-name="ch11" chart:values-cell-range-address="CAMPANIA.H2:CAMPANIA.H8" chart:label-cell-address="CAMPANIA.H1:CAMPANIA.H1" chart:class="chart:bar">
            <chart:data-point chart:repeated="7"/>
          </chart:series>
          <chart:series chart:style-name="ch12" chart:values-cell-range-address="CAMPANIA.I2:CAMPANIA.I8" chart:label-cell-address="CAMPANIA.I1:CAMPAN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CAMPANIA.D1:CAMPANIA.D1</svg:desc>
                </draw:g>
              </table:table-cell>
              <table:table-cell office:value-type="string">
                <text:p>kW classe 2</text:p>
                <draw:g>
                  <svg:desc>CAMPANIA.E1:CAMPANIA.E1</svg:desc>
                </draw:g>
              </table:table-cell>
              <table:table-cell office:value-type="string">
                <text:p>kW classe 3</text:p>
                <draw:g>
                  <svg:desc>CAMPANIA.F1:CAMPANIA.F1</svg:desc>
                </draw:g>
              </table:table-cell>
              <table:table-cell office:value-type="string">
                <text:p>kW classe 4</text:p>
                <draw:g>
                  <svg:desc>CAMPANIA.G1:CAMPANIA.G1</svg:desc>
                </draw:g>
              </table:table-cell>
              <table:table-cell office:value-type="string">
                <text:p>kW classe 5</text:p>
                <draw:g>
                  <svg:desc>CAMPANIA.H1:CAMPANIA.H1</svg:desc>
                </draw:g>
              </table:table-cell>
              <table:table-cell office:value-type="string">
                <text:p>kW classe 6</text:p>
                <draw:g>
                  <svg:desc>CAMPANIA.I1:CAMPANIA.I1</svg:desc>
                </draw:g>
              </table:table-cell>
            </table:table-row>
          </table:table-header-rows>
          <table:table-rows>
            <table:table-row>
              <table:table-cell office:value-type="float" office:value="2006">
                <text:p>2010</text:p>
                <draw:g>
                  <svg:desc>CAMPANIA.A2:CAMPANIA.A8</svg:desc>
                </draw:g>
              </table:table-cell>
              <table:table-cell office:value-type="float" office:value="5">
                <text:p>5</text:p>
                <draw:g>
                  <svg:desc>CAMPANIA.D2:CAMPANIA.D8</svg:desc>
                </draw:g>
              </table:table-cell>
              <table:table-cell office:value-type="float" office:value="98">
                <text:p>98</text:p>
                <draw:g>
                  <svg:desc>CAMPANIA.E2:CAMPANIA.E8</svg:desc>
                </draw:g>
              </table:table-cell>
              <table:table-cell office:value-type="float" office:value="0">
                <text:p>0</text:p>
                <draw:g>
                  <svg:desc>CAMPANIA.F2:CAMPANIA.F8</svg:desc>
                </draw:g>
              </table:table-cell>
              <table:table-cell office:value-type="float" office:value="0">
                <text:p>0</text:p>
                <draw:g>
                  <svg:desc>CAMPANIA.G2:CAMPANIA.G8</svg:desc>
                </draw:g>
              </table:table-cell>
              <table:table-cell office:value-type="float" office:value="0">
                <text:p>0</text:p>
                <draw:g>
                  <svg:desc>CAMPANIA.H2:CAMPANIA.H8</svg:desc>
                </draw:g>
              </table:table-cell>
              <table:table-cell office:value-type="float" office:value="0">
                <text:p>0</text:p>
                <draw:g>
                  <svg:desc>CAMPANIA.I2:CAMPANIA.I8</svg:desc>
                </draw:g>
              </table:table-cell>
            </table:table-row>
            <table:table-row>
              <table:table-cell office:value-type="float" office:value="2007">
                <text:p>2010</text:p>
              </table:table-cell>
              <table:table-cell office:value-type="float" office:value="121">
                <text:p>121</text:p>
              </table:table-cell>
              <table:table-cell office:value-type="float" office:value="807">
                <text:p>807</text:p>
              </table:table-cell>
              <table:table-cell office:value-type="float" office:value="544">
                <text:p>544</text:p>
              </table:table-cell>
              <table:table-cell office:value-type="float" office:value="996">
                <text:p>996</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41">
                <text:p>541</text:p>
              </table:table-cell>
              <table:table-cell office:value-type="float" office:value="1728">
                <text:p>1728</text:p>
              </table:table-cell>
              <table:table-cell office:value-type="float" office:value="2500">
                <text:p>2500</text:p>
              </table:table-cell>
              <table:table-cell office:value-type="float" office:value="4296">
                <text:p>429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196">
                <text:p>1196</text:p>
              </table:table-cell>
              <table:table-cell office:value-type="float" office:value="4425">
                <text:p>4425</text:p>
              </table:table-cell>
              <table:table-cell office:value-type="float" office:value="3574">
                <text:p>3574</text:p>
              </table:table-cell>
              <table:table-cell office:value-type="float" office:value="8465">
                <text:p>8465</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2304">
                <text:p>2304</text:p>
              </table:table-cell>
              <table:table-cell office:value-type="float" office:value="9702">
                <text:p>9702</text:p>
              </table:table-cell>
              <table:table-cell office:value-type="float" office:value="7296">
                <text:p>7296</text:p>
              </table:table-cell>
              <table:table-cell office:value-type="float" office:value="8770">
                <text:p>8770</text:p>
              </table:table-cell>
              <table:table-cell office:value-type="float" office:value="2542">
                <text:p>2542</text:p>
              </table:table-cell>
              <table:table-cell office:value-type="float" office:value="20410">
                <text:p>20410</text:p>
              </table:table-cell>
            </table:table-row>
            <table:table-row>
              <table:table-cell office:value-type="float" office:value="2011">
                <text:p>2010</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cell office:value-type="float" office:value="73864">
                <text:p>73864</text:p>
              </table:table-cell>
              <table:table-cell office:value-type="float" office:value="109006">
                <text:p>109006</text:p>
              </table:table-cell>
              <table:table-cell office:value-type="float" office:value="48422">
                <text:p>48422</text:p>
              </table:table-cell>
            </table:table-row>
            <table:table-row>
              <table:table-cell office:value-type="float" office:value="2012">
                <text:p>2010</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cell office:value-type="float" office:value="80553">
                <text:p>80553</text:p>
              </table:table-cell>
              <table:table-cell office:value-type="float" office:value="8404">
                <text:p>8404</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OMBARDIA.A2:LOMBARDIA.A8 LOMBARDIA.D1:LOMBARD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LOMBARDIA.A2:LOMBARDIA.A8"/>
          </chart:axis>
          <chart:axis chart:dimension="y" chart:name="primary-y" chart:style-name="ch5">
            <chart:grid chart:style-name="ch6" chart:class="major"/>
          </chart:axis>
          <chart:series chart:style-name="ch7" chart:values-cell-range-address="LOMBARDIA.D2:LOMBARDIA.D8" chart:label-cell-address="LOMBARDIA.D1:LOMBARDIA.D1" chart:class="chart:bar">
            <chart:data-point chart:repeated="7"/>
          </chart:series>
          <chart:series chart:style-name="ch8" chart:values-cell-range-address="LOMBARDIA.E2:LOMBARDIA.E8" chart:label-cell-address="LOMBARDIA.E1:LOMBARDIA.E1" chart:class="chart:bar">
            <chart:data-point chart:repeated="7"/>
          </chart:series>
          <chart:series chart:style-name="ch9" chart:values-cell-range-address="LOMBARDIA.F2:LOMBARDIA.F8" chart:label-cell-address="LOMBARDIA.F1:LOMBARDIA.F1" chart:class="chart:bar">
            <chart:data-point chart:repeated="7"/>
          </chart:series>
          <chart:series chart:style-name="ch10" chart:values-cell-range-address="LOMBARDIA.G2:LOMBARDIA.G8" chart:label-cell-address="LOMBARDIA.G1:LOMBARDIA.G1" chart:class="chart:bar">
            <chart:data-point chart:repeated="7"/>
          </chart:series>
          <chart:series chart:style-name="ch11" chart:values-cell-range-address="LOMBARDIA.H2:LOMBARDIA.H8" chart:label-cell-address="LOMBARDIA.H1:LOMBARDIA.H1" chart:class="chart:bar">
            <chart:data-point chart:repeated="7"/>
          </chart:series>
          <chart:series chart:style-name="ch12" chart:values-cell-range-address="LOMBARDIA.I2:LOMBARDIA.I8" chart:label-cell-address="LOMBARDIA.I1:LOMBARD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OMBARDIA.D1:LOMBARDIA.D1</svg:desc>
                </draw:g>
              </table:table-cell>
              <table:table-cell office:value-type="string">
                <text:p>kW classe 2</text:p>
                <draw:g>
                  <svg:desc>LOMBARDIA.E1:LOMBARDIA.E1</svg:desc>
                </draw:g>
              </table:table-cell>
              <table:table-cell office:value-type="string">
                <text:p>kW classe 3</text:p>
                <draw:g>
                  <svg:desc>LOMBARDIA.F1:LOMBARDIA.F1</svg:desc>
                </draw:g>
              </table:table-cell>
              <table:table-cell office:value-type="string">
                <text:p>kW classe 4</text:p>
                <draw:g>
                  <svg:desc>LOMBARDIA.G1:LOMBARDIA.G1</svg:desc>
                </draw:g>
              </table:table-cell>
              <table:table-cell office:value-type="string">
                <text:p>kW classe 5</text:p>
                <draw:g>
                  <svg:desc>LOMBARDIA.H1:LOMBARDIA.H1</svg:desc>
                </draw:g>
              </table:table-cell>
              <table:table-cell office:value-type="string">
                <text:p>kW classe 6</text:p>
                <draw:g>
                  <svg:desc>LOMBARDIA.I1:LOMBARDIA.I1</svg:desc>
                </draw:g>
              </table:table-cell>
            </table:table-row>
          </table:table-header-rows>
          <table:table-rows>
            <table:table-row>
              <table:table-cell office:value-type="float" office:value="2006">
                <text:p>2010</text:p>
                <draw:g>
                  <svg:desc>LOMBARDIA.A2:LOMBARDIA.A8</svg:desc>
                </draw:g>
              </table:table-cell>
              <table:table-cell office:value-type="float" office:value="408">
                <text:p>408</text:p>
                <draw:g>
                  <svg:desc>LOMBARDIA.D2:LOMBARDIA.D8</svg:desc>
                </draw:g>
              </table:table-cell>
              <table:table-cell office:value-type="float" office:value="897">
                <text:p>897</text:p>
                <draw:g>
                  <svg:desc>LOMBARDIA.E2:LOMBARDIA.E8</svg:desc>
                </draw:g>
              </table:table-cell>
              <table:table-cell office:value-type="float" office:value="511">
                <text:p>511</text:p>
                <draw:g>
                  <svg:desc>LOMBARDIA.F2:LOMBARDIA.F8</svg:desc>
                </draw:g>
              </table:table-cell>
              <table:table-cell office:value-type="float" office:value="0">
                <text:p>0</text:p>
                <draw:g>
                  <svg:desc>LOMBARDIA.G2:LOMBARDIA.G8</svg:desc>
                </draw:g>
              </table:table-cell>
              <table:table-cell office:value-type="float" office:value="0">
                <text:p>0</text:p>
                <draw:g>
                  <svg:desc>LOMBARDIA.H2:LOMBARDIA.H8</svg:desc>
                </draw:g>
              </table:table-cell>
              <table:table-cell office:value-type="float" office:value="0">
                <text:p>0</text:p>
                <draw:g>
                  <svg:desc>LOMBARDIA.I2:LOMBARDIA.I8</svg:desc>
                </draw:g>
              </table:table-cell>
            </table:table-row>
            <table:table-row>
              <table:table-cell office:value-type="float" office:value="2007">
                <text:p>2010</text:p>
              </table:table-cell>
              <table:table-cell office:value-type="float" office:value="1310">
                <text:p>1310</text:p>
              </table:table-cell>
              <table:table-cell office:value-type="float" office:value="3355">
                <text:p>3355</text:p>
              </table:table-cell>
              <table:table-cell office:value-type="float" office:value="2220">
                <text:p>22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cell office:value-type="float" office:value="8153">
                <text:p>8153</text:p>
              </table:table-cell>
              <table:table-cell office:value-type="float" office:value="1699">
                <text:p>1699</text:p>
              </table:table-cell>
              <table:table-cell office:value-type="float" office:value="0">
                <text:p>0</text:p>
              </table:table-cell>
            </table:table-row>
            <table:table-row>
              <table:table-cell office:value-type="float" office:value="2009">
                <text:p>2010</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cell office:value-type="float" office:value="11732">
                <text:p>11732</text:p>
              </table:table-cell>
              <table:table-cell office:value-type="float" office:value="10119">
                <text:p>10119</text:p>
              </table:table-cell>
              <table:table-cell office:value-type="float" office:value="0">
                <text:p>0</text:p>
              </table:table-cell>
            </table:table-row>
            <table:table-row>
              <table:table-cell office:value-type="float" office:value="2010">
                <text:p>2010</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cell office:value-type="float" office:value="76161">
                <text:p>76161</text:p>
              </table:table-cell>
              <table:table-cell office:value-type="float" office:value="15807">
                <text:p>15807</text:p>
              </table:table-cell>
              <table:table-cell office:value-type="float" office:value="0">
                <text:p>0</text:p>
              </table:table-cell>
            </table:table-row>
            <table:table-row>
              <table:table-cell office:value-type="float" office:value="2011">
                <text:p>2010</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cell office:value-type="float" office:value="399977">
                <text:p>399977</text:p>
              </table:table-cell>
              <table:table-cell office:value-type="float" office:value="70644">
                <text:p>70644</text:p>
              </table:table-cell>
              <table:table-cell office:value-type="float" office:value="11884">
                <text:p>11884</text:p>
              </table:table-cell>
            </table:table-row>
            <table:table-row>
              <table:table-cell office:value-type="float" office:value="2012">
                <text:p>2010</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cell office:value-type="float" office:value="199319">
                <text:p>199319</text:p>
              </table:table-cell>
              <table:table-cell office:value-type="float" office:value="10789">
                <text:p>10789</text:p>
              </table:table-cell>
              <table:table-cell office:value-type="float" office:value="6108">
                <text:p>6108</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VENETO.A2:VENETO.A8 VENETO.D1:VENETO.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D2:VENETO.D8" chart:label-cell-address="VENETO.D1:VENETO.D1" chart:class="chart:bar">
            <chart:data-point chart:repeated="7"/>
          </chart:series>
          <chart:series chart:style-name="ch8" chart:values-cell-range-address="VENETO.E2:VENETO.E8" chart:label-cell-address="VENETO.E1:VENETO.E1" chart:class="chart:bar">
            <chart:data-point chart:repeated="7"/>
          </chart:series>
          <chart:series chart:style-name="ch9" chart:values-cell-range-address="VENETO.F2:VENETO.F8" chart:label-cell-address="VENETO.F1:VENETO.F1" chart:class="chart:bar">
            <chart:data-point chart:repeated="7"/>
          </chart:series>
          <chart:series chart:style-name="ch10" chart:values-cell-range-address="VENETO.G2:VENETO.G8" chart:label-cell-address="VENETO.G1:VENETO.G1" chart:class="chart:bar">
            <chart:data-point chart:repeated="7"/>
          </chart:series>
          <chart:series chart:style-name="ch11" chart:values-cell-range-address="VENETO.H2:VENETO.H8" chart:label-cell-address="VENETO.H1:VENETO.H1" chart:class="chart:bar">
            <chart:data-point chart:repeated="7"/>
          </chart:series>
          <chart:series chart:style-name="ch12" chart:values-cell-range-address="VENETO.I2:VENETO.I8" chart:label-cell-address="VENETO.I1:VENET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VENETO.D1:VENETO.D1</svg:desc>
                </draw:g>
              </table:table-cell>
              <table:table-cell office:value-type="string">
                <text:p>kW classe 2</text:p>
                <draw:g>
                  <svg:desc>VENETO.E1:VENETO.E1</svg:desc>
                </draw:g>
              </table:table-cell>
              <table:table-cell office:value-type="string">
                <text:p>kW classe 3</text:p>
                <draw:g>
                  <svg:desc>VENETO.F1:VENETO.F1</svg:desc>
                </draw:g>
              </table:table-cell>
              <table:table-cell office:value-type="string">
                <text:p>kW classe 4</text:p>
                <draw:g>
                  <svg:desc>VENETO.G1:VENETO.G1</svg:desc>
                </draw:g>
              </table:table-cell>
              <table:table-cell office:value-type="string">
                <text:p>kW classe 5</text:p>
                <draw:g>
                  <svg:desc>VENETO.H1:VENETO.H1</svg:desc>
                </draw:g>
              </table:table-cell>
              <table:table-cell office:value-type="string">
                <text:p>kW classe 6</text:p>
                <draw:g>
                  <svg:desc>VENETO.I1:VENETO.I1</svg:desc>
                </draw:g>
              </table:table-cell>
            </table:table-row>
          </table:table-header-rows>
          <table:table-rows>
            <table:table-row>
              <table:table-cell office:value-type="float" office:value="2006">
                <text:p>2010</text:p>
                <draw:g>
                  <svg:desc>VENETO.A2:VENETO.A8</svg:desc>
                </draw:g>
              </table:table-cell>
              <table:table-cell office:value-type="float" office:value="221">
                <text:p>221</text:p>
                <draw:g>
                  <svg:desc>VENETO.D2:VENETO.D8</svg:desc>
                </draw:g>
              </table:table-cell>
              <table:table-cell office:value-type="float" office:value="648">
                <text:p>648</text:p>
                <draw:g>
                  <svg:desc>VENETO.E2:VENETO.E8</svg:desc>
                </draw:g>
              </table:table-cell>
              <table:table-cell office:value-type="float" office:value="202">
                <text:p>202</text:p>
                <draw:g>
                  <svg:desc>VENETO.F2:VENETO.F8</svg:desc>
                </draw:g>
              </table:table-cell>
              <table:table-cell office:value-type="float" office:value="0">
                <text:p>0</text:p>
                <draw:g>
                  <svg:desc>VENETO.G2:VENETO.G8</svg:desc>
                </draw:g>
              </table:table-cell>
              <table:table-cell office:value-type="float" office:value="0">
                <text:p>0</text:p>
                <draw:g>
                  <svg:desc>VENETO.H2:VENETO.H8</svg:desc>
                </draw:g>
              </table:table-cell>
              <table:table-cell office:value-type="float" office:value="0">
                <text:p>0</text:p>
                <draw:g>
                  <svg:desc>VENETO.I2:VENETO.I8</svg:desc>
                </draw:g>
              </table:table-cell>
            </table:table-row>
            <table:table-row>
              <table:table-cell office:value-type="float" office:value="2007">
                <text:p>2010</text:p>
              </table:table-cell>
              <table:table-cell office:value-type="float" office:value="818">
                <text:p>818</text:p>
              </table:table-cell>
              <table:table-cell office:value-type="float" office:value="2163">
                <text:p>2163</text:p>
              </table:table-cell>
              <table:table-cell office:value-type="float" office:value="1180">
                <text:p>11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970">
                <text:p>2970</text:p>
              </table:table-cell>
              <table:table-cell office:value-type="float" office:value="7483">
                <text:p>7483</text:p>
              </table:table-cell>
              <table:table-cell office:value-type="float" office:value="5925">
                <text:p>5925</text:p>
              </table:table-cell>
              <table:table-cell office:value-type="float" office:value="6373">
                <text:p>637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cell office:value-type="float" office:value="12404">
                <text:p>12404</text:p>
              </table:table-cell>
              <table:table-cell office:value-type="float" office:value="2687">
                <text:p>2687</text:p>
              </table:table-cell>
              <table:table-cell office:value-type="float" office:value="0">
                <text:p>0</text:p>
              </table:table-cell>
            </table:table-row>
            <table:table-row>
              <table:table-cell office:value-type="float" office:value="2010">
                <text:p>2010</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cell office:value-type="float" office:value="40833">
                <text:p>40833</text:p>
              </table:table-cell>
              <table:table-cell office:value-type="float" office:value="4212">
                <text:p>4212</text:p>
              </table:table-cell>
              <table:table-cell office:value-type="float" office:value="83113">
                <text:p>83113</text:p>
              </table:table-cell>
            </table:table-row>
            <table:table-row>
              <table:table-cell office:value-type="float" office:value="2011">
                <text:p>2010</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cell office:value-type="float" office:value="332858">
                <text:p>332858</text:p>
              </table:table-cell>
              <table:table-cell office:value-type="float" office:value="51373">
                <text:p>51373</text:p>
              </table:table-cell>
              <table:table-cell office:value-type="float" office:value="71746">
                <text:p>71746</text:p>
              </table:table-cell>
            </table:table-row>
            <table:table-row>
              <table:table-cell office:value-type="float" office:value="2012">
                <text:p>2010</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cell office:value-type="float" office:value="97704">
                <text:p>9770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UMBRIA.A2:UMBRIA.A8 UMBRIA.D1:UMBR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D2:UMBRIA.D8" chart:label-cell-address="UMBRIA.D1:UMBRIA.D1" chart:class="chart:bar">
            <chart:data-point chart:repeated="7"/>
          </chart:series>
          <chart:series chart:style-name="ch8" chart:values-cell-range-address="UMBRIA.E2:UMBRIA.E8" chart:label-cell-address="UMBRIA.E1:UMBRIA.E1" chart:class="chart:bar">
            <chart:data-point chart:repeated="7"/>
          </chart:series>
          <chart:series chart:style-name="ch9" chart:values-cell-range-address="UMBRIA.F2:UMBRIA.F8" chart:label-cell-address="UMBRIA.F1:UMBRIA.F1" chart:class="chart:bar">
            <chart:data-point chart:repeated="7"/>
          </chart:series>
          <chart:series chart:style-name="ch10" chart:values-cell-range-address="UMBRIA.G2:UMBRIA.G8" chart:label-cell-address="UMBRIA.G1:UMBRIA.G1" chart:class="chart:bar">
            <chart:data-point chart:repeated="7"/>
          </chart:series>
          <chart:series chart:style-name="ch11" chart:values-cell-range-address="UMBRIA.H2:UMBRIA.H8" chart:label-cell-address="UMBRIA.H1:UMBRIA.H1" chart:class="chart:bar">
            <chart:data-point chart:repeated="7"/>
          </chart:series>
          <chart:series chart:style-name="ch12" chart:values-cell-range-address="UMBRIA.I2:UMBRIA.I8" chart:label-cell-address="UMBRIA.I1:UM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UMBRIA.D1:UMBRIA.D1</svg:desc>
                </draw:g>
              </table:table-cell>
              <table:table-cell office:value-type="string">
                <text:p>kW classe 2</text:p>
                <draw:g>
                  <svg:desc>UMBRIA.E1:UMBRIA.E1</svg:desc>
                </draw:g>
              </table:table-cell>
              <table:table-cell office:value-type="string">
                <text:p>kW classe 3</text:p>
                <draw:g>
                  <svg:desc>UMBRIA.F1:UMBRIA.F1</svg:desc>
                </draw:g>
              </table:table-cell>
              <table:table-cell office:value-type="string">
                <text:p>kW classe 4</text:p>
                <draw:g>
                  <svg:desc>UMBRIA.G1:UMBRIA.G1</svg:desc>
                </draw:g>
              </table:table-cell>
              <table:table-cell office:value-type="string">
                <text:p>kW classe 5</text:p>
                <draw:g>
                  <svg:desc>UMBRIA.H1:UMBRIA.H1</svg:desc>
                </draw:g>
              </table:table-cell>
              <table:table-cell office:value-type="string">
                <text:p>kW classe 6</text:p>
                <draw:g>
                  <svg:desc>UMBRIA.I1:UMBRIA.I1</svg:desc>
                </draw:g>
              </table:table-cell>
            </table:table-row>
          </table:table-header-rows>
          <table:table-rows>
            <table:table-row>
              <table:table-cell office:value-type="float" office:value="2006">
                <text:p>2010</text:p>
                <draw:g>
                  <svg:desc>UMBRIA.A2:UMBRIA.A8</svg:desc>
                </draw:g>
              </table:table-cell>
              <table:table-cell office:value-type="float" office:value="39">
                <text:p>39</text:p>
                <draw:g>
                  <svg:desc>UMBRIA.D2:UMBRIA.D8</svg:desc>
                </draw:g>
              </table:table-cell>
              <table:table-cell office:value-type="float" office:value="146">
                <text:p>146</text:p>
                <draw:g>
                  <svg:desc>UMBRIA.E2:UMBRIA.E8</svg:desc>
                </draw:g>
              </table:table-cell>
              <table:table-cell office:value-type="float" office:value="749">
                <text:p>749</text:p>
                <draw:g>
                  <svg:desc>UMBRIA.F2:UMBRIA.F8</svg:desc>
                </draw:g>
              </table:table-cell>
              <table:table-cell office:value-type="float" office:value="0">
                <text:p>0</text:p>
                <draw:g>
                  <svg:desc>UMBRIA.G2:UMBRIA.G8</svg:desc>
                </draw:g>
              </table:table-cell>
              <table:table-cell office:value-type="float" office:value="0">
                <text:p>0</text:p>
                <draw:g>
                  <svg:desc>UMBRIA.H2:UMBRIA.H8</svg:desc>
                </draw:g>
              </table:table-cell>
              <table:table-cell office:value-type="float" office:value="0">
                <text:p>0</text:p>
                <draw:g>
                  <svg:desc>UMBRIA.I2:UMBRIA.I8</svg:desc>
                </draw:g>
              </table:table-cell>
            </table:table-row>
            <table:table-row>
              <table:table-cell office:value-type="float" office:value="2007">
                <text:p>2010</text:p>
              </table:table-cell>
              <table:table-cell office:value-type="float" office:value="103">
                <text:p>103</text:p>
              </table:table-cell>
              <table:table-cell office:value-type="float" office:value="996">
                <text:p>996</text:p>
              </table:table-cell>
              <table:table-cell office:value-type="float" office:value="1373">
                <text:p>1373</text:p>
              </table:table-cell>
              <table:table-cell office:value-type="float" office:value="1504">
                <text:p>150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93">
                <text:p>593</text:p>
              </table:table-cell>
              <table:table-cell office:value-type="float" office:value="2354">
                <text:p>2354</text:p>
              </table:table-cell>
              <table:table-cell office:value-type="float" office:value="3653">
                <text:p>3653</text:p>
              </table:table-cell>
              <table:table-cell office:value-type="float" office:value="6926">
                <text:p>692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921">
                <text:p>921</text:p>
              </table:table-cell>
              <table:table-cell office:value-type="float" office:value="3474">
                <text:p>3474</text:p>
              </table:table-cell>
              <table:table-cell office:value-type="float" office:value="4236">
                <text:p>4236</text:p>
              </table:table-cell>
              <table:table-cell office:value-type="float" office:value="3829">
                <text:p>3829</text:p>
              </table:table-cell>
              <table:table-cell office:value-type="float" office:value="3001">
                <text:p>3001</text:p>
              </table:table-cell>
              <table:table-cell office:value-type="float" office:value="0">
                <text:p>0</text:p>
              </table:table-cell>
            </table:table-row>
            <table:table-row>
              <table:table-cell office:value-type="float" office:value="2010">
                <text:p>2010</text:p>
              </table:table-cell>
              <table:table-cell office:value-type="float" office:value="2836">
                <text:p>2836</text:p>
              </table:table-cell>
              <table:table-cell office:value-type="float" office:value="6672">
                <text:p>6672</text:p>
              </table:table-cell>
              <table:table-cell office:value-type="float" office:value="7636">
                <text:p>7636</text:p>
              </table:table-cell>
              <table:table-cell office:value-type="float" office:value="18924">
                <text:p>18924</text:p>
              </table:table-cell>
              <table:table-cell office:value-type="float" office:value="4015">
                <text:p>4015</text:p>
              </table:table-cell>
              <table:table-cell office:value-type="float" office:value="0">
                <text:p>0</text:p>
              </table:table-cell>
            </table:table-row>
            <table:table-row>
              <table:table-cell office:value-type="float" office:value="2011">
                <text:p>2010</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cell office:value-type="float" office:value="148967">
                <text:p>148967</text:p>
              </table:table-cell>
              <table:table-cell office:value-type="float" office:value="36187">
                <text:p>36187</text:p>
              </table:table-cell>
              <table:table-cell office:value-type="float" office:value="0">
                <text:p>0</text:p>
              </table:table-cell>
            </table:table-row>
            <table:table-row>
              <table:table-cell office:value-type="float" office:value="2012">
                <text:p>2010</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cell office:value-type="float" office:value="42788">
                <text:p>4278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BASILICATA.A2:BASILICATA.A8 BASILICATA.D1:BASILICAT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BASILICATA.A2:BASILICATA.A8"/>
          </chart:axis>
          <chart:axis chart:dimension="y" chart:name="primary-y" chart:style-name="ch5">
            <chart:grid chart:style-name="ch6" chart:class="major"/>
          </chart:axis>
          <chart:series chart:style-name="ch7" chart:values-cell-range-address="BASILICATA.D2:BASILICATA.D8" chart:label-cell-address="BASILICATA.D1:BASILICATA.D1" chart:class="chart:bar">
            <chart:data-point chart:repeated="7"/>
          </chart:series>
          <chart:series chart:style-name="ch8" chart:values-cell-range-address="BASILICATA.E2:BASILICATA.E8" chart:label-cell-address="BASILICATA.E1:BASILICATA.E1" chart:class="chart:bar">
            <chart:data-point chart:repeated="7"/>
          </chart:series>
          <chart:series chart:style-name="ch9" chart:values-cell-range-address="BASILICATA.F2:BASILICATA.F8" chart:label-cell-address="BASILICATA.F1:BASILICATA.F1" chart:class="chart:bar">
            <chart:data-point chart:repeated="7"/>
          </chart:series>
          <chart:series chart:style-name="ch10" chart:values-cell-range-address="BASILICATA.G2:BASILICATA.G8" chart:label-cell-address="BASILICATA.G1:BASILICATA.G1" chart:class="chart:bar">
            <chart:data-point chart:repeated="7"/>
          </chart:series>
          <chart:series chart:style-name="ch11" chart:values-cell-range-address="BASILICATA.H2:BASILICATA.H8" chart:label-cell-address="BASILICATA.H1:BASILICATA.H1" chart:class="chart:bar">
            <chart:data-point chart:repeated="7"/>
          </chart:series>
          <chart:series chart:style-name="ch12" chart:values-cell-range-address="BASILICATA.I2:BASILICATA.I8" chart:label-cell-address="BASILICATA.I1:BASILICAT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BASILICATA.D1:BASILICATA.D1</svg:desc>
                </draw:g>
              </table:table-cell>
              <table:table-cell office:value-type="string">
                <text:p>kW classe 2</text:p>
                <draw:g>
                  <svg:desc>BASILICATA.E1:BASILICATA.E1</svg:desc>
                </draw:g>
              </table:table-cell>
              <table:table-cell office:value-type="string">
                <text:p>kW classe 3</text:p>
                <draw:g>
                  <svg:desc>BASILICATA.F1:BASILICATA.F1</svg:desc>
                </draw:g>
              </table:table-cell>
              <table:table-cell office:value-type="string">
                <text:p>kW classe 4</text:p>
                <draw:g>
                  <svg:desc>BASILICATA.G1:BASILICATA.G1</svg:desc>
                </draw:g>
              </table:table-cell>
              <table:table-cell office:value-type="string">
                <text:p>kW classe 5</text:p>
                <draw:g>
                  <svg:desc>BASILICATA.H1:BASILICATA.H1</svg:desc>
                </draw:g>
              </table:table-cell>
              <table:table-cell office:value-type="string">
                <text:p>kW classe 6</text:p>
                <draw:g>
                  <svg:desc>BASILICATA.I1:BASILICATA.I1</svg:desc>
                </draw:g>
              </table:table-cell>
            </table:table-row>
          </table:table-header-rows>
          <table:table-rows>
            <table:table-row>
              <table:table-cell office:value-type="float" office:value="2006">
                <text:p>2010</text:p>
                <draw:g>
                  <svg:desc>BASILICATA.A2:BASILICATA.A8</svg:desc>
                </draw:g>
              </table:table-cell>
              <table:table-cell office:value-type="float" office:value="0">
                <text:p>0</text:p>
                <draw:g>
                  <svg:desc>BASILICATA.D2:BASILICATA.D8</svg:desc>
                </draw:g>
              </table:table-cell>
              <table:table-cell office:value-type="float" office:value="52">
                <text:p>52</text:p>
                <draw:g>
                  <svg:desc>BASILICATA.E2:BASILICATA.E8</svg:desc>
                </draw:g>
              </table:table-cell>
              <table:table-cell office:value-type="float" office:value="30">
                <text:p>30</text:p>
                <draw:g>
                  <svg:desc>BASILICATA.F2:BASILICATA.F8</svg:desc>
                </draw:g>
              </table:table-cell>
              <table:table-cell office:value-type="float" office:value="0">
                <text:p>0</text:p>
                <draw:g>
                  <svg:desc>BASILICATA.G2:BASILICATA.G8</svg:desc>
                </draw:g>
              </table:table-cell>
              <table:table-cell office:value-type="float" office:value="0">
                <text:p>0</text:p>
                <draw:g>
                  <svg:desc>BASILICATA.H2:BASILICATA.H8</svg:desc>
                </draw:g>
              </table:table-cell>
              <table:table-cell office:value-type="float" office:value="0">
                <text:p>0</text:p>
                <draw:g>
                  <svg:desc>BASILICATA.I2:BASILICATA.I8</svg:desc>
                </draw:g>
              </table:table-cell>
            </table:table-row>
            <table:table-row>
              <table:table-cell office:value-type="float" office:value="2007">
                <text:p>2010</text:p>
              </table:table-cell>
              <table:table-cell office:value-type="float" office:value="13">
                <text:p>13</text:p>
              </table:table-cell>
              <table:table-cell office:value-type="float" office:value="457">
                <text:p>457</text:p>
              </table:table-cell>
              <table:table-cell office:value-type="float" office:value="243">
                <text:p>24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31">
                <text:p>231</text:p>
              </table:table-cell>
              <table:table-cell office:value-type="float" office:value="761">
                <text:p>761</text:p>
              </table:table-cell>
              <table:table-cell office:value-type="float" office:value="1798">
                <text:p>1798</text:p>
              </table:table-cell>
              <table:table-cell office:value-type="float" office:value="969">
                <text:p>96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522">
                <text:p>522</text:p>
              </table:table-cell>
              <table:table-cell office:value-type="float" office:value="1394">
                <text:p>1394</text:p>
              </table:table-cell>
              <table:table-cell office:value-type="float" office:value="15847">
                <text:p>15847</text:p>
              </table:table-cell>
              <table:table-cell office:value-type="float" office:value="6832">
                <text:p>6832</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711">
                <text:p>711</text:p>
              </table:table-cell>
              <table:table-cell office:value-type="float" office:value="3023">
                <text:p>3023</text:p>
              </table:table-cell>
              <table:table-cell office:value-type="float" office:value="3977">
                <text:p>3977</text:p>
              </table:table-cell>
              <table:table-cell office:value-type="float" office:value="12794">
                <text:p>12794</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cell office:value-type="float" office:value="132248">
                <text:p>132248</text:p>
              </table:table-cell>
              <table:table-cell office:value-type="float" office:value="4828">
                <text:p>4828</text:p>
              </table:table-cell>
              <table:table-cell office:value-type="float" office:value="5216">
                <text:p>5216</text:p>
              </table:table-cell>
            </table:table-row>
            <table:table-row>
              <table:table-cell office:value-type="float" office:value="2012">
                <text:p>2010</text:p>
              </table:table-cell>
              <table:table-cell office:value-type="float" office:value="1459">
                <text:p>1459</text:p>
              </table:table-cell>
              <table:table-cell office:value-type="float" office:value="11207">
                <text:p>11207</text:p>
              </table:table-cell>
              <table:table-cell office:value-type="float" office:value="7542">
                <text:p>7542</text:p>
              </table:table-cell>
              <table:table-cell office:value-type="float" office:value="86416">
                <text:p>8641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SARDEGNA.A2:SARDEGNA.A8 SARDEGNA.D1:SARDEG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SARDEGNA.A2:SARDEGNA.A8"/>
          </chart:axis>
          <chart:axis chart:dimension="y" chart:name="primary-y" chart:style-name="ch5">
            <chart:grid chart:style-name="ch6" chart:class="major"/>
          </chart:axis>
          <chart:series chart:style-name="ch7" chart:values-cell-range-address="SARDEGNA.D2:SARDEGNA.D8" chart:label-cell-address="SARDEGNA.D1:SARDEGNA.D1" chart:class="chart:bar">
            <chart:data-point chart:repeated="7"/>
          </chart:series>
          <chart:series chart:style-name="ch8" chart:values-cell-range-address="SARDEGNA.E2:SARDEGNA.E8" chart:label-cell-address="SARDEGNA.E1:SARDEGNA.E1" chart:class="chart:bar">
            <chart:data-point chart:repeated="7"/>
          </chart:series>
          <chart:series chart:style-name="ch9" chart:values-cell-range-address="SARDEGNA.F2:SARDEGNA.F8" chart:label-cell-address="SARDEGNA.F1:SARDEGNA.F1" chart:class="chart:bar">
            <chart:data-point chart:repeated="7"/>
          </chart:series>
          <chart:series chart:style-name="ch10" chart:values-cell-range-address="SARDEGNA.G2:SARDEGNA.G8" chart:label-cell-address="SARDEGNA.G1:SARDEGNA.G1" chart:class="chart:bar">
            <chart:data-point chart:repeated="7"/>
          </chart:series>
          <chart:series chart:style-name="ch11" chart:values-cell-range-address="SARDEGNA.H2:SARDEGNA.H8" chart:label-cell-address="SARDEGNA.H1:SARDEGNA.H1" chart:class="chart:bar">
            <chart:data-point chart:repeated="7"/>
          </chart:series>
          <chart:series chart:style-name="ch12" chart:values-cell-range-address="SARDEGNA.I2:SARDEGNA.I8" chart:label-cell-address="SARDEGNA.I1:SARDEG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SARDEGNA.D1:SARDEGNA.D1</svg:desc>
                </draw:g>
              </table:table-cell>
              <table:table-cell office:value-type="string">
                <text:p>kW classe 2</text:p>
                <draw:g>
                  <svg:desc>SARDEGNA.E1:SARDEGNA.E1</svg:desc>
                </draw:g>
              </table:table-cell>
              <table:table-cell office:value-type="string">
                <text:p>kW classe 3</text:p>
                <draw:g>
                  <svg:desc>SARDEGNA.F1:SARDEGNA.F1</svg:desc>
                </draw:g>
              </table:table-cell>
              <table:table-cell office:value-type="string">
                <text:p>kW classe 4</text:p>
                <draw:g>
                  <svg:desc>SARDEGNA.G1:SARDEGNA.G1</svg:desc>
                </draw:g>
              </table:table-cell>
              <table:table-cell office:value-type="string">
                <text:p>kW classe 5</text:p>
                <draw:g>
                  <svg:desc>SARDEGNA.H1:SARDEGNA.H1</svg:desc>
                </draw:g>
              </table:table-cell>
              <table:table-cell office:value-type="string">
                <text:p>kW classe 6</text:p>
                <draw:g>
                  <svg:desc>SARDEGNA.I1:SARDEGNA.I1</svg:desc>
                </draw:g>
              </table:table-cell>
            </table:table-row>
          </table:table-header-rows>
          <table:table-rows>
            <table:table-row>
              <table:table-cell office:value-type="float" office:value="2006">
                <text:p>2010</text:p>
                <draw:g>
                  <svg:desc>SARDEGNA.A2:SARDEGNA.A8</svg:desc>
                </draw:g>
              </table:table-cell>
              <table:table-cell office:value-type="float" office:value="22">
                <text:p>22</text:p>
                <draw:g>
                  <svg:desc>SARDEGNA.D2:SARDEGNA.D8</svg:desc>
                </draw:g>
              </table:table-cell>
              <table:table-cell office:value-type="float" office:value="54">
                <text:p>54</text:p>
                <draw:g>
                  <svg:desc>SARDEGNA.E2:SARDEGNA.E8</svg:desc>
                </draw:g>
              </table:table-cell>
              <table:table-cell office:value-type="float" office:value="0">
                <text:p>0</text:p>
                <draw:g>
                  <svg:desc>SARDEGNA.F2:SARDEGNA.F8</svg:desc>
                </draw:g>
              </table:table-cell>
              <table:table-cell office:value-type="float" office:value="0">
                <text:p>0</text:p>
                <draw:g>
                  <svg:desc>SARDEGNA.G2:SARDEGNA.G8</svg:desc>
                </draw:g>
              </table:table-cell>
              <table:table-cell office:value-type="float" office:value="0">
                <text:p>0</text:p>
                <draw:g>
                  <svg:desc>SARDEGNA.H2:SARDEGNA.H8</svg:desc>
                </draw:g>
              </table:table-cell>
              <table:table-cell office:value-type="float" office:value="0">
                <text:p>0</text:p>
                <draw:g>
                  <svg:desc>SARDEGNA.I2:SARDEGNA.I8</svg:desc>
                </draw:g>
              </table:table-cell>
            </table:table-row>
            <table:table-row>
              <table:table-cell office:value-type="float" office:value="2007">
                <text:p>2010</text:p>
              </table:table-cell>
              <table:table-cell office:value-type="float" office:value="228">
                <text:p>228</text:p>
              </table:table-cell>
              <table:table-cell office:value-type="float" office:value="489">
                <text:p>489</text:p>
              </table:table-cell>
              <table:table-cell office:value-type="float" office:value="49">
                <text:p>49</text:p>
              </table:table-cell>
              <table:table-cell office:value-type="float" office:value="1994">
                <text:p>1994</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19">
                <text:p>2119</text:p>
              </table:table-cell>
              <table:table-cell office:value-type="float" office:value="2142">
                <text:p>2142</text:p>
              </table:table-cell>
              <table:table-cell office:value-type="float" office:value="1323">
                <text:p>1323</text:p>
              </table:table-cell>
              <table:table-cell office:value-type="float" office:value="6346">
                <text:p>634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4191">
                <text:p>4191</text:p>
              </table:table-cell>
              <table:table-cell office:value-type="float" office:value="9562">
                <text:p>9562</text:p>
              </table:table-cell>
              <table:table-cell office:value-type="float" office:value="2359">
                <text:p>2359</text:p>
              </table:table-cell>
              <table:table-cell office:value-type="float" office:value="5382">
                <text:p>5382</text:p>
              </table:table-cell>
              <table:table-cell office:value-type="float" office:value="5264">
                <text:p>5264</text:p>
              </table:table-cell>
              <table:table-cell office:value-type="float" office:value="0">
                <text:p>0</text:p>
              </table:table-cell>
            </table:table-row>
            <table:table-row>
              <table:table-cell office:value-type="float" office:value="2010">
                <text:p>2010</text:p>
              </table:table-cell>
              <table:table-cell office:value-type="float" office:value="3472">
                <text:p>3472</text:p>
              </table:table-cell>
              <table:table-cell office:value-type="float" office:value="15001">
                <text:p>15001</text:p>
              </table:table-cell>
              <table:table-cell office:value-type="float" office:value="3679">
                <text:p>3679</text:p>
              </table:table-cell>
              <table:table-cell office:value-type="float" office:value="10207">
                <text:p>10207</text:p>
              </table:table-cell>
              <table:table-cell office:value-type="float" office:value="21793">
                <text:p>21793</text:p>
              </table:table-cell>
              <table:table-cell office:value-type="float" office:value="5826">
                <text:p>5826</text:p>
              </table:table-cell>
            </table:table-row>
            <table:table-row>
              <table:table-cell office:value-type="float" office:value="2011">
                <text:p>2010</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cell office:value-type="float" office:value="60885">
                <text:p>60885</text:p>
              </table:table-cell>
              <table:table-cell office:value-type="float" office:value="100106">
                <text:p>100106</text:p>
              </table:table-cell>
              <table:table-cell office:value-type="float" office:value="73874">
                <text:p>73874</text:p>
              </table:table-cell>
            </table:table-row>
            <table:table-row>
              <table:table-cell office:value-type="float" office:value="2012">
                <text:p>2010</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cell office:value-type="float" office:value="51971">
                <text:p>51971</text:p>
              </table:table-cell>
              <table:table-cell office:value-type="float" office:value="12801">
                <text:p>12801</text:p>
              </table:table-cell>
              <table:table-cell office:value-type="float" office:value="15910">
                <text:p>15910</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IGURIA.A2:LIGURIA.A8 LIGURIA.D1:LIGUR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LIGURIA.A2:LIGURIA.A8"/>
          </chart:axis>
          <chart:axis chart:dimension="y" chart:name="primary-y" chart:style-name="ch5">
            <chart:grid chart:style-name="ch6" chart:class="major"/>
          </chart:axis>
          <chart:series chart:style-name="ch7" chart:values-cell-range-address="LIGURIA.D2:LIGURIA.D8" chart:label-cell-address="LIGURIA.D1:LIGURIA.D1" chart:class="chart:bar">
            <chart:data-point chart:repeated="7"/>
          </chart:series>
          <chart:series chart:style-name="ch8" chart:values-cell-range-address="LIGURIA.E2:LIGURIA.E8" chart:label-cell-address="LIGURIA.E1:LIGURIA.E1" chart:class="chart:bar">
            <chart:data-point chart:repeated="7"/>
          </chart:series>
          <chart:series chart:style-name="ch9" chart:values-cell-range-address="LIGURIA.F2:LIGURIA.F8" chart:label-cell-address="LIGURIA.F1:LIGURIA.F1" chart:class="chart:bar">
            <chart:data-point chart:repeated="7"/>
          </chart:series>
          <chart:series chart:style-name="ch10" chart:values-cell-range-address="LIGURIA.G2:LIGURIA.G8" chart:label-cell-address="LIGURIA.G1:LIGURIA.G1" chart:class="chart:bar">
            <chart:data-point chart:repeated="7"/>
          </chart:series>
          <chart:series chart:style-name="ch11" chart:values-cell-range-address="LIGURIA.H2:LIGURIA.H8" chart:label-cell-address="LIGURIA.H1:LIGURIA.H1" chart:class="chart:bar">
            <chart:data-point chart:repeated="7"/>
          </chart:series>
          <chart:series chart:style-name="ch12" chart:values-cell-range-address="LIGURIA.I2:LIGURIA.I8" chart:label-cell-address="LIGURIA.I1:LIGU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IGURIA.D1:LIGURIA.D1</svg:desc>
                </draw:g>
              </table:table-cell>
              <table:table-cell office:value-type="string">
                <text:p>kW classe 2</text:p>
                <draw:g>
                  <svg:desc>LIGURIA.E1:LIGURIA.E1</svg:desc>
                </draw:g>
              </table:table-cell>
              <table:table-cell office:value-type="string">
                <text:p>kW classe 3</text:p>
                <draw:g>
                  <svg:desc>LIGURIA.F1:LIGURIA.F1</svg:desc>
                </draw:g>
              </table:table-cell>
              <table:table-cell office:value-type="string">
                <text:p>kW classe 4</text:p>
                <draw:g>
                  <svg:desc>LIGURIA.G1:LIGURIA.G1</svg:desc>
                </draw:g>
              </table:table-cell>
              <table:table-cell office:value-type="string">
                <text:p>kW classe 5</text:p>
                <draw:g>
                  <svg:desc>LIGURIA.H1:LIGURIA.H1</svg:desc>
                </draw:g>
              </table:table-cell>
              <table:table-cell office:value-type="string">
                <text:p>kW classe 6</text:p>
                <draw:g>
                  <svg:desc>LIGURIA.I1:LIGURIA.I1</svg:desc>
                </draw:g>
              </table:table-cell>
            </table:table-row>
          </table:table-header-rows>
          <table:table-rows>
            <table:table-row>
              <table:table-cell office:value-type="float" office:value="2006">
                <text:p>2010</text:p>
                <draw:g>
                  <svg:desc>LIGURIA.A2:LIGURIA.A8</svg:desc>
                </draw:g>
              </table:table-cell>
              <table:table-cell office:value-type="float" office:value="17">
                <text:p>17</text:p>
                <draw:g>
                  <svg:desc>LIGURIA.D2:LIGURIA.D8</svg:desc>
                </draw:g>
              </table:table-cell>
              <table:table-cell office:value-type="float" office:value="47">
                <text:p>47</text:p>
                <draw:g>
                  <svg:desc>LIGURIA.E2:LIGURIA.E8</svg:desc>
                </draw:g>
              </table:table-cell>
              <table:table-cell office:value-type="float" office:value="0">
                <text:p>0</text:p>
                <draw:g>
                  <svg:desc>LIGURIA.F2:LIGURIA.F8</svg:desc>
                </draw:g>
              </table:table-cell>
              <table:table-cell office:value-type="float" office:value="0">
                <text:p>0</text:p>
                <draw:g>
                  <svg:desc>LIGURIA.G2:LIGURIA.G8</svg:desc>
                </draw:g>
              </table:table-cell>
              <table:table-cell office:value-type="float" office:value="0">
                <text:p>0</text:p>
                <draw:g>
                  <svg:desc>LIGURIA.H2:LIGURIA.H8</svg:desc>
                </draw:g>
              </table:table-cell>
              <table:table-cell office:value-type="float" office:value="0">
                <text:p>0</text:p>
                <draw:g>
                  <svg:desc>LIGURIA.I2:LIGURIA.I8</svg:desc>
                </draw:g>
              </table:table-cell>
            </table:table-row>
            <table:table-row>
              <table:table-cell office:value-type="float" office:value="2007">
                <text:p>2010</text:p>
              </table:table-cell>
              <table:table-cell office:value-type="float" office:value="177">
                <text:p>177</text:p>
              </table:table-cell>
              <table:table-cell office:value-type="float" office:value="322">
                <text:p>322</text:p>
              </table:table-cell>
              <table:table-cell office:value-type="float" office:value="99">
                <text:p>9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62">
                <text:p>462</text:p>
              </table:table-cell>
              <table:table-cell office:value-type="float" office:value="671">
                <text:p>671</text:p>
              </table:table-cell>
              <table:table-cell office:value-type="float" office:value="514">
                <text:p>514</text:p>
              </table:table-cell>
              <table:table-cell office:value-type="float" office:value="1429">
                <text:p>142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737">
                <text:p>737</text:p>
              </table:table-cell>
              <table:table-cell office:value-type="float" office:value="1607">
                <text:p>1607</text:p>
              </table:table-cell>
              <table:table-cell office:value-type="float" office:value="1337">
                <text:p>1337</text:p>
              </table:table-cell>
              <table:table-cell office:value-type="float" office:value="373">
                <text:p>373</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925">
                <text:p>925</text:p>
              </table:table-cell>
              <table:table-cell office:value-type="float" office:value="2851">
                <text:p>2851</text:p>
              </table:table-cell>
              <table:table-cell office:value-type="float" office:value="1815">
                <text:p>1815</text:p>
              </table:table-cell>
              <table:table-cell office:value-type="float" office:value="350">
                <text:p>350</text:p>
              </table:table-cell>
              <table:table-cell office:value-type="float" office:value="1077">
                <text:p>1077</text:p>
              </table:table-cell>
              <table:table-cell office:value-type="float" office:value="0">
                <text:p>0</text:p>
              </table:table-cell>
            </table:table-row>
            <table:table-row>
              <table:table-cell office:value-type="float" office:value="2011">
                <text:p>2010</text:p>
              </table:table-cell>
              <table:table-cell office:value-type="float" office:value="1278">
                <text:p>1278</text:p>
              </table:table-cell>
              <table:table-cell office:value-type="float" office:value="6803">
                <text:p>6803</text:p>
              </table:table-cell>
              <table:table-cell office:value-type="float" office:value="12509">
                <text:p>12509</text:p>
              </table:table-cell>
              <table:table-cell office:value-type="float" office:value="15310">
                <text:p>15310</text:p>
              </table:table-cell>
              <table:table-cell office:value-type="float" office:value="3089">
                <text:p>3089</text:p>
              </table:table-cell>
              <table:table-cell office:value-type="float" office:value="0">
                <text:p>0</text:p>
              </table:table-cell>
            </table:table-row>
            <table:table-row>
              <table:table-cell office:value-type="float" office:value="2012">
                <text:p>2010</text:p>
              </table:table-cell>
              <table:table-cell office:value-type="float" office:value="1331">
                <text:p>1331</text:p>
              </table:table-cell>
              <table:table-cell office:value-type="float" office:value="4578">
                <text:p>4578</text:p>
              </table:table-cell>
              <table:table-cell office:value-type="float" office:value="5277">
                <text:p>5277</text:p>
              </table:table-cell>
              <table:table-cell office:value-type="float" office:value="8523">
                <text:p>8523</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6.355cm" svg:height="8.596cm" xlink:href=".." xlink:type="simple" chart:class="chart:line" chart:style-name="ch1">
        <chart:legend svg:x="13.863cm" svg:y="3.538cm" style:legend-expansion="custom" chartooo:width="2.34cm" chartooo:height="1.333cm" style:legend-expansion-aspect-ratio="1.75543885971493" chart:style-name="ch2"/>
        <chart:plot-area chart:style-name="ch3" table:cell-range-address="VENETO.A2:VENETO.C8 VENETO.B1:VENETO.C1" chart:data-source-has-labels="both" svg:x="0.61cm" svg:y="0.348cm" svg:width="13.319cm" svg:height="7.966cm">
          <chartooo:coordinate-region svg:x="2.343cm" svg:y="0.547cm" svg:width="11.214cm" svg:height="7.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series chart:style-name="ch8" chart:values-cell-range-address="VENETO.C2:VENETO.C8" chart:label-cell-address="VENETO.C1:VENETO.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VE</text:p>
                <draw:g>
                  <svg:desc>VENETO.B1:VENETO.B1</svg:desc>
                </draw:g>
              </table:table-cell>
              <table:table-cell office:value-type="string">
                <text:p>kW Italia</text:p>
                <draw:g>
                  <svg:desc>VENETO.C1:VENETO.C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cell office:value-type="float" office:value="9436">
                <text:p>9436</text:p>
                <draw:g>
                  <svg:desc>VENETO.C2:VENETO.C8</svg:desc>
                </draw:g>
              </table:table-cell>
            </table:table-row>
            <table:table-row>
              <table:table-cell office:value-type="float" office:value="2007">
                <text:p>2010</text:p>
              </table:table-cell>
              <table:table-cell office:value-type="float" office:value="4162">
                <text:p>4162</text:p>
              </table:table-cell>
              <table:table-cell office:value-type="float" office:value="70062">
                <text:p>70062</text:p>
              </table:table-cell>
            </table:table-row>
            <table:table-row>
              <table:table-cell office:value-type="float" office:value="2008">
                <text:p>2010</text:p>
              </table:table-cell>
              <table:table-cell office:value-type="float" office:value="22751">
                <text:p>22751</text:p>
              </table:table-cell>
              <table:table-cell office:value-type="float" office:value="338164">
                <text:p>338164</text:p>
              </table:table-cell>
            </table:table-row>
            <table:table-row>
              <table:table-cell office:value-type="float" office:value="2009">
                <text:p>2010</text:p>
              </table:table-cell>
              <table:table-cell office:value-type="float" office:value="50318">
                <text:p>50318</text:p>
              </table:table-cell>
              <table:table-cell office:value-type="float" office:value="719672">
                <text:p>719672</text:p>
              </table:table-cell>
            </table:table-row>
            <table:table-row>
              <table:table-cell office:value-type="float" office:value="2010">
                <text:p>2010</text:p>
              </table:table-cell>
              <table:table-cell office:value-type="float" office:value="249938">
                <text:p>249938</text:p>
              </table:table-cell>
              <table:table-cell office:value-type="float" office:value="2321416">
                <text:p>2321416</text:p>
              </table:table-cell>
            </table:table-row>
            <table:table-row>
              <table:table-cell office:value-type="float" office:value="2011">
                <text:p>2010</text:p>
              </table:table-cell>
              <table:table-cell office:value-type="float" office:value="838829">
                <text:p>838829</text:p>
              </table:table-cell>
              <table:table-cell office:value-type="float" office:value="9453721">
                <text:p>9453721</text:p>
              </table:table-cell>
            </table:table-row>
            <table:table-row>
              <table:table-cell office:value-type="float" office:value="2012">
                <text:p>2010</text:p>
              </table:table-cell>
              <table:table-cell office:value-type="float" office:value="312222">
                <text:p>312222</text:p>
              </table:table-cell>
              <table:table-cell office:value-type="float" office:value="3437946">
                <text:p>343794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TRENTINO ALTO ADIGE'.A2:'TRENTINO ALTO ADIGE'.A8 'TRENTINO ALTO ADIGE'.D1:'TRENTINO ALTO ADIGE'.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D2:'TRENTINO ALTO ADIGE'.D8" chart:label-cell-address="'TRENTINO ALTO ADIGE'.D1:'TRENTINO ALTO ADIGE'.D1" chart:class="chart:bar">
            <chart:data-point chart:repeated="7"/>
          </chart:series>
          <chart:series chart:style-name="ch8" chart:values-cell-range-address="'TRENTINO ALTO ADIGE'.E2:'TRENTINO ALTO ADIGE'.E8" chart:label-cell-address="'TRENTINO ALTO ADIGE'.E1:'TRENTINO ALTO ADIGE'.E1" chart:class="chart:bar">
            <chart:data-point chart:repeated="7"/>
          </chart:series>
          <chart:series chart:style-name="ch9" chart:values-cell-range-address="'TRENTINO ALTO ADIGE'.F2:'TRENTINO ALTO ADIGE'.F8" chart:label-cell-address="'TRENTINO ALTO ADIGE'.F1:'TRENTINO ALTO ADIGE'.F1" chart:class="chart:bar">
            <chart:data-point chart:repeated="7"/>
          </chart:series>
          <chart:series chart:style-name="ch10" chart:values-cell-range-address="'TRENTINO ALTO ADIGE'.G2:'TRENTINO ALTO ADIGE'.G8" chart:label-cell-address="'TRENTINO ALTO ADIGE'.G1:'TRENTINO ALTO ADIGE'.G1" chart:class="chart:bar">
            <chart:data-point chart:repeated="7"/>
          </chart:series>
          <chart:series chart:style-name="ch11" chart:values-cell-range-address="'TRENTINO ALTO ADIGE'.H2:'TRENTINO ALTO ADIGE'.H8" chart:label-cell-address="'TRENTINO ALTO ADIGE'.H1:'TRENTINO ALTO ADIGE'.H1" chart:class="chart:bar">
            <chart:data-point chart:repeated="7"/>
          </chart:series>
          <chart:series chart:style-name="ch12" chart:values-cell-range-address="'TRENTINO ALTO ADIGE'.I2:'TRENTINO ALTO ADIGE'.I8" chart:label-cell-address="'TRENTINO ALTO ADIGE'.I1:'TRENTINO ALTO ADIG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TRENTINO ALTO ADIGE'.D1:'TRENTINO ALTO ADIGE'.D1</svg:desc>
                </draw:g>
              </table:table-cell>
              <table:table-cell office:value-type="string">
                <text:p>kW classe 2</text:p>
                <draw:g>
                  <svg:desc>'TRENTINO ALTO ADIGE'.E1:'TRENTINO ALTO ADIGE'.E1</svg:desc>
                </draw:g>
              </table:table-cell>
              <table:table-cell office:value-type="string">
                <text:p>kW classe 3</text:p>
                <draw:g>
                  <svg:desc>'TRENTINO ALTO ADIGE'.F1:'TRENTINO ALTO ADIGE'.F1</svg:desc>
                </draw:g>
              </table:table-cell>
              <table:table-cell office:value-type="string">
                <text:p>kW classe 4</text:p>
                <draw:g>
                  <svg:desc>'TRENTINO ALTO ADIGE'.G1:'TRENTINO ALTO ADIGE'.G1</svg:desc>
                </draw:g>
              </table:table-cell>
              <table:table-cell office:value-type="string">
                <text:p>kW classe 5</text:p>
                <draw:g>
                  <svg:desc>'TRENTINO ALTO ADIGE'.H1:'TRENTINO ALTO ADIGE'.H1</svg:desc>
                </draw:g>
              </table:table-cell>
              <table:table-cell office:value-type="string">
                <text:p>kW classe 6</text:p>
                <draw:g>
                  <svg:desc>'TRENTINO ALTO ADIGE'.I1:'TRENTINO ALTO ADIGE'.I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59">
                <text:p>59</text:p>
                <draw:g>
                  <svg:desc>'TRENTINO ALTO ADIGE'.D2:'TRENTINO ALTO ADIGE'.D8</svg:desc>
                </draw:g>
              </table:table-cell>
              <table:table-cell office:value-type="float" office:value="387">
                <text:p>387</text:p>
                <draw:g>
                  <svg:desc>'TRENTINO ALTO ADIGE'.E2:'TRENTINO ALTO ADIGE'.E8</svg:desc>
                </draw:g>
              </table:table-cell>
              <table:table-cell office:value-type="float" office:value="344">
                <text:p>344</text:p>
                <draw:g>
                  <svg:desc>'TRENTINO ALTO ADIGE'.F2:'TRENTINO ALTO ADIGE'.F8</svg:desc>
                </draw:g>
              </table:table-cell>
              <table:table-cell office:value-type="float" office:value="0">
                <text:p>0</text:p>
                <draw:g>
                  <svg:desc>'TRENTINO ALTO ADIGE'.G2:'TRENTINO ALTO ADIGE'.G8</svg:desc>
                </draw:g>
              </table:table-cell>
              <table:table-cell office:value-type="float" office:value="0">
                <text:p>0</text:p>
                <draw:g>
                  <svg:desc>'TRENTINO ALTO ADIGE'.H2:'TRENTINO ALTO ADIGE'.H8</svg:desc>
                </draw:g>
              </table:table-cell>
              <table:table-cell office:value-type="float" office:value="0">
                <text:p>0</text:p>
                <draw:g>
                  <svg:desc>'TRENTINO ALTO ADIGE'.I2:'TRENTINO ALTO ADIGE'.I8</svg:desc>
                </draw:g>
              </table:table-cell>
            </table:table-row>
            <table:table-row>
              <table:table-cell office:value-type="float" office:value="2007">
                <text:p>2010</text:p>
              </table:table-cell>
              <table:table-cell office:value-type="float" office:value="270">
                <text:p>270</text:p>
              </table:table-cell>
              <table:table-cell office:value-type="float" office:value="1431">
                <text:p>1431</text:p>
              </table:table-cell>
              <table:table-cell office:value-type="float" office:value="2834">
                <text:p>2834</text:p>
              </table:table-cell>
              <table:table-cell office:value-type="float" office:value="3459">
                <text:p>3459</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417">
                <text:p>1417</text:p>
              </table:table-cell>
              <table:table-cell office:value-type="float" office:value="5685">
                <text:p>5685</text:p>
              </table:table-cell>
              <table:table-cell office:value-type="float" office:value="7867">
                <text:p>7867</text:p>
              </table:table-cell>
              <table:table-cell office:value-type="float" office:value="8396">
                <text:p>8396</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349">
                <text:p>2349</text:p>
              </table:table-cell>
              <table:table-cell office:value-type="float" office:value="8892">
                <text:p>8892</text:p>
              </table:table-cell>
              <table:table-cell office:value-type="float" office:value="11349">
                <text:p>11349</text:p>
              </table:table-cell>
              <table:table-cell office:value-type="float" office:value="8976">
                <text:p>8976</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5795">
                <text:p>5795</text:p>
              </table:table-cell>
              <table:table-cell office:value-type="float" office:value="28483">
                <text:p>28483</text:p>
              </table:table-cell>
              <table:table-cell office:value-type="float" office:value="41692">
                <text:p>41692</text:p>
              </table:table-cell>
              <table:table-cell office:value-type="float" office:value="28868">
                <text:p>28868</text:p>
              </table:table-cell>
              <table:table-cell office:value-type="float" office:value="1345">
                <text:p>1345</text:p>
              </table:table-cell>
              <table:table-cell office:value-type="float" office:value="0">
                <text:p>0</text:p>
              </table:table-cell>
            </table:table-row>
            <table:table-row>
              <table:table-cell office:value-type="float" office:value="2011">
                <text:p>2010</text:p>
              </table:table-cell>
              <table:table-cell office:value-type="float" office:value="6695">
                <text:p>6695</text:p>
              </table:table-cell>
              <table:table-cell office:value-type="float" office:value="27953">
                <text:p>27953</text:p>
              </table:table-cell>
              <table:table-cell office:value-type="float" office:value="70425">
                <text:p>70425</text:p>
              </table:table-cell>
              <table:table-cell office:value-type="float" office:value="24216">
                <text:p>24216</text:p>
              </table:table-cell>
              <table:table-cell office:value-type="float" office:value="2145">
                <text:p>2145</text:p>
              </table:table-cell>
              <table:table-cell office:value-type="float" office:value="0">
                <text:p>0</text:p>
              </table:table-cell>
            </table:table-row>
            <table:table-row>
              <table:table-cell office:value-type="float" office:value="2012">
                <text:p>2010</text:p>
              </table:table-cell>
              <table:table-cell office:value-type="float" office:value="4182">
                <text:p>4182</text:p>
              </table:table-cell>
              <table:table-cell office:value-type="float" office:value="15865">
                <text:p>15865</text:p>
              </table:table-cell>
              <table:table-cell office:value-type="float" office:value="30830">
                <text:p>30830</text:p>
              </table:table-cell>
              <table:table-cell office:value-type="float" office:value="17081">
                <text:p>1708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PIEMONTE.A2:PIEMONTE.A8 PIEMONTE.D1:PIEMONTE.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PIEMONTE.A2:PIEMONTE.A8"/>
          </chart:axis>
          <chart:axis chart:dimension="y" chart:name="primary-y" chart:style-name="ch5">
            <chart:grid chart:style-name="ch6" chart:class="major"/>
          </chart:axis>
          <chart:series chart:style-name="ch7" chart:values-cell-range-address="PIEMONTE.D2:PIEMONTE.D8" chart:label-cell-address="PIEMONTE.D1:PIEMONTE.D1" chart:class="chart:bar">
            <chart:data-point chart:repeated="7"/>
          </chart:series>
          <chart:series chart:style-name="ch8" chart:values-cell-range-address="PIEMONTE.E2:PIEMONTE.E8" chart:label-cell-address="PIEMONTE.E1:PIEMONTE.E1" chart:class="chart:bar">
            <chart:data-point chart:repeated="7"/>
          </chart:series>
          <chart:series chart:style-name="ch9" chart:values-cell-range-address="PIEMONTE.F2:PIEMONTE.F8" chart:label-cell-address="PIEMONTE.F1:PIEMONTE.F1" chart:class="chart:bar">
            <chart:data-point chart:repeated="7"/>
          </chart:series>
          <chart:series chart:style-name="ch10" chart:values-cell-range-address="PIEMONTE.G2:PIEMONTE.G8" chart:label-cell-address="PIEMONTE.G1:PIEMONTE.G1" chart:class="chart:bar">
            <chart:data-point chart:repeated="7"/>
          </chart:series>
          <chart:series chart:style-name="ch11" chart:values-cell-range-address="PIEMONTE.H2:PIEMONTE.H8" chart:label-cell-address="PIEMONTE.H1:PIEMONTE.H1" chart:class="chart:bar">
            <chart:data-point chart:repeated="7"/>
          </chart:series>
          <chart:series chart:style-name="ch12" chart:values-cell-range-address="PIEMONTE.I2:PIEMONTE.I8" chart:label-cell-address="PIEMONTE.I1:PIEMONT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PIEMONTE.D1:PIEMONTE.D1</svg:desc>
                </draw:g>
              </table:table-cell>
              <table:table-cell office:value-type="string">
                <text:p>kW classe 2</text:p>
                <draw:g>
                  <svg:desc>PIEMONTE.E1:PIEMONTE.E1</svg:desc>
                </draw:g>
              </table:table-cell>
              <table:table-cell office:value-type="string">
                <text:p>kW classe 3</text:p>
                <draw:g>
                  <svg:desc>PIEMONTE.F1:PIEMONTE.F1</svg:desc>
                </draw:g>
              </table:table-cell>
              <table:table-cell office:value-type="string">
                <text:p>kW classe 4</text:p>
                <draw:g>
                  <svg:desc>PIEMONTE.G1:PIEMONTE.G1</svg:desc>
                </draw:g>
              </table:table-cell>
              <table:table-cell office:value-type="string">
                <text:p>kW classe 5</text:p>
                <draw:g>
                  <svg:desc>PIEMONTE.H1:PIEMONTE.H1</svg:desc>
                </draw:g>
              </table:table-cell>
              <table:table-cell office:value-type="string">
                <text:p>kW classe 6</text:p>
                <draw:g>
                  <svg:desc>PIEMONTE.I1:PIEMONTE.I1</svg:desc>
                </draw:g>
              </table:table-cell>
            </table:table-row>
          </table:table-header-rows>
          <table:table-rows>
            <table:table-row>
              <table:table-cell office:value-type="float" office:value="2006">
                <text:p>2010</text:p>
                <draw:g>
                  <svg:desc>PIEMONTE.A2:PIEMONTE.A8</svg:desc>
                </draw:g>
              </table:table-cell>
              <table:table-cell office:value-type="float" office:value="95">
                <text:p>95</text:p>
                <draw:g>
                  <svg:desc>PIEMONTE.D2:PIEMONTE.D8</svg:desc>
                </draw:g>
              </table:table-cell>
              <table:table-cell office:value-type="float" office:value="395">
                <text:p>395</text:p>
                <draw:g>
                  <svg:desc>PIEMONTE.E2:PIEMONTE.E8</svg:desc>
                </draw:g>
              </table:table-cell>
              <table:table-cell office:value-type="float" office:value="282">
                <text:p>282</text:p>
                <draw:g>
                  <svg:desc>PIEMONTE.F2:PIEMONTE.F8</svg:desc>
                </draw:g>
              </table:table-cell>
              <table:table-cell office:value-type="float" office:value="0">
                <text:p>0</text:p>
                <draw:g>
                  <svg:desc>PIEMONTE.G2:PIEMONTE.G8</svg:desc>
                </draw:g>
              </table:table-cell>
              <table:table-cell office:value-type="float" office:value="0">
                <text:p>0</text:p>
                <draw:g>
                  <svg:desc>PIEMONTE.H2:PIEMONTE.H8</svg:desc>
                </draw:g>
              </table:table-cell>
              <table:table-cell office:value-type="float" office:value="0">
                <text:p>0</text:p>
                <draw:g>
                  <svg:desc>PIEMONTE.I2:PIEMONTE.I8</svg:desc>
                </draw:g>
              </table:table-cell>
            </table:table-row>
            <table:table-row>
              <table:table-cell office:value-type="float" office:value="2007">
                <text:p>2010</text:p>
              </table:table-cell>
              <table:table-cell office:value-type="float" office:value="686">
                <text:p>686</text:p>
              </table:table-cell>
              <table:table-cell office:value-type="float" office:value="1644">
                <text:p>1644</text:p>
              </table:table-cell>
              <table:table-cell office:value-type="float" office:value="1490">
                <text:p>1490</text:p>
              </table:table-cell>
              <table:table-cell office:value-type="float" office:value="1147">
                <text:p>114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685">
                <text:p>2685</text:p>
              </table:table-cell>
              <table:table-cell office:value-type="float" office:value="7130">
                <text:p>7130</text:p>
              </table:table-cell>
              <table:table-cell office:value-type="float" office:value="8604">
                <text:p>8604</text:p>
              </table:table-cell>
              <table:table-cell office:value-type="float" office:value="5631">
                <text:p>5631</text:p>
              </table:table-cell>
              <table:table-cell office:value-type="float" office:value="2677">
                <text:p>2677</text:p>
              </table:table-cell>
              <table:table-cell office:value-type="float" office:value="0">
                <text:p>0</text:p>
              </table:table-cell>
            </table:table-row>
            <table:table-row>
              <table:table-cell office:value-type="float" office:value="2009">
                <text:p>2010</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cell office:value-type="float" office:value="12720">
                <text:p>12720</text:p>
              </table:table-cell>
              <table:table-cell office:value-type="float" office:value="6373">
                <text:p>6373</text:p>
              </table:table-cell>
              <table:table-cell office:value-type="float" office:value="0">
                <text:p>0</text:p>
              </table:table-cell>
            </table:table-row>
            <table:table-row>
              <table:table-cell office:value-type="float" office:value="2010">
                <text:p>2010</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cell office:value-type="float" office:value="57977">
                <text:p>57977</text:p>
              </table:table-cell>
              <table:table-cell office:value-type="float" office:value="40952">
                <text:p>40952</text:p>
              </table:table-cell>
              <table:table-cell office:value-type="float" office:value="0">
                <text:p>0</text:p>
              </table:table-cell>
            </table:table-row>
            <table:table-row>
              <table:table-cell office:value-type="float" office:value="2011">
                <text:p>2010</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cell office:value-type="float" office:value="399141">
                <text:p>399141</text:p>
              </table:table-cell>
              <table:table-cell office:value-type="float" office:value="140762">
                <text:p>140762</text:p>
              </table:table-cell>
              <table:table-cell office:value-type="float" office:value="25730">
                <text:p>25730</text:p>
              </table:table-cell>
            </table:table-row>
            <table:table-row>
              <table:table-cell office:value-type="float" office:value="2012">
                <text:p>2010</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cell office:value-type="float" office:value="142901">
                <text:p>142901</text:p>
              </table:table-cell>
              <table:table-cell office:value-type="float" office:value="5129">
                <text:p>5129</text:p>
              </table:table-cell>
              <table:table-cell office:value-type="float" office:value="0">
                <text:p>0</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LAZIO.A2:LAZIO.A8 LAZIO.D1:LAZIO.I8" chart:data-source-has-labels="both" svg:x="0.775cm" svg:y="0.498cm" svg:width="13.406cm" svg:height="9.637cm">
          <chartooo:coordinate-region svg:x="2.137cm" svg:y="0.698cm" svg:width="12.044cm" svg:height="8.79cm"/>
          <chart:axis chart:dimension="x" chart:name="primary-x" chart:style-name="ch4" chartooo:axis-type="auto">
            <chartooo:date-scale/>
            <chart:categories table:cell-range-address="LAZIO.A2:LAZIO.A8"/>
          </chart:axis>
          <chart:axis chart:dimension="y" chart:name="primary-y" chart:style-name="ch5">
            <chart:grid chart:style-name="ch6" chart:class="major"/>
          </chart:axis>
          <chart:series chart:style-name="ch7" chart:values-cell-range-address="LAZIO.D2:LAZIO.D8" chart:label-cell-address="LAZIO.D1:LAZIO.D1" chart:class="chart:bar">
            <chart:data-point chart:repeated="7"/>
          </chart:series>
          <chart:series chart:style-name="ch8" chart:values-cell-range-address="LAZIO.E2:LAZIO.E8" chart:label-cell-address="LAZIO.E1:LAZIO.E1" chart:class="chart:bar">
            <chart:data-point chart:repeated="7"/>
          </chart:series>
          <chart:series chart:style-name="ch9" chart:values-cell-range-address="LAZIO.F2:LAZIO.F8" chart:label-cell-address="LAZIO.F1:LAZIO.F1" chart:class="chart:bar">
            <chart:data-point chart:repeated="7"/>
          </chart:series>
          <chart:series chart:style-name="ch10" chart:values-cell-range-address="LAZIO.G2:LAZIO.G8" chart:label-cell-address="LAZIO.G1:LAZIO.G1" chart:class="chart:bar">
            <chart:data-point chart:repeated="7"/>
          </chart:series>
          <chart:series chart:style-name="ch11" chart:values-cell-range-address="LAZIO.H2:LAZIO.H8" chart:label-cell-address="LAZIO.H1:LAZIO.H1" chart:class="chart:bar">
            <chart:data-point chart:repeated="7"/>
          </chart:series>
          <chart:series chart:style-name="ch12" chart:values-cell-range-address="LAZIO.I2:LAZIO.I8" chart:label-cell-address="LAZIO.I1:LAZI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LAZIO.D1:LAZIO.D1</svg:desc>
                </draw:g>
              </table:table-cell>
              <table:table-cell office:value-type="string">
                <text:p>kW classe 2</text:p>
                <draw:g>
                  <svg:desc>LAZIO.E1:LAZIO.E1</svg:desc>
                </draw:g>
              </table:table-cell>
              <table:table-cell office:value-type="string">
                <text:p>kW classe 3</text:p>
                <draw:g>
                  <svg:desc>LAZIO.F1:LAZIO.F1</svg:desc>
                </draw:g>
              </table:table-cell>
              <table:table-cell office:value-type="string">
                <text:p>kW classe 4</text:p>
                <draw:g>
                  <svg:desc>LAZIO.G1:LAZIO.G1</svg:desc>
                </draw:g>
              </table:table-cell>
              <table:table-cell office:value-type="string">
                <text:p>kW classe 5</text:p>
                <draw:g>
                  <svg:desc>LAZIO.H1:LAZIO.H1</svg:desc>
                </draw:g>
              </table:table-cell>
              <table:table-cell office:value-type="string">
                <text:p>kW classe 6</text:p>
                <draw:g>
                  <svg:desc>LAZIO.I1:LAZIO.I1</svg:desc>
                </draw:g>
              </table:table-cell>
            </table:table-row>
          </table:table-header-rows>
          <table:table-rows>
            <table:table-row>
              <table:table-cell office:value-type="float" office:value="2006">
                <text:p>2010</text:p>
                <draw:g>
                  <svg:desc>LAZIO.A2:LAZIO.A8</svg:desc>
                </draw:g>
              </table:table-cell>
              <table:table-cell office:value-type="float" office:value="95">
                <text:p>95</text:p>
                <draw:g>
                  <svg:desc>LAZIO.D2:LAZIO.D8</svg:desc>
                </draw:g>
              </table:table-cell>
              <table:table-cell office:value-type="float" office:value="263">
                <text:p>263</text:p>
                <draw:g>
                  <svg:desc>LAZIO.E2:LAZIO.E8</svg:desc>
                </draw:g>
              </table:table-cell>
              <table:table-cell office:value-type="float" office:value="40">
                <text:p>40</text:p>
                <draw:g>
                  <svg:desc>LAZIO.F2:LAZIO.F8</svg:desc>
                </draw:g>
              </table:table-cell>
              <table:table-cell office:value-type="float" office:value="0">
                <text:p>0</text:p>
                <draw:g>
                  <svg:desc>LAZIO.G2:LAZIO.G8</svg:desc>
                </draw:g>
              </table:table-cell>
              <table:table-cell office:value-type="float" office:value="0">
                <text:p>0</text:p>
                <draw:g>
                  <svg:desc>LAZIO.H2:LAZIO.H8</svg:desc>
                </draw:g>
              </table:table-cell>
              <table:table-cell office:value-type="float" office:value="0">
                <text:p>0</text:p>
                <draw:g>
                  <svg:desc>LAZIO.I2:LAZIO.I8</svg:desc>
                </draw:g>
              </table:table-cell>
            </table:table-row>
            <table:table-row>
              <table:table-cell office:value-type="float" office:value="2007">
                <text:p>2010</text:p>
              </table:table-cell>
              <table:table-cell office:value-type="float" office:value="471">
                <text:p>471</text:p>
              </table:table-cell>
              <table:table-cell office:value-type="float" office:value="1442">
                <text:p>1442</text:p>
              </table:table-cell>
              <table:table-cell office:value-type="float" office:value="788">
                <text:p>7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746">
                <text:p>1746</text:p>
              </table:table-cell>
              <table:table-cell office:value-type="float" office:value="4918">
                <text:p>4918</text:p>
              </table:table-cell>
              <table:table-cell office:value-type="float" office:value="4637">
                <text:p>4637</text:p>
              </table:table-cell>
              <table:table-cell office:value-type="float" office:value="7753">
                <text:p>775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951">
                <text:p>2951</text:p>
              </table:table-cell>
              <table:table-cell office:value-type="float" office:value="8633">
                <text:p>8633</text:p>
              </table:table-cell>
              <table:table-cell office:value-type="float" office:value="4986">
                <text:p>4986</text:p>
              </table:table-cell>
              <table:table-cell office:value-type="float" office:value="3658">
                <text:p>3658</text:p>
              </table:table-cell>
              <table:table-cell office:value-type="float" office:value="13909">
                <text:p>13909</text:p>
              </table:table-cell>
              <table:table-cell office:value-type="float" office:value="29993">
                <text:p>29993</text:p>
              </table:table-cell>
            </table:table-row>
            <table:table-row>
              <table:table-cell office:value-type="float" office:value="2010">
                <text:p>2010</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cell office:value-type="float" office:value="18409">
                <text:p>18409</text:p>
              </table:table-cell>
              <table:table-cell office:value-type="float" office:value="22031">
                <text:p>22031</text:p>
              </table:table-cell>
              <table:table-cell office:value-type="float" office:value="87001">
                <text:p>87001</text:p>
              </table:table-cell>
            </table:table-row>
            <table:table-row>
              <table:table-cell office:value-type="float" office:value="2011">
                <text:p>2010</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cell office:value-type="float" office:value="158118">
                <text:p>158118</text:p>
              </table:table-cell>
              <table:table-cell office:value-type="float" office:value="211163">
                <text:p>211163</text:p>
              </table:table-cell>
              <table:table-cell office:value-type="float" office:value="153516">
                <text:p>153516</text:p>
              </table:table-cell>
            </table:table-row>
            <table:table-row>
              <table:table-cell office:value-type="float" office:value="2012">
                <text:p>2010</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cell office:value-type="float" office:value="62778">
                <text:p>62778</text:p>
              </table:table-cell>
              <table:table-cell office:value-type="float" office:value="17888">
                <text:p>17888</text:p>
              </table:table-cell>
              <table:table-cell office:value-type="float" office:value="29511">
                <text:p>29511</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TOSCANA.A2:TOSCANA.A8 TOSCANA.D1:TOSCAN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TOSCANA.A2:TOSCANA.A8"/>
          </chart:axis>
          <chart:axis chart:dimension="y" chart:name="primary-y" chart:style-name="ch5">
            <chart:grid chart:style-name="ch6" chart:class="major"/>
          </chart:axis>
          <chart:series chart:style-name="ch7" chart:values-cell-range-address="TOSCANA.D2:TOSCANA.D8" chart:label-cell-address="TOSCANA.D1:TOSCANA.D1" chart:class="chart:bar">
            <chart:data-point chart:repeated="7"/>
          </chart:series>
          <chart:series chart:style-name="ch8" chart:values-cell-range-address="TOSCANA.E2:TOSCANA.E8" chart:label-cell-address="TOSCANA.E1:TOSCANA.E1" chart:class="chart:bar">
            <chart:data-point chart:repeated="7"/>
          </chart:series>
          <chart:series chart:style-name="ch9" chart:values-cell-range-address="TOSCANA.F2:TOSCANA.F8" chart:label-cell-address="TOSCANA.F1:TOSCANA.F1" chart:class="chart:bar">
            <chart:data-point chart:repeated="7"/>
          </chart:series>
          <chart:series chart:style-name="ch10" chart:values-cell-range-address="TOSCANA.G2:TOSCANA.G8" chart:label-cell-address="TOSCANA.G1:TOSCANA.G1" chart:class="chart:bar">
            <chart:data-point chart:repeated="7"/>
          </chart:series>
          <chart:series chart:style-name="ch11" chart:values-cell-range-address="TOSCANA.H2:TOSCANA.H8" chart:label-cell-address="TOSCANA.H1:TOSCANA.H1" chart:class="chart:bar">
            <chart:data-point chart:repeated="7"/>
          </chart:series>
          <chart:series chart:style-name="ch12" chart:values-cell-range-address="TOSCANA.I2:TOSCANA.I8" chart:label-cell-address="TOSCANA.I1:TOSCAN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TOSCANA.D1:TOSCANA.D1</svg:desc>
                </draw:g>
              </table:table-cell>
              <table:table-cell office:value-type="string">
                <text:p>kW classe 2</text:p>
                <draw:g>
                  <svg:desc>TOSCANA.E1:TOSCANA.E1</svg:desc>
                </draw:g>
              </table:table-cell>
              <table:table-cell office:value-type="string">
                <text:p>kW classe 3</text:p>
                <draw:g>
                  <svg:desc>TOSCANA.F1:TOSCANA.F1</svg:desc>
                </draw:g>
              </table:table-cell>
              <table:table-cell office:value-type="string">
                <text:p>kW classe 4</text:p>
                <draw:g>
                  <svg:desc>TOSCANA.G1:TOSCANA.G1</svg:desc>
                </draw:g>
              </table:table-cell>
              <table:table-cell office:value-type="string">
                <text:p>kW classe 5</text:p>
                <draw:g>
                  <svg:desc>TOSCANA.H1:TOSCANA.H1</svg:desc>
                </draw:g>
              </table:table-cell>
              <table:table-cell office:value-type="string">
                <text:p>kW classe 6</text:p>
                <draw:g>
                  <svg:desc>TOSCANA.I1:TOSCANA.I1</svg:desc>
                </draw:g>
              </table:table-cell>
            </table:table-row>
          </table:table-header-rows>
          <table:table-rows>
            <table:table-row>
              <table:table-cell office:value-type="float" office:value="2006">
                <text:p>2010</text:p>
                <draw:g>
                  <svg:desc>TOSCANA.A2:TOSCANA.A8</svg:desc>
                </draw:g>
              </table:table-cell>
              <table:table-cell office:value-type="float" office:value="61">
                <text:p>61</text:p>
                <draw:g>
                  <svg:desc>TOSCANA.D2:TOSCANA.D8</svg:desc>
                </draw:g>
              </table:table-cell>
              <table:table-cell office:value-type="float" office:value="171">
                <text:p>171</text:p>
                <draw:g>
                  <svg:desc>TOSCANA.E2:TOSCANA.E8</svg:desc>
                </draw:g>
              </table:table-cell>
              <table:table-cell office:value-type="float" office:value="164">
                <text:p>164</text:p>
                <draw:g>
                  <svg:desc>TOSCANA.F2:TOSCANA.F8</svg:desc>
                </draw:g>
              </table:table-cell>
              <table:table-cell office:value-type="float" office:value="0">
                <text:p>0</text:p>
                <draw:g>
                  <svg:desc>TOSCANA.G2:TOSCANA.G8</svg:desc>
                </draw:g>
              </table:table-cell>
              <table:table-cell office:value-type="float" office:value="0">
                <text:p>0</text:p>
                <draw:g>
                  <svg:desc>TOSCANA.H2:TOSCANA.H8</svg:desc>
                </draw:g>
              </table:table-cell>
              <table:table-cell office:value-type="float" office:value="0">
                <text:p>0</text:p>
                <draw:g>
                  <svg:desc>TOSCANA.I2:TOSCANA.I8</svg:desc>
                </draw:g>
              </table:table-cell>
            </table:table-row>
            <table:table-row>
              <table:table-cell office:value-type="float" office:value="2007">
                <text:p>2010</text:p>
              </table:table-cell>
              <table:table-cell office:value-type="float" office:value="649">
                <text:p>649</text:p>
              </table:table-cell>
              <table:table-cell office:value-type="float" office:value="2117">
                <text:p>2117</text:p>
              </table:table-cell>
              <table:table-cell office:value-type="float" office:value="527">
                <text:p>527</text:p>
              </table:table-cell>
              <table:table-cell office:value-type="float" office:value="1873">
                <text:p>187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68">
                <text:p>2168</text:p>
              </table:table-cell>
              <table:table-cell office:value-type="float" office:value="6120">
                <text:p>6120</text:p>
              </table:table-cell>
              <table:table-cell office:value-type="float" office:value="4843">
                <text:p>4843</text:p>
              </table:table-cell>
              <table:table-cell office:value-type="float" office:value="6638">
                <text:p>6638</text:p>
              </table:table-cell>
              <table:table-cell office:value-type="float" office:value="3119">
                <text:p>3119</text:p>
              </table:table-cell>
              <table:table-cell office:value-type="float" office:value="0">
                <text:p>0</text:p>
              </table:table-cell>
            </table:table-row>
            <table:table-row>
              <table:table-cell office:value-type="float" office:value="2009">
                <text:p>2010</text:p>
              </table:table-cell>
              <table:table-cell office:value-type="float" office:value="3497">
                <text:p>3497</text:p>
              </table:table-cell>
              <table:table-cell office:value-type="float" office:value="11102">
                <text:p>11102</text:p>
              </table:table-cell>
              <table:table-cell office:value-type="float" office:value="5879">
                <text:p>5879</text:p>
              </table:table-cell>
              <table:table-cell office:value-type="float" office:value="2915">
                <text:p>2915</text:p>
              </table:table-cell>
              <table:table-cell office:value-type="float" office:value="2895">
                <text:p>2895</text:p>
              </table:table-cell>
              <table:table-cell office:value-type="float" office:value="0">
                <text:p>0</text:p>
              </table:table-cell>
            </table:table-row>
            <table:table-row>
              <table:table-cell office:value-type="float" office:value="2010">
                <text:p>2010</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cell office:value-type="float" office:value="27850">
                <text:p>27850</text:p>
              </table:table-cell>
              <table:table-cell office:value-type="float" office:value="9131">
                <text:p>9131</text:p>
              </table:table-cell>
              <table:table-cell office:value-type="float" office:value="0">
                <text:p>0</text:p>
              </table:table-cell>
            </table:table-row>
            <table:table-row>
              <table:table-cell office:value-type="float" office:value="2011">
                <text:p>2010</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cell office:value-type="float" office:value="142539">
                <text:p>142539</text:p>
              </table:table-cell>
              <table:table-cell office:value-type="float" office:value="29935">
                <text:p>29935</text:p>
              </table:table-cell>
              <table:table-cell office:value-type="float" office:value="26596">
                <text:p>26596</text:p>
              </table:table-cell>
            </table:table-row>
            <table:table-row>
              <table:table-cell office:value-type="float" office:value="2012">
                <text:p>2010</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cell office:value-type="float" office:value="60211">
                <text:p>60211</text:p>
              </table:table-cell>
              <table:table-cell office:value-type="float" office:value="11343">
                <text:p>11343</text:p>
              </table:table-cell>
              <table:table-cell office:value-type="float" office:value="6989">
                <text:p>6989</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Italia.A2:Italia.A8 Italia.D1:Italia.F8" chart:data-source-has-labels="both" svg:x="0.77cm" svg:y="0.855cm" svg:width="11.93cm" svg:height="7.545cm">
          <chartooo:coordinate-region svg:x="2.317cm" svg:y="1.054cm" svg:width="10.383cm" svg:height="6.699cm"/>
          <chart:axis chart:dimension="x" chart:name="primary-x" chart:style-name="ch4" chartooo:axis-type="text">
            <chart:categories table:cell-range-address="Italia.A2:Italia.A8"/>
          </chart:axis>
          <chart:axis chart:dimension="y" chart:name="primary-y" chart:style-name="ch5">
            <chart:grid chart:style-name="ch6" chart:class="major"/>
          </chart:axis>
          <chart:series chart:style-name="ch7" chart:values-cell-range-address="Italia.D2:Italia.D8" chart:label-cell-address="Italia.D1:Italia.D1" chart:class="chart:bar">
            <chart:data-point chart:repeated="7"/>
          </chart:series>
          <chart:series chart:style-name="ch8" chart:values-cell-range-address="Italia.E2:Italia.E8" chart:label-cell-address="Italia.E1:Italia.E1" chart:class="chart:bar">
            <chart:data-point chart:repeated="7"/>
          </chart:series>
          <chart:series chart:style-name="ch9" chart:values-cell-range-address="Italia.F2:Italia.F8" chart:label-cell-address="Italia.F1:Ita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Italia.D1:Italia.D1</svg:desc>
                </draw:g>
              </table:table-cell>
              <table:table-cell office:value-type="string">
                <text:p>kW classe 2</text:p>
                <draw:g>
                  <svg:desc>Italia.E1:Italia.E1</svg:desc>
                </draw:g>
              </table:table-cell>
              <table:table-cell office:value-type="string">
                <text:p>kW classe 3</text:p>
                <draw:g>
                  <svg:desc>Italia.F1:Italia.F1</svg:desc>
                </draw:g>
              </table:table-cell>
            </table:table-row>
          </table:table-header-rows>
          <table:table-rows>
            <table:table-row>
              <table:table-cell office:value-type="float" office:value="2006">
                <text:p>2010</text:p>
                <draw:g>
                  <svg:desc>Italia.A2:Italia.A8</svg:desc>
                </draw:g>
              </table:table-cell>
              <table:table-cell office:value-type="float" office:value="1516">
                <text:p>1516</text:p>
                <draw:g>
                  <svg:desc>Italia.D2:Italia.D8</svg:desc>
                </draw:g>
              </table:table-cell>
              <table:table-cell office:value-type="float" office:value="4736">
                <text:p>4736</text:p>
                <draw:g>
                  <svg:desc>Italia.E2:Italia.E8</svg:desc>
                </draw:g>
              </table:table-cell>
              <table:table-cell office:value-type="float" office:value="3185">
                <text:p>3185</text:p>
                <draw:g>
                  <svg:desc>Italia.F2:Italia.F8</svg:desc>
                </draw:g>
              </table:table-cell>
            </table:table-row>
            <table:table-row>
              <table:table-cell office:value-type="float" office:value="2007">
                <text:p>2010</text:p>
              </table:table-cell>
              <table:table-cell office:value-type="float" office:value="7715">
                <text:p>7715</text:p>
              </table:table-cell>
              <table:table-cell office:value-type="float" office:value="23458">
                <text:p>23458</text:p>
              </table:table-cell>
              <table:table-cell office:value-type="float" office:value="16929">
                <text:p>16929</text:p>
              </table:table-cell>
            </table:table-row>
            <table:table-row>
              <table:table-cell office:value-type="float" office:value="2008">
                <text:p>2010</text:p>
              </table:table-cell>
              <table:table-cell office:value-type="float" office:value="31223">
                <text:p>31223</text:p>
              </table:table-cell>
              <table:table-cell office:value-type="float" office:value="83705">
                <text:p>83705</text:p>
              </table:table-cell>
              <table:table-cell office:value-type="float" office:value="94508">
                <text:p>94508</text:p>
              </table:table-cell>
            </table:table-row>
            <table:table-row>
              <table:table-cell office:value-type="float" office:value="2009">
                <text:p>2010</text:p>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row>
            <table:table-row>
              <table:table-cell office:value-type="float" office:value="2010">
                <text:p>2010</text:p>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row>
            <table:table-row>
              <table:table-cell office:value-type="float" office:value="2011">
                <text:p>2010</text:p>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row>
            <table:table-row>
              <table:table-cell office:value-type="float" office:value="2012">
                <text:p>2010</text:p>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EMILIA ROMAGNA'.A2:'EMILIA ROMAGNA'.A8 'EMILIA ROMAGNA'.D1:'EMILIA ROMAGN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EMILIA ROMAGNA'.A2:'EMILIA ROMAGNA'.A8"/>
          </chart:axis>
          <chart:axis chart:dimension="y" chart:name="primary-y" chart:style-name="ch5">
            <chart:grid chart:style-name="ch6" chart:class="major"/>
          </chart:axis>
          <chart:series chart:style-name="ch7" chart:values-cell-range-address="'EMILIA ROMAGNA'.D2:'EMILIA ROMAGNA'.D8" chart:label-cell-address="'EMILIA ROMAGNA'.D1:'EMILIA ROMAGNA'.D1" chart:class="chart:bar">
            <chart:data-point chart:repeated="7"/>
          </chart:series>
          <chart:series chart:style-name="ch8" chart:values-cell-range-address="'EMILIA ROMAGNA'.E2:'EMILIA ROMAGNA'.E8" chart:label-cell-address="'EMILIA ROMAGNA'.E1:'EMILIA ROMAGNA'.E1" chart:class="chart:bar">
            <chart:data-point chart:repeated="7"/>
          </chart:series>
          <chart:series chart:style-name="ch9" chart:values-cell-range-address="'EMILIA ROMAGNA'.F2:'EMILIA ROMAGNA'.F8" chart:label-cell-address="'EMILIA ROMAGNA'.F1:'EMILIA ROMAGN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EMILIA ROMAGNA'.D1:'EMILIA ROMAGNA'.D1</svg:desc>
                </draw:g>
              </table:table-cell>
              <table:table-cell office:value-type="string">
                <text:p>kW classe 2</text:p>
                <draw:g>
                  <svg:desc>'EMILIA ROMAGNA'.E1:'EMILIA ROMAGNA'.E1</svg:desc>
                </draw:g>
              </table:table-cell>
              <table:table-cell office:value-type="string">
                <text:p>kW classe 3</text:p>
                <draw:g>
                  <svg:desc>'EMILIA ROMAGNA'.F1:'EMILIA ROMAGNA'.F1</svg:desc>
                </draw:g>
              </table:table-cell>
            </table:table-row>
          </table:table-header-rows>
          <table:table-rows>
            <table:table-row>
              <table:table-cell office:value-type="float" office:value="2006">
                <text:p>2010</text:p>
                <draw:g>
                  <svg:desc>'EMILIA ROMAGNA'.A2:'EMILIA ROMAGNA'.A8</svg:desc>
                </draw:g>
              </table:table-cell>
              <table:table-cell office:value-type="float" office:value="236">
                <text:p>236</text:p>
                <draw:g>
                  <svg:desc>'EMILIA ROMAGNA'.D2:'EMILIA ROMAGNA'.D8</svg:desc>
                </draw:g>
              </table:table-cell>
              <table:table-cell office:value-type="float" office:value="570">
                <text:p>570</text:p>
                <draw:g>
                  <svg:desc>'EMILIA ROMAGNA'.E2:'EMILIA ROMAGNA'.E8</svg:desc>
                </draw:g>
              </table:table-cell>
              <table:table-cell office:value-type="float" office:value="766">
                <text:p>766</text:p>
                <draw:g>
                  <svg:desc>'EMILIA ROMAGNA'.F2:'EMILIA ROMAGNA'.F8</svg:desc>
                </draw:g>
              </table:table-cell>
            </table:table-row>
            <table:table-row>
              <table:table-cell office:value-type="float" office:value="2007">
                <text:p>2010</text:p>
              </table:table-cell>
              <table:table-cell office:value-type="float" office:value="1052">
                <text:p>1052</text:p>
              </table:table-cell>
              <table:table-cell office:value-type="float" office:value="2178">
                <text:p>2178</text:p>
              </table:table-cell>
              <table:table-cell office:value-type="float" office:value="2259">
                <text:p>2259</text:p>
              </table:table-cell>
            </table:table-row>
            <table:table-row>
              <table:table-cell office:value-type="float" office:value="2008">
                <text:p>2010</text:p>
              </table:table-cell>
              <table:table-cell office:value-type="float" office:value="3286">
                <text:p>3286</text:p>
              </table:table-cell>
              <table:table-cell office:value-type="float" office:value="7829">
                <text:p>7829</text:p>
              </table:table-cell>
              <table:table-cell office:value-type="float" office:value="14026">
                <text:p>14026</text:p>
              </table:table-cell>
            </table:table-row>
            <table:table-row>
              <table:table-cell office:value-type="float" office:value="2009">
                <text:p>2010</text:p>
              </table:table-cell>
              <table:table-cell office:value-type="float" office:value="3941">
                <text:p>3941</text:p>
              </table:table-cell>
              <table:table-cell office:value-type="float" office:value="12326">
                <text:p>12326</text:p>
              </table:table-cell>
              <table:table-cell office:value-type="float" office:value="18351">
                <text:p>18351</text:p>
              </table:table-cell>
            </table:table-row>
            <table:table-row>
              <table:table-cell office:value-type="float" office:value="2010">
                <text:p>2010</text:p>
              </table:table-cell>
              <table:table-cell office:value-type="float" office:value="7752">
                <text:p>7752</text:p>
              </table:table-cell>
              <table:table-cell office:value-type="float" office:value="31715">
                <text:p>31715</text:p>
              </table:table-cell>
              <table:table-cell office:value-type="float" office:value="55429">
                <text:p>55429</text:p>
              </table:table-cell>
            </table:table-row>
            <table:table-row>
              <table:table-cell office:value-type="float" office:value="2011">
                <text:p>2010</text:p>
              </table:table-cell>
              <table:table-cell office:value-type="float" office:value="13645">
                <text:p>13645</text:p>
              </table:table-cell>
              <table:table-cell office:value-type="float" office:value="71793">
                <text:p>71793</text:p>
              </table:table-cell>
              <table:table-cell office:value-type="float" office:value="226451">
                <text:p>226451</text:p>
              </table:table-cell>
            </table:table-row>
            <table:table-row>
              <table:table-cell office:value-type="float" office:value="2012">
                <text:p>2010</text:p>
              </table:table-cell>
              <table:table-cell office:value-type="float" office:value="13852">
                <text:p>13852</text:p>
              </table:table-cell>
              <table:table-cell office:value-type="float" office:value="55987">
                <text:p>55987</text:p>
              </table:table-cell>
              <table:table-cell office:value-type="float" office:value="111922">
                <text:p>111922</text:p>
              </table:table-cell>
            </table:table-row>
          </table:table-rows>
        </table:table>
      </chart:chart>
    </office:chart>
  </office:body>
</office:document-content>
</file>

<file path=Object 5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LOMBARDIA.A2:LOMBARDIA.A8 LOMBARDIA.D1:LOMBARD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LOMBARDIA.A2:LOMBARDIA.A8"/>
          </chart:axis>
          <chart:axis chart:dimension="y" chart:name="primary-y" chart:style-name="ch5">
            <chart:grid chart:style-name="ch6" chart:class="major"/>
          </chart:axis>
          <chart:series chart:style-name="ch7" chart:values-cell-range-address="LOMBARDIA.D2:LOMBARDIA.D8" chart:label-cell-address="LOMBARDIA.D1:LOMBARDIA.D1" chart:class="chart:bar">
            <chart:data-point chart:repeated="7"/>
          </chart:series>
          <chart:series chart:style-name="ch8" chart:values-cell-range-address="LOMBARDIA.E2:LOMBARDIA.E8" chart:label-cell-address="LOMBARDIA.E1:LOMBARDIA.E1" chart:class="chart:bar">
            <chart:data-point chart:repeated="7"/>
          </chart:series>
          <chart:series chart:style-name="ch9" chart:values-cell-range-address="LOMBARDIA.F2:LOMBARDIA.F8" chart:label-cell-address="LOMBARDIA.F1:LOMBARD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LOMBARDIA.D1:LOMBARDIA.D1</svg:desc>
                </draw:g>
              </table:table-cell>
              <table:table-cell office:value-type="string">
                <text:p>kW classe 2</text:p>
                <draw:g>
                  <svg:desc>LOMBARDIA.E1:LOMBARDIA.E1</svg:desc>
                </draw:g>
              </table:table-cell>
              <table:table-cell office:value-type="string">
                <text:p>kW classe 3</text:p>
                <draw:g>
                  <svg:desc>LOMBARDIA.F1:LOMBARDIA.F1</svg:desc>
                </draw:g>
              </table:table-cell>
            </table:table-row>
          </table:table-header-rows>
          <table:table-rows>
            <table:table-row>
              <table:table-cell office:value-type="float" office:value="2006">
                <text:p>2010</text:p>
                <draw:g>
                  <svg:desc>LOMBARDIA.A2:LOMBARDIA.A8</svg:desc>
                </draw:g>
              </table:table-cell>
              <table:table-cell office:value-type="float" office:value="408">
                <text:p>408</text:p>
                <draw:g>
                  <svg:desc>LOMBARDIA.D2:LOMBARDIA.D8</svg:desc>
                </draw:g>
              </table:table-cell>
              <table:table-cell office:value-type="float" office:value="897">
                <text:p>897</text:p>
                <draw:g>
                  <svg:desc>LOMBARDIA.E2:LOMBARDIA.E8</svg:desc>
                </draw:g>
              </table:table-cell>
              <table:table-cell office:value-type="float" office:value="511">
                <text:p>511</text:p>
                <draw:g>
                  <svg:desc>LOMBARDIA.F2:LOMBARDIA.F8</svg:desc>
                </draw:g>
              </table:table-cell>
            </table:table-row>
            <table:table-row>
              <table:table-cell office:value-type="float" office:value="2007">
                <text:p>2010</text:p>
              </table:table-cell>
              <table:table-cell office:value-type="float" office:value="1310">
                <text:p>1310</text:p>
              </table:table-cell>
              <table:table-cell office:value-type="float" office:value="3355">
                <text:p>3355</text:p>
              </table:table-cell>
              <table:table-cell office:value-type="float" office:value="2220">
                <text:p>2220</text:p>
              </table:table-cell>
            </table:table-row>
            <table:table-row>
              <table:table-cell office:value-type="float" office:value="2008">
                <text:p>2010</text:p>
              </table:table-cell>
              <table:table-cell office:value-type="float" office:value="5253">
                <text:p>5253</text:p>
              </table:table-cell>
              <table:table-cell office:value-type="float" office:value="13230">
                <text:p>13230</text:p>
              </table:table-cell>
              <table:table-cell office:value-type="float" office:value="12009">
                <text:p>12009</text:p>
              </table:table-cell>
            </table:table-row>
            <table:table-row>
              <table:table-cell office:value-type="float" office:value="2009">
                <text:p>2010</text:p>
              </table:table-cell>
              <table:table-cell office:value-type="float" office:value="6873">
                <text:p>6873</text:p>
              </table:table-cell>
              <table:table-cell office:value-type="float" office:value="21707">
                <text:p>21707</text:p>
              </table:table-cell>
              <table:table-cell office:value-type="float" office:value="26249">
                <text:p>26249</text:p>
              </table:table-cell>
            </table:table-row>
            <table:table-row>
              <table:table-cell office:value-type="float" office:value="2010">
                <text:p>2010</text:p>
              </table:table-cell>
              <table:table-cell office:value-type="float" office:value="13241">
                <text:p>13241</text:p>
              </table:table-cell>
              <table:table-cell office:value-type="float" office:value="48452">
                <text:p>48452</text:p>
              </table:table-cell>
              <table:table-cell office:value-type="float" office:value="92519">
                <text:p>92519</text:p>
              </table:table-cell>
            </table:table-row>
            <table:table-row>
              <table:table-cell office:value-type="float" office:value="2011">
                <text:p>2010</text:p>
              </table:table-cell>
              <table:table-cell office:value-type="float" office:value="22119">
                <text:p>22119</text:p>
              </table:table-cell>
              <table:table-cell office:value-type="float" office:value="102506">
                <text:p>102506</text:p>
              </table:table-cell>
              <table:table-cell office:value-type="float" office:value="358647">
                <text:p>358647</text:p>
              </table:table-cell>
            </table:table-row>
            <table:table-row>
              <table:table-cell office:value-type="float" office:value="2012">
                <text:p>2010</text:p>
              </table:table-cell>
              <table:table-cell office:value-type="float" office:value="18713">
                <text:p>18713</text:p>
              </table:table-cell>
              <table:table-cell office:value-type="float" office:value="78755">
                <text:p>78755</text:p>
              </table:table-cell>
              <table:table-cell office:value-type="float" office:value="170165">
                <text:p>170165</text:p>
              </table:table-cell>
            </table:table-row>
          </table:table-rows>
        </table:table>
      </chart:chart>
    </office:chart>
  </office:body>
</office:document-content>
</file>

<file path=Object 5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VENETO.A2:VENETO.A8 VENETO.D1:VENETO.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VENETO.A2:VENETO.A8"/>
          </chart:axis>
          <chart:axis chart:dimension="y" chart:name="primary-y" chart:style-name="ch5">
            <chart:grid chart:style-name="ch6" chart:class="major"/>
          </chart:axis>
          <chart:series chart:style-name="ch7" chart:values-cell-range-address="VENETO.D2:VENETO.D8" chart:label-cell-address="VENETO.D1:VENETO.D1" chart:class="chart:bar">
            <chart:data-point chart:repeated="7"/>
          </chart:series>
          <chart:series chart:style-name="ch8" chart:values-cell-range-address="VENETO.E2:VENETO.E8" chart:label-cell-address="VENETO.E1:VENETO.E1" chart:class="chart:bar">
            <chart:data-point chart:repeated="7"/>
          </chart:series>
          <chart:series chart:style-name="ch9" chart:values-cell-range-address="VENETO.F2:VENETO.F8" chart:label-cell-address="VENETO.F1:VENETO.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VENETO.D1:VENETO.D1</svg:desc>
                </draw:g>
              </table:table-cell>
              <table:table-cell office:value-type="string">
                <text:p>kW classe 2</text:p>
                <draw:g>
                  <svg:desc>VENETO.E1:VENETO.E1</svg:desc>
                </draw:g>
              </table:table-cell>
              <table:table-cell office:value-type="string">
                <text:p>kW classe 3</text:p>
                <draw:g>
                  <svg:desc>VENETO.F1:VENETO.F1</svg:desc>
                </draw:g>
              </table:table-cell>
            </table:table-row>
          </table:table-header-rows>
          <table:table-rows>
            <table:table-row>
              <table:table-cell office:value-type="float" office:value="2006">
                <text:p>2010</text:p>
                <draw:g>
                  <svg:desc>VENETO.A2:VENETO.A8</svg:desc>
                </draw:g>
              </table:table-cell>
              <table:table-cell office:value-type="float" office:value="221">
                <text:p>221</text:p>
                <draw:g>
                  <svg:desc>VENETO.D2:VENETO.D8</svg:desc>
                </draw:g>
              </table:table-cell>
              <table:table-cell office:value-type="float" office:value="648">
                <text:p>648</text:p>
                <draw:g>
                  <svg:desc>VENETO.E2:VENETO.E8</svg:desc>
                </draw:g>
              </table:table-cell>
              <table:table-cell office:value-type="float" office:value="202">
                <text:p>202</text:p>
                <draw:g>
                  <svg:desc>VENETO.F2:VENETO.F8</svg:desc>
                </draw:g>
              </table:table-cell>
            </table:table-row>
            <table:table-row>
              <table:table-cell office:value-type="float" office:value="2007">
                <text:p>2010</text:p>
              </table:table-cell>
              <table:table-cell office:value-type="float" office:value="818">
                <text:p>818</text:p>
              </table:table-cell>
              <table:table-cell office:value-type="float" office:value="2163">
                <text:p>2163</text:p>
              </table:table-cell>
              <table:table-cell office:value-type="float" office:value="1180">
                <text:p>1180</text:p>
              </table:table-cell>
            </table:table-row>
            <table:table-row>
              <table:table-cell office:value-type="float" office:value="2008">
                <text:p>2010</text:p>
              </table:table-cell>
              <table:table-cell office:value-type="float" office:value="2970">
                <text:p>2970</text:p>
              </table:table-cell>
              <table:table-cell office:value-type="float" office:value="7483">
                <text:p>7483</text:p>
              </table:table-cell>
              <table:table-cell office:value-type="float" office:value="5925">
                <text:p>5925</text:p>
              </table:table-cell>
            </table:table-row>
            <table:table-row>
              <table:table-cell office:value-type="float" office:value="2009">
                <text:p>2010</text:p>
              </table:table-cell>
              <table:table-cell office:value-type="float" office:value="4168">
                <text:p>4168</text:p>
              </table:table-cell>
              <table:table-cell office:value-type="float" office:value="14885">
                <text:p>14885</text:p>
              </table:table-cell>
              <table:table-cell office:value-type="float" office:value="16174">
                <text:p>16174</text:p>
              </table:table-cell>
            </table:table-row>
            <table:table-row>
              <table:table-cell office:value-type="float" office:value="2010">
                <text:p>2010</text:p>
              </table:table-cell>
              <table:table-cell office:value-type="float" office:value="11472">
                <text:p>11472</text:p>
              </table:table-cell>
              <table:table-cell office:value-type="float" office:value="57419">
                <text:p>57419</text:p>
              </table:table-cell>
              <table:table-cell office:value-type="float" office:value="52888">
                <text:p>52888</text:p>
              </table:table-cell>
            </table:table-row>
            <table:table-row>
              <table:table-cell office:value-type="float" office:value="2011">
                <text:p>2010</text:p>
              </table:table-cell>
              <table:table-cell office:value-type="float" office:value="17086">
                <text:p>17086</text:p>
              </table:table-cell>
              <table:table-cell office:value-type="float" office:value="113946">
                <text:p>113946</text:p>
              </table:table-cell>
              <table:table-cell office:value-type="float" office:value="252772">
                <text:p>252772</text:p>
              </table:table-cell>
            </table:table-row>
            <table:table-row>
              <table:table-cell office:value-type="float" office:value="2012">
                <text:p>2010</text:p>
              </table:table-cell>
              <table:table-cell office:value-type="float" office:value="15647">
                <text:p>15647</text:p>
              </table:table-cell>
              <table:table-cell office:value-type="float" office:value="87315">
                <text:p>87315</text:p>
              </table:table-cell>
              <table:table-cell office:value-type="float" office:value="113525">
                <text:p>113525</text:p>
              </table:table-cell>
            </table:table-row>
          </table:table-rows>
        </table:table>
      </chart:chart>
    </office:chart>
  </office:body>
</office:document-content>
</file>

<file path=Object 5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SICILIA.A2:SICILIA.A8 SICILIA.D1:SICILIA.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SICILIA.A2:SICILIA.A8"/>
          </chart:axis>
          <chart:axis chart:dimension="y" chart:name="primary-y" chart:style-name="ch5">
            <chart:grid chart:style-name="ch6" chart:class="major"/>
          </chart:axis>
          <chart:series chart:style-name="ch7" chart:values-cell-range-address="SICILIA.D2:SICILIA.D8" chart:label-cell-address="SICILIA.D1:SICILIA.D1" chart:class="chart:bar">
            <chart:data-point chart:repeated="7"/>
          </chart:series>
          <chart:series chart:style-name="ch8" chart:values-cell-range-address="SICILIA.E2:SICILIA.E8" chart:label-cell-address="SICILIA.E1:SICILIA.E1" chart:class="chart:bar">
            <chart:data-point chart:repeated="7"/>
          </chart:series>
          <chart:series chart:style-name="ch9" chart:values-cell-range-address="SICILIA.F2:SICILIA.F8" chart:label-cell-address="SICILIA.F1:SICILIA.F1" chart:class="chart:bar">
            <chart:data-point chart:repeated="7"/>
          </chart:series>
          <chart:series chart:style-name="ch10" chart:values-cell-range-address="SICILIA.G2:SICILIA.G8" chart:label-cell-address="SICILIA.G1:SICILIA.G1" chart:class="chart:bar">
            <chart:data-point chart:repeated="7"/>
          </chart:series>
          <chart:series chart:style-name="ch11" chart:values-cell-range-address="SICILIA.H2:SICILIA.H8" chart:label-cell-address="SICILIA.H1:SICILIA.H1" chart:class="chart:bar">
            <chart:data-point chart:repeated="7"/>
          </chart:series>
          <chart:series chart:style-name="ch12" chart:values-cell-range-address="SICILIA.I2:SICILIA.I8" chart:label-cell-address="SICILIA.I1:SICI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SICILIA.D1:SICILIA.D1</svg:desc>
                </draw:g>
              </table:table-cell>
              <table:table-cell office:value-type="string">
                <text:p>kW classe 2</text:p>
                <draw:g>
                  <svg:desc>SICILIA.E1:SICILIA.E1</svg:desc>
                </draw:g>
              </table:table-cell>
              <table:table-cell office:value-type="string">
                <text:p>kW classe 3</text:p>
                <draw:g>
                  <svg:desc>SICILIA.F1:SICILIA.F1</svg:desc>
                </draw:g>
              </table:table-cell>
              <table:table-cell office:value-type="string">
                <text:p>kW classe 4</text:p>
                <draw:g>
                  <svg:desc>SICILIA.G1:SICILIA.G1</svg:desc>
                </draw:g>
              </table:table-cell>
              <table:table-cell office:value-type="string">
                <text:p>kW classe 5</text:p>
                <draw:g>
                  <svg:desc>SICILIA.H1:SICILIA.H1</svg:desc>
                </draw:g>
              </table:table-cell>
              <table:table-cell office:value-type="string">
                <text:p>kW classe 6</text:p>
                <draw:g>
                  <svg:desc>SICILIA.I1:SICILIA.I1</svg:desc>
                </draw:g>
              </table:table-cell>
            </table:table-row>
          </table:table-header-rows>
          <table:table-rows>
            <table:table-row>
              <table:table-cell office:value-type="float" office:value="2006">
                <text:p>2010</text:p>
                <draw:g>
                  <svg:desc>SICILIA.A2:SICILIA.A8</svg:desc>
                </draw:g>
              </table:table-cell>
              <table:table-cell office:value-type="float" office:value="35">
                <text:p>35</text:p>
                <draw:g>
                  <svg:desc>SICILIA.D2:SICILIA.D8</svg:desc>
                </draw:g>
              </table:table-cell>
              <table:table-cell office:value-type="float" office:value="235">
                <text:p>235</text:p>
                <draw:g>
                  <svg:desc>SICILIA.E2:SICILIA.E8</svg:desc>
                </draw:g>
              </table:table-cell>
              <table:table-cell office:value-type="float" office:value="98">
                <text:p>98</text:p>
                <draw:g>
                  <svg:desc>SICILIA.F2:SICILIA.F8</svg:desc>
                </draw:g>
              </table:table-cell>
              <table:table-cell office:value-type="float" office:value="0">
                <text:p>0</text:p>
                <draw:g>
                  <svg:desc>SICILIA.G2:SICILIA.G8</svg:desc>
                </draw:g>
              </table:table-cell>
              <table:table-cell office:value-type="float" office:value="0">
                <text:p>0</text:p>
                <draw:g>
                  <svg:desc>SICILIA.H2:SICILIA.H8</svg:desc>
                </draw:g>
              </table:table-cell>
              <table:table-cell office:value-type="float" office:value="0">
                <text:p>0</text:p>
                <draw:g>
                  <svg:desc>SICILIA.I2:SICILIA.I8</svg:desc>
                </draw:g>
              </table:table-cell>
            </table:table-row>
            <table:table-row>
              <table:table-cell office:value-type="float" office:value="2007">
                <text:p>2010</text:p>
              </table:table-cell>
              <table:table-cell office:value-type="float" office:value="444">
                <text:p>444</text:p>
              </table:table-cell>
              <table:table-cell office:value-type="float" office:value="979">
                <text:p>979</text:p>
              </table:table-cell>
              <table:table-cell office:value-type="float" office:value="98">
                <text:p>98</text:p>
              </table:table-cell>
              <table:table-cell office:value-type="float" office:value="2343">
                <text:p>2343</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623">
                <text:p>1623</text:p>
              </table:table-cell>
              <table:table-cell office:value-type="float" office:value="3551">
                <text:p>3551</text:p>
              </table:table-cell>
              <table:table-cell office:value-type="float" office:value="3466">
                <text:p>3466</text:p>
              </table:table-cell>
              <table:table-cell office:value-type="float" office:value="4375">
                <text:p>4375</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803">
                <text:p>2803</text:p>
              </table:table-cell>
              <table:table-cell office:value-type="float" office:value="8162">
                <text:p>8162</text:p>
              </table:table-cell>
              <table:table-cell office:value-type="float" office:value="4205">
                <text:p>4205</text:p>
              </table:table-cell>
              <table:table-cell office:value-type="float" office:value="4501">
                <text:p>4501</text:p>
              </table:table-cell>
              <table:table-cell office:value-type="float" office:value="7000">
                <text:p>7000</text:p>
              </table:table-cell>
              <table:table-cell office:value-type="float" office:value="0">
                <text:p>0</text:p>
              </table:table-cell>
            </table:table-row>
            <table:table-row>
              <table:table-cell office:value-type="float" office:value="2010">
                <text:p>2010</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cell office:value-type="float" office:value="28512">
                <text:p>28512</text:p>
              </table:table-cell>
              <table:table-cell office:value-type="float" office:value="25532">
                <text:p>25532</text:p>
              </table:table-cell>
              <table:table-cell office:value-type="float" office:value="21848">
                <text:p>21848</text:p>
              </table:table-cell>
            </table:table-row>
            <table:table-row>
              <table:table-cell office:value-type="float" office:value="2011">
                <text:p>2010</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cell office:value-type="float" office:value="247006">
                <text:p>247006</text:p>
              </table:table-cell>
              <table:table-cell office:value-type="float" office:value="178261">
                <text:p>178261</text:p>
              </table:table-cell>
              <table:table-cell office:value-type="float" office:value="154808">
                <text:p>154808</text:p>
              </table:table-cell>
            </table:table-row>
            <table:table-row>
              <table:table-cell office:value-type="float" office:value="2012">
                <text:p>2010</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cell office:value-type="float" office:value="83291">
                <text:p>83291</text:p>
              </table:table-cell>
              <table:table-cell office:value-type="float" office:value="17745">
                <text:p>17745</text:p>
              </table:table-cell>
              <table:table-cell office:value-type="float" office:value="9993">
                <text:p>9993</text:p>
              </table:table-cell>
            </table:table-row>
          </table:table-rows>
        </table:table>
      </chart:chart>
    </office:chart>
  </office:body>
</office:document-content>
</file>

<file path=Object 5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FRIULI VENEZIA GIULIA'.A2:'FRIULI VENEZIA GIULIA'.A8 'FRIULI VENEZIA GIULIA'.D1:'FRIULI VENEZIA GIUL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D2:'FRIULI VENEZIA GIULIA'.D8" chart:label-cell-address="'FRIULI VENEZIA GIULIA'.D1:'FRIULI VENEZIA GIULIA'.D1" chart:class="chart:bar">
            <chart:data-point chart:repeated="7"/>
          </chart:series>
          <chart:series chart:style-name="ch8" chart:values-cell-range-address="'FRIULI VENEZIA GIULIA'.E2:'FRIULI VENEZIA GIULIA'.E8" chart:label-cell-address="'FRIULI VENEZIA GIULIA'.E1:'FRIULI VENEZIA GIULIA'.E1" chart:class="chart:bar">
            <chart:data-point chart:repeated="7"/>
          </chart:series>
          <chart:series chart:style-name="ch9" chart:values-cell-range-address="'FRIULI VENEZIA GIULIA'.F2:'FRIULI VENEZIA GIULIA'.F8" chart:label-cell-address="'FRIULI VENEZIA GIULIA'.F1:'FRIULI VENEZIA GIULIA'.F1" chart:class="chart:bar">
            <chart:data-point chart:repeated="7"/>
          </chart:series>
          <chart:series chart:style-name="ch10" chart:values-cell-range-address="'FRIULI VENEZIA GIULIA'.G2:'FRIULI VENEZIA GIULIA'.G8" chart:label-cell-address="'FRIULI VENEZIA GIULIA'.G1:'FRIULI VENEZIA GIULIA'.G1" chart:class="chart:bar">
            <chart:data-point chart:repeated="7"/>
          </chart:series>
          <chart:series chart:style-name="ch11" chart:values-cell-range-address="'FRIULI VENEZIA GIULIA'.H2:'FRIULI VENEZIA GIULIA'.H8" chart:label-cell-address="'FRIULI VENEZIA GIULIA'.H1:'FRIULI VENEZIA GIULIA'.H1" chart:class="chart:bar">
            <chart:data-point chart:repeated="7"/>
          </chart:series>
          <chart:series chart:style-name="ch12" chart:values-cell-range-address="'FRIULI VENEZIA GIULIA'.I2:'FRIULI VENEZIA GIULIA'.I8" chart:label-cell-address="'FRIULI VENEZIA GIULIA'.I1:'FRIULI VENEZIA GIU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FRIULI VENEZIA GIULIA'.D1:'FRIULI VENEZIA GIULIA'.D1</svg:desc>
                </draw:g>
              </table:table-cell>
              <table:table-cell office:value-type="string">
                <text:p>kW classe 2</text:p>
                <draw:g>
                  <svg:desc>'FRIULI VENEZIA GIULIA'.E1:'FRIULI VENEZIA GIULIA'.E1</svg:desc>
                </draw:g>
              </table:table-cell>
              <table:table-cell office:value-type="string">
                <text:p>kW classe 3</text:p>
                <draw:g>
                  <svg:desc>'FRIULI VENEZIA GIULIA'.F1:'FRIULI VENEZIA GIULIA'.F1</svg:desc>
                </draw:g>
              </table:table-cell>
              <table:table-cell office:value-type="string">
                <text:p>kW classe 4</text:p>
                <draw:g>
                  <svg:desc>'FRIULI VENEZIA GIULIA'.G1:'FRIULI VENEZIA GIULIA'.G1</svg:desc>
                </draw:g>
              </table:table-cell>
              <table:table-cell office:value-type="string">
                <text:p>kW classe 5</text:p>
                <draw:g>
                  <svg:desc>'FRIULI VENEZIA GIULIA'.H1:'FRIULI VENEZIA GIULIA'.H1</svg:desc>
                </draw:g>
              </table:table-cell>
              <table:table-cell office:value-type="string">
                <text:p>kW classe 6</text:p>
                <draw:g>
                  <svg:desc>'FRIULI VENEZIA GIULIA'.I1:'FRIULI VENEZIA GIULIA'.I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59">
                <text:p>59</text:p>
                <draw:g>
                  <svg:desc>'FRIULI VENEZIA GIULIA'.D2:'FRIULI VENEZIA GIULIA'.D8</svg:desc>
                </draw:g>
              </table:table-cell>
              <table:table-cell office:value-type="float" office:value="303">
                <text:p>303</text:p>
                <draw:g>
                  <svg:desc>'FRIULI VENEZIA GIULIA'.E2:'FRIULI VENEZIA GIULIA'.E8</svg:desc>
                </draw:g>
              </table:table-cell>
              <table:table-cell office:value-type="float" office:value="0">
                <text:p>0</text:p>
                <draw:g>
                  <svg:desc>'FRIULI VENEZIA GIULIA'.F2:'FRIULI VENEZIA GIULIA'.F8</svg:desc>
                </draw:g>
              </table:table-cell>
              <table:table-cell office:value-type="float" office:value="0">
                <text:p>0</text:p>
                <draw:g>
                  <svg:desc>'FRIULI VENEZIA GIULIA'.G2:'FRIULI VENEZIA GIULIA'.G8</svg:desc>
                </draw:g>
              </table:table-cell>
              <table:table-cell office:value-type="float" office:value="0">
                <text:p>0</text:p>
                <draw:g>
                  <svg:desc>'FRIULI VENEZIA GIULIA'.H2:'FRIULI VENEZIA GIULIA'.H8</svg:desc>
                </draw:g>
              </table:table-cell>
              <table:table-cell office:value-type="float" office:value="0">
                <text:p>0</text:p>
                <draw:g>
                  <svg:desc>'FRIULI VENEZIA GIULIA'.I2:'FRIULI VENEZIA GIULIA'.I8</svg:desc>
                </draw:g>
              </table:table-cell>
            </table:table-row>
            <table:table-row>
              <table:table-cell office:value-type="float" office:value="2007">
                <text:p>2010</text:p>
              </table:table-cell>
              <table:table-cell office:value-type="float" office:value="374">
                <text:p>374</text:p>
              </table:table-cell>
              <table:table-cell office:value-type="float" office:value="1122">
                <text:p>1122</text:p>
              </table:table-cell>
              <table:table-cell office:value-type="float" office:value="231">
                <text:p>231</text:p>
              </table:table-cell>
              <table:table-cell office:value-type="float" office:value="509">
                <text:p>509</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549">
                <text:p>1549</text:p>
              </table:table-cell>
              <table:table-cell office:value-type="float" office:value="4680">
                <text:p>4680</text:p>
              </table:table-cell>
              <table:table-cell office:value-type="float" office:value="1986">
                <text:p>1986</text:p>
              </table:table-cell>
              <table:table-cell office:value-type="float" office:value="1517">
                <text:p>1517</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853">
                <text:p>1853</text:p>
              </table:table-cell>
              <table:table-cell office:value-type="float" office:value="7166">
                <text:p>7166</text:p>
              </table:table-cell>
              <table:table-cell office:value-type="float" office:value="4448">
                <text:p>4448</text:p>
              </table:table-cell>
              <table:table-cell office:value-type="float" office:value="3200">
                <text:p>3200</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cell office:value-type="float" office:value="4885">
                <text:p>4885</text:p>
              </table:table-cell>
              <table:table-cell office:value-type="float" office:value="7820">
                <text:p>7820</text:p>
              </table:table-cell>
              <table:table-cell office:value-type="float" office:value="8479">
                <text:p>8479</text:p>
              </table:table-cell>
            </table:table-row>
            <table:table-row>
              <table:table-cell office:value-type="float" office:value="2011">
                <text:p>2010</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cell office:value-type="float" office:value="48578">
                <text:p>48578</text:p>
              </table:table-cell>
              <table:table-cell office:value-type="float" office:value="25005">
                <text:p>25005</text:p>
              </table:table-cell>
              <table:table-cell office:value-type="float" office:value="13249">
                <text:p>13249</text:p>
              </table:table-cell>
            </table:table-row>
            <table:table-row>
              <table:table-cell office:value-type="float" office:value="2012">
                <text:p>2010</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cell office:value-type="float" office:value="36812">
                <text:p>36812</text:p>
              </table:table-cell>
              <table:table-cell office:value-type="float" office:value="6833">
                <text:p>6833</text:p>
              </table:table-cell>
              <table:table-cell office:value-type="float" office:value="0">
                <text:p>0</text:p>
              </table:table-cell>
            </table:table-row>
          </table:table-rows>
        </table:table>
      </chart:chart>
    </office:chart>
  </office:body>
</office:document-content>
</file>

<file path=Object 5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4.912cm" svg:height="8.583cm" xlink:href=".." xlink:type="simple" chart:class="chart:line" chart:style-name="ch1">
        <chart:legend svg:x="11.338cm" svg:y="3.72cm" style:legend-expansion="custom" chartooo:width="3.4cm" chartooo:height="0.737cm" style:legend-expansion-aspect-ratio="4.61329715061058" chart:style-name="ch2"/>
        <chart:plot-area chart:style-name="ch3" table:cell-range-address="VENETO.A2:VENETO.B8 VENETO.B1:VENETO.B1" chart:data-source-has-labels="both" svg:x="0.523cm" svg:y="0.572cm" svg:width="11.386cm" svg:height="7.758cm">
          <chartooo:coordinate-region svg:x="1.885cm" svg:y="0.771cm" svg:width="9.652cm" svg:height="6.912cm"/>
          <chart:axis chart:dimension="x" chart:name="primary-x" chart:style-name="ch4" chartooo:axis-type="auto">
            <chartooo:date-scale/>
            <chart:categories table:cell-range-address="VENETO.A2:VENETO.A8"/>
          </chart:axis>
          <chart:axis chart:dimension="y" chart:name="primary-y" chart:style-name="ch5">
            <chart:grid chart:style-name="ch6" chart:class="major"/>
          </chart:axis>
          <chart:series chart:style-name="ch7" chart:values-cell-range-address="VENETO.B2:VENETO.B8" chart:label-cell-address="VENETO.B1:VENETO.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VE</text:p>
                <draw:g>
                  <svg:desc>VENETO.B1:VENETO.B1</svg:desc>
                </draw:g>
              </table:table-cell>
            </table:table-row>
          </table:table-header-rows>
          <table:table-rows>
            <table:table-row>
              <table:table-cell office:value-type="float" office:value="2006">
                <text:p>2010</text:p>
                <draw:g>
                  <svg:desc>VENETO.A2:VENETO.A8</svg:desc>
                </draw:g>
              </table:table-cell>
              <table:table-cell office:value-type="float" office:value="1071">
                <text:p>1071</text:p>
                <draw:g>
                  <svg:desc>VENETO.B2:VENETO.B8</svg:desc>
                </draw:g>
              </table:table-cell>
            </table:table-row>
            <table:table-row>
              <table:table-cell office:value-type="float" office:value="2007">
                <text:p>2010</text:p>
              </table:table-cell>
              <table:table-cell office:value-type="float" office:value="4162">
                <text:p>4162</text:p>
              </table:table-cell>
            </table:table-row>
            <table:table-row>
              <table:table-cell office:value-type="float" office:value="2008">
                <text:p>2010</text:p>
              </table:table-cell>
              <table:table-cell office:value-type="float" office:value="22751">
                <text:p>22751</text:p>
              </table:table-cell>
            </table:table-row>
            <table:table-row>
              <table:table-cell office:value-type="float" office:value="2009">
                <text:p>2010</text:p>
              </table:table-cell>
              <table:table-cell office:value-type="float" office:value="50318">
                <text:p>50318</text:p>
              </table:table-cell>
            </table:table-row>
            <table:table-row>
              <table:table-cell office:value-type="float" office:value="2010">
                <text:p>2010</text:p>
              </table:table-cell>
              <table:table-cell office:value-type="float" office:value="249938">
                <text:p>249938</text:p>
              </table:table-cell>
            </table:table-row>
            <table:table-row>
              <table:table-cell office:value-type="float" office:value="2011">
                <text:p>2010</text:p>
              </table:table-cell>
              <table:table-cell office:value-type="float" office:value="838829">
                <text:p>838829</text:p>
              </table:table-cell>
            </table:table-row>
            <table:table-row>
              <table:table-cell office:value-type="float" office:value="2012">
                <text:p>2010</text:p>
              </table:table-cell>
              <table:table-cell office:value-type="float" office:value="312222">
                <text:p>31222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PUGLIA.A2:PUGLIA.A8 PUGLIA.D1:PUGLIA.I8" chart:data-source-has-labels="both" svg:x="0.59cm" svg:y="0.499cm" svg:width="13.591cm" svg:height="9.636cm">
          <chartooo:coordinate-region svg:x="2.137cm" svg:y="0.698cm" svg:width="12.044cm" svg:height="8.79cm"/>
          <chart:axis chart:dimension="x" chart:name="primary-x" chart:style-name="ch4" chartooo:axis-type="auto">
            <chartooo:date-scale/>
            <chart:categories table:cell-range-address="PUGLIA.A2:PUGLIA.A8"/>
          </chart:axis>
          <chart:axis chart:dimension="y" chart:name="primary-y" chart:style-name="ch5">
            <chart:grid chart:style-name="ch6" chart:class="major"/>
          </chart:axis>
          <chart:series chart:style-name="ch7" chart:values-cell-range-address="PUGLIA.D2:PUGLIA.D8" chart:label-cell-address="PUGLIA.D1:PUGLIA.D1" chart:class="chart:bar">
            <chart:data-point chart:repeated="7"/>
          </chart:series>
          <chart:series chart:style-name="ch8" chart:values-cell-range-address="PUGLIA.E2:PUGLIA.E8" chart:label-cell-address="PUGLIA.E1:PUGLIA.E1" chart:class="chart:bar">
            <chart:data-point chart:repeated="7"/>
          </chart:series>
          <chart:series chart:style-name="ch9" chart:values-cell-range-address="PUGLIA.F2:PUGLIA.F8" chart:label-cell-address="PUGLIA.F1:PUGLIA.F1" chart:class="chart:bar">
            <chart:data-point chart:repeated="7"/>
          </chart:series>
          <chart:series chart:style-name="ch10" chart:values-cell-range-address="PUGLIA.G2:PUGLIA.G8" chart:label-cell-address="PUGLIA.G1:PUGLIA.G1" chart:class="chart:bar">
            <chart:data-point chart:repeated="7"/>
          </chart:series>
          <chart:series chart:style-name="ch11" chart:values-cell-range-address="PUGLIA.H2:PUGLIA.H8" chart:label-cell-address="PUGLIA.H1:PUGLIA.H1" chart:class="chart:bar">
            <chart:data-point chart:repeated="7"/>
          </chart:series>
          <chart:series chart:style-name="ch12" chart:values-cell-range-address="PUGLIA.I2:PUGLIA.I8" chart:label-cell-address="PUGLIA.I1:PUG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PUGLIA.D1:PUGLIA.D1</svg:desc>
                </draw:g>
              </table:table-cell>
              <table:table-cell office:value-type="string">
                <text:p>kW classe 2</text:p>
                <draw:g>
                  <svg:desc>PUGLIA.E1:PUGLIA.E1</svg:desc>
                </draw:g>
              </table:table-cell>
              <table:table-cell office:value-type="string">
                <text:p>kW classe 3</text:p>
                <draw:g>
                  <svg:desc>PUGLIA.F1:PUGLIA.F1</svg:desc>
                </draw:g>
              </table:table-cell>
              <table:table-cell office:value-type="string">
                <text:p>kW classe 4</text:p>
                <draw:g>
                  <svg:desc>PUGLIA.G1:PUGLIA.G1</svg:desc>
                </draw:g>
              </table:table-cell>
              <table:table-cell office:value-type="string">
                <text:p>kW classe 5</text:p>
                <draw:g>
                  <svg:desc>PUGLIA.H1:PUGLIA.H1</svg:desc>
                </draw:g>
              </table:table-cell>
              <table:table-cell office:value-type="string">
                <text:p>kW classe 6</text:p>
                <draw:g>
                  <svg:desc>PUGLIA.I1:PUGLIA.I1</svg:desc>
                </draw:g>
              </table:table-cell>
            </table:table-row>
          </table:table-header-rows>
          <table:table-rows>
            <table:table-row>
              <table:table-cell office:value-type="float" office:value="2006">
                <text:p>2010</text:p>
                <draw:g>
                  <svg:desc>PUGLIA.A2:PUGLIA.A8</svg:desc>
                </draw:g>
              </table:table-cell>
              <table:table-cell office:value-type="float" office:value="78">
                <text:p>78</text:p>
                <draw:g>
                  <svg:desc>PUGLIA.D2:PUGLIA.D8</svg:desc>
                </draw:g>
              </table:table-cell>
              <table:table-cell office:value-type="float" office:value="196">
                <text:p>196</text:p>
                <draw:g>
                  <svg:desc>PUGLIA.E2:PUGLIA.E8</svg:desc>
                </draw:g>
              </table:table-cell>
              <table:table-cell office:value-type="float" office:value="0">
                <text:p>0</text:p>
                <draw:g>
                  <svg:desc>PUGLIA.F2:PUGLIA.F8</svg:desc>
                </draw:g>
              </table:table-cell>
              <table:table-cell office:value-type="float" office:value="0">
                <text:p>0</text:p>
                <draw:g>
                  <svg:desc>PUGLIA.G2:PUGLIA.G8</svg:desc>
                </draw:g>
              </table:table-cell>
              <table:table-cell office:value-type="float" office:value="0">
                <text:p>0</text:p>
                <draw:g>
                  <svg:desc>PUGLIA.H2:PUGLIA.H8</svg:desc>
                </draw:g>
              </table:table-cell>
              <table:table-cell office:value-type="float" office:value="0">
                <text:p>0</text:p>
                <draw:g>
                  <svg:desc>PUGLIA.I2:PUGLIA.I8</svg:desc>
                </draw:g>
              </table:table-cell>
            </table:table-row>
            <table:table-row>
              <table:table-cell office:value-type="float" office:value="2007">
                <text:p>2010</text:p>
              </table:table-cell>
              <table:table-cell office:value-type="float" office:value="504">
                <text:p>504</text:p>
              </table:table-cell>
              <table:table-cell office:value-type="float" office:value="1676">
                <text:p>1676</text:p>
              </table:table-cell>
              <table:table-cell office:value-type="float" office:value="1497">
                <text:p>1497</text:p>
              </table:table-cell>
              <table:table-cell office:value-type="float" office:value="3076">
                <text:p>3076</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2139">
                <text:p>2139</text:p>
              </table:table-cell>
              <table:table-cell office:value-type="float" office:value="7597">
                <text:p>7597</text:p>
              </table:table-cell>
              <table:table-cell office:value-type="float" office:value="9414">
                <text:p>9414</text:p>
              </table:table-cell>
              <table:table-cell office:value-type="float" office:value="25929">
                <text:p>25929</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cell office:value-type="float" office:value="134624">
                <text:p>134624</text:p>
              </table:table-cell>
              <table:table-cell office:value-type="float" office:value="1661">
                <text:p>1661</text:p>
              </table:table-cell>
              <table:table-cell office:value-type="float" office:value="0">
                <text:p>0</text:p>
              </table:table-cell>
            </table:table-row>
            <table:table-row>
              <table:table-cell office:value-type="float" office:value="2010">
                <text:p>2010</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cell office:value-type="float" office:value="318028">
                <text:p>318028</text:p>
              </table:table-cell>
              <table:table-cell office:value-type="float" office:value="16728">
                <text:p>16728</text:p>
              </table:table-cell>
              <table:table-cell office:value-type="float" office:value="97552">
                <text:p>97552</text:p>
              </table:table-cell>
            </table:table-row>
            <table:table-row>
              <table:table-cell office:value-type="float" office:value="2011">
                <text:p>2010</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cell office:value-type="float" office:value="955435">
                <text:p>955435</text:p>
              </table:table-cell>
              <table:table-cell office:value-type="float" office:value="153239">
                <text:p>153239</text:p>
              </table:table-cell>
              <table:table-cell office:value-type="float" office:value="258201">
                <text:p>258201</text:p>
              </table:table-cell>
            </table:table-row>
            <table:table-row>
              <table:table-cell office:value-type="float" office:value="2012">
                <text:p>2010</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cell office:value-type="float" office:value="116603">
                <text:p>116603</text:p>
              </table:table-cell>
              <table:table-cell office:value-type="float" office:value="1995">
                <text:p>1995</text:p>
              </table:table-cell>
              <table:table-cell office:value-type="float" office:value="0">
                <text:p>0</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MARCHE.A2:MARCHE.A8 MARCHE.D1:MARCHE.I8" chart:data-source-has-labels="both" svg:x="0.775cm" svg:y="0.499cm" svg:width="13.406cm" svg:height="9.636cm">
          <chartooo:coordinate-region svg:x="2.137cm" svg:y="0.698cm" svg:width="12.044cm" svg:height="8.79cm"/>
          <chart:axis chart:dimension="x" chart:name="primary-x" chart:style-name="ch4" chartooo:axis-type="auto">
            <chartooo:date-scale/>
            <chart:categories table:cell-range-address="MARCHE.A2:MARCHE.A8"/>
          </chart:axis>
          <chart:axis chart:dimension="y" chart:name="primary-y" chart:style-name="ch5">
            <chart:grid chart:style-name="ch6" chart:class="major"/>
          </chart:axis>
          <chart:series chart:style-name="ch7" chart:values-cell-range-address="MARCHE.D2:MARCHE.D8" chart:label-cell-address="MARCHE.D1:MARCHE.D1" chart:class="chart:bar">
            <chart:data-point chart:repeated="7"/>
          </chart:series>
          <chart:series chart:style-name="ch8" chart:values-cell-range-address="MARCHE.E2:MARCHE.E8" chart:label-cell-address="MARCHE.E1:MARCHE.E1" chart:class="chart:bar">
            <chart:data-point chart:repeated="7"/>
          </chart:series>
          <chart:series chart:style-name="ch9" chart:values-cell-range-address="MARCHE.F2:MARCHE.F8" chart:label-cell-address="MARCHE.F1:MARCHE.F1" chart:class="chart:bar">
            <chart:data-point chart:repeated="7"/>
          </chart:series>
          <chart:series chart:style-name="ch10" chart:values-cell-range-address="MARCHE.G2:MARCHE.G8" chart:label-cell-address="MARCHE.G1:MARCHE.G1" chart:class="chart:bar">
            <chart:data-point chart:repeated="7"/>
          </chart:series>
          <chart:series chart:style-name="ch11" chart:values-cell-range-address="MARCHE.H2:MARCHE.H8" chart:label-cell-address="MARCHE.H1:MARCHE.H1" chart:class="chart:bar">
            <chart:data-point chart:repeated="7"/>
          </chart:series>
          <chart:series chart:style-name="ch12" chart:values-cell-range-address="MARCHE.I2:MARCHE.I8" chart:label-cell-address="MARCHE.I1:MARCH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MARCHE.D1:MARCHE.D1</svg:desc>
                </draw:g>
              </table:table-cell>
              <table:table-cell office:value-type="string">
                <text:p>kW classe 2</text:p>
                <draw:g>
                  <svg:desc>MARCHE.E1:MARCHE.E1</svg:desc>
                </draw:g>
              </table:table-cell>
              <table:table-cell office:value-type="string">
                <text:p>kW classe 3</text:p>
                <draw:g>
                  <svg:desc>MARCHE.F1:MARCHE.F1</svg:desc>
                </draw:g>
              </table:table-cell>
              <table:table-cell office:value-type="string">
                <text:p>kW classe 4</text:p>
                <draw:g>
                  <svg:desc>MARCHE.G1:MARCHE.G1</svg:desc>
                </draw:g>
              </table:table-cell>
              <table:table-cell office:value-type="string">
                <text:p>kW classe 5</text:p>
                <draw:g>
                  <svg:desc>MARCHE.H1:MARCHE.H1</svg:desc>
                </draw:g>
              </table:table-cell>
              <table:table-cell office:value-type="string">
                <text:p>kW classe 6</text:p>
                <draw:g>
                  <svg:desc>MARCHE.I1:MARCHE.I1</svg:desc>
                </draw:g>
              </table:table-cell>
            </table:table-row>
          </table:table-header-rows>
          <table:table-rows>
            <table:table-row>
              <table:table-cell office:value-type="float" office:value="2006">
                <text:p>2010</text:p>
                <draw:g>
                  <svg:desc>MARCHE.A2:MARCHE.A8</svg:desc>
                </draw:g>
              </table:table-cell>
              <table:table-cell office:value-type="float" office:value="67">
                <text:p>67</text:p>
                <draw:g>
                  <svg:desc>MARCHE.D2:MARCHE.D8</svg:desc>
                </draw:g>
              </table:table-cell>
              <table:table-cell office:value-type="float" office:value="177">
                <text:p>177</text:p>
                <draw:g>
                  <svg:desc>MARCHE.E2:MARCHE.E8</svg:desc>
                </draw:g>
              </table:table-cell>
              <table:table-cell office:value-type="float" office:value="0">
                <text:p>0</text:p>
                <draw:g>
                  <svg:desc>MARCHE.F2:MARCHE.F8</svg:desc>
                </draw:g>
              </table:table-cell>
              <table:table-cell office:value-type="float" office:value="0">
                <text:p>0</text:p>
                <draw:g>
                  <svg:desc>MARCHE.G2:MARCHE.G8</svg:desc>
                </draw:g>
              </table:table-cell>
              <table:table-cell office:value-type="float" office:value="0">
                <text:p>0</text:p>
                <draw:g>
                  <svg:desc>MARCHE.H2:MARCHE.H8</svg:desc>
                </draw:g>
              </table:table-cell>
              <table:table-cell office:value-type="float" office:value="0">
                <text:p>0</text:p>
                <draw:g>
                  <svg:desc>MARCHE.I2:MARCHE.I8</svg:desc>
                </draw:g>
              </table:table-cell>
            </table:table-row>
            <table:table-row>
              <table:table-cell office:value-type="float" office:value="2007">
                <text:p>2010</text:p>
              </table:table-cell>
              <table:table-cell office:value-type="float" office:value="299">
                <text:p>299</text:p>
              </table:table-cell>
              <table:table-cell office:value-type="float" office:value="1146">
                <text:p>1146</text:p>
              </table:table-cell>
              <table:table-cell office:value-type="float" office:value="669">
                <text:p>669</text:p>
              </table:table-cell>
              <table:table-cell office:value-type="float" office:value="237">
                <text:p>23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327">
                <text:p>1327</text:p>
              </table:table-cell>
              <table:table-cell office:value-type="float" office:value="3139">
                <text:p>3139</text:p>
              </table:table-cell>
              <table:table-cell office:value-type="float" office:value="6548">
                <text:p>6548</text:p>
              </table:table-cell>
              <table:table-cell office:value-type="float" office:value="6933">
                <text:p>6933</text:p>
              </table:table-cell>
              <table:table-cell office:value-type="float" office:value="3001">
                <text:p>3001</text:p>
              </table:table-cell>
              <table:table-cell office:value-type="float" office:value="0">
                <text:p>0</text:p>
              </table:table-cell>
            </table:table-row>
            <table:table-row>
              <table:table-cell office:value-type="float" office:value="2009">
                <text:p>2010</text:p>
              </table:table-cell>
              <table:table-cell office:value-type="float" office:value="1742">
                <text:p>1742</text:p>
              </table:table-cell>
              <table:table-cell office:value-type="float" office:value="4888">
                <text:p>4888</text:p>
              </table:table-cell>
              <table:table-cell office:value-type="float" office:value="9397">
                <text:p>9397</text:p>
              </table:table-cell>
              <table:table-cell office:value-type="float" office:value="13704">
                <text:p>13704</text:p>
              </table:table-cell>
              <table:table-cell office:value-type="float" office:value="7274">
                <text:p>7274</text:p>
              </table:table-cell>
              <table:table-cell office:value-type="float" office:value="0">
                <text:p>0</text:p>
              </table:table-cell>
            </table:table-row>
            <table:table-row>
              <table:table-cell office:value-type="float" office:value="2010">
                <text:p>2010</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cell office:value-type="float" office:value="67759">
                <text:p>67759</text:p>
              </table:table-cell>
              <table:table-cell office:value-type="float" office:value="19933">
                <text:p>19933</text:p>
              </table:table-cell>
              <table:table-cell office:value-type="float" office:value="0">
                <text:p>0</text:p>
              </table:table-cell>
            </table:table-row>
            <table:table-row>
              <table:table-cell office:value-type="float" office:value="2011">
                <text:p>2010</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cell office:value-type="float" office:value="391695">
                <text:p>391695</text:p>
              </table:table-cell>
              <table:table-cell office:value-type="float" office:value="74819">
                <text:p>74819</text:p>
              </table:table-cell>
              <table:table-cell office:value-type="float" office:value="20890">
                <text:p>20890</text:p>
              </table:table-cell>
            </table:table-row>
            <table:table-row>
              <table:table-cell office:value-type="float" office:value="2012">
                <text:p>2010</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cell office:value-type="float" office:value="104193">
                <text:p>104193</text:p>
              </table:table-cell>
              <table:table-cell office:value-type="float" office:value="5776">
                <text:p>5776</text:p>
              </table:table-cell>
              <table:table-cell office:value-type="float" office:value="0">
                <text:p>0</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UMBRIA.A2:UMBRIA.A8 UMBRIA.D1:UMBR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UMBRIA.A2:UMBRIA.A8"/>
          </chart:axis>
          <chart:axis chart:dimension="y" chart:name="primary-y" chart:style-name="ch5">
            <chart:grid chart:style-name="ch6" chart:class="major"/>
          </chart:axis>
          <chart:series chart:style-name="ch7" chart:values-cell-range-address="UMBRIA.D2:UMBRIA.D8" chart:label-cell-address="UMBRIA.D1:UMBRIA.D1" chart:class="chart:bar">
            <chart:data-point chart:repeated="7"/>
          </chart:series>
          <chart:series chart:style-name="ch8" chart:values-cell-range-address="UMBRIA.E2:UMBRIA.E8" chart:label-cell-address="UMBRIA.E1:UMBRIA.E1" chart:class="chart:bar">
            <chart:data-point chart:repeated="7"/>
          </chart:series>
          <chart:series chart:style-name="ch9" chart:values-cell-range-address="UMBRIA.F2:UMBRIA.F8" chart:label-cell-address="UMBRIA.F1:UMBR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UMBRIA.D1:UMBRIA.D1</svg:desc>
                </draw:g>
              </table:table-cell>
              <table:table-cell office:value-type="string">
                <text:p>kW classe 2</text:p>
                <draw:g>
                  <svg:desc>UMBRIA.E1:UMBRIA.E1</svg:desc>
                </draw:g>
              </table:table-cell>
              <table:table-cell office:value-type="string">
                <text:p>kW classe 3</text:p>
                <draw:g>
                  <svg:desc>UMBRIA.F1:UMBRIA.F1</svg:desc>
                </draw:g>
              </table:table-cell>
            </table:table-row>
          </table:table-header-rows>
          <table:table-rows>
            <table:table-row>
              <table:table-cell office:value-type="float" office:value="2006">
                <text:p>2010</text:p>
                <draw:g>
                  <svg:desc>UMBRIA.A2:UMBRIA.A8</svg:desc>
                </draw:g>
              </table:table-cell>
              <table:table-cell office:value-type="float" office:value="39">
                <text:p>39</text:p>
                <draw:g>
                  <svg:desc>UMBRIA.D2:UMBRIA.D8</svg:desc>
                </draw:g>
              </table:table-cell>
              <table:table-cell office:value-type="float" office:value="146">
                <text:p>146</text:p>
                <draw:g>
                  <svg:desc>UMBRIA.E2:UMBRIA.E8</svg:desc>
                </draw:g>
              </table:table-cell>
              <table:table-cell office:value-type="float" office:value="749">
                <text:p>749</text:p>
                <draw:g>
                  <svg:desc>UMBRIA.F2:UMBRIA.F8</svg:desc>
                </draw:g>
              </table:table-cell>
            </table:table-row>
            <table:table-row>
              <table:table-cell office:value-type="float" office:value="2007">
                <text:p>2010</text:p>
              </table:table-cell>
              <table:table-cell office:value-type="float" office:value="103">
                <text:p>103</text:p>
              </table:table-cell>
              <table:table-cell office:value-type="float" office:value="996">
                <text:p>996</text:p>
              </table:table-cell>
              <table:table-cell office:value-type="float" office:value="1373">
                <text:p>1373</text:p>
              </table:table-cell>
            </table:table-row>
            <table:table-row>
              <table:table-cell office:value-type="float" office:value="2008">
                <text:p>2010</text:p>
              </table:table-cell>
              <table:table-cell office:value-type="float" office:value="593">
                <text:p>593</text:p>
              </table:table-cell>
              <table:table-cell office:value-type="float" office:value="2354">
                <text:p>2354</text:p>
              </table:table-cell>
              <table:table-cell office:value-type="float" office:value="3653">
                <text:p>3653</text:p>
              </table:table-cell>
            </table:table-row>
            <table:table-row>
              <table:table-cell office:value-type="float" office:value="2009">
                <text:p>2010</text:p>
              </table:table-cell>
              <table:table-cell office:value-type="float" office:value="921">
                <text:p>921</text:p>
              </table:table-cell>
              <table:table-cell office:value-type="float" office:value="3474">
                <text:p>3474</text:p>
              </table:table-cell>
              <table:table-cell office:value-type="float" office:value="4236">
                <text:p>4236</text:p>
              </table:table-cell>
            </table:table-row>
            <table:table-row>
              <table:table-cell office:value-type="float" office:value="2010">
                <text:p>2010</text:p>
              </table:table-cell>
              <table:table-cell office:value-type="float" office:value="2836">
                <text:p>2836</text:p>
              </table:table-cell>
              <table:table-cell office:value-type="float" office:value="6672">
                <text:p>6672</text:p>
              </table:table-cell>
              <table:table-cell office:value-type="float" office:value="7636">
                <text:p>7636</text:p>
              </table:table-cell>
            </table:table-row>
            <table:table-row>
              <table:table-cell office:value-type="float" office:value="2011">
                <text:p>2010</text:p>
              </table:table-cell>
              <table:table-cell office:value-type="float" office:value="4232">
                <text:p>4232</text:p>
              </table:table-cell>
              <table:table-cell office:value-type="float" office:value="18180">
                <text:p>18180</text:p>
              </table:table-cell>
              <table:table-cell office:value-type="float" office:value="40032">
                <text:p>40032</text:p>
              </table:table-cell>
            </table:table-row>
            <table:table-row>
              <table:table-cell office:value-type="float" office:value="2012">
                <text:p>2010</text:p>
              </table:table-cell>
              <table:table-cell office:value-type="float" office:value="2618">
                <text:p>2618</text:p>
              </table:table-cell>
              <table:table-cell office:value-type="float" office:value="15269">
                <text:p>15269</text:p>
              </table:table-cell>
              <table:table-cell office:value-type="float" office:value="33832">
                <text:p>33832</text:p>
              </table:table-cell>
            </table:table-row>
          </table:table-rows>
        </table:table>
      </chart:chart>
    </office:chart>
  </office:body>
</office:document-content>
</file>

<file path=Object 6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TRENTINO ALTO ADIGE'.A2:'TRENTINO ALTO ADIGE'.A8 'TRENTINO ALTO ADIGE'.D1:'TRENTINO ALTO ADIGE'.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D2:'TRENTINO ALTO ADIGE'.D8" chart:label-cell-address="'TRENTINO ALTO ADIGE'.D1:'TRENTINO ALTO ADIGE'.D1" chart:class="chart:bar">
            <chart:data-point chart:repeated="7"/>
          </chart:series>
          <chart:series chart:style-name="ch8" chart:values-cell-range-address="'TRENTINO ALTO ADIGE'.E2:'TRENTINO ALTO ADIGE'.E8" chart:label-cell-address="'TRENTINO ALTO ADIGE'.E1:'TRENTINO ALTO ADIGE'.E1" chart:class="chart:bar">
            <chart:data-point chart:repeated="7"/>
          </chart:series>
          <chart:series chart:style-name="ch9" chart:values-cell-range-address="'TRENTINO ALTO ADIGE'.F2:'TRENTINO ALTO ADIGE'.F8" chart:label-cell-address="'TRENTINO ALTO ADIGE'.F1:'TRENTINO ALTO ADIG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TRENTINO ALTO ADIGE'.D1:'TRENTINO ALTO ADIGE'.D1</svg:desc>
                </draw:g>
              </table:table-cell>
              <table:table-cell office:value-type="string">
                <text:p>kW classe 2</text:p>
                <draw:g>
                  <svg:desc>'TRENTINO ALTO ADIGE'.E1:'TRENTINO ALTO ADIGE'.E1</svg:desc>
                </draw:g>
              </table:table-cell>
              <table:table-cell office:value-type="string">
                <text:p>kW classe 3</text:p>
                <draw:g>
                  <svg:desc>'TRENTINO ALTO ADIGE'.F1:'TRENTINO ALTO ADIGE'.F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59">
                <text:p>59</text:p>
                <draw:g>
                  <svg:desc>'TRENTINO ALTO ADIGE'.D2:'TRENTINO ALTO ADIGE'.D8</svg:desc>
                </draw:g>
              </table:table-cell>
              <table:table-cell office:value-type="float" office:value="387">
                <text:p>387</text:p>
                <draw:g>
                  <svg:desc>'TRENTINO ALTO ADIGE'.E2:'TRENTINO ALTO ADIGE'.E8</svg:desc>
                </draw:g>
              </table:table-cell>
              <table:table-cell office:value-type="float" office:value="344">
                <text:p>344</text:p>
                <draw:g>
                  <svg:desc>'TRENTINO ALTO ADIGE'.F2:'TRENTINO ALTO ADIGE'.F8</svg:desc>
                </draw:g>
              </table:table-cell>
            </table:table-row>
            <table:table-row>
              <table:table-cell office:value-type="float" office:value="2007">
                <text:p>2010</text:p>
              </table:table-cell>
              <table:table-cell office:value-type="float" office:value="270">
                <text:p>270</text:p>
              </table:table-cell>
              <table:table-cell office:value-type="float" office:value="1431">
                <text:p>1431</text:p>
              </table:table-cell>
              <table:table-cell office:value-type="float" office:value="2834">
                <text:p>2834</text:p>
              </table:table-cell>
            </table:table-row>
            <table:table-row>
              <table:table-cell office:value-type="float" office:value="2008">
                <text:p>2010</text:p>
              </table:table-cell>
              <table:table-cell office:value-type="float" office:value="1417">
                <text:p>1417</text:p>
              </table:table-cell>
              <table:table-cell office:value-type="float" office:value="5685">
                <text:p>5685</text:p>
              </table:table-cell>
              <table:table-cell office:value-type="float" office:value="7867">
                <text:p>7867</text:p>
              </table:table-cell>
            </table:table-row>
            <table:table-row>
              <table:table-cell office:value-type="float" office:value="2009">
                <text:p>2010</text:p>
              </table:table-cell>
              <table:table-cell office:value-type="float" office:value="2349">
                <text:p>2349</text:p>
              </table:table-cell>
              <table:table-cell office:value-type="float" office:value="8892">
                <text:p>8892</text:p>
              </table:table-cell>
              <table:table-cell office:value-type="float" office:value="11349">
                <text:p>11349</text:p>
              </table:table-cell>
            </table:table-row>
            <table:table-row>
              <table:table-cell office:value-type="float" office:value="2010">
                <text:p>2010</text:p>
              </table:table-cell>
              <table:table-cell office:value-type="float" office:value="5795">
                <text:p>5795</text:p>
              </table:table-cell>
              <table:table-cell office:value-type="float" office:value="28483">
                <text:p>28483</text:p>
              </table:table-cell>
              <table:table-cell office:value-type="float" office:value="41692">
                <text:p>41692</text:p>
              </table:table-cell>
            </table:table-row>
            <table:table-row>
              <table:table-cell office:value-type="float" office:value="2011">
                <text:p>2010</text:p>
              </table:table-cell>
              <table:table-cell office:value-type="float" office:value="6695">
                <text:p>6695</text:p>
              </table:table-cell>
              <table:table-cell office:value-type="float" office:value="27953">
                <text:p>27953</text:p>
              </table:table-cell>
              <table:table-cell office:value-type="float" office:value="70425">
                <text:p>70425</text:p>
              </table:table-cell>
            </table:table-row>
            <table:table-row>
              <table:table-cell office:value-type="float" office:value="2012">
                <text:p>2010</text:p>
              </table:table-cell>
              <table:table-cell office:value-type="float" office:value="4182">
                <text:p>4182</text:p>
              </table:table-cell>
              <table:table-cell office:value-type="float" office:value="15865">
                <text:p>15865</text:p>
              </table:table-cell>
              <table:table-cell office:value-type="float" office:value="30830">
                <text:p>30830</text:p>
              </table:table-cell>
            </table:table-row>
          </table:table-rows>
        </table:table>
      </chart:chart>
    </office:chart>
  </office:body>
</office:document-content>
</file>

<file path=Object 6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PIEMONTE.A2:PIEMONTE.A8 PIEMONTE.D1:PIEMONTE.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PIEMONTE.A2:PIEMONTE.A8"/>
          </chart:axis>
          <chart:axis chart:dimension="y" chart:name="primary-y" chart:style-name="ch5">
            <chart:grid chart:style-name="ch6" chart:class="major"/>
          </chart:axis>
          <chart:series chart:style-name="ch7" chart:values-cell-range-address="PIEMONTE.D2:PIEMONTE.D8" chart:label-cell-address="PIEMONTE.D1:PIEMONTE.D1" chart:class="chart:bar">
            <chart:data-point chart:repeated="7"/>
          </chart:series>
          <chart:series chart:style-name="ch8" chart:values-cell-range-address="PIEMONTE.E2:PIEMONTE.E8" chart:label-cell-address="PIEMONTE.E1:PIEMONTE.E1" chart:class="chart:bar">
            <chart:data-point chart:repeated="7"/>
          </chart:series>
          <chart:series chart:style-name="ch9" chart:values-cell-range-address="PIEMONTE.F2:PIEMONTE.F8" chart:label-cell-address="PIEMONTE.F1:PIEMONT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PIEMONTE.D1:PIEMONTE.D1</svg:desc>
                </draw:g>
              </table:table-cell>
              <table:table-cell office:value-type="string">
                <text:p>kW classe 2</text:p>
                <draw:g>
                  <svg:desc>PIEMONTE.E1:PIEMONTE.E1</svg:desc>
                </draw:g>
              </table:table-cell>
              <table:table-cell office:value-type="string">
                <text:p>kW classe 3</text:p>
                <draw:g>
                  <svg:desc>PIEMONTE.F1:PIEMONTE.F1</svg:desc>
                </draw:g>
              </table:table-cell>
            </table:table-row>
          </table:table-header-rows>
          <table:table-rows>
            <table:table-row>
              <table:table-cell office:value-type="float" office:value="2006">
                <text:p>2010</text:p>
                <draw:g>
                  <svg:desc>PIEMONTE.A2:PIEMONTE.A8</svg:desc>
                </draw:g>
              </table:table-cell>
              <table:table-cell office:value-type="float" office:value="95">
                <text:p>95</text:p>
                <draw:g>
                  <svg:desc>PIEMONTE.D2:PIEMONTE.D8</svg:desc>
                </draw:g>
              </table:table-cell>
              <table:table-cell office:value-type="float" office:value="395">
                <text:p>395</text:p>
                <draw:g>
                  <svg:desc>PIEMONTE.E2:PIEMONTE.E8</svg:desc>
                </draw:g>
              </table:table-cell>
              <table:table-cell office:value-type="float" office:value="282">
                <text:p>282</text:p>
                <draw:g>
                  <svg:desc>PIEMONTE.F2:PIEMONTE.F8</svg:desc>
                </draw:g>
              </table:table-cell>
            </table:table-row>
            <table:table-row>
              <table:table-cell office:value-type="float" office:value="2007">
                <text:p>2010</text:p>
              </table:table-cell>
              <table:table-cell office:value-type="float" office:value="686">
                <text:p>686</text:p>
              </table:table-cell>
              <table:table-cell office:value-type="float" office:value="1644">
                <text:p>1644</text:p>
              </table:table-cell>
              <table:table-cell office:value-type="float" office:value="1490">
                <text:p>1490</text:p>
              </table:table-cell>
            </table:table-row>
            <table:table-row>
              <table:table-cell office:value-type="float" office:value="2008">
                <text:p>2010</text:p>
              </table:table-cell>
              <table:table-cell office:value-type="float" office:value="2685">
                <text:p>2685</text:p>
              </table:table-cell>
              <table:table-cell office:value-type="float" office:value="7130">
                <text:p>7130</text:p>
              </table:table-cell>
              <table:table-cell office:value-type="float" office:value="8604">
                <text:p>8604</text:p>
              </table:table-cell>
            </table:table-row>
            <table:table-row>
              <table:table-cell office:value-type="float" office:value="2009">
                <text:p>2010</text:p>
              </table:table-cell>
              <table:table-cell office:value-type="float" office:value="3737">
                <text:p>3737</text:p>
              </table:table-cell>
              <table:table-cell office:value-type="float" office:value="12717">
                <text:p>12717</text:p>
              </table:table-cell>
              <table:table-cell office:value-type="float" office:value="13252">
                <text:p>13252</text:p>
              </table:table-cell>
            </table:table-row>
            <table:table-row>
              <table:table-cell office:value-type="float" office:value="2010">
                <text:p>2010</text:p>
              </table:table-cell>
              <table:table-cell office:value-type="float" office:value="6022">
                <text:p>6022</text:p>
              </table:table-cell>
              <table:table-cell office:value-type="float" office:value="32180">
                <text:p>32180</text:p>
              </table:table-cell>
              <table:table-cell office:value-type="float" office:value="47263">
                <text:p>47263</text:p>
              </table:table-cell>
            </table:table-row>
            <table:table-row>
              <table:table-cell office:value-type="float" office:value="2011">
                <text:p>2010</text:p>
              </table:table-cell>
              <table:table-cell office:value-type="float" office:value="7931">
                <text:p>7931</text:p>
              </table:table-cell>
              <table:table-cell office:value-type="float" office:value="59031">
                <text:p>59031</text:p>
              </table:table-cell>
              <table:table-cell office:value-type="float" office:value="178168">
                <text:p>178168</text:p>
              </table:table-cell>
            </table:table-row>
            <table:table-row>
              <table:table-cell office:value-type="float" office:value="2012">
                <text:p>2010</text:p>
              </table:table-cell>
              <table:table-cell office:value-type="float" office:value="9088">
                <text:p>9088</text:p>
              </table:table-cell>
              <table:table-cell office:value-type="float" office:value="48981">
                <text:p>48981</text:p>
              </table:table-cell>
              <table:table-cell office:value-type="float" office:value="91441">
                <text:p>91441</text:p>
              </table:table-cell>
            </table:table-row>
          </table:table-rows>
        </table:table>
      </chart:chart>
    </office:chart>
  </office:body>
</office:document-content>
</file>

<file path=Object 6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LAZIO.A2:LAZIO.A8 LAZIO.D1:LAZIO.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LAZIO.A2:LAZIO.A8"/>
          </chart:axis>
          <chart:axis chart:dimension="y" chart:name="primary-y" chart:style-name="ch5">
            <chart:grid chart:style-name="ch6" chart:class="major"/>
          </chart:axis>
          <chart:series chart:style-name="ch7" chart:values-cell-range-address="LAZIO.D2:LAZIO.D8" chart:label-cell-address="LAZIO.D1:LAZIO.D1" chart:class="chart:bar">
            <chart:data-point chart:repeated="7"/>
          </chart:series>
          <chart:series chart:style-name="ch8" chart:values-cell-range-address="LAZIO.E2:LAZIO.E8" chart:label-cell-address="LAZIO.E1:LAZIO.E1" chart:class="chart:bar">
            <chart:data-point chart:repeated="7"/>
          </chart:series>
          <chart:series chart:style-name="ch9" chart:values-cell-range-address="LAZIO.F2:LAZIO.F8" chart:label-cell-address="LAZIO.F1:LAZIO.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LAZIO.D1:LAZIO.D1</svg:desc>
                </draw:g>
              </table:table-cell>
              <table:table-cell office:value-type="string">
                <text:p>kW classe 2</text:p>
                <draw:g>
                  <svg:desc>LAZIO.E1:LAZIO.E1</svg:desc>
                </draw:g>
              </table:table-cell>
              <table:table-cell office:value-type="string">
                <text:p>kW classe 3</text:p>
                <draw:g>
                  <svg:desc>LAZIO.F1:LAZIO.F1</svg:desc>
                </draw:g>
              </table:table-cell>
            </table:table-row>
          </table:table-header-rows>
          <table:table-rows>
            <table:table-row>
              <table:table-cell office:value-type="float" office:value="2006">
                <text:p>2010</text:p>
                <draw:g>
                  <svg:desc>LAZIO.A2:LAZIO.A8</svg:desc>
                </draw:g>
              </table:table-cell>
              <table:table-cell office:value-type="float" office:value="95">
                <text:p>95</text:p>
                <draw:g>
                  <svg:desc>LAZIO.D2:LAZIO.D8</svg:desc>
                </draw:g>
              </table:table-cell>
              <table:table-cell office:value-type="float" office:value="263">
                <text:p>263</text:p>
                <draw:g>
                  <svg:desc>LAZIO.E2:LAZIO.E8</svg:desc>
                </draw:g>
              </table:table-cell>
              <table:table-cell office:value-type="float" office:value="40">
                <text:p>40</text:p>
                <draw:g>
                  <svg:desc>LAZIO.F2:LAZIO.F8</svg:desc>
                </draw:g>
              </table:table-cell>
            </table:table-row>
            <table:table-row>
              <table:table-cell office:value-type="float" office:value="2007">
                <text:p>2010</text:p>
              </table:table-cell>
              <table:table-cell office:value-type="float" office:value="471">
                <text:p>471</text:p>
              </table:table-cell>
              <table:table-cell office:value-type="float" office:value="1442">
                <text:p>1442</text:p>
              </table:table-cell>
              <table:table-cell office:value-type="float" office:value="788">
                <text:p>788</text:p>
              </table:table-cell>
            </table:table-row>
            <table:table-row>
              <table:table-cell office:value-type="float" office:value="2008">
                <text:p>2010</text:p>
              </table:table-cell>
              <table:table-cell office:value-type="float" office:value="1746">
                <text:p>1746</text:p>
              </table:table-cell>
              <table:table-cell office:value-type="float" office:value="4918">
                <text:p>4918</text:p>
              </table:table-cell>
              <table:table-cell office:value-type="float" office:value="4637">
                <text:p>4637</text:p>
              </table:table-cell>
            </table:table-row>
            <table:table-row>
              <table:table-cell office:value-type="float" office:value="2009">
                <text:p>2010</text:p>
              </table:table-cell>
              <table:table-cell office:value-type="float" office:value="2951">
                <text:p>2951</text:p>
              </table:table-cell>
              <table:table-cell office:value-type="float" office:value="8633">
                <text:p>8633</text:p>
              </table:table-cell>
              <table:table-cell office:value-type="float" office:value="4986">
                <text:p>4986</text:p>
              </table:table-cell>
            </table:table-row>
            <table:table-row>
              <table:table-cell office:value-type="float" office:value="2010">
                <text:p>2010</text:p>
              </table:table-cell>
              <table:table-cell office:value-type="float" office:value="4203">
                <text:p>4203</text:p>
              </table:table-cell>
              <table:table-cell office:value-type="float" office:value="17040">
                <text:p>17040</text:p>
              </table:table-cell>
              <table:table-cell office:value-type="float" office:value="10447">
                <text:p>10447</text:p>
              </table:table-cell>
            </table:table-row>
            <table:table-row>
              <table:table-cell office:value-type="float" office:value="2011">
                <text:p>2010</text:p>
              </table:table-cell>
              <table:table-cell office:value-type="float" office:value="8175">
                <text:p>8175</text:p>
              </table:table-cell>
              <table:table-cell office:value-type="float" office:value="41664">
                <text:p>41664</text:p>
              </table:table-cell>
              <table:table-cell office:value-type="float" office:value="52309">
                <text:p>52309</text:p>
              </table:table-cell>
            </table:table-row>
            <table:table-row>
              <table:table-cell office:value-type="float" office:value="2012">
                <text:p>2010</text:p>
              </table:table-cell>
              <table:table-cell office:value-type="float" office:value="8069">
                <text:p>8069</text:p>
              </table:table-cell>
              <table:table-cell office:value-type="float" office:value="37767">
                <text:p>37767</text:p>
              </table:table-cell>
              <table:table-cell office:value-type="float" office:value="39294">
                <text:p>39294</text:p>
              </table:table-cell>
            </table:table-row>
          </table:table-rows>
        </table:table>
      </chart:chart>
    </office:chart>
  </office:body>
</office:document-content>
</file>

<file path=Object 6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CALABRIA.A2:CALABRIA.A8 CALABRIA.D1:CALABRIA.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CALABRIA.A2:CALABRIA.A8"/>
          </chart:axis>
          <chart:axis chart:dimension="y" chart:name="primary-y" chart:style-name="ch5">
            <chart:grid chart:style-name="ch6" chart:class="major"/>
          </chart:axis>
          <chart:series chart:style-name="ch7" chart:values-cell-range-address="CALABRIA.D2:CALABRIA.D8" chart:label-cell-address="CALABRIA.D1:CALABRIA.D1" chart:class="chart:bar">
            <chart:data-point chart:repeated="7"/>
          </chart:series>
          <chart:series chart:style-name="ch8" chart:values-cell-range-address="CALABRIA.E2:CALABRIA.E8" chart:label-cell-address="CALABRIA.E1:CALABRIA.E1" chart:class="chart:bar">
            <chart:data-point chart:repeated="7"/>
          </chart:series>
          <chart:series chart:style-name="ch9" chart:values-cell-range-address="CALABRIA.F2:CALABRIA.F8" chart:label-cell-address="CALABRIA.F1:CALABRIA.F1" chart:class="chart:bar">
            <chart:data-point chart:repeated="7"/>
          </chart:series>
          <chart:series chart:style-name="ch10" chart:values-cell-range-address="CALABRIA.G2:CALABRIA.G8" chart:label-cell-address="CALABRIA.G1:CALABRIA.G1" chart:class="chart:bar">
            <chart:data-point chart:repeated="7"/>
          </chart:series>
          <chart:series chart:style-name="ch11" chart:values-cell-range-address="CALABRIA.H2:CALABRIA.H8" chart:label-cell-address="CALABRIA.H1:CALABRIA.H1" chart:class="chart:bar">
            <chart:data-point chart:repeated="7"/>
          </chart:series>
          <chart:series chart:style-name="ch12" chart:values-cell-range-address="CALABRIA.I2:CALABRIA.I8" chart:label-cell-address="CALABRIA.I1:CALABR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CALABRIA.D1:CALABRIA.D1</svg:desc>
                </draw:g>
              </table:table-cell>
              <table:table-cell office:value-type="string">
                <text:p>kW classe 2</text:p>
                <draw:g>
                  <svg:desc>CALABRIA.E1:CALABRIA.E1</svg:desc>
                </draw:g>
              </table:table-cell>
              <table:table-cell office:value-type="string">
                <text:p>kW classe 3</text:p>
                <draw:g>
                  <svg:desc>CALABRIA.F1:CALABRIA.F1</svg:desc>
                </draw:g>
              </table:table-cell>
              <table:table-cell office:value-type="string">
                <text:p>kW classe 4</text:p>
                <draw:g>
                  <svg:desc>CALABRIA.G1:CALABRIA.G1</svg:desc>
                </draw:g>
              </table:table-cell>
              <table:table-cell office:value-type="string">
                <text:p>kW classe 5</text:p>
                <draw:g>
                  <svg:desc>CALABRIA.H1:CALABRIA.H1</svg:desc>
                </draw:g>
              </table:table-cell>
              <table:table-cell office:value-type="string">
                <text:p>kW classe 6</text:p>
                <draw:g>
                  <svg:desc>CALABRIA.I1:CALABRIA.I1</svg:desc>
                </draw:g>
              </table:table-cell>
            </table:table-row>
          </table:table-header-rows>
          <table:table-rows>
            <table:table-row>
              <table:table-cell office:value-type="float" office:value="2006">
                <text:p>2010</text:p>
                <draw:g>
                  <svg:desc>CALABRIA.A2:CALABRIA.A8</svg:desc>
                </draw:g>
              </table:table-cell>
              <table:table-cell office:value-type="float" office:value="5">
                <text:p>5</text:p>
                <draw:g>
                  <svg:desc>CALABRIA.D2:CALABRIA.D8</svg:desc>
                </draw:g>
              </table:table-cell>
              <table:table-cell office:value-type="float" office:value="53">
                <text:p>53</text:p>
                <draw:g>
                  <svg:desc>CALABRIA.E2:CALABRIA.E8</svg:desc>
                </draw:g>
              </table:table-cell>
              <table:table-cell office:value-type="float" office:value="0">
                <text:p>0</text:p>
                <draw:g>
                  <svg:desc>CALABRIA.F2:CALABRIA.F8</svg:desc>
                </draw:g>
              </table:table-cell>
              <table:table-cell office:value-type="float" office:value="0">
                <text:p>0</text:p>
                <draw:g>
                  <svg:desc>CALABRIA.G2:CALABRIA.G8</svg:desc>
                </draw:g>
              </table:table-cell>
              <table:table-cell office:value-type="float" office:value="0">
                <text:p>0</text:p>
                <draw:g>
                  <svg:desc>CALABRIA.H2:CALABRIA.H8</svg:desc>
                </draw:g>
              </table:table-cell>
              <table:table-cell office:value-type="float" office:value="0">
                <text:p>0</text:p>
                <draw:g>
                  <svg:desc>CALABRIA.I2:CALABRIA.I8</svg:desc>
                </draw:g>
              </table:table-cell>
            </table:table-row>
            <table:table-row>
              <table:table-cell office:value-type="float" office:value="2007">
                <text:p>2010</text:p>
              </table:table-cell>
              <table:table-cell office:value-type="float" office:value="86">
                <text:p>86</text:p>
              </table:table-cell>
              <table:table-cell office:value-type="float" office:value="578">
                <text:p>578</text:p>
              </table:table-cell>
              <table:table-cell office:value-type="float" office:value="419">
                <text:p>419</text:p>
              </table:table-cell>
              <table:table-cell office:value-type="float" office:value="4407">
                <text:p>4407</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537">
                <text:p>537</text:p>
              </table:table-cell>
              <table:table-cell office:value-type="float" office:value="2173">
                <text:p>2173</text:p>
              </table:table-cell>
              <table:table-cell office:value-type="float" office:value="1874">
                <text:p>1874</text:p>
              </table:table-cell>
              <table:table-cell office:value-type="float" office:value="3558">
                <text:p>3558</text:p>
              </table:table-cell>
              <table:table-cell office:value-type="float" office:value="3298">
                <text:p>3298</text:p>
              </table:table-cell>
              <table:table-cell office:value-type="float" office:value="0">
                <text:p>0</text:p>
              </table:table-cell>
            </table:table-row>
            <table:table-row>
              <table:table-cell office:value-type="float" office:value="2009">
                <text:p>2010</text:p>
              </table:table-cell>
              <table:table-cell office:value-type="float" office:value="1048">
                <text:p>1048</text:p>
              </table:table-cell>
              <table:table-cell office:value-type="float" office:value="4200">
                <text:p>4200</text:p>
              </table:table-cell>
              <table:table-cell office:value-type="float" office:value="4450">
                <text:p>4450</text:p>
              </table:table-cell>
              <table:table-cell office:value-type="float" office:value="2183">
                <text:p>2183</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1793">
                <text:p>1793</text:p>
              </table:table-cell>
              <table:table-cell office:value-type="float" office:value="8317">
                <text:p>8317</text:p>
              </table:table-cell>
              <table:table-cell office:value-type="float" office:value="5291">
                <text:p>5291</text:p>
              </table:table-cell>
              <table:table-cell office:value-type="float" office:value="8551">
                <text:p>8551</text:p>
              </table:table-cell>
              <table:table-cell office:value-type="float" office:value="5231">
                <text:p>5231</text:p>
              </table:table-cell>
              <table:table-cell office:value-type="float" office:value="0">
                <text:p>0</text:p>
              </table:table-cell>
            </table:table-row>
            <table:table-row>
              <table:table-cell office:value-type="float" office:value="2011">
                <text:p>2010</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cell office:value-type="float" office:value="67548">
                <text:p>67548</text:p>
              </table:table-cell>
              <table:table-cell office:value-type="float" office:value="36474">
                <text:p>36474</text:p>
              </table:table-cell>
              <table:table-cell office:value-type="float" office:value="13177">
                <text:p>13177</text:p>
              </table:table-cell>
            </table:table-row>
            <table:table-row>
              <table:table-cell office:value-type="float" office:value="2012">
                <text:p>2010</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cell office:value-type="float" office:value="25362">
                <text:p>25362</text:p>
              </table:table-cell>
              <table:table-cell office:value-type="float" office:value="8164">
                <text:p>8164</text:p>
              </table:table-cell>
              <table:table-cell office:value-type="float" office:value="52545">
                <text:p>52545</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ABRUZZO.A2:ABRUZZO.A8 ABRUZZO.D1:ABRUZZO.I8" chart:data-source-has-labels="both" svg:x="0.775cm" svg:y="0.498cm" svg:width="13.406cm" svg:height="9.637cm">
          <chartooo:coordinate-region svg:x="2.137cm" svg:y="0.698cm" svg:width="12.044cm" svg:height="8.79cm"/>
          <chart:axis chart:dimension="x" chart:name="primary-x" chart:style-name="ch4" chartooo:axis-type="auto">
            <chartooo:date-scale/>
            <chart:categories table:cell-range-address="ABRUZZO.A2:ABRUZZO.A8"/>
          </chart:axis>
          <chart:axis chart:dimension="y" chart:name="primary-y" chart:style-name="ch5">
            <chart:grid chart:style-name="ch6" chart:class="major"/>
          </chart:axis>
          <chart:series chart:style-name="ch7" chart:values-cell-range-address="ABRUZZO.D2:ABRUZZO.D8" chart:label-cell-address="ABRUZZO.D1:ABRUZZO.D1" chart:class="chart:bar">
            <chart:data-point chart:repeated="7"/>
          </chart:series>
          <chart:series chart:style-name="ch8" chart:values-cell-range-address="ABRUZZO.E2:ABRUZZO.E8" chart:label-cell-address="ABRUZZO.E1:ABRUZZO.E1" chart:class="chart:bar">
            <chart:data-point chart:repeated="7"/>
          </chart:series>
          <chart:series chart:style-name="ch9" chart:values-cell-range-address="ABRUZZO.F2:ABRUZZO.F8" chart:label-cell-address="ABRUZZO.F1:ABRUZZO.F1" chart:class="chart:bar">
            <chart:data-point chart:repeated="7"/>
          </chart:series>
          <chart:series chart:style-name="ch10" chart:values-cell-range-address="ABRUZZO.G2:ABRUZZO.G8" chart:label-cell-address="ABRUZZO.G1:ABRUZZO.G1" chart:class="chart:bar">
            <chart:data-point chart:repeated="7"/>
          </chart:series>
          <chart:series chart:style-name="ch11" chart:values-cell-range-address="ABRUZZO.H2:ABRUZZO.H8" chart:label-cell-address="ABRUZZO.H1:ABRUZZO.H1" chart:class="chart:bar">
            <chart:data-point chart:repeated="7"/>
          </chart:series>
          <chart:series chart:style-name="ch12" chart:values-cell-range-address="ABRUZZO.I2:ABRUZZO.I8" chart:label-cell-address="ABRUZZO.I1:ABRUZZO.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ABRUZZO.D1:ABRUZZO.D1</svg:desc>
                </draw:g>
              </table:table-cell>
              <table:table-cell office:value-type="string">
                <text:p>kW classe 2</text:p>
                <draw:g>
                  <svg:desc>ABRUZZO.E1:ABRUZZO.E1</svg:desc>
                </draw:g>
              </table:table-cell>
              <table:table-cell office:value-type="string">
                <text:p>kW classe 3</text:p>
                <draw:g>
                  <svg:desc>ABRUZZO.F1:ABRUZZO.F1</svg:desc>
                </draw:g>
              </table:table-cell>
              <table:table-cell office:value-type="string">
                <text:p>kW classe 4</text:p>
                <draw:g>
                  <svg:desc>ABRUZZO.G1:ABRUZZO.G1</svg:desc>
                </draw:g>
              </table:table-cell>
              <table:table-cell office:value-type="string">
                <text:p>kW classe 5</text:p>
                <draw:g>
                  <svg:desc>ABRUZZO.H1:ABRUZZO.H1</svg:desc>
                </draw:g>
              </table:table-cell>
              <table:table-cell office:value-type="string">
                <text:p>kW classe 6</text:p>
                <draw:g>
                  <svg:desc>ABRUZZO.I1:ABRUZZO.I1</svg:desc>
                </draw:g>
              </table:table-cell>
            </table:table-row>
          </table:table-header-rows>
          <table:table-rows>
            <table:table-row>
              <table:table-cell office:value-type="float" office:value="2006">
                <text:p>2010</text:p>
                <draw:g>
                  <svg:desc>ABRUZZO.A2:ABRUZZO.A8</svg:desc>
                </draw:g>
              </table:table-cell>
              <table:table-cell office:value-type="float" office:value="13">
                <text:p>13</text:p>
                <draw:g>
                  <svg:desc>ABRUZZO.D2:ABRUZZO.D8</svg:desc>
                </draw:g>
              </table:table-cell>
              <table:table-cell office:value-type="float" office:value="39">
                <text:p>39</text:p>
                <draw:g>
                  <svg:desc>ABRUZZO.E2:ABRUZZO.E8</svg:desc>
                </draw:g>
              </table:table-cell>
              <table:table-cell office:value-type="float" office:value="0">
                <text:p>0</text:p>
                <draw:g>
                  <svg:desc>ABRUZZO.F2:ABRUZZO.F8</svg:desc>
                </draw:g>
              </table:table-cell>
              <table:table-cell office:value-type="float" office:value="0">
                <text:p>0</text:p>
                <draw:g>
                  <svg:desc>ABRUZZO.G2:ABRUZZO.G8</svg:desc>
                </draw:g>
              </table:table-cell>
              <table:table-cell office:value-type="float" office:value="0">
                <text:p>0</text:p>
                <draw:g>
                  <svg:desc>ABRUZZO.H2:ABRUZZO.H8</svg:desc>
                </draw:g>
              </table:table-cell>
              <table:table-cell office:value-type="float" office:value="0">
                <text:p>0</text:p>
                <draw:g>
                  <svg:desc>ABRUZZO.I2:ABRUZZO.I8</svg:desc>
                </draw:g>
              </table:table-cell>
            </table:table-row>
            <table:table-row>
              <table:table-cell office:value-type="float" office:value="2007">
                <text:p>2010</text:p>
              </table:table-cell>
              <table:table-cell office:value-type="float" office:value="87">
                <text:p>87</text:p>
              </table:table-cell>
              <table:table-cell office:value-type="float" office:value="441">
                <text:p>441</text:p>
              </table:table-cell>
              <table:table-cell office:value-type="float" office:value="363">
                <text:p>363</text:p>
              </table:table-cell>
              <table:table-cell office:value-type="float" office:value="212">
                <text:p>212</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63">
                <text:p>463</text:p>
              </table:table-cell>
              <table:table-cell office:value-type="float" office:value="2046">
                <text:p>2046</text:p>
              </table:table-cell>
              <table:table-cell office:value-type="float" office:value="3259">
                <text:p>3259</text:p>
              </table:table-cell>
              <table:table-cell office:value-type="float" office:value="2053">
                <text:p>2053</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619">
                <text:p>619</text:p>
              </table:table-cell>
              <table:table-cell office:value-type="float" office:value="3708">
                <text:p>3708</text:p>
              </table:table-cell>
              <table:table-cell office:value-type="float" office:value="4341">
                <text:p>4341</text:p>
              </table:table-cell>
              <table:table-cell office:value-type="float" office:value="4208">
                <text:p>4208</text:p>
              </table:table-cell>
              <table:table-cell office:value-type="float" office:value="2469">
                <text:p>2469</text:p>
              </table:table-cell>
              <table:table-cell office:value-type="float" office:value="0">
                <text:p>0</text:p>
              </table:table-cell>
            </table:table-row>
            <table:table-row>
              <table:table-cell office:value-type="float" office:value="2010">
                <text:p>2010</text:p>
              </table:table-cell>
              <table:table-cell office:value-type="float" office:value="1155">
                <text:p>1155</text:p>
              </table:table-cell>
              <table:table-cell office:value-type="float" office:value="11674">
                <text:p>11674</text:p>
              </table:table-cell>
              <table:table-cell office:value-type="float" office:value="9554">
                <text:p>9554</text:p>
              </table:table-cell>
              <table:table-cell office:value-type="float" office:value="16287">
                <text:p>16287</text:p>
              </table:table-cell>
              <table:table-cell office:value-type="float" office:value="2954">
                <text:p>2954</text:p>
              </table:table-cell>
              <table:table-cell office:value-type="float" office:value="0">
                <text:p>0</text:p>
              </table:table-cell>
            </table:table-row>
            <table:table-row>
              <table:table-cell office:value-type="float" office:value="2011">
                <text:p>2010</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cell office:value-type="float" office:value="216065">
                <text:p>216065</text:p>
              </table:table-cell>
              <table:table-cell office:value-type="float" office:value="104714">
                <text:p>104714</text:p>
              </table:table-cell>
              <table:table-cell office:value-type="float" office:value="11851">
                <text:p>11851</text:p>
              </table:table-cell>
            </table:table-row>
            <table:table-row>
              <table:table-cell office:value-type="float" office:value="2012">
                <text:p>2010</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cell office:value-type="float" office:value="77611">
                <text:p>77611</text:p>
              </table:table-cell>
              <table:table-cell office:value-type="float" office:value="4501">
                <text:p>4501</text:p>
              </table:table-cell>
              <table:table-cell office:value-type="float" office:value="0">
                <text:p>0</text:p>
              </table:table-cell>
            </table:table-row>
          </table:table-rows>
        </table:table>
      </chart:chart>
    </office:chart>
  </office:body>
</office:document-content>
</file>

<file path=Object 6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MOLISE.A2:MOLISE.A8 MOLISE.D1:MOLISE.I8" chart:data-source-has-labels="both" svg:x="0.96cm" svg:y="0.499cm" svg:width="13.221cm" svg:height="9.636cm">
          <chartooo:coordinate-region svg:x="2.137cm" svg:y="0.698cm" svg:width="12.044cm" svg:height="8.79cm"/>
          <chart:axis chart:dimension="x" chart:name="primary-x" chart:style-name="ch4" chartooo:axis-type="auto">
            <chartooo:date-scale/>
            <chart:categories table:cell-range-address="MOLISE.A2:MOLISE.A8"/>
          </chart:axis>
          <chart:axis chart:dimension="y" chart:name="primary-y" chart:style-name="ch5">
            <chart:grid chart:style-name="ch6" chart:class="major"/>
          </chart:axis>
          <chart:series chart:style-name="ch7" chart:values-cell-range-address="MOLISE.D2:MOLISE.D8" chart:label-cell-address="MOLISE.D1:MOLISE.D1" chart:class="chart:bar">
            <chart:data-point chart:repeated="7"/>
          </chart:series>
          <chart:series chart:style-name="ch8" chart:values-cell-range-address="MOLISE.E2:MOLISE.E8" chart:label-cell-address="MOLISE.E1:MOLISE.E1" chart:class="chart:bar">
            <chart:data-point chart:repeated="7"/>
          </chart:series>
          <chart:series chart:style-name="ch9" chart:values-cell-range-address="MOLISE.F2:MOLISE.F8" chart:label-cell-address="MOLISE.F1:MOLISE.F1" chart:class="chart:bar">
            <chart:data-point chart:repeated="7"/>
          </chart:series>
          <chart:series chart:style-name="ch10" chart:values-cell-range-address="MOLISE.G2:MOLISE.G8" chart:label-cell-address="MOLISE.G1:MOLISE.G1" chart:class="chart:bar">
            <chart:data-point chart:repeated="7"/>
          </chart:series>
          <chart:series chart:style-name="ch11" chart:values-cell-range-address="MOLISE.H2:MOLISE.H8" chart:label-cell-address="MOLISE.H1:MOLISE.H1" chart:class="chart:bar">
            <chart:data-point chart:repeated="7"/>
          </chart:series>
          <chart:series chart:style-name="ch12" chart:values-cell-range-address="MOLISE.I2:MOLISE.I8" chart:label-cell-address="MOLISE.I1:MOLISE.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MOLISE.D1:MOLISE.D1</svg:desc>
                </draw:g>
              </table:table-cell>
              <table:table-cell office:value-type="string">
                <text:p>kW classe 2</text:p>
                <draw:g>
                  <svg:desc>MOLISE.E1:MOLISE.E1</svg:desc>
                </draw:g>
              </table:table-cell>
              <table:table-cell office:value-type="string">
                <text:p>kW classe 3</text:p>
                <draw:g>
                  <svg:desc>MOLISE.F1:MOLISE.F1</svg:desc>
                </draw:g>
              </table:table-cell>
              <table:table-cell office:value-type="string">
                <text:p>kW classe 4</text:p>
                <draw:g>
                  <svg:desc>MOLISE.G1:MOLISE.G1</svg:desc>
                </draw:g>
              </table:table-cell>
              <table:table-cell office:value-type="string">
                <text:p>kW classe 5</text:p>
                <draw:g>
                  <svg:desc>MOLISE.H1:MOLISE.H1</svg:desc>
                </draw:g>
              </table:table-cell>
              <table:table-cell office:value-type="string">
                <text:p>kW classe 6</text:p>
                <draw:g>
                  <svg:desc>MOLISE.I1:MOLISE.I1</svg:desc>
                </draw:g>
              </table:table-cell>
            </table:table-row>
          </table:table-header-rows>
          <table:table-rows>
            <table:table-row>
              <table:table-cell office:value-type="float" office:value="2006">
                <text:p>2010</text:p>
                <draw:g>
                  <svg:desc>MOLISE.A2:MOLISE.A8</svg:desc>
                </draw:g>
              </table:table-cell>
              <table:table-cell office:value-type="float" office:value="0">
                <text:p>0</text:p>
                <draw:g>
                  <svg:desc>MOLISE.D2:MOLISE.D8</svg:desc>
                </draw:g>
              </table:table-cell>
              <table:table-cell office:value-type="float" office:value="4">
                <text:p>4</text:p>
                <draw:g>
                  <svg:desc>MOLISE.E2:MOLISE.E8</svg:desc>
                </draw:g>
              </table:table-cell>
              <table:table-cell office:value-type="float" office:value="0">
                <text:p>0</text:p>
                <draw:g>
                  <svg:desc>MOLISE.F2:MOLISE.F8</svg:desc>
                </draw:g>
              </table:table-cell>
              <table:table-cell office:value-type="float" office:value="0">
                <text:p>0</text:p>
                <draw:g>
                  <svg:desc>MOLISE.G2:MOLISE.G8</svg:desc>
                </draw:g>
              </table:table-cell>
              <table:table-cell office:value-type="float" office:value="0">
                <text:p>0</text:p>
                <draw:g>
                  <svg:desc>MOLISE.H2:MOLISE.H8</svg:desc>
                </draw:g>
              </table:table-cell>
              <table:table-cell office:value-type="float" office:value="0">
                <text:p>0</text:p>
                <draw:g>
                  <svg:desc>MOLISE.I2:MOLISE.I8</svg:desc>
                </draw:g>
              </table:table-cell>
            </table:table-row>
            <table:table-row>
              <table:table-cell office:value-type="float" office:value="2007">
                <text:p>2010</text:p>
              </table:table-cell>
              <table:table-cell office:value-type="float" office:value="21">
                <text:p>21</text:p>
              </table:table-cell>
              <table:table-cell office:value-type="float" office:value="75">
                <text:p>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65">
                <text:p>65</text:p>
              </table:table-cell>
              <table:table-cell office:value-type="float" office:value="329">
                <text:p>329</text:p>
              </table:table-cell>
              <table:table-cell office:value-type="float" office:value="260">
                <text:p>260</text:p>
              </table:table-cell>
              <table:table-cell office:value-type="float" office:value="301">
                <text:p>301</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33">
                <text:p>133</text:p>
              </table:table-cell>
              <table:table-cell office:value-type="float" office:value="628">
                <text:p>628</text:p>
              </table:table-cell>
              <table:table-cell office:value-type="float" office:value="723">
                <text:p>723</text:p>
              </table:table-cell>
              <table:table-cell office:value-type="float" office:value="1252">
                <text:p>1252</text:p>
              </table:table-cell>
              <table:table-cell office:value-type="float" office:value="4707">
                <text:p>4707</text:p>
              </table:table-cell>
              <table:table-cell office:value-type="float" office:value="0">
                <text:p>0</text:p>
              </table:table-cell>
            </table:table-row>
            <table:table-row>
              <table:table-cell office:value-type="float" office:value="2010">
                <text:p>2010</text:p>
              </table:table-cell>
              <table:table-cell office:value-type="float" office:value="208">
                <text:p>208</text:p>
              </table:table-cell>
              <table:table-cell office:value-type="float" office:value="1569">
                <text:p>1569</text:p>
              </table:table-cell>
              <table:table-cell office:value-type="float" office:value="2325">
                <text:p>2325</text:p>
              </table:table-cell>
              <table:table-cell office:value-type="float" office:value="3320">
                <text:p>3320</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476">
                <text:p>476</text:p>
              </table:table-cell>
              <table:table-cell office:value-type="float" office:value="6469">
                <text:p>6469</text:p>
              </table:table-cell>
              <table:table-cell office:value-type="float" office:value="9893">
                <text:p>9893</text:p>
              </table:table-cell>
              <table:table-cell office:value-type="float" office:value="55488">
                <text:p>55488</text:p>
              </table:table-cell>
              <table:table-cell office:value-type="float" office:value="29462">
                <text:p>29462</text:p>
              </table:table-cell>
              <table:table-cell office:value-type="float" office:value="6500">
                <text:p>6500</text:p>
              </table:table-cell>
            </table:table-row>
            <table:table-row>
              <table:table-cell office:value-type="float" office:value="2012">
                <text:p>2010</text:p>
              </table:table-cell>
              <table:table-cell office:value-type="float" office:value="476">
                <text:p>476</text:p>
              </table:table-cell>
              <table:table-cell office:value-type="float" office:value="5885">
                <text:p>5885</text:p>
              </table:table-cell>
              <table:table-cell office:value-type="float" office:value="5631">
                <text:p>5631</text:p>
              </table:table-cell>
              <table:table-cell office:value-type="float" office:value="15273">
                <text:p>15273</text:p>
              </table:table-cell>
              <table:table-cell office:value-type="float" office:value="6448">
                <text:p>6448</text:p>
              </table:table-cell>
              <table:table-cell office:value-type="float" office:value="0">
                <text:p>0</text:p>
              </table:table-cell>
            </table:table-row>
          </table:table-rows>
        </table:table>
      </chart:chart>
    </office:chart>
  </office:body>
</office:document-content>
</file>

<file path=Object 6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VALLE D''AOSTA'.A2:'VALLE D''AOSTA'.A8 'VALLE D''AOSTA'.D1:'VALLE D''AOSTA'.I8" chart:data-source-has-labels="both" svg:x="1.145cm" svg:y="0.499cm" svg:width="13.036cm" svg:height="9.636cm">
          <chartooo:coordinate-region svg:x="2.137cm" svg:y="0.698cm" svg:width="12.044cm" svg:height="8.79cm"/>
          <chart:axis chart:dimension="x" chart:name="primary-x" chart:style-name="ch4" chartooo:axis-type="auto">
            <chartooo:date-scale/>
            <chart:categories table:cell-range-address="'VALLE D''AOSTA'.A2:'VALLE D''AOSTA'.A8"/>
          </chart:axis>
          <chart:axis chart:dimension="y" chart:name="primary-y" chart:style-name="ch5">
            <chart:grid chart:style-name="ch6" chart:class="major"/>
          </chart:axis>
          <chart:series chart:style-name="ch7" chart:values-cell-range-address="'VALLE D''AOSTA'.D2:'VALLE D''AOSTA'.D8" chart:label-cell-address="'VALLE D''AOSTA'.D1:'VALLE D''AOSTA'.D1" chart:class="chart:bar">
            <chart:data-point chart:repeated="7"/>
          </chart:series>
          <chart:series chart:style-name="ch8" chart:values-cell-range-address="'VALLE D''AOSTA'.E2:'VALLE D''AOSTA'.E8" chart:label-cell-address="'VALLE D''AOSTA'.E1:'VALLE D''AOSTA'.E1" chart:class="chart:bar">
            <chart:data-point chart:repeated="7"/>
          </chart:series>
          <chart:series chart:style-name="ch9" chart:values-cell-range-address="'VALLE D''AOSTA'.F2:'VALLE D''AOSTA'.F8" chart:label-cell-address="'VALLE D''AOSTA'.F1:'VALLE D''AOSTA'.F1" chart:class="chart:bar">
            <chart:data-point chart:repeated="7"/>
          </chart:series>
          <chart:series chart:style-name="ch10" chart:values-cell-range-address="'VALLE D''AOSTA'.G2:'VALLE D''AOSTA'.G8" chart:label-cell-address="'VALLE D''AOSTA'.G1:'VALLE D''AOSTA'.G1" chart:class="chart:bar">
            <chart:data-point chart:repeated="7"/>
          </chart:series>
          <chart:series chart:style-name="ch11" chart:values-cell-range-address="'VALLE D''AOSTA'.H2:'VALLE D''AOSTA'.H8" chart:label-cell-address="'VALLE D''AOSTA'.H1:'VALLE D''AOSTA'.H1" chart:class="chart:bar">
            <chart:data-point chart:repeated="7"/>
          </chart:series>
          <chart:series chart:style-name="ch12" chart:values-cell-range-address="'VALLE D''AOSTA'.I2:'VALLE D''AOSTA'.I8" chart:label-cell-address="'VALLE D''AOSTA'.I1:'VALLE D''AOST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VALLE D''AOSTA'.D1:'VALLE D''AOSTA'.D1</svg:desc>
                </draw:g>
              </table:table-cell>
              <table:table-cell office:value-type="string">
                <text:p>kW classe 2</text:p>
                <draw:g>
                  <svg:desc>'VALLE D''AOSTA'.E1:'VALLE D''AOSTA'.E1</svg:desc>
                </draw:g>
              </table:table-cell>
              <table:table-cell office:value-type="string">
                <text:p>kW classe 3</text:p>
                <draw:g>
                  <svg:desc>'VALLE D''AOSTA'.F1:'VALLE D''AOSTA'.F1</svg:desc>
                </draw:g>
              </table:table-cell>
              <table:table-cell office:value-type="string">
                <text:p>kW classe 4</text:p>
                <draw:g>
                  <svg:desc>'VALLE D''AOSTA'.G1:'VALLE D''AOSTA'.G1</svg:desc>
                </draw:g>
              </table:table-cell>
              <table:table-cell office:value-type="string">
                <text:p>kW classe 5</text:p>
                <draw:g>
                  <svg:desc>'VALLE D''AOSTA'.H1:'VALLE D''AOSTA'.H1</svg:desc>
                </draw:g>
              </table:table-cell>
              <table:table-cell office:value-type="string">
                <text:p>kW classe 6</text:p>
                <draw:g>
                  <svg:desc>'VALLE D''AOSTA'.I1:'VALLE D''AOSTA'.I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D2:'VALLE D''AOSTA'.D8</svg:desc>
                </draw:g>
              </table:table-cell>
              <table:table-cell office:value-type="float" office:value="0">
                <text:p>0</text:p>
                <draw:g>
                  <svg:desc>'VALLE D''AOSTA'.E2:'VALLE D''AOSTA'.E8</svg:desc>
                </draw:g>
              </table:table-cell>
              <table:table-cell office:value-type="float" office:value="0">
                <text:p>0</text:p>
                <draw:g>
                  <svg:desc>'VALLE D''AOSTA'.F2:'VALLE D''AOSTA'.F8</svg:desc>
                </draw:g>
              </table:table-cell>
              <table:table-cell office:value-type="float" office:value="0">
                <text:p>0</text:p>
                <draw:g>
                  <svg:desc>'VALLE D''AOSTA'.G2:'VALLE D''AOSTA'.G8</svg:desc>
                </draw:g>
              </table:table-cell>
              <table:table-cell office:value-type="float" office:value="0">
                <text:p>0</text:p>
                <draw:g>
                  <svg:desc>'VALLE D''AOSTA'.H2:'VALLE D''AOSTA'.H8</svg:desc>
                </draw:g>
              </table:table-cell>
              <table:table-cell office:value-type="float" office:value="0">
                <text:p>0</text:p>
                <draw:g>
                  <svg:desc>'VALLE D''AOSTA'.I2:'VALLE D''AOSTA'.I8</svg:desc>
                </draw:g>
              </table:table-cell>
            </table:table-row>
            <table:table-row>
              <table:table-cell office:value-type="float" office:value="2007">
                <text:p>2010</text:p>
              </table:table-cell>
              <table:table-cell office:value-type="float" office:value="3">
                <text:p>3</text:p>
              </table:table-cell>
              <table:table-cell office:value-type="float" office:value="39">
                <text:p>39</text:p>
              </table:table-cell>
              <table:table-cell office:value-type="float" office:value="46">
                <text:p>4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48">
                <text:p>48</text:p>
              </table:table-cell>
              <table:table-cell office:value-type="float" office:value="137">
                <text:p>13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51">
                <text:p>51</text:p>
              </table:table-cell>
              <table:table-cell office:value-type="float" office:value="254">
                <text:p>254</text:p>
              </table:table-cell>
              <table:table-cell office:value-type="float" office:value="444">
                <text:p>44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010">
                <text:p>2010</text:p>
              </table:table-cell>
              <table:table-cell office:value-type="float" office:value="291">
                <text:p>291</text:p>
              </table:table-cell>
              <table:table-cell office:value-type="float" office:value="1928">
                <text:p>1928</text:p>
              </table:table-cell>
              <table:table-cell office:value-type="float" office:value="1012">
                <text:p>1012</text:p>
              </table:table-cell>
              <table:table-cell office:value-type="float" office:value="441">
                <text:p>441</text:p>
              </table:table-cell>
              <table:table-cell office:value-type="float" office:value="0">
                <text:p>0</text:p>
              </table:table-cell>
              <table:table-cell office:value-type="float" office:value="0">
                <text:p>0</text:p>
              </table:table-cell>
            </table:table-row>
            <table:table-row>
              <table:table-cell office:value-type="float" office:value="2011">
                <text:p>2010</text:p>
              </table:table-cell>
              <table:table-cell office:value-type="float" office:value="545">
                <text:p>545</text:p>
              </table:table-cell>
              <table:table-cell office:value-type="float" office:value="3536">
                <text:p>3536</text:p>
              </table:table-cell>
              <table:table-cell office:value-type="float" office:value="3710">
                <text:p>371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float" office:value="2012">
                <text:p>2010</text:p>
              </table:table-cell>
              <table:table-cell office:value-type="float" office:value="446">
                <text:p>446</text:p>
              </table:table-cell>
              <table:table-cell office:value-type="float" office:value="2323">
                <text:p>2323</text:p>
              </table:table-cell>
              <table:table-cell office:value-type="float" office:value="1634">
                <text:p>163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54cm" xlink:href=".." xlink:type="simple" chart:class="chart:line" chart:style-name="ch1">
        <chart:legend svg:x="13.291cm" svg:y="3.948cm" style:legend-expansion="custom" chartooo:width="2.202cm" chartooo:height="0.881cm" style:legend-expansion-aspect-ratio="2.4994324631101" chart:style-name="ch2"/>
        <chart:plot-area chart:style-name="ch3" table:cell-range-address="UMBRIA.A2:UMBRIA.C8 UMBRIA.B1:UMBRIA.C1" chart:data-source-has-labels="both" svg:x="0.539cm" svg:y="0.524cm" svg:width="12.602cm" svg:height="7.786cm">
          <chartooo:coordinate-region svg:x="2.272cm" svg:y="0.723cm" svg:width="10.497cm" svg:height="6.94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series chart:style-name="ch8" chart:values-cell-range-address="UMBRIA.C2:UMBRIA.C8" chart:label-cell-address="UMBRIA.C1:UMBRIA.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UM</text:p>
                <draw:g>
                  <svg:desc>UMBRIA.B1:UMBRIA.B1</svg:desc>
                </draw:g>
              </table:table-cell>
              <table:table-cell office:value-type="string">
                <text:p>kW Italia</text:p>
                <draw:g>
                  <svg:desc>UMBRIA.C1:UMBRIA.C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cell office:value-type="float" office:value="9436">
                <text:p>9436</text:p>
                <draw:g>
                  <svg:desc>UMBRIA.C2:UMBRIA.C8</svg:desc>
                </draw:g>
              </table:table-cell>
            </table:table-row>
            <table:table-row>
              <table:table-cell office:value-type="float" office:value="2007">
                <text:p>2010</text:p>
              </table:table-cell>
              <table:table-cell office:value-type="float" office:value="3975">
                <text:p>3975</text:p>
              </table:table-cell>
              <table:table-cell office:value-type="float" office:value="70062">
                <text:p>70062</text:p>
              </table:table-cell>
            </table:table-row>
            <table:table-row>
              <table:table-cell office:value-type="float" office:value="2008">
                <text:p>2010</text:p>
              </table:table-cell>
              <table:table-cell office:value-type="float" office:value="13527">
                <text:p>13527</text:p>
              </table:table-cell>
              <table:table-cell office:value-type="float" office:value="338164">
                <text:p>338164</text:p>
              </table:table-cell>
            </table:table-row>
            <table:table-row>
              <table:table-cell office:value-type="float" office:value="2009">
                <text:p>2010</text:p>
              </table:table-cell>
              <table:table-cell office:value-type="float" office:value="15461">
                <text:p>15461</text:p>
              </table:table-cell>
              <table:table-cell office:value-type="float" office:value="719672">
                <text:p>719672</text:p>
              </table:table-cell>
            </table:table-row>
            <table:table-row>
              <table:table-cell office:value-type="float" office:value="2010">
                <text:p>2010</text:p>
              </table:table-cell>
              <table:table-cell office:value-type="float" office:value="40083">
                <text:p>40083</text:p>
              </table:table-cell>
              <table:table-cell office:value-type="float" office:value="2321416">
                <text:p>2321416</text:p>
              </table:table-cell>
            </table:table-row>
            <table:table-row>
              <table:table-cell office:value-type="float" office:value="2011">
                <text:p>2010</text:p>
              </table:table-cell>
              <table:table-cell office:value-type="float" office:value="247591">
                <text:p>247591</text:p>
              </table:table-cell>
              <table:table-cell office:value-type="float" office:value="9453721">
                <text:p>9453721</text:p>
              </table:table-cell>
            </table:table-row>
            <table:table-row>
              <table:table-cell office:value-type="float" office:value="2012">
                <text:p>2010</text:p>
              </table:table-cell>
              <table:table-cell office:value-type="float" office:value="92832">
                <text:p>92832</text:p>
              </table:table-cell>
              <table:table-cell office:value-type="float" office:value="3437946">
                <text:p>343794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TOSCANA.A2:TOSCANA.A8 TOSCANA.D1:TOSCAN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TOSCANA.A2:TOSCANA.A8"/>
          </chart:axis>
          <chart:axis chart:dimension="y" chart:name="primary-y" chart:style-name="ch5">
            <chart:grid chart:style-name="ch6" chart:class="major"/>
          </chart:axis>
          <chart:series chart:style-name="ch7" chart:values-cell-range-address="TOSCANA.D2:TOSCANA.D8" chart:label-cell-address="TOSCANA.D1:TOSCANA.D1" chart:class="chart:bar">
            <chart:data-point chart:repeated="7"/>
          </chart:series>
          <chart:series chart:style-name="ch8" chart:values-cell-range-address="TOSCANA.E2:TOSCANA.E8" chart:label-cell-address="TOSCANA.E1:TOSCANA.E1" chart:class="chart:bar">
            <chart:data-point chart:repeated="7"/>
          </chart:series>
          <chart:series chart:style-name="ch9" chart:values-cell-range-address="TOSCANA.F2:TOSCANA.F8" chart:label-cell-address="TOSCANA.F1:TOSCAN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TOSCANA.D1:TOSCANA.D1</svg:desc>
                </draw:g>
              </table:table-cell>
              <table:table-cell office:value-type="string">
                <text:p>kW classe 2</text:p>
                <draw:g>
                  <svg:desc>TOSCANA.E1:TOSCANA.E1</svg:desc>
                </draw:g>
              </table:table-cell>
              <table:table-cell office:value-type="string">
                <text:p>kW classe 3</text:p>
                <draw:g>
                  <svg:desc>TOSCANA.F1:TOSCANA.F1</svg:desc>
                </draw:g>
              </table:table-cell>
            </table:table-row>
          </table:table-header-rows>
          <table:table-rows>
            <table:table-row>
              <table:table-cell office:value-type="float" office:value="2006">
                <text:p>2010</text:p>
                <draw:g>
                  <svg:desc>TOSCANA.A2:TOSCANA.A8</svg:desc>
                </draw:g>
              </table:table-cell>
              <table:table-cell office:value-type="float" office:value="61">
                <text:p>61</text:p>
                <draw:g>
                  <svg:desc>TOSCANA.D2:TOSCANA.D8</svg:desc>
                </draw:g>
              </table:table-cell>
              <table:table-cell office:value-type="float" office:value="171">
                <text:p>171</text:p>
                <draw:g>
                  <svg:desc>TOSCANA.E2:TOSCANA.E8</svg:desc>
                </draw:g>
              </table:table-cell>
              <table:table-cell office:value-type="float" office:value="164">
                <text:p>164</text:p>
                <draw:g>
                  <svg:desc>TOSCANA.F2:TOSCANA.F8</svg:desc>
                </draw:g>
              </table:table-cell>
            </table:table-row>
            <table:table-row>
              <table:table-cell office:value-type="float" office:value="2007">
                <text:p>2010</text:p>
              </table:table-cell>
              <table:table-cell office:value-type="float" office:value="649">
                <text:p>649</text:p>
              </table:table-cell>
              <table:table-cell office:value-type="float" office:value="2117">
                <text:p>2117</text:p>
              </table:table-cell>
              <table:table-cell office:value-type="float" office:value="527">
                <text:p>527</text:p>
              </table:table-cell>
            </table:table-row>
            <table:table-row>
              <table:table-cell office:value-type="float" office:value="2008">
                <text:p>2010</text:p>
              </table:table-cell>
              <table:table-cell office:value-type="float" office:value="2168">
                <text:p>2168</text:p>
              </table:table-cell>
              <table:table-cell office:value-type="float" office:value="6120">
                <text:p>6120</text:p>
              </table:table-cell>
              <table:table-cell office:value-type="float" office:value="4843">
                <text:p>4843</text:p>
              </table:table-cell>
            </table:table-row>
            <table:table-row>
              <table:table-cell office:value-type="float" office:value="2009">
                <text:p>2010</text:p>
              </table:table-cell>
              <table:table-cell office:value-type="float" office:value="3497">
                <text:p>3497</text:p>
              </table:table-cell>
              <table:table-cell office:value-type="float" office:value="11102">
                <text:p>11102</text:p>
              </table:table-cell>
              <table:table-cell office:value-type="float" office:value="5879">
                <text:p>5879</text:p>
              </table:table-cell>
            </table:table-row>
            <table:table-row>
              <table:table-cell office:value-type="float" office:value="2010">
                <text:p>2010</text:p>
              </table:table-cell>
              <table:table-cell office:value-type="float" office:value="4001">
                <text:p>4001</text:p>
              </table:table-cell>
              <table:table-cell office:value-type="float" office:value="17971">
                <text:p>17971</text:p>
              </table:table-cell>
              <table:table-cell office:value-type="float" office:value="23589">
                <text:p>23589</text:p>
              </table:table-cell>
            </table:table-row>
            <table:table-row>
              <table:table-cell office:value-type="float" office:value="2011">
                <text:p>2010</text:p>
              </table:table-cell>
              <table:table-cell office:value-type="float" office:value="7261">
                <text:p>7261</text:p>
              </table:table-cell>
              <table:table-cell office:value-type="float" office:value="39697">
                <text:p>39697</text:p>
              </table:table-cell>
              <table:table-cell office:value-type="float" office:value="91999">
                <text:p>91999</text:p>
              </table:table-cell>
            </table:table-row>
            <table:table-row>
              <table:table-cell office:value-type="float" office:value="2012">
                <text:p>2010</text:p>
              </table:table-cell>
              <table:table-cell office:value-type="float" office:value="7305">
                <text:p>7305</text:p>
              </table:table-cell>
              <table:table-cell office:value-type="float" office:value="29421">
                <text:p>29421</text:p>
              </table:table-cell>
              <table:table-cell office:value-type="float" office:value="54312">
                <text:p>54312</text:p>
              </table:table-cell>
            </table:table-row>
          </table:table-rows>
        </table:table>
      </chart:chart>
    </office:chart>
  </office:body>
</office:document-content>
</file>

<file path=Object 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SICILIA.A2:SICILIA.A8 SICILIA.D1:SICIL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SICILIA.A2:SICILIA.A8"/>
          </chart:axis>
          <chart:axis chart:dimension="y" chart:name="primary-y" chart:style-name="ch5">
            <chart:grid chart:style-name="ch6" chart:class="major"/>
          </chart:axis>
          <chart:series chart:style-name="ch7" chart:values-cell-range-address="SICILIA.D2:SICILIA.D8" chart:label-cell-address="SICILIA.D1:SICILIA.D1" chart:class="chart:bar">
            <chart:data-point chart:repeated="7"/>
          </chart:series>
          <chart:series chart:style-name="ch8" chart:values-cell-range-address="SICILIA.E2:SICILIA.E8" chart:label-cell-address="SICILIA.E1:SICILIA.E1" chart:class="chart:bar">
            <chart:data-point chart:repeated="7"/>
          </chart:series>
          <chart:series chart:style-name="ch9" chart:values-cell-range-address="SICILIA.F2:SICILIA.F8" chart:label-cell-address="SICILIA.F1:SICI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SICILIA.D1:SICILIA.D1</svg:desc>
                </draw:g>
              </table:table-cell>
              <table:table-cell office:value-type="string">
                <text:p>kW classe 2</text:p>
                <draw:g>
                  <svg:desc>SICILIA.E1:SICILIA.E1</svg:desc>
                </draw:g>
              </table:table-cell>
              <table:table-cell office:value-type="string">
                <text:p>kW classe 3</text:p>
                <draw:g>
                  <svg:desc>SICILIA.F1:SICILIA.F1</svg:desc>
                </draw:g>
              </table:table-cell>
            </table:table-row>
          </table:table-header-rows>
          <table:table-rows>
            <table:table-row>
              <table:table-cell office:value-type="float" office:value="2006">
                <text:p>2010</text:p>
                <draw:g>
                  <svg:desc>SICILIA.A2:SICILIA.A8</svg:desc>
                </draw:g>
              </table:table-cell>
              <table:table-cell office:value-type="float" office:value="35">
                <text:p>35</text:p>
                <draw:g>
                  <svg:desc>SICILIA.D2:SICILIA.D8</svg:desc>
                </draw:g>
              </table:table-cell>
              <table:table-cell office:value-type="float" office:value="235">
                <text:p>235</text:p>
                <draw:g>
                  <svg:desc>SICILIA.E2:SICILIA.E8</svg:desc>
                </draw:g>
              </table:table-cell>
              <table:table-cell office:value-type="float" office:value="98">
                <text:p>98</text:p>
                <draw:g>
                  <svg:desc>SICILIA.F2:SICILIA.F8</svg:desc>
                </draw:g>
              </table:table-cell>
            </table:table-row>
            <table:table-row>
              <table:table-cell office:value-type="float" office:value="2007">
                <text:p>2010</text:p>
              </table:table-cell>
              <table:table-cell office:value-type="float" office:value="444">
                <text:p>444</text:p>
              </table:table-cell>
              <table:table-cell office:value-type="float" office:value="979">
                <text:p>979</text:p>
              </table:table-cell>
              <table:table-cell office:value-type="float" office:value="98">
                <text:p>98</text:p>
              </table:table-cell>
            </table:table-row>
            <table:table-row>
              <table:table-cell office:value-type="float" office:value="2008">
                <text:p>2010</text:p>
              </table:table-cell>
              <table:table-cell office:value-type="float" office:value="1623">
                <text:p>1623</text:p>
              </table:table-cell>
              <table:table-cell office:value-type="float" office:value="3551">
                <text:p>3551</text:p>
              </table:table-cell>
              <table:table-cell office:value-type="float" office:value="3466">
                <text:p>3466</text:p>
              </table:table-cell>
            </table:table-row>
            <table:table-row>
              <table:table-cell office:value-type="float" office:value="2009">
                <text:p>2010</text:p>
              </table:table-cell>
              <table:table-cell office:value-type="float" office:value="2803">
                <text:p>2803</text:p>
              </table:table-cell>
              <table:table-cell office:value-type="float" office:value="8162">
                <text:p>8162</text:p>
              </table:table-cell>
              <table:table-cell office:value-type="float" office:value="4205">
                <text:p>4205</text:p>
              </table:table-cell>
            </table:table-row>
            <table:table-row>
              <table:table-cell office:value-type="float" office:value="2010">
                <text:p>2010</text:p>
              </table:table-cell>
              <table:table-cell office:value-type="float" office:value="4305">
                <text:p>4305</text:p>
              </table:table-cell>
              <table:table-cell office:value-type="float" office:value="17297">
                <text:p>17297</text:p>
              </table:table-cell>
              <table:table-cell office:value-type="float" office:value="11551">
                <text:p>11551</text:p>
              </table:table-cell>
            </table:table-row>
            <table:table-row>
              <table:table-cell office:value-type="float" office:value="2011">
                <text:p>2010</text:p>
              </table:table-cell>
              <table:table-cell office:value-type="float" office:value="8866">
                <text:p>8866</text:p>
              </table:table-cell>
              <table:table-cell office:value-type="float" office:value="59788">
                <text:p>59788</text:p>
              </table:table-cell>
              <table:table-cell office:value-type="float" office:value="70814">
                <text:p>70814</text:p>
              </table:table-cell>
            </table:table-row>
            <table:table-row>
              <table:table-cell office:value-type="float" office:value="2012">
                <text:p>2010</text:p>
              </table:table-cell>
              <table:table-cell office:value-type="float" office:value="8746">
                <text:p>8746</text:p>
              </table:table-cell>
              <table:table-cell office:value-type="float" office:value="63427">
                <text:p>63427</text:p>
              </table:table-cell>
              <table:table-cell office:value-type="float" office:value="58514">
                <text:p>58514</text:p>
              </table:table-cell>
            </table:table-row>
          </table:table-rows>
        </table:table>
      </chart:chart>
    </office:chart>
  </office:body>
</office:document-content>
</file>

<file path=Object 7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style:text-properties fo:font-size="10pt" style:font-size-asian="10pt" style:font-size-complex="10pt"/>
    </style:style>
    <style:style style:name="ch8" style:family="chart" style:data-style-name="N0">
      <style:graphic-properties draw:stroke="none" draw:fill-color="#ff420e"/>
      <style:text-properties fo:font-size="10pt" style:font-size-asian="10pt" style:font-size-complex="10pt"/>
    </style:style>
    <style:style style:name="ch9" style:family="chart" style:data-style-name="N0">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FRIULI VENEZIA GIULIA'.A2:'FRIULI VENEZIA GIULIA'.A8 'FRIULI VENEZIA GIULIA'.D1:'FRIULI VENEZIA GIUL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FRIULI VENEZIA GIULIA'.A2:'FRIULI VENEZIA GIULIA'.A8"/>
          </chart:axis>
          <chart:axis chart:dimension="y" chart:name="primary-y" chart:style-name="ch5">
            <chart:grid chart:style-name="ch6" chart:class="major"/>
          </chart:axis>
          <chart:series chart:style-name="ch7" chart:values-cell-range-address="'FRIULI VENEZIA GIULIA'.D2:'FRIULI VENEZIA GIULIA'.D8" chart:label-cell-address="'FRIULI VENEZIA GIULIA'.D1:'FRIULI VENEZIA GIULIA'.D1" chart:class="chart:bar">
            <chart:data-point chart:repeated="7"/>
          </chart:series>
          <chart:series chart:style-name="ch8" chart:values-cell-range-address="'FRIULI VENEZIA GIULIA'.E2:'FRIULI VENEZIA GIULIA'.E8" chart:label-cell-address="'FRIULI VENEZIA GIULIA'.E1:'FRIULI VENEZIA GIULIA'.E1" chart:class="chart:bar">
            <chart:data-point chart:repeated="7"/>
          </chart:series>
          <chart:series chart:style-name="ch9" chart:values-cell-range-address="'FRIULI VENEZIA GIULIA'.F2:'FRIULI VENEZIA GIULIA'.F8" chart:label-cell-address="'FRIULI VENEZIA GIULIA'.F1:'FRIULI VENEZIA GIU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FRIULI VENEZIA GIULIA'.D1:'FRIULI VENEZIA GIULIA'.D1</svg:desc>
                </draw:g>
              </table:table-cell>
              <table:table-cell office:value-type="string">
                <text:p>kW classe 2</text:p>
                <draw:g>
                  <svg:desc>'FRIULI VENEZIA GIULIA'.E1:'FRIULI VENEZIA GIULIA'.E1</svg:desc>
                </draw:g>
              </table:table-cell>
              <table:table-cell office:value-type="string">
                <text:p>kW classe 3</text:p>
                <draw:g>
                  <svg:desc>'FRIULI VENEZIA GIULIA'.F1:'FRIULI VENEZIA GIULIA'.F1</svg:desc>
                </draw:g>
              </table:table-cell>
            </table:table-row>
          </table:table-header-rows>
          <table:table-rows>
            <table:table-row>
              <table:table-cell office:value-type="float" office:value="2006">
                <text:p>2010</text:p>
                <draw:g>
                  <svg:desc>'FRIULI VENEZIA GIULIA'.A2:'FRIULI VENEZIA GIULIA'.A8</svg:desc>
                </draw:g>
              </table:table-cell>
              <table:table-cell office:value-type="float" office:value="59">
                <text:p>59</text:p>
                <draw:g>
                  <svg:desc>'FRIULI VENEZIA GIULIA'.D2:'FRIULI VENEZIA GIULIA'.D8</svg:desc>
                </draw:g>
              </table:table-cell>
              <table:table-cell office:value-type="float" office:value="303">
                <text:p>303</text:p>
                <draw:g>
                  <svg:desc>'FRIULI VENEZIA GIULIA'.E2:'FRIULI VENEZIA GIULIA'.E8</svg:desc>
                </draw:g>
              </table:table-cell>
              <table:table-cell office:value-type="float" office:value="0">
                <text:p>0</text:p>
                <draw:g>
                  <svg:desc>'FRIULI VENEZIA GIULIA'.F2:'FRIULI VENEZIA GIULIA'.F8</svg:desc>
                </draw:g>
              </table:table-cell>
            </table:table-row>
            <table:table-row>
              <table:table-cell office:value-type="float" office:value="2007">
                <text:p>2010</text:p>
              </table:table-cell>
              <table:table-cell office:value-type="float" office:value="374">
                <text:p>374</text:p>
              </table:table-cell>
              <table:table-cell office:value-type="float" office:value="1122">
                <text:p>1122</text:p>
              </table:table-cell>
              <table:table-cell office:value-type="float" office:value="231">
                <text:p>231</text:p>
              </table:table-cell>
            </table:table-row>
            <table:table-row>
              <table:table-cell office:value-type="float" office:value="2008">
                <text:p>2010</text:p>
              </table:table-cell>
              <table:table-cell office:value-type="float" office:value="1549">
                <text:p>1549</text:p>
              </table:table-cell>
              <table:table-cell office:value-type="float" office:value="4680">
                <text:p>4680</text:p>
              </table:table-cell>
              <table:table-cell office:value-type="float" office:value="1986">
                <text:p>1986</text:p>
              </table:table-cell>
            </table:table-row>
            <table:table-row>
              <table:table-cell office:value-type="float" office:value="2009">
                <text:p>2010</text:p>
              </table:table-cell>
              <table:table-cell office:value-type="float" office:value="1853">
                <text:p>1853</text:p>
              </table:table-cell>
              <table:table-cell office:value-type="float" office:value="7166">
                <text:p>7166</text:p>
              </table:table-cell>
              <table:table-cell office:value-type="float" office:value="4448">
                <text:p>4448</text:p>
              </table:table-cell>
            </table:table-row>
            <table:table-row>
              <table:table-cell office:value-type="float" office:value="2010">
                <text:p>2010</text:p>
              </table:table-cell>
              <table:table-cell office:value-type="float" office:value="3760">
                <text:p>3760</text:p>
              </table:table-cell>
              <table:table-cell office:value-type="float" office:value="25772">
                <text:p>25772</text:p>
              </table:table-cell>
              <table:table-cell office:value-type="float" office:value="13246">
                <text:p>13246</text:p>
              </table:table-cell>
            </table:table-row>
            <table:table-row>
              <table:table-cell office:value-type="float" office:value="2011">
                <text:p>2010</text:p>
              </table:table-cell>
              <table:table-cell office:value-type="float" office:value="4925">
                <text:p>4925</text:p>
              </table:table-cell>
              <table:table-cell office:value-type="float" office:value="42169">
                <text:p>42169</text:p>
              </table:table-cell>
              <table:table-cell office:value-type="float" office:value="75108">
                <text:p>75108</text:p>
              </table:table-cell>
            </table:table-row>
            <table:table-row>
              <table:table-cell office:value-type="float" office:value="2012">
                <text:p>2010</text:p>
              </table:table-cell>
              <table:table-cell office:value-type="float" office:value="3946">
                <text:p>3946</text:p>
              </table:table-cell>
              <table:table-cell office:value-type="float" office:value="24938">
                <text:p>24938</text:p>
              </table:table-cell>
              <table:table-cell office:value-type="float" office:value="30505">
                <text:p>30505</text:p>
              </table:table-cell>
            </table:table-row>
          </table:table-rows>
        </table:table>
      </chart:chart>
    </office:chart>
  </office:body>
</office:document-content>
</file>

<file path=Object 7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PUGLIA.A2:PUGLIA.A8 PUGLIA.D1:PUGLIA.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PUGLIA.A2:PUGLIA.A8"/>
          </chart:axis>
          <chart:axis chart:dimension="y" chart:name="primary-y" chart:style-name="ch5">
            <chart:grid chart:style-name="ch6" chart:class="major"/>
          </chart:axis>
          <chart:series chart:style-name="ch7" chart:values-cell-range-address="PUGLIA.D2:PUGLIA.D8" chart:label-cell-address="PUGLIA.D1:PUGLIA.D1" chart:class="chart:bar">
            <chart:data-point chart:repeated="7"/>
          </chart:series>
          <chart:series chart:style-name="ch8" chart:values-cell-range-address="PUGLIA.E2:PUGLIA.E8" chart:label-cell-address="PUGLIA.E1:PUGLIA.E1" chart:class="chart:bar">
            <chart:data-point chart:repeated="7"/>
          </chart:series>
          <chart:series chart:style-name="ch9" chart:values-cell-range-address="PUGLIA.F2:PUGLIA.F8" chart:label-cell-address="PUGLIA.F1:PUGL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PUGLIA.D1:PUGLIA.D1</svg:desc>
                </draw:g>
              </table:table-cell>
              <table:table-cell office:value-type="string">
                <text:p>kW classe 2</text:p>
                <draw:g>
                  <svg:desc>PUGLIA.E1:PUGLIA.E1</svg:desc>
                </draw:g>
              </table:table-cell>
              <table:table-cell office:value-type="string">
                <text:p>kW classe 3</text:p>
                <draw:g>
                  <svg:desc>PUGLIA.F1:PUGLIA.F1</svg:desc>
                </draw:g>
              </table:table-cell>
            </table:table-row>
          </table:table-header-rows>
          <table:table-rows>
            <table:table-row>
              <table:table-cell office:value-type="float" office:value="2006">
                <text:p>2010</text:p>
                <draw:g>
                  <svg:desc>PUGLIA.A2:PUGLIA.A8</svg:desc>
                </draw:g>
              </table:table-cell>
              <table:table-cell office:value-type="float" office:value="78">
                <text:p>78</text:p>
                <draw:g>
                  <svg:desc>PUGLIA.D2:PUGLIA.D8</svg:desc>
                </draw:g>
              </table:table-cell>
              <table:table-cell office:value-type="float" office:value="196">
                <text:p>196</text:p>
                <draw:g>
                  <svg:desc>PUGLIA.E2:PUGLIA.E8</svg:desc>
                </draw:g>
              </table:table-cell>
              <table:table-cell office:value-type="float" office:value="0">
                <text:p>0</text:p>
                <draw:g>
                  <svg:desc>PUGLIA.F2:PUGLIA.F8</svg:desc>
                </draw:g>
              </table:table-cell>
            </table:table-row>
            <table:table-row>
              <table:table-cell office:value-type="float" office:value="2007">
                <text:p>2010</text:p>
              </table:table-cell>
              <table:table-cell office:value-type="float" office:value="504">
                <text:p>504</text:p>
              </table:table-cell>
              <table:table-cell office:value-type="float" office:value="1676">
                <text:p>1676</text:p>
              </table:table-cell>
              <table:table-cell office:value-type="float" office:value="1497">
                <text:p>1497</text:p>
              </table:table-cell>
            </table:table-row>
            <table:table-row>
              <table:table-cell office:value-type="float" office:value="2008">
                <text:p>2010</text:p>
              </table:table-cell>
              <table:table-cell office:value-type="float" office:value="2139">
                <text:p>2139</text:p>
              </table:table-cell>
              <table:table-cell office:value-type="float" office:value="7597">
                <text:p>7597</text:p>
              </table:table-cell>
              <table:table-cell office:value-type="float" office:value="9414">
                <text:p>9414</text:p>
              </table:table-cell>
            </table:table-row>
            <table:table-row>
              <table:table-cell office:value-type="float" office:value="2009">
                <text:p>2010</text:p>
              </table:table-cell>
              <table:table-cell office:value-type="float" office:value="2726">
                <text:p>2726</text:p>
              </table:table-cell>
              <table:table-cell office:value-type="float" office:value="10350">
                <text:p>10350</text:p>
              </table:table-cell>
              <table:table-cell office:value-type="float" office:value="10734">
                <text:p>10734</text:p>
              </table:table-cell>
            </table:table-row>
            <table:table-row>
              <table:table-cell office:value-type="float" office:value="2010">
                <text:p>2010</text:p>
              </table:table-cell>
              <table:table-cell office:value-type="float" office:value="3590">
                <text:p>3590</text:p>
              </table:table-cell>
              <table:table-cell office:value-type="float" office:value="18457">
                <text:p>18457</text:p>
              </table:table-cell>
              <table:table-cell office:value-type="float" office:value="13886">
                <text:p>13886</text:p>
              </table:table-cell>
            </table:table-row>
            <table:table-row>
              <table:table-cell office:value-type="float" office:value="2011">
                <text:p>2010</text:p>
              </table:table-cell>
              <table:table-cell office:value-type="float" office:value="10549">
                <text:p>10549</text:p>
              </table:table-cell>
              <table:table-cell office:value-type="float" office:value="58804">
                <text:p>58804</text:p>
              </table:table-cell>
              <table:table-cell office:value-type="float" office:value="80665">
                <text:p>80665</text:p>
              </table:table-cell>
            </table:table-row>
            <table:table-row>
              <table:table-cell office:value-type="float" office:value="2012">
                <text:p>2010</text:p>
              </table:table-cell>
              <table:table-cell office:value-type="float" office:value="8810">
                <text:p>8810</text:p>
              </table:table-cell>
              <table:table-cell office:value-type="float" office:value="48456">
                <text:p>48456</text:p>
              </table:table-cell>
              <table:table-cell office:value-type="float" office:value="68671">
                <text:p>68671</text:p>
              </table:table-cell>
            </table:table-row>
          </table:table-rows>
        </table:table>
      </chart:chart>
    </office:chart>
  </office:body>
</office:document-content>
</file>

<file path=Object 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chart:legend-position="end" svg:x="14.911cm" svg:y="3.829cm" style:legend-expansion="high" chart:style-name="ch2"/>
        <chart:plot-area chart:style-name="ch3" table:cell-range-address="Italia.A2:Italia.A8 Italia.D1:Italia.I8" chart:data-source-has-labels="both" svg:x="0.59cm" svg:y="0.499cm" svg:width="13.591cm" svg:height="9.636cm">
          <chartooo:coordinate-region svg:x="2.137cm" svg:y="0.698cm" svg:width="12.044cm" svg:height="8.79cm"/>
          <chart:axis chart:dimension="x" chart:name="primary-x" chart:style-name="ch4" chartooo:axis-type="auto">
            <chartooo:date-scale/>
            <chart:categories table:cell-range-address="Italia.A2:Italia.A8"/>
          </chart:axis>
          <chart:axis chart:dimension="y" chart:name="primary-y" chart:style-name="ch5">
            <chart:grid chart:style-name="ch6" chart:class="major"/>
          </chart:axis>
          <chart:series chart:style-name="ch7" chart:values-cell-range-address="Italia.D2:Italia.D8" chart:label-cell-address="Italia.D1:Italia.D1" chart:class="chart:bar">
            <chart:data-point chart:repeated="7"/>
          </chart:series>
          <chart:series chart:style-name="ch8" chart:values-cell-range-address="Italia.E2:Italia.E8" chart:label-cell-address="Italia.E1:Italia.E1" chart:class="chart:bar">
            <chart:data-point chart:repeated="7"/>
          </chart:series>
          <chart:series chart:style-name="ch9" chart:values-cell-range-address="Italia.F2:Italia.F8" chart:label-cell-address="Italia.F1:Italia.F1" chart:class="chart:bar">
            <chart:data-point chart:repeated="7"/>
          </chart:series>
          <chart:series chart:style-name="ch10" chart:values-cell-range-address="Italia.G2:Italia.G8" chart:label-cell-address="Italia.G1:Italia.G1" chart:class="chart:bar">
            <chart:data-point chart:repeated="7"/>
          </chart:series>
          <chart:series chart:style-name="ch11" chart:values-cell-range-address="Italia.H2:Italia.H8" chart:label-cell-address="Italia.H1:Italia.H1" chart:class="chart:bar">
            <chart:data-point chart:repeated="7"/>
          </chart:series>
          <chart:series chart:style-name="ch12" chart:values-cell-range-address="Italia.I2:Italia.I8" chart:label-cell-address="Italia.I1:Italia.I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kW classe 1</text:p>
                <draw:g>
                  <svg:desc>Italia.D1:Italia.D1</svg:desc>
                </draw:g>
              </table:table-cell>
              <table:table-cell office:value-type="string">
                <text:p>kW classe 2</text:p>
                <draw:g>
                  <svg:desc>Italia.E1:Italia.E1</svg:desc>
                </draw:g>
              </table:table-cell>
              <table:table-cell office:value-type="string">
                <text:p>kW classe 3</text:p>
                <draw:g>
                  <svg:desc>Italia.F1:Italia.F1</svg:desc>
                </draw:g>
              </table:table-cell>
              <table:table-cell office:value-type="string">
                <text:p>kW classe 4</text:p>
                <draw:g>
                  <svg:desc>Italia.G1:Italia.G1</svg:desc>
                </draw:g>
              </table:table-cell>
              <table:table-cell office:value-type="string">
                <text:p>kW classe 5</text:p>
                <draw:g>
                  <svg:desc>Italia.H1:Italia.H1</svg:desc>
                </draw:g>
              </table:table-cell>
              <table:table-cell office:value-type="string">
                <text:p>kW classe 6</text:p>
                <draw:g>
                  <svg:desc>Italia.I1:Italia.I1</svg:desc>
                </draw:g>
              </table:table-cell>
            </table:table-row>
          </table:table-header-rows>
          <table:table-rows>
            <table:table-row>
              <table:table-cell office:value-type="float" office:value="2006">
                <text:p>2010</text:p>
                <draw:g>
                  <svg:desc>Italia.A2:Italia.A8</svg:desc>
                </draw:g>
              </table:table-cell>
              <table:table-cell office:value-type="float" office:value="1516">
                <text:p>1516</text:p>
                <draw:g>
                  <svg:desc>Italia.D2:Italia.D8</svg:desc>
                </draw:g>
              </table:table-cell>
              <table:table-cell office:value-type="float" office:value="4736">
                <text:p>4736</text:p>
                <draw:g>
                  <svg:desc>Italia.E2:Italia.E8</svg:desc>
                </draw:g>
              </table:table-cell>
              <table:table-cell office:value-type="float" office:value="3185">
                <text:p>3185</text:p>
                <draw:g>
                  <svg:desc>Italia.F2:Italia.F8</svg:desc>
                </draw:g>
              </table:table-cell>
              <table:table-cell office:value-type="float" office:value="0">
                <text:p>0</text:p>
                <draw:g>
                  <svg:desc>Italia.G2:Italia.G8</svg:desc>
                </draw:g>
              </table:table-cell>
              <table:table-cell office:value-type="float" office:value="0">
                <text:p>0</text:p>
                <draw:g>
                  <svg:desc>Italia.H2:Italia.H8</svg:desc>
                </draw:g>
              </table:table-cell>
              <table:table-cell office:value-type="float" office:value="0">
                <text:p>0</text:p>
                <draw:g>
                  <svg:desc>Italia.I2:Italia.I8</svg:desc>
                </draw:g>
              </table:table-cell>
            </table:table-row>
            <table:table-row>
              <table:table-cell office:value-type="float" office:value="2007">
                <text:p>2010</text:p>
              </table:table-cell>
              <table:table-cell office:value-type="float" office:value="7715">
                <text:p>7715</text:p>
              </table:table-cell>
              <table:table-cell office:value-type="float" office:value="23458">
                <text:p>23458</text:p>
              </table:table-cell>
              <table:table-cell office:value-type="float" office:value="16929">
                <text:p>16929</text:p>
              </table:table-cell>
              <table:table-cell office:value-type="float" office:value="21960">
                <text:p>21960</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31223">
                <text:p>31223</text:p>
              </table:table-cell>
              <table:table-cell office:value-type="float" office:value="83705">
                <text:p>83705</text:p>
              </table:table-cell>
              <table:table-cell office:value-type="float" office:value="94508">
                <text:p>94508</text:p>
              </table:table-cell>
              <table:table-cell office:value-type="float" office:value="114936">
                <text:p>114936</text:p>
              </table:table-cell>
              <table:table-cell office:value-type="float" office:value="13793">
                <text:p>13793</text:p>
              </table:table-cell>
              <table:table-cell office:value-type="float" office:value="0">
                <text:p>0</text:p>
              </table:table-cell>
            </table:table-row>
            <table:table-row>
              <table:table-cell office:value-type="float" office:value="2009">
                <text:p>2010</text:p>
              </table:table-cell>
              <table:table-cell office:value-type="float" office:value="46057">
                <text:p>46057</text:p>
              </table:table-cell>
              <table:table-cell office:value-type="float" office:value="150081">
                <text:p>150081</text:p>
              </table:table-cell>
              <table:table-cell office:value-type="float" office:value="162335">
                <text:p>162335</text:p>
              </table:table-cell>
              <table:table-cell office:value-type="float" office:value="256350">
                <text:p>256350</text:p>
              </table:table-cell>
              <table:table-cell office:value-type="float" office:value="73822">
                <text:p>73822</text:p>
              </table:table-cell>
              <table:table-cell office:value-type="float" office:value="29993">
                <text:p>29993</text:p>
              </table:table-cell>
            </table:table-row>
            <table:table-row>
              <table:table-cell office:value-type="float" office:value="2010">
                <text:p>2010</text:p>
              </table:table-cell>
              <table:table-cell office:value-type="float" office:value="80757">
                <text:p>80757</text:p>
              </table:table-cell>
              <table:table-cell office:value-type="float" office:value="367549">
                <text:p>367549</text:p>
              </table:table-cell>
              <table:table-cell office:value-type="float" office:value="426681">
                <text:p>426681</text:p>
              </table:table-cell>
              <table:table-cell office:value-type="float" office:value="836360">
                <text:p>836360</text:p>
              </table:table-cell>
              <table:table-cell office:value-type="float" office:value="285819">
                <text:p>285819</text:p>
              </table:table-cell>
              <table:table-cell office:value-type="float" office:value="324229">
                <text:p>324229</text:p>
              </table:table-cell>
            </table:table-row>
            <table:table-row>
              <table:table-cell office:value-type="float" office:value="2011">
                <text:p>2010</text:p>
              </table:table-cell>
              <table:table-cell office:value-type="float" office:value="136517">
                <text:p>136517</text:p>
              </table:table-cell>
              <table:table-cell office:value-type="float" office:value="805276">
                <text:p>805276</text:p>
              </table:table-cell>
              <table:table-cell office:value-type="float" office:value="1776398">
                <text:p>1776398</text:p>
              </table:table-cell>
              <table:table-cell office:value-type="float" office:value="4269689">
                <text:p>4269689</text:p>
              </table:table-cell>
              <table:table-cell office:value-type="float" office:value="1517287">
                <text:p>1517287</text:p>
              </table:table-cell>
              <table:table-cell office:value-type="float" office:value="944316">
                <text:p>944316</text:p>
              </table:table-cell>
            </table:table-row>
            <table:table-row>
              <table:table-cell office:value-type="float" office:value="2012">
                <text:p>2010</text:p>
              </table:table-cell>
              <table:table-cell office:value-type="float" office:value="125571">
                <text:p>125571</text:p>
              </table:table-cell>
              <table:table-cell office:value-type="float" office:value="674664">
                <text:p>674664</text:p>
              </table:table-cell>
              <table:table-cell office:value-type="float" office:value="994442">
                <text:p>994442</text:p>
              </table:table-cell>
              <table:table-cell office:value-type="float" office:value="1440160">
                <text:p>1440160</text:p>
              </table:table-cell>
              <table:table-cell office:value-type="float" office:value="142664">
                <text:p>142664</text:p>
              </table:table-cell>
              <table:table-cell office:value-type="float" office:value="121056">
                <text:p>121056</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MARCHE.A2:MARCHE.A8 MARCHE.D1:MARCHE.F8" chart:data-source-has-labels="both" svg:x="0.77cm" svg:y="0.855cm" svg:width="11.93cm" svg:height="7.545cm">
          <chartooo:coordinate-region svg:x="2.132cm" svg:y="1.054cm" svg:width="10.568cm" svg:height="6.699cm"/>
          <chart:axis chart:dimension="x" chart:name="primary-x" chart:style-name="ch4" chartooo:axis-type="text">
            <chart:categories table:cell-range-address="MARCHE.A2:MARCHE.A8"/>
          </chart:axis>
          <chart:axis chart:dimension="y" chart:name="primary-y" chart:style-name="ch5">
            <chart:grid chart:style-name="ch6" chart:class="major"/>
          </chart:axis>
          <chart:series chart:style-name="ch7" chart:values-cell-range-address="MARCHE.D2:MARCHE.D8" chart:label-cell-address="MARCHE.D1:MARCHE.D1" chart:class="chart:bar">
            <chart:data-point chart:repeated="7"/>
          </chart:series>
          <chart:series chart:style-name="ch8" chart:values-cell-range-address="MARCHE.E2:MARCHE.E8" chart:label-cell-address="MARCHE.E1:MARCHE.E1" chart:class="chart:bar">
            <chart:data-point chart:repeated="7"/>
          </chart:series>
          <chart:series chart:style-name="ch9" chart:values-cell-range-address="MARCHE.F2:MARCHE.F8" chart:label-cell-address="MARCHE.F1:MARCH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MARCHE.D1:MARCHE.D1</svg:desc>
                </draw:g>
              </table:table-cell>
              <table:table-cell office:value-type="string">
                <text:p>kW classe 2</text:p>
                <draw:g>
                  <svg:desc>MARCHE.E1:MARCHE.E1</svg:desc>
                </draw:g>
              </table:table-cell>
              <table:table-cell office:value-type="string">
                <text:p>kW classe 3</text:p>
                <draw:g>
                  <svg:desc>MARCHE.F1:MARCHE.F1</svg:desc>
                </draw:g>
              </table:table-cell>
            </table:table-row>
          </table:table-header-rows>
          <table:table-rows>
            <table:table-row>
              <table:table-cell office:value-type="float" office:value="2006">
                <text:p>2010</text:p>
                <draw:g>
                  <svg:desc>MARCHE.A2:MARCHE.A8</svg:desc>
                </draw:g>
              </table:table-cell>
              <table:table-cell office:value-type="float" office:value="67">
                <text:p>67</text:p>
                <draw:g>
                  <svg:desc>MARCHE.D2:MARCHE.D8</svg:desc>
                </draw:g>
              </table:table-cell>
              <table:table-cell office:value-type="float" office:value="177">
                <text:p>177</text:p>
                <draw:g>
                  <svg:desc>MARCHE.E2:MARCHE.E8</svg:desc>
                </draw:g>
              </table:table-cell>
              <table:table-cell office:value-type="float" office:value="0">
                <text:p>0</text:p>
                <draw:g>
                  <svg:desc>MARCHE.F2:MARCHE.F8</svg:desc>
                </draw:g>
              </table:table-cell>
            </table:table-row>
            <table:table-row>
              <table:table-cell office:value-type="float" office:value="2007">
                <text:p>2010</text:p>
              </table:table-cell>
              <table:table-cell office:value-type="float" office:value="299">
                <text:p>299</text:p>
              </table:table-cell>
              <table:table-cell office:value-type="float" office:value="1146">
                <text:p>1146</text:p>
              </table:table-cell>
              <table:table-cell office:value-type="float" office:value="669">
                <text:p>669</text:p>
              </table:table-cell>
            </table:table-row>
            <table:table-row>
              <table:table-cell office:value-type="float" office:value="2008">
                <text:p>2010</text:p>
              </table:table-cell>
              <table:table-cell office:value-type="float" office:value="1327">
                <text:p>1327</text:p>
              </table:table-cell>
              <table:table-cell office:value-type="float" office:value="3139">
                <text:p>3139</text:p>
              </table:table-cell>
              <table:table-cell office:value-type="float" office:value="6548">
                <text:p>6548</text:p>
              </table:table-cell>
            </table:table-row>
            <table:table-row>
              <table:table-cell office:value-type="float" office:value="2009">
                <text:p>2010</text:p>
              </table:table-cell>
              <table:table-cell office:value-type="float" office:value="1742">
                <text:p>1742</text:p>
              </table:table-cell>
              <table:table-cell office:value-type="float" office:value="4888">
                <text:p>4888</text:p>
              </table:table-cell>
              <table:table-cell office:value-type="float" office:value="9397">
                <text:p>9397</text:p>
              </table:table-cell>
            </table:table-row>
            <table:table-row>
              <table:table-cell office:value-type="float" office:value="2010">
                <text:p>2010</text:p>
              </table:table-cell>
              <table:table-cell office:value-type="float" office:value="2921">
                <text:p>2921</text:p>
              </table:table-cell>
              <table:table-cell office:value-type="float" office:value="12025">
                <text:p>12025</text:p>
              </table:table-cell>
              <table:table-cell office:value-type="float" office:value="21584">
                <text:p>21584</text:p>
              </table:table-cell>
            </table:table-row>
            <table:table-row>
              <table:table-cell office:value-type="float" office:value="2011">
                <text:p>2010</text:p>
              </table:table-cell>
              <table:table-cell office:value-type="float" office:value="4735">
                <text:p>4735</text:p>
              </table:table-cell>
              <table:table-cell office:value-type="float" office:value="25972">
                <text:p>25972</text:p>
              </table:table-cell>
              <table:table-cell office:value-type="float" office:value="93533">
                <text:p>93533</text:p>
              </table:table-cell>
            </table:table-row>
            <table:table-row>
              <table:table-cell office:value-type="float" office:value="2012">
                <text:p>2010</text:p>
              </table:table-cell>
              <table:table-cell office:value-type="float" office:value="4729">
                <text:p>4729</text:p>
              </table:table-cell>
              <table:table-cell office:value-type="float" office:value="22487">
                <text:p>22487</text:p>
              </table:table-cell>
              <table:table-cell office:value-type="float" office:value="46827">
                <text:p>46827</text:p>
              </table:table-cell>
            </table:table-row>
          </table:table-rows>
        </table:table>
      </chart:chart>
    </office:chart>
  </office:body>
</office:document-content>
</file>

<file path=Object 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CAMPANIA.A2:CAMPANIA.A8 CAMPANIA.D1:CAMPAN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CAMPANIA.A2:CAMPANIA.A8"/>
          </chart:axis>
          <chart:axis chart:dimension="y" chart:name="primary-y" chart:style-name="ch5">
            <chart:grid chart:style-name="ch6" chart:class="major"/>
          </chart:axis>
          <chart:series chart:style-name="ch7" chart:values-cell-range-address="CAMPANIA.D2:CAMPANIA.D8" chart:label-cell-address="CAMPANIA.D1:CAMPANIA.D1" chart:class="chart:bar">
            <chart:data-point chart:repeated="7"/>
          </chart:series>
          <chart:series chart:style-name="ch8" chart:values-cell-range-address="CAMPANIA.E2:CAMPANIA.E8" chart:label-cell-address="CAMPANIA.E1:CAMPANIA.E1" chart:class="chart:bar">
            <chart:data-point chart:repeated="7"/>
          </chart:series>
          <chart:series chart:style-name="ch9" chart:values-cell-range-address="CAMPANIA.F2:CAMPANIA.F8" chart:label-cell-address="CAMPANIA.F1:CAMPAN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CAMPANIA.D1:CAMPANIA.D1</svg:desc>
                </draw:g>
              </table:table-cell>
              <table:table-cell office:value-type="string">
                <text:p>kW classe 2</text:p>
                <draw:g>
                  <svg:desc>CAMPANIA.E1:CAMPANIA.E1</svg:desc>
                </draw:g>
              </table:table-cell>
              <table:table-cell office:value-type="string">
                <text:p>kW classe 3</text:p>
                <draw:g>
                  <svg:desc>CAMPANIA.F1:CAMPANIA.F1</svg:desc>
                </draw:g>
              </table:table-cell>
            </table:table-row>
          </table:table-header-rows>
          <table:table-rows>
            <table:table-row>
              <table:table-cell office:value-type="float" office:value="2006">
                <text:p>2010</text:p>
                <draw:g>
                  <svg:desc>CAMPANIA.A2:CAMPANIA.A8</svg:desc>
                </draw:g>
              </table:table-cell>
              <table:table-cell office:value-type="float" office:value="5">
                <text:p>5</text:p>
                <draw:g>
                  <svg:desc>CAMPANIA.D2:CAMPANIA.D8</svg:desc>
                </draw:g>
              </table:table-cell>
              <table:table-cell office:value-type="float" office:value="98">
                <text:p>98</text:p>
                <draw:g>
                  <svg:desc>CAMPANIA.E2:CAMPANIA.E8</svg:desc>
                </draw:g>
              </table:table-cell>
              <table:table-cell office:value-type="float" office:value="0">
                <text:p>0</text:p>
                <draw:g>
                  <svg:desc>CAMPANIA.F2:CAMPANIA.F8</svg:desc>
                </draw:g>
              </table:table-cell>
            </table:table-row>
            <table:table-row>
              <table:table-cell office:value-type="float" office:value="2007">
                <text:p>2010</text:p>
              </table:table-cell>
              <table:table-cell office:value-type="float" office:value="121">
                <text:p>121</text:p>
              </table:table-cell>
              <table:table-cell office:value-type="float" office:value="807">
                <text:p>807</text:p>
              </table:table-cell>
              <table:table-cell office:value-type="float" office:value="544">
                <text:p>544</text:p>
              </table:table-cell>
            </table:table-row>
            <table:table-row>
              <table:table-cell office:value-type="float" office:value="2008">
                <text:p>2010</text:p>
              </table:table-cell>
              <table:table-cell office:value-type="float" office:value="541">
                <text:p>541</text:p>
              </table:table-cell>
              <table:table-cell office:value-type="float" office:value="1728">
                <text:p>1728</text:p>
              </table:table-cell>
              <table:table-cell office:value-type="float" office:value="2500">
                <text:p>2500</text:p>
              </table:table-cell>
            </table:table-row>
            <table:table-row>
              <table:table-cell office:value-type="float" office:value="2009">
                <text:p>2010</text:p>
              </table:table-cell>
              <table:table-cell office:value-type="float" office:value="1196">
                <text:p>1196</text:p>
              </table:table-cell>
              <table:table-cell office:value-type="float" office:value="4425">
                <text:p>4425</text:p>
              </table:table-cell>
              <table:table-cell office:value-type="float" office:value="3574">
                <text:p>3574</text:p>
              </table:table-cell>
            </table:table-row>
            <table:table-row>
              <table:table-cell office:value-type="float" office:value="2010">
                <text:p>2010</text:p>
              </table:table-cell>
              <table:table-cell office:value-type="float" office:value="2304">
                <text:p>2304</text:p>
              </table:table-cell>
              <table:table-cell office:value-type="float" office:value="9702">
                <text:p>9702</text:p>
              </table:table-cell>
              <table:table-cell office:value-type="float" office:value="7296">
                <text:p>7296</text:p>
              </table:table-cell>
            </table:table-row>
            <table:table-row>
              <table:table-cell office:value-type="float" office:value="2011">
                <text:p>2010</text:p>
              </table:table-cell>
              <table:table-cell office:value-type="float" office:value="4170">
                <text:p>4170</text:p>
              </table:table-cell>
              <table:table-cell office:value-type="float" office:value="29421">
                <text:p>29421</text:p>
              </table:table-cell>
              <table:table-cell office:value-type="float" office:value="38900">
                <text:p>38900</text:p>
              </table:table-cell>
            </table:table-row>
            <table:table-row>
              <table:table-cell office:value-type="float" office:value="2012">
                <text:p>2010</text:p>
              </table:table-cell>
              <table:table-cell office:value-type="float" office:value="4239">
                <text:p>4239</text:p>
              </table:table-cell>
              <table:table-cell office:value-type="float" office:value="34072">
                <text:p>34072</text:p>
              </table:table-cell>
              <table:table-cell office:value-type="float" office:value="38850">
                <text:p>38850</text:p>
              </table:table-cell>
            </table:table-row>
          </table:table-rows>
        </table:table>
      </chart:chart>
    </office:chart>
  </office:body>
</office:document-content>
</file>

<file path=Object 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BASILICATA.A2:BASILICATA.A8 BASILICATA.D1:BASILICAT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BASILICATA.A2:BASILICATA.A8"/>
          </chart:axis>
          <chart:axis chart:dimension="y" chart:name="primary-y" chart:style-name="ch5">
            <chart:grid chart:style-name="ch6" chart:class="major"/>
          </chart:axis>
          <chart:series chart:style-name="ch7" chart:values-cell-range-address="BASILICATA.D2:BASILICATA.D8" chart:label-cell-address="BASILICATA.D1:BASILICATA.D1" chart:class="chart:bar">
            <chart:data-point chart:repeated="7"/>
          </chart:series>
          <chart:series chart:style-name="ch8" chart:values-cell-range-address="BASILICATA.E2:BASILICATA.E8" chart:label-cell-address="BASILICATA.E1:BASILICATA.E1" chart:class="chart:bar">
            <chart:data-point chart:repeated="7"/>
          </chart:series>
          <chart:series chart:style-name="ch9" chart:values-cell-range-address="BASILICATA.F2:BASILICATA.F8" chart:label-cell-address="BASILICATA.F1:BASILICAT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BASILICATA.D1:BASILICATA.D1</svg:desc>
                </draw:g>
              </table:table-cell>
              <table:table-cell office:value-type="string">
                <text:p>kW classe 2</text:p>
                <draw:g>
                  <svg:desc>BASILICATA.E1:BASILICATA.E1</svg:desc>
                </draw:g>
              </table:table-cell>
              <table:table-cell office:value-type="string">
                <text:p>kW classe 3</text:p>
                <draw:g>
                  <svg:desc>BASILICATA.F1:BASILICATA.F1</svg:desc>
                </draw:g>
              </table:table-cell>
            </table:table-row>
          </table:table-header-rows>
          <table:table-rows>
            <table:table-row>
              <table:table-cell office:value-type="float" office:value="2006">
                <text:p>2010</text:p>
                <draw:g>
                  <svg:desc>BASILICATA.A2:BASILICATA.A8</svg:desc>
                </draw:g>
              </table:table-cell>
              <table:table-cell office:value-type="float" office:value="0">
                <text:p>0</text:p>
                <draw:g>
                  <svg:desc>BASILICATA.D2:BASILICATA.D8</svg:desc>
                </draw:g>
              </table:table-cell>
              <table:table-cell office:value-type="float" office:value="52">
                <text:p>52</text:p>
                <draw:g>
                  <svg:desc>BASILICATA.E2:BASILICATA.E8</svg:desc>
                </draw:g>
              </table:table-cell>
              <table:table-cell office:value-type="float" office:value="30">
                <text:p>30</text:p>
                <draw:g>
                  <svg:desc>BASILICATA.F2:BASILICATA.F8</svg:desc>
                </draw:g>
              </table:table-cell>
            </table:table-row>
            <table:table-row>
              <table:table-cell office:value-type="float" office:value="2007">
                <text:p>2010</text:p>
              </table:table-cell>
              <table:table-cell office:value-type="float" office:value="13">
                <text:p>13</text:p>
              </table:table-cell>
              <table:table-cell office:value-type="float" office:value="457">
                <text:p>457</text:p>
              </table:table-cell>
              <table:table-cell office:value-type="float" office:value="243">
                <text:p>243</text:p>
              </table:table-cell>
            </table:table-row>
            <table:table-row>
              <table:table-cell office:value-type="float" office:value="2008">
                <text:p>2010</text:p>
              </table:table-cell>
              <table:table-cell office:value-type="float" office:value="231">
                <text:p>231</text:p>
              </table:table-cell>
              <table:table-cell office:value-type="float" office:value="761">
                <text:p>761</text:p>
              </table:table-cell>
              <table:table-cell office:value-type="float" office:value="1798">
                <text:p>1798</text:p>
              </table:table-cell>
            </table:table-row>
            <table:table-row>
              <table:table-cell office:value-type="float" office:value="2009">
                <text:p>2010</text:p>
              </table:table-cell>
              <table:table-cell office:value-type="float" office:value="522">
                <text:p>522</text:p>
              </table:table-cell>
              <table:table-cell office:value-type="float" office:value="1394">
                <text:p>1394</text:p>
              </table:table-cell>
              <table:table-cell office:value-type="float" office:value="15847">
                <text:p>15847</text:p>
              </table:table-cell>
            </table:table-row>
            <table:table-row>
              <table:table-cell office:value-type="float" office:value="2010">
                <text:p>2010</text:p>
              </table:table-cell>
              <table:table-cell office:value-type="float" office:value="711">
                <text:p>711</text:p>
              </table:table-cell>
              <table:table-cell office:value-type="float" office:value="3023">
                <text:p>3023</text:p>
              </table:table-cell>
              <table:table-cell office:value-type="float" office:value="3977">
                <text:p>3977</text:p>
              </table:table-cell>
            </table:table-row>
            <table:table-row>
              <table:table-cell office:value-type="float" office:value="2011">
                <text:p>2010</text:p>
              </table:table-cell>
              <table:table-cell office:value-type="float" office:value="1300">
                <text:p>1300</text:p>
              </table:table-cell>
              <table:table-cell office:value-type="float" office:value="11259">
                <text:p>11259</text:p>
              </table:table-cell>
              <table:table-cell office:value-type="float" office:value="19012">
                <text:p>19012</text:p>
              </table:table-cell>
            </table:table-row>
            <table:table-row>
              <table:table-cell office:value-type="float" office:value="2012">
                <text:p>2010</text:p>
              </table:table-cell>
              <table:table-cell office:value-type="float" office:value="1459">
                <text:p>1459</text:p>
              </table:table-cell>
              <table:table-cell office:value-type="float" office:value="11207">
                <text:p>11207</text:p>
              </table:table-cell>
              <table:table-cell office:value-type="float" office:value="7542">
                <text:p>7542</text:p>
              </table:table-cell>
            </table:table-row>
          </table:table-rows>
        </table:table>
      </chart:chart>
    </office:chart>
  </office:body>
</office:document-content>
</file>

<file path=Object 7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SARDEGNA.A2:SARDEGNA.A8 SARDEGNA.D1:SARDEGN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SARDEGNA.A2:SARDEGNA.A8"/>
          </chart:axis>
          <chart:axis chart:dimension="y" chart:name="primary-y" chart:style-name="ch5">
            <chart:grid chart:style-name="ch6" chart:class="major"/>
          </chart:axis>
          <chart:series chart:style-name="ch7" chart:values-cell-range-address="SARDEGNA.D2:SARDEGNA.D8" chart:label-cell-address="SARDEGNA.D1:SARDEGNA.D1" chart:class="chart:bar">
            <chart:data-point chart:repeated="7"/>
          </chart:series>
          <chart:series chart:style-name="ch8" chart:values-cell-range-address="SARDEGNA.E2:SARDEGNA.E8" chart:label-cell-address="SARDEGNA.E1:SARDEGNA.E1" chart:class="chart:bar">
            <chart:data-point chart:repeated="7"/>
          </chart:series>
          <chart:series chart:style-name="ch9" chart:values-cell-range-address="SARDEGNA.F2:SARDEGNA.F8" chart:label-cell-address="SARDEGNA.F1:SARDEGN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SARDEGNA.D1:SARDEGNA.D1</svg:desc>
                </draw:g>
              </table:table-cell>
              <table:table-cell office:value-type="string">
                <text:p>kW classe 2</text:p>
                <draw:g>
                  <svg:desc>SARDEGNA.E1:SARDEGNA.E1</svg:desc>
                </draw:g>
              </table:table-cell>
              <table:table-cell office:value-type="string">
                <text:p>kW classe 3</text:p>
                <draw:g>
                  <svg:desc>SARDEGNA.F1:SARDEGNA.F1</svg:desc>
                </draw:g>
              </table:table-cell>
            </table:table-row>
          </table:table-header-rows>
          <table:table-rows>
            <table:table-row>
              <table:table-cell office:value-type="float" office:value="2006">
                <text:p>2010</text:p>
                <draw:g>
                  <svg:desc>SARDEGNA.A2:SARDEGNA.A8</svg:desc>
                </draw:g>
              </table:table-cell>
              <table:table-cell office:value-type="float" office:value="22">
                <text:p>22</text:p>
                <draw:g>
                  <svg:desc>SARDEGNA.D2:SARDEGNA.D8</svg:desc>
                </draw:g>
              </table:table-cell>
              <table:table-cell office:value-type="float" office:value="54">
                <text:p>54</text:p>
                <draw:g>
                  <svg:desc>SARDEGNA.E2:SARDEGNA.E8</svg:desc>
                </draw:g>
              </table:table-cell>
              <table:table-cell office:value-type="float" office:value="0">
                <text:p>0</text:p>
                <draw:g>
                  <svg:desc>SARDEGNA.F2:SARDEGNA.F8</svg:desc>
                </draw:g>
              </table:table-cell>
            </table:table-row>
            <table:table-row>
              <table:table-cell office:value-type="float" office:value="2007">
                <text:p>2010</text:p>
              </table:table-cell>
              <table:table-cell office:value-type="float" office:value="228">
                <text:p>228</text:p>
              </table:table-cell>
              <table:table-cell office:value-type="float" office:value="489">
                <text:p>489</text:p>
              </table:table-cell>
              <table:table-cell office:value-type="float" office:value="49">
                <text:p>49</text:p>
              </table:table-cell>
            </table:table-row>
            <table:table-row>
              <table:table-cell office:value-type="float" office:value="2008">
                <text:p>2010</text:p>
              </table:table-cell>
              <table:table-cell office:value-type="float" office:value="2119">
                <text:p>2119</text:p>
              </table:table-cell>
              <table:table-cell office:value-type="float" office:value="2142">
                <text:p>2142</text:p>
              </table:table-cell>
              <table:table-cell office:value-type="float" office:value="1323">
                <text:p>1323</text:p>
              </table:table-cell>
            </table:table-row>
            <table:table-row>
              <table:table-cell office:value-type="float" office:value="2009">
                <text:p>2010</text:p>
              </table:table-cell>
              <table:table-cell office:value-type="float" office:value="4191">
                <text:p>4191</text:p>
              </table:table-cell>
              <table:table-cell office:value-type="float" office:value="9562">
                <text:p>9562</text:p>
              </table:table-cell>
              <table:table-cell office:value-type="float" office:value="2359">
                <text:p>2359</text:p>
              </table:table-cell>
            </table:table-row>
            <table:table-row>
              <table:table-cell office:value-type="float" office:value="2010">
                <text:p>2010</text:p>
              </table:table-cell>
              <table:table-cell office:value-type="float" office:value="3472">
                <text:p>3472</text:p>
              </table:table-cell>
              <table:table-cell office:value-type="float" office:value="15001">
                <text:p>15001</text:p>
              </table:table-cell>
              <table:table-cell office:value-type="float" office:value="3679">
                <text:p>3679</text:p>
              </table:table-cell>
            </table:table-row>
            <table:table-row>
              <table:table-cell office:value-type="float" office:value="2011">
                <text:p>2010</text:p>
              </table:table-cell>
              <table:table-cell office:value-type="float" office:value="6247">
                <text:p>6247</text:p>
              </table:table-cell>
              <table:table-cell office:value-type="float" office:value="33049">
                <text:p>33049</text:p>
              </table:table-cell>
              <table:table-cell office:value-type="float" office:value="30201">
                <text:p>30201</text:p>
              </table:table-cell>
            </table:table-row>
            <table:table-row>
              <table:table-cell office:value-type="float" office:value="2012">
                <text:p>2010</text:p>
              </table:table-cell>
              <table:table-cell office:value-type="float" office:value="5169">
                <text:p>5169</text:p>
              </table:table-cell>
              <table:table-cell office:value-type="float" office:value="38185">
                <text:p>38185</text:p>
              </table:table-cell>
              <table:table-cell office:value-type="float" office:value="27480">
                <text:p>27480</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LIGURIA.A2:LIGURIA.A8 LIGURIA.D1:LIGUR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LIGURIA.A2:LIGURIA.A8"/>
          </chart:axis>
          <chart:axis chart:dimension="y" chart:name="primary-y" chart:style-name="ch5">
            <chart:grid chart:style-name="ch6" chart:class="major"/>
          </chart:axis>
          <chart:series chart:style-name="ch7" chart:values-cell-range-address="LIGURIA.D2:LIGURIA.D8" chart:label-cell-address="LIGURIA.D1:LIGURIA.D1" chart:class="chart:bar">
            <chart:data-point chart:repeated="7"/>
          </chart:series>
          <chart:series chart:style-name="ch8" chart:values-cell-range-address="LIGURIA.E2:LIGURIA.E8" chart:label-cell-address="LIGURIA.E1:LIGURIA.E1" chart:class="chart:bar">
            <chart:data-point chart:repeated="7"/>
          </chart:series>
          <chart:series chart:style-name="ch9" chart:values-cell-range-address="LIGURIA.F2:LIGURIA.F8" chart:label-cell-address="LIGURIA.F1:LIGUR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LIGURIA.D1:LIGURIA.D1</svg:desc>
                </draw:g>
              </table:table-cell>
              <table:table-cell office:value-type="string">
                <text:p>kW classe 2</text:p>
                <draw:g>
                  <svg:desc>LIGURIA.E1:LIGURIA.E1</svg:desc>
                </draw:g>
              </table:table-cell>
              <table:table-cell office:value-type="string">
                <text:p>kW classe 3</text:p>
                <draw:g>
                  <svg:desc>LIGURIA.F1:LIGURIA.F1</svg:desc>
                </draw:g>
              </table:table-cell>
            </table:table-row>
          </table:table-header-rows>
          <table:table-rows>
            <table:table-row>
              <table:table-cell office:value-type="float" office:value="2006">
                <text:p>2010</text:p>
                <draw:g>
                  <svg:desc>LIGURIA.A2:LIGURIA.A8</svg:desc>
                </draw:g>
              </table:table-cell>
              <table:table-cell office:value-type="float" office:value="17">
                <text:p>17</text:p>
                <draw:g>
                  <svg:desc>LIGURIA.D2:LIGURIA.D8</svg:desc>
                </draw:g>
              </table:table-cell>
              <table:table-cell office:value-type="float" office:value="47">
                <text:p>47</text:p>
                <draw:g>
                  <svg:desc>LIGURIA.E2:LIGURIA.E8</svg:desc>
                </draw:g>
              </table:table-cell>
              <table:table-cell office:value-type="float" office:value="0">
                <text:p>0</text:p>
                <draw:g>
                  <svg:desc>LIGURIA.F2:LIGURIA.F8</svg:desc>
                </draw:g>
              </table:table-cell>
            </table:table-row>
            <table:table-row>
              <table:table-cell office:value-type="float" office:value="2007">
                <text:p>2010</text:p>
              </table:table-cell>
              <table:table-cell office:value-type="float" office:value="177">
                <text:p>177</text:p>
              </table:table-cell>
              <table:table-cell office:value-type="float" office:value="322">
                <text:p>322</text:p>
              </table:table-cell>
              <table:table-cell office:value-type="float" office:value="99">
                <text:p>99</text:p>
              </table:table-cell>
            </table:table-row>
            <table:table-row>
              <table:table-cell office:value-type="float" office:value="2008">
                <text:p>2010</text:p>
              </table:table-cell>
              <table:table-cell office:value-type="float" office:value="462">
                <text:p>462</text:p>
              </table:table-cell>
              <table:table-cell office:value-type="float" office:value="671">
                <text:p>671</text:p>
              </table:table-cell>
              <table:table-cell office:value-type="float" office:value="514">
                <text:p>514</text:p>
              </table:table-cell>
            </table:table-row>
            <table:table-row>
              <table:table-cell office:value-type="float" office:value="2009">
                <text:p>2010</text:p>
              </table:table-cell>
              <table:table-cell office:value-type="float" office:value="737">
                <text:p>737</text:p>
              </table:table-cell>
              <table:table-cell office:value-type="float" office:value="1607">
                <text:p>1607</text:p>
              </table:table-cell>
              <table:table-cell office:value-type="float" office:value="1337">
                <text:p>1337</text:p>
              </table:table-cell>
            </table:table-row>
            <table:table-row>
              <table:table-cell office:value-type="float" office:value="2010">
                <text:p>2010</text:p>
              </table:table-cell>
              <table:table-cell office:value-type="float" office:value="925">
                <text:p>925</text:p>
              </table:table-cell>
              <table:table-cell office:value-type="float" office:value="2851">
                <text:p>2851</text:p>
              </table:table-cell>
              <table:table-cell office:value-type="float" office:value="1815">
                <text:p>1815</text:p>
              </table:table-cell>
            </table:table-row>
            <table:table-row>
              <table:table-cell office:value-type="float" office:value="2011">
                <text:p>2010</text:p>
              </table:table-cell>
              <table:table-cell office:value-type="float" office:value="1278">
                <text:p>1278</text:p>
              </table:table-cell>
              <table:table-cell office:value-type="float" office:value="6803">
                <text:p>6803</text:p>
              </table:table-cell>
              <table:table-cell office:value-type="float" office:value="12509">
                <text:p>12509</text:p>
              </table:table-cell>
            </table:table-row>
            <table:table-row>
              <table:table-cell office:value-type="float" office:value="2012">
                <text:p>2010</text:p>
              </table:table-cell>
              <table:table-cell office:value-type="float" office:value="1331">
                <text:p>1331</text:p>
              </table:table-cell>
              <table:table-cell office:value-type="float" office:value="4578">
                <text:p>4578</text:p>
              </table:table-cell>
              <table:table-cell office:value-type="float" office:value="5277">
                <text:p>5277</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000000"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000000"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000000"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graphic-properties draw:stroke="solid" svg:stroke-color="#b3b3b3" draw:fill="none" draw:fill-color="#000000"/>
    </style:style>
    <style:style style:name="ch9" style:family="chart">
      <style:graphic-properties draw:fill-color="#d9d9d9"/>
    </style:style>
  </office:automatic-styles>
  <office:body>
    <office:chart>
      <chart:chart svg:width="15.828cm" svg:height="8.626cm" xlink:href=".." xlink:type="simple" chart:class="chart:line" chart:style-name="ch1">
        <chart:legend svg:x="13.072cm" svg:y="3.84cm" style:legend-expansion="custom" chartooo:width="2.398cm" chartooo:height="0.458cm" style:legend-expansion-aspect-ratio="5.23580786026201" chart:style-name="ch2"/>
        <chart:plot-area chart:style-name="ch3" table:cell-range-address="UMBRIA.A2:UMBRIA.B8 UMBRIA.B1:UMBRIA.B1" chart:data-source-has-labels="both" svg:x="0.541cm" svg:y="0.52cm" svg:width="12.719cm" svg:height="7.835cm">
          <chartooo:coordinate-region svg:x="1.903cm" svg:y="0.719cm" svg:width="10.985cm" svg:height="6.989cm"/>
          <chart:axis chart:dimension="x" chart:name="primary-x" chart:style-name="ch4" chartooo:axis-type="auto">
            <chartooo:date-scale/>
            <chart:categories table:cell-range-address="UMBRIA.A2:UMBRIA.A8"/>
          </chart:axis>
          <chart:axis chart:dimension="y" chart:name="primary-y" chart:style-name="ch5">
            <chart:grid chart:style-name="ch6" chart:class="major"/>
          </chart:axis>
          <chart:series chart:style-name="ch7" chart:values-cell-range-address="UMBRIA.B2:UMBRIA.B8" chart:label-cell-address="UMBRIA.B1:UMBRIA.B1" chart:class="chart:line">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W UM</text:p>
                <draw:g>
                  <svg:desc>UMBRIA.B1:UMBRIA.B1</svg:desc>
                </draw:g>
              </table:table-cell>
            </table:table-row>
          </table:table-header-rows>
          <table:table-rows>
            <table:table-row>
              <table:table-cell office:value-type="float" office:value="2006">
                <text:p>2010</text:p>
                <draw:g>
                  <svg:desc>UMBRIA.A2:UMBRIA.A8</svg:desc>
                </draw:g>
              </table:table-cell>
              <table:table-cell office:value-type="float" office:value="934">
                <text:p>934</text:p>
                <draw:g>
                  <svg:desc>UMBRIA.B2:UMBRIA.B8</svg:desc>
                </draw:g>
              </table:table-cell>
            </table:table-row>
            <table:table-row>
              <table:table-cell office:value-type="float" office:value="2007">
                <text:p>2010</text:p>
              </table:table-cell>
              <table:table-cell office:value-type="float" office:value="3975">
                <text:p>3975</text:p>
              </table:table-cell>
            </table:table-row>
            <table:table-row>
              <table:table-cell office:value-type="float" office:value="2008">
                <text:p>2010</text:p>
              </table:table-cell>
              <table:table-cell office:value-type="float" office:value="13527">
                <text:p>13527</text:p>
              </table:table-cell>
            </table:table-row>
            <table:table-row>
              <table:table-cell office:value-type="float" office:value="2009">
                <text:p>2010</text:p>
              </table:table-cell>
              <table:table-cell office:value-type="float" office:value="15461">
                <text:p>15461</text:p>
              </table:table-cell>
            </table:table-row>
            <table:table-row>
              <table:table-cell office:value-type="float" office:value="2010">
                <text:p>2010</text:p>
              </table:table-cell>
              <table:table-cell office:value-type="float" office:value="40083">
                <text:p>40083</text:p>
              </table:table-cell>
            </table:table-row>
            <table:table-row>
              <table:table-cell office:value-type="float" office:value="2011">
                <text:p>2010</text:p>
              </table:table-cell>
              <table:table-cell office:value-type="float" office:value="247591">
                <text:p>247591</text:p>
              </table:table-cell>
            </table:table-row>
            <table:table-row>
              <table:table-cell office:value-type="float" office:value="2012">
                <text:p>2010</text:p>
              </table:table-cell>
              <table:table-cell office:value-type="float" office:value="92832">
                <text:p>928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Linux_X86_64 LibreOffice_project/4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CALABRIA.A2:CALABRIA.A8 CALABRIA.D1:CALABRIA.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CALABRIA.A2:CALABRIA.A8"/>
          </chart:axis>
          <chart:axis chart:dimension="y" chart:name="primary-y" chart:style-name="ch5">
            <chart:grid chart:style-name="ch6" chart:class="major"/>
          </chart:axis>
          <chart:series chart:style-name="ch7" chart:values-cell-range-address="CALABRIA.D2:CALABRIA.D8" chart:label-cell-address="CALABRIA.D1:CALABRIA.D1" chart:class="chart:bar">
            <chart:data-point chart:repeated="7"/>
          </chart:series>
          <chart:series chart:style-name="ch8" chart:values-cell-range-address="CALABRIA.E2:CALABRIA.E8" chart:label-cell-address="CALABRIA.E1:CALABRIA.E1" chart:class="chart:bar">
            <chart:data-point chart:repeated="7"/>
          </chart:series>
          <chart:series chart:style-name="ch9" chart:values-cell-range-address="CALABRIA.F2:CALABRIA.F8" chart:label-cell-address="CALABRIA.F1:CALABRI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CALABRIA.D1:CALABRIA.D1</svg:desc>
                </draw:g>
              </table:table-cell>
              <table:table-cell office:value-type="string">
                <text:p>kW classe 2</text:p>
                <draw:g>
                  <svg:desc>CALABRIA.E1:CALABRIA.E1</svg:desc>
                </draw:g>
              </table:table-cell>
              <table:table-cell office:value-type="string">
                <text:p>kW classe 3</text:p>
                <draw:g>
                  <svg:desc>CALABRIA.F1:CALABRIA.F1</svg:desc>
                </draw:g>
              </table:table-cell>
            </table:table-row>
          </table:table-header-rows>
          <table:table-rows>
            <table:table-row>
              <table:table-cell office:value-type="float" office:value="2006">
                <text:p>2010</text:p>
                <draw:g>
                  <svg:desc>CALABRIA.A2:CALABRIA.A8</svg:desc>
                </draw:g>
              </table:table-cell>
              <table:table-cell office:value-type="float" office:value="5">
                <text:p>5</text:p>
                <draw:g>
                  <svg:desc>CALABRIA.D2:CALABRIA.D8</svg:desc>
                </draw:g>
              </table:table-cell>
              <table:table-cell office:value-type="float" office:value="53">
                <text:p>53</text:p>
                <draw:g>
                  <svg:desc>CALABRIA.E2:CALABRIA.E8</svg:desc>
                </draw:g>
              </table:table-cell>
              <table:table-cell office:value-type="float" office:value="0">
                <text:p>0</text:p>
                <draw:g>
                  <svg:desc>CALABRIA.F2:CALABRIA.F8</svg:desc>
                </draw:g>
              </table:table-cell>
            </table:table-row>
            <table:table-row>
              <table:table-cell office:value-type="float" office:value="2007">
                <text:p>2010</text:p>
              </table:table-cell>
              <table:table-cell office:value-type="float" office:value="86">
                <text:p>86</text:p>
              </table:table-cell>
              <table:table-cell office:value-type="float" office:value="578">
                <text:p>578</text:p>
              </table:table-cell>
              <table:table-cell office:value-type="float" office:value="419">
                <text:p>419</text:p>
              </table:table-cell>
            </table:table-row>
            <table:table-row>
              <table:table-cell office:value-type="float" office:value="2008">
                <text:p>2010</text:p>
              </table:table-cell>
              <table:table-cell office:value-type="float" office:value="537">
                <text:p>537</text:p>
              </table:table-cell>
              <table:table-cell office:value-type="float" office:value="2173">
                <text:p>2173</text:p>
              </table:table-cell>
              <table:table-cell office:value-type="float" office:value="1874">
                <text:p>1874</text:p>
              </table:table-cell>
            </table:table-row>
            <table:table-row>
              <table:table-cell office:value-type="float" office:value="2009">
                <text:p>2010</text:p>
              </table:table-cell>
              <table:table-cell office:value-type="float" office:value="1048">
                <text:p>1048</text:p>
              </table:table-cell>
              <table:table-cell office:value-type="float" office:value="4200">
                <text:p>4200</text:p>
              </table:table-cell>
              <table:table-cell office:value-type="float" office:value="4450">
                <text:p>4450</text:p>
              </table:table-cell>
            </table:table-row>
            <table:table-row>
              <table:table-cell office:value-type="float" office:value="2010">
                <text:p>2010</text:p>
              </table:table-cell>
              <table:table-cell office:value-type="float" office:value="1793">
                <text:p>1793</text:p>
              </table:table-cell>
              <table:table-cell office:value-type="float" office:value="8317">
                <text:p>8317</text:p>
              </table:table-cell>
              <table:table-cell office:value-type="float" office:value="5291">
                <text:p>5291</text:p>
              </table:table-cell>
            </table:table-row>
            <table:table-row>
              <table:table-cell office:value-type="float" office:value="2011">
                <text:p>2010</text:p>
              </table:table-cell>
              <table:table-cell office:value-type="float" office:value="3779">
                <text:p>3779</text:p>
              </table:table-cell>
              <table:table-cell office:value-type="float" office:value="29383">
                <text:p>29383</text:p>
              </table:table-cell>
              <table:table-cell office:value-type="float" office:value="25400">
                <text:p>25400</text:p>
              </table:table-cell>
            </table:table-row>
            <table:table-row>
              <table:table-cell office:value-type="float" office:value="2012">
                <text:p>2010</text:p>
              </table:table-cell>
              <table:table-cell office:value-type="float" office:value="3861">
                <text:p>3861</text:p>
              </table:table-cell>
              <table:table-cell office:value-type="float" office:value="31507">
                <text:p>31507</text:p>
              </table:table-cell>
              <table:table-cell office:value-type="float" office:value="27676">
                <text:p>27676</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ABRUZZO.A2:ABRUZZO.A8 ABRUZZO.D1:ABRUZZO.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ABRUZZO.A2:ABRUZZO.A8"/>
          </chart:axis>
          <chart:axis chart:dimension="y" chart:name="primary-y" chart:style-name="ch5">
            <chart:grid chart:style-name="ch6" chart:class="major"/>
          </chart:axis>
          <chart:series chart:style-name="ch7" chart:values-cell-range-address="ABRUZZO.D2:ABRUZZO.D8" chart:label-cell-address="ABRUZZO.D1:ABRUZZO.D1" chart:class="chart:bar">
            <chart:data-point chart:repeated="7"/>
          </chart:series>
          <chart:series chart:style-name="ch8" chart:values-cell-range-address="ABRUZZO.E2:ABRUZZO.E8" chart:label-cell-address="ABRUZZO.E1:ABRUZZO.E1" chart:class="chart:bar">
            <chart:data-point chart:repeated="7"/>
          </chart:series>
          <chart:series chart:style-name="ch9" chart:values-cell-range-address="ABRUZZO.F2:ABRUZZO.F8" chart:label-cell-address="ABRUZZO.F1:ABRUZZO.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ABRUZZO.D1:ABRUZZO.D1</svg:desc>
                </draw:g>
              </table:table-cell>
              <table:table-cell office:value-type="string">
                <text:p>kW classe 2</text:p>
                <draw:g>
                  <svg:desc>ABRUZZO.E1:ABRUZZO.E1</svg:desc>
                </draw:g>
              </table:table-cell>
              <table:table-cell office:value-type="string">
                <text:p>kW classe 3</text:p>
                <draw:g>
                  <svg:desc>ABRUZZO.F1:ABRUZZO.F1</svg:desc>
                </draw:g>
              </table:table-cell>
            </table:table-row>
          </table:table-header-rows>
          <table:table-rows>
            <table:table-row>
              <table:table-cell office:value-type="float" office:value="2006">
                <text:p>2010</text:p>
                <draw:g>
                  <svg:desc>ABRUZZO.A2:ABRUZZO.A8</svg:desc>
                </draw:g>
              </table:table-cell>
              <table:table-cell office:value-type="float" office:value="13">
                <text:p>13</text:p>
                <draw:g>
                  <svg:desc>ABRUZZO.D2:ABRUZZO.D8</svg:desc>
                </draw:g>
              </table:table-cell>
              <table:table-cell office:value-type="float" office:value="39">
                <text:p>39</text:p>
                <draw:g>
                  <svg:desc>ABRUZZO.E2:ABRUZZO.E8</svg:desc>
                </draw:g>
              </table:table-cell>
              <table:table-cell office:value-type="float" office:value="0">
                <text:p>0</text:p>
                <draw:g>
                  <svg:desc>ABRUZZO.F2:ABRUZZO.F8</svg:desc>
                </draw:g>
              </table:table-cell>
            </table:table-row>
            <table:table-row>
              <table:table-cell office:value-type="float" office:value="2007">
                <text:p>2010</text:p>
              </table:table-cell>
              <table:table-cell office:value-type="float" office:value="87">
                <text:p>87</text:p>
              </table:table-cell>
              <table:table-cell office:value-type="float" office:value="441">
                <text:p>441</text:p>
              </table:table-cell>
              <table:table-cell office:value-type="float" office:value="363">
                <text:p>363</text:p>
              </table:table-cell>
            </table:table-row>
            <table:table-row>
              <table:table-cell office:value-type="float" office:value="2008">
                <text:p>2010</text:p>
              </table:table-cell>
              <table:table-cell office:value-type="float" office:value="463">
                <text:p>463</text:p>
              </table:table-cell>
              <table:table-cell office:value-type="float" office:value="2046">
                <text:p>2046</text:p>
              </table:table-cell>
              <table:table-cell office:value-type="float" office:value="3259">
                <text:p>3259</text:p>
              </table:table-cell>
            </table:table-row>
            <table:table-row>
              <table:table-cell office:value-type="float" office:value="2009">
                <text:p>2010</text:p>
              </table:table-cell>
              <table:table-cell office:value-type="float" office:value="619">
                <text:p>619</text:p>
              </table:table-cell>
              <table:table-cell office:value-type="float" office:value="3708">
                <text:p>3708</text:p>
              </table:table-cell>
              <table:table-cell office:value-type="float" office:value="4341">
                <text:p>4341</text:p>
              </table:table-cell>
            </table:table-row>
            <table:table-row>
              <table:table-cell office:value-type="float" office:value="2010">
                <text:p>2010</text:p>
              </table:table-cell>
              <table:table-cell office:value-type="float" office:value="1155">
                <text:p>1155</text:p>
              </table:table-cell>
              <table:table-cell office:value-type="float" office:value="11674">
                <text:p>11674</text:p>
              </table:table-cell>
              <table:table-cell office:value-type="float" office:value="9554">
                <text:p>9554</text:p>
              </table:table-cell>
            </table:table-row>
            <table:table-row>
              <table:table-cell office:value-type="float" office:value="2011">
                <text:p>2010</text:p>
              </table:table-cell>
              <table:table-cell office:value-type="float" office:value="2502">
                <text:p>2502</text:p>
              </table:table-cell>
              <table:table-cell office:value-type="float" office:value="23853">
                <text:p>23853</text:p>
              </table:table-cell>
              <table:table-cell office:value-type="float" office:value="45850">
                <text:p>45850</text:p>
              </table:table-cell>
            </table:table-row>
            <table:table-row>
              <table:table-cell office:value-type="float" office:value="2012">
                <text:p>2010</text:p>
              </table:table-cell>
              <table:table-cell office:value-type="float" office:value="2885">
                <text:p>2885</text:p>
              </table:table-cell>
              <table:table-cell office:value-type="float" office:value="21242">
                <text:p>21242</text:p>
              </table:table-cell>
              <table:table-cell office:value-type="float" office:value="30514">
                <text:p>30514</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MOLISE.A2:MOLISE.A8 MOLISE.D1:MOLISE.F8" chart:data-source-has-labels="both" svg:x="0.77cm" svg:y="0.855cm" svg:width="11.93cm" svg:height="7.545cm">
          <chartooo:coordinate-region svg:x="1.947cm" svg:y="1.054cm" svg:width="10.753cm" svg:height="6.699cm"/>
          <chart:axis chart:dimension="x" chart:name="primary-x" chart:style-name="ch4" chartooo:axis-type="text">
            <chart:categories table:cell-range-address="MOLISE.A2:MOLISE.A8"/>
          </chart:axis>
          <chart:axis chart:dimension="y" chart:name="primary-y" chart:style-name="ch5">
            <chart:grid chart:style-name="ch6" chart:class="major"/>
          </chart:axis>
          <chart:series chart:style-name="ch7" chart:values-cell-range-address="MOLISE.D2:MOLISE.D8" chart:label-cell-address="MOLISE.D1:MOLISE.D1" chart:class="chart:bar">
            <chart:data-point chart:repeated="7"/>
          </chart:series>
          <chart:series chart:style-name="ch8" chart:values-cell-range-address="MOLISE.E2:MOLISE.E8" chart:label-cell-address="MOLISE.E1:MOLISE.E1" chart:class="chart:bar">
            <chart:data-point chart:repeated="7"/>
          </chart:series>
          <chart:series chart:style-name="ch9" chart:values-cell-range-address="MOLISE.F2:MOLISE.F8" chart:label-cell-address="MOLISE.F1:MOLISE.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MOLISE.D1:MOLISE.D1</svg:desc>
                </draw:g>
              </table:table-cell>
              <table:table-cell office:value-type="string">
                <text:p>kW classe 2</text:p>
                <draw:g>
                  <svg:desc>MOLISE.E1:MOLISE.E1</svg:desc>
                </draw:g>
              </table:table-cell>
              <table:table-cell office:value-type="string">
                <text:p>kW classe 3</text:p>
                <draw:g>
                  <svg:desc>MOLISE.F1:MOLISE.F1</svg:desc>
                </draw:g>
              </table:table-cell>
            </table:table-row>
          </table:table-header-rows>
          <table:table-rows>
            <table:table-row>
              <table:table-cell office:value-type="float" office:value="2006">
                <text:p>2010</text:p>
                <draw:g>
                  <svg:desc>MOLISE.A2:MOLISE.A8</svg:desc>
                </draw:g>
              </table:table-cell>
              <table:table-cell office:value-type="float" office:value="0">
                <text:p>0</text:p>
                <draw:g>
                  <svg:desc>MOLISE.D2:MOLISE.D8</svg:desc>
                </draw:g>
              </table:table-cell>
              <table:table-cell office:value-type="float" office:value="4">
                <text:p>4</text:p>
                <draw:g>
                  <svg:desc>MOLISE.E2:MOLISE.E8</svg:desc>
                </draw:g>
              </table:table-cell>
              <table:table-cell office:value-type="float" office:value="0">
                <text:p>0</text:p>
                <draw:g>
                  <svg:desc>MOLISE.F2:MOLISE.F8</svg:desc>
                </draw:g>
              </table:table-cell>
            </table:table-row>
            <table:table-row>
              <table:table-cell office:value-type="float" office:value="2007">
                <text:p>2010</text:p>
              </table:table-cell>
              <table:table-cell office:value-type="float" office:value="21">
                <text:p>21</text:p>
              </table:table-cell>
              <table:table-cell office:value-type="float" office:value="75">
                <text:p>75</text:p>
              </table:table-cell>
              <table:table-cell office:value-type="float" office:value="0">
                <text:p>0</text:p>
              </table:table-cell>
            </table:table-row>
            <table:table-row>
              <table:table-cell office:value-type="float" office:value="2008">
                <text:p>2010</text:p>
              </table:table-cell>
              <table:table-cell office:value-type="float" office:value="65">
                <text:p>65</text:p>
              </table:table-cell>
              <table:table-cell office:value-type="float" office:value="329">
                <text:p>329</text:p>
              </table:table-cell>
              <table:table-cell office:value-type="float" office:value="260">
                <text:p>260</text:p>
              </table:table-cell>
            </table:table-row>
            <table:table-row>
              <table:table-cell office:value-type="float" office:value="2009">
                <text:p>2010</text:p>
              </table:table-cell>
              <table:table-cell office:value-type="float" office:value="133">
                <text:p>133</text:p>
              </table:table-cell>
              <table:table-cell office:value-type="float" office:value="628">
                <text:p>628</text:p>
              </table:table-cell>
              <table:table-cell office:value-type="float" office:value="723">
                <text:p>723</text:p>
              </table:table-cell>
            </table:table-row>
            <table:table-row>
              <table:table-cell office:value-type="float" office:value="2010">
                <text:p>2010</text:p>
              </table:table-cell>
              <table:table-cell office:value-type="float" office:value="208">
                <text:p>208</text:p>
              </table:table-cell>
              <table:table-cell office:value-type="float" office:value="1569">
                <text:p>1569</text:p>
              </table:table-cell>
              <table:table-cell office:value-type="float" office:value="2325">
                <text:p>2325</text:p>
              </table:table-cell>
            </table:table-row>
            <table:table-row>
              <table:table-cell office:value-type="float" office:value="2011">
                <text:p>2010</text:p>
              </table:table-cell>
              <table:table-cell office:value-type="float" office:value="476">
                <text:p>476</text:p>
              </table:table-cell>
              <table:table-cell office:value-type="float" office:value="6469">
                <text:p>6469</text:p>
              </table:table-cell>
              <table:table-cell office:value-type="float" office:value="9893">
                <text:p>9893</text:p>
              </table:table-cell>
            </table:table-row>
            <table:table-row>
              <table:table-cell office:value-type="float" office:value="2012">
                <text:p>2010</text:p>
              </table:table-cell>
              <table:table-cell office:value-type="float" office:value="476">
                <text:p>476</text:p>
              </table:table-cell>
              <table:table-cell office:value-type="float" office:value="5885">
                <text:p>5885</text:p>
              </table:table-cell>
              <table:table-cell office:value-type="float" office:value="5631">
                <text:p>5631</text:p>
              </table:table-cell>
            </table:table-row>
          </table:table-rows>
        </table:table>
      </chart:chart>
    </office:chart>
  </office:body>
</office:document-content>
</file>

<file path=Object 8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3.34cm" svg:y="3.703cm" style:legend-expansion="high" chart:style-name="ch2"/>
        <chart:plot-area chart:style-name="ch3" table:cell-range-address="'VALLE D''AOSTA'.A2:'VALLE D''AOSTA'.A8 'VALLE D''AOSTA'.D1:'VALLE D''AOSTA'.F8" chart:data-source-has-labels="both" svg:x="0.77cm" svg:y="0.855cm" svg:width="11.93cm" svg:height="7.545cm">
          <chartooo:coordinate-region svg:x="1.762cm" svg:y="1.054cm" svg:width="10.938cm" svg:height="6.699cm"/>
          <chart:axis chart:dimension="x" chart:name="primary-x" chart:style-name="ch4" chartooo:axis-type="text">
            <chart:categories table:cell-range-address="'VALLE D''AOSTA'.A2:'VALLE D''AOSTA'.A8"/>
          </chart:axis>
          <chart:axis chart:dimension="y" chart:name="primary-y" chart:style-name="ch5">
            <chart:grid chart:style-name="ch6" chart:class="major"/>
          </chart:axis>
          <chart:series chart:style-name="ch7" chart:values-cell-range-address="'VALLE D''AOSTA'.D2:'VALLE D''AOSTA'.D8" chart:label-cell-address="'VALLE D''AOSTA'.D1:'VALLE D''AOSTA'.D1" chart:class="chart:bar">
            <chart:data-point chart:repeated="7"/>
          </chart:series>
          <chart:series chart:style-name="ch8" chart:values-cell-range-address="'VALLE D''AOSTA'.E2:'VALLE D''AOSTA'.E8" chart:label-cell-address="'VALLE D''AOSTA'.E1:'VALLE D''AOSTA'.E1" chart:class="chart:bar">
            <chart:data-point chart:repeated="7"/>
          </chart:series>
          <chart:series chart:style-name="ch9" chart:values-cell-range-address="'VALLE D''AOSTA'.F2:'VALLE D''AOSTA'.F8" chart:label-cell-address="'VALLE D''AOSTA'.F1:'VALLE D''AOSTA'.F1"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W classe 1</text:p>
                <draw:g>
                  <svg:desc>'VALLE D''AOSTA'.D1:'VALLE D''AOSTA'.D1</svg:desc>
                </draw:g>
              </table:table-cell>
              <table:table-cell office:value-type="string">
                <text:p>kW classe 2</text:p>
                <draw:g>
                  <svg:desc>'VALLE D''AOSTA'.E1:'VALLE D''AOSTA'.E1</svg:desc>
                </draw:g>
              </table:table-cell>
              <table:table-cell office:value-type="string">
                <text:p>kW classe 3</text:p>
                <draw:g>
                  <svg:desc>'VALLE D''AOSTA'.F1:'VALLE D''AOSTA'.F1</svg:desc>
                </draw:g>
              </table:table-cell>
            </table:table-row>
          </table:table-header-rows>
          <table:table-rows>
            <table:table-row>
              <table:table-cell office:value-type="float" office:value="2006">
                <text:p>2010</text:p>
                <draw:g>
                  <svg:desc>'VALLE D''AOSTA'.A2:'VALLE D''AOSTA'.A8</svg:desc>
                </draw:g>
              </table:table-cell>
              <table:table-cell office:value-type="float" office:value="0">
                <text:p>0</text:p>
                <draw:g>
                  <svg:desc>'VALLE D''AOSTA'.D2:'VALLE D''AOSTA'.D8</svg:desc>
                </draw:g>
              </table:table-cell>
              <table:table-cell office:value-type="float" office:value="0">
                <text:p>0</text:p>
                <draw:g>
                  <svg:desc>'VALLE D''AOSTA'.E2:'VALLE D''AOSTA'.E8</svg:desc>
                </draw:g>
              </table:table-cell>
              <table:table-cell office:value-type="float" office:value="0">
                <text:p>0</text:p>
                <draw:g>
                  <svg:desc>'VALLE D''AOSTA'.F2:'VALLE D''AOSTA'.F8</svg:desc>
                </draw:g>
              </table:table-cell>
            </table:table-row>
            <table:table-row>
              <table:table-cell office:value-type="float" office:value="2007">
                <text:p>2010</text:p>
              </table:table-cell>
              <table:table-cell office:value-type="float" office:value="3">
                <text:p>3</text:p>
              </table:table-cell>
              <table:table-cell office:value-type="float" office:value="39">
                <text:p>39</text:p>
              </table:table-cell>
              <table:table-cell office:value-type="float" office:value="46">
                <text:p>46</text:p>
              </table:table-cell>
            </table:table-row>
            <table:table-row>
              <table:table-cell office:value-type="float" office:value="2008">
                <text:p>2010</text:p>
              </table:table-cell>
              <table:table-cell office:value-type="float" office:value="48">
                <text:p>48</text:p>
              </table:table-cell>
              <table:table-cell office:value-type="float" office:value="137">
                <text:p>137</text:p>
              </table:table-cell>
              <table:table-cell office:value-type="float" office:value="0">
                <text:p>0</text:p>
              </table:table-cell>
            </table:table-row>
            <table:table-row>
              <table:table-cell office:value-type="float" office:value="2009">
                <text:p>2010</text:p>
              </table:table-cell>
              <table:table-cell office:value-type="float" office:value="51">
                <text:p>51</text:p>
              </table:table-cell>
              <table:table-cell office:value-type="float" office:value="254">
                <text:p>254</text:p>
              </table:table-cell>
              <table:table-cell office:value-type="float" office:value="444">
                <text:p>444</text:p>
              </table:table-cell>
            </table:table-row>
            <table:table-row>
              <table:table-cell office:value-type="float" office:value="2010">
                <text:p>2010</text:p>
              </table:table-cell>
              <table:table-cell office:value-type="float" office:value="291">
                <text:p>291</text:p>
              </table:table-cell>
              <table:table-cell office:value-type="float" office:value="1928">
                <text:p>1928</text:p>
              </table:table-cell>
              <table:table-cell office:value-type="float" office:value="1012">
                <text:p>1012</text:p>
              </table:table-cell>
            </table:table-row>
            <table:table-row>
              <table:table-cell office:value-type="float" office:value="2011">
                <text:p>2010</text:p>
              </table:table-cell>
              <table:table-cell office:value-type="float" office:value="545">
                <text:p>545</text:p>
              </table:table-cell>
              <table:table-cell office:value-type="float" office:value="3536">
                <text:p>3536</text:p>
              </table:table-cell>
              <table:table-cell office:value-type="float" office:value="3710">
                <text:p>3710</text:p>
              </table:table-cell>
            </table:table-row>
            <table:table-row>
              <table:table-cell office:value-type="float" office:value="2012">
                <text:p>2010</text:p>
              </table:table-cell>
              <table:table-cell office:value-type="float" office:value="446">
                <text:p>446</text:p>
              </table:table-cell>
              <table:table-cell office:value-type="float" office:value="2323">
                <text:p>2323</text:p>
              </table:table-cell>
              <table:table-cell office:value-type="float" office:value="1634">
                <text:p>1634</text:p>
              </table:table-cell>
            </table:table-row>
          </table:table-rows>
        </table:table>
      </chart:chart>
    </office:chart>
  </office:body>
</office:document-content>
</file>

<file path=Object 8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8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015cm" svg:height="8.997cm" xlink:href=".." xlink:type="simple" chart:class="chart:scatter" chart:style-name="ch1">
        <chart:legend svg:x="12.054cm" svg:y="4.2cm" style:legend-expansion="custom" chartooo:width="3.254cm" chartooo:height="0.597cm" style:legend-expansion-aspect-ratio="5.45058626465662" chart:style-name="ch2"/>
        <chart:plot-area chart:style-name="ch3" table:cell-range-address="'EMILIA ROMAGNA'.A66:'EMILIA ROMAGNA'.B72 'EMILIA ROMAGNA'.B65:'EMILIA ROMAGNA'.B65" chart:data-source-has-labels="row" svg:x="0.771cm" svg:y="0.854cm" svg:width="11.137cm" svg:height="7.542cm">
          <chartooo:coordinate-region svg:x="1.948cm" svg:y="1.053cm" svg:width="9.588cm" svg:height="6.696cm"/>
          <chart:axis chart:dimension="x" chart:name="primary-x" chart:style-name="ch4"/>
          <chart:axis chart:dimension="y" chart:name="primary-y" chart:style-name="ch4">
            <chart:grid chart:style-name="ch5" chart:class="major"/>
          </chart:axis>
          <chart:series chart:style-name="ch6" chart:values-cell-range-address="'EMILIA ROMAGNA'.B66:'EMILIA ROMAGNA'.B72" chart:label-cell-address="'EMILIA ROMAGNA'.B65:'EMILIA ROMAGNA'.B65" chart:class="chart:scatter">
            <chart:domain table:cell-range-address="'EMILIA ROMAGNA'.A66:'EMILIA ROMAGNA'.A72"/>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N.impianti ER</text:p>
                <draw:g>
                  <svg:desc>'EMILIA ROMAGNA'.B65:'EMILIA ROMAGNA'.B65</svg:desc>
                </draw:g>
              </table:table-cell>
            </table:table-row>
          </table:table-header-rows>
          <table:table-rows>
            <table:table-row>
              <table:table-cell office:value-type="string">
                <text:p>1</text:p>
              </table:table-cell>
              <table:table-cell office:value-type="float" office:value="2006">
                <text:p>2006</text:p>
                <draw:g>
                  <svg:desc>'EMILIA ROMAGNA'.A66:'EMILIA ROMAGNA'.A72</svg:desc>
                </draw:g>
              </table:table-cell>
              <table:table-cell office:value-type="float" office:value="208">
                <text:p>208</text:p>
                <draw:g>
                  <svg:desc>'EMILIA ROMAGNA'.B66:'EMILIA ROMAGNA'.B72</svg:desc>
                </draw:g>
              </table:table-cell>
            </table:table-row>
            <table:table-row>
              <table:table-cell office:value-type="string">
                <text:p>2</text:p>
              </table:table-cell>
              <table:table-cell office:value-type="float" office:value="2007">
                <text:p>2007</text:p>
              </table:table-cell>
              <table:table-cell office:value-type="float" office:value="736">
                <text:p>736</text:p>
              </table:table-cell>
            </table:table-row>
            <table:table-row>
              <table:table-cell office:value-type="string">
                <text:p>3</text:p>
              </table:table-cell>
              <table:table-cell office:value-type="float" office:value="2008">
                <text:p>2008</text:p>
              </table:table-cell>
              <table:table-cell office:value-type="float" office:value="2467">
                <text:p>2467</text:p>
              </table:table-cell>
            </table:table-row>
            <table:table-row>
              <table:table-cell office:value-type="string">
                <text:p>4</text:p>
              </table:table-cell>
              <table:table-cell office:value-type="float" office:value="2009">
                <text:p>2009</text:p>
              </table:table-cell>
              <table:table-cell office:value-type="float" office:value="3299">
                <text:p>3299</text:p>
              </table:table-cell>
            </table:table-row>
            <table:table-row>
              <table:table-cell office:value-type="string">
                <text:p>5</text:p>
              </table:table-cell>
              <table:table-cell office:value-type="float" office:value="2010">
                <text:p>2010</text:p>
              </table:table-cell>
              <table:table-cell office:value-type="float" office:value="7768">
                <text:p>7768</text:p>
              </table:table-cell>
            </table:table-row>
            <table:table-row>
              <table:table-cell office:value-type="string">
                <text:p>6</text:p>
              </table:table-cell>
              <table:table-cell office:value-type="float" office:value="2011">
                <text:p>2011</text:p>
              </table:table-cell>
              <table:table-cell office:value-type="float" office:value="16701">
                <text:p>16701</text:p>
              </table:table-cell>
            </table:table-row>
            <table:table-row>
              <table:table-cell office:value-type="string">
                <text:p>7</text:p>
              </table:table-cell>
              <table:table-cell office:value-type="float" office:value="2012">
                <text:p>2012</text:p>
              </table:table-cell>
              <table:table-cell office:value-type="float" office:value="13944">
                <text:p>13944</text:p>
              </table:table-cell>
            </table:table-row>
          </table:table-rows>
        </table:table>
      </chart:chart>
    </office:chart>
  </office:body>
</office:document-content>
</file>

<file path=Object 8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2.275cm" svg:y="3.952cm" style:legend-expansion="high" chart:style-name="ch2"/>
        <chart:plot-area chart:style-name="ch3" table:cell-range-address="'EMILIA ROMAGNA'.A66:'EMILIA ROMAGNA'.C72 'EMILIA ROMAGNA'.B65:'EMILIA ROMAGNA'.C65" chart:data-source-has-labels="row" svg:x="0.77cm" svg:y="0.855cm" svg:width="10.865cm" svg:height="7.545cm">
          <chartooo:coordinate-region svg:x="2.132cm" svg:y="1.054cm" svg:width="9.131cm" svg:height="6.699cm"/>
          <chart:axis chart:dimension="x" chart:name="primary-x" chart:style-name="ch4"/>
          <chart:axis chart:dimension="y" chart:name="primary-y" chart:style-name="ch4">
            <chart:grid chart:style-name="ch5" chart:class="major"/>
          </chart:axis>
          <chart:series chart:style-name="ch6" chart:values-cell-range-address="'EMILIA ROMAGNA'.B66:'EMILIA ROMAGNA'.B72" chart:label-cell-address="'EMILIA ROMAGNA'.B65:'EMILIA ROMAGNA'.B65" chart:class="chart:scatter">
            <chart:domain table:cell-range-address="'EMILIA ROMAGNA'.A66:'EMILIA ROMAGNA'.A72"/>
            <chart:data-point chart:repeated="7"/>
          </chart:series>
          <chart:series chart:style-name="ch7" chart:values-cell-range-address="'EMILIA ROMAGNA'.C66:'EMILIA ROMAGNA'.C72" chart:label-cell-address="'EMILIA ROMAGNA'.C65:'EMILIA ROMAGNA'.C65"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N.impianti ER</text:p>
                <draw:g>
                  <svg:desc>'EMILIA ROMAGNA'.B65:'EMILIA ROMAGNA'.B65</svg:desc>
                </draw:g>
              </table:table-cell>
              <table:table-cell office:value-type="string">
                <text:p>N.impianti Italia</text:p>
                <draw:g>
                  <svg:desc>'EMILIA ROMAGNA'.C65:'EMILIA ROMAGNA'.C65</svg:desc>
                </draw:g>
              </table:table-cell>
            </table:table-row>
          </table:table-header-rows>
          <table:table-rows>
            <table:table-row>
              <table:table-cell office:value-type="string">
                <text:p>1</text:p>
              </table:table-cell>
              <table:table-cell office:value-type="float" office:value="2006">
                <text:p>2006</text:p>
                <draw:g>
                  <svg:desc>'EMILIA ROMAGNA'.A66:'EMILIA ROMAGNA'.A72</svg:desc>
                </draw:g>
              </table:table-cell>
              <table:table-cell office:value-type="float" office:value="208">
                <text:p>208</text:p>
                <draw:g>
                  <svg:desc>'EMILIA ROMAGNA'.B66:'EMILIA ROMAGNA'.B72</svg:desc>
                </draw:g>
              </table:table-cell>
              <table:table-cell office:value-type="float" office:value="1402">
                <text:p>1402</text:p>
                <draw:g>
                  <svg:desc>'EMILIA ROMAGNA'.C66:'EMILIA ROMAGNA'.C72</svg:desc>
                </draw:g>
              </table:table-cell>
            </table:table-row>
            <table:table-row>
              <table:table-cell office:value-type="string">
                <text:p>2</text:p>
              </table:table-cell>
              <table:table-cell office:value-type="float" office:value="2007">
                <text:p>2007</text:p>
              </table:table-cell>
              <table:table-cell office:value-type="float" office:value="736">
                <text:p>736</text:p>
              </table:table-cell>
              <table:table-cell office:value-type="float" office:value="6273">
                <text:p>6273</text:p>
              </table:table-cell>
            </table:table-row>
            <table:table-row>
              <table:table-cell office:value-type="string">
                <text:p>3</text:p>
              </table:table-cell>
              <table:table-cell office:value-type="float" office:value="2008">
                <text:p>2008</text:p>
              </table:table-cell>
              <table:table-cell office:value-type="float" office:value="2467">
                <text:p>2467</text:p>
              </table:table-cell>
              <table:table-cell office:value-type="float" office:value="24072">
                <text:p>24072</text:p>
              </table:table-cell>
            </table:table-row>
            <table:table-row>
              <table:table-cell office:value-type="string">
                <text:p>4</text:p>
              </table:table-cell>
              <table:table-cell office:value-type="float" office:value="2009">
                <text:p>2009</text:p>
              </table:table-cell>
              <table:table-cell office:value-type="float" office:value="3299">
                <text:p>3299</text:p>
              </table:table-cell>
              <table:table-cell office:value-type="float" office:value="39358">
                <text:p>39358</text:p>
              </table:table-cell>
            </table:table-row>
            <table:table-row>
              <table:table-cell office:value-type="string">
                <text:p>5</text:p>
              </table:table-cell>
              <table:table-cell office:value-type="float" office:value="2010">
                <text:p>2010</text:p>
              </table:table-cell>
              <table:table-cell office:value-type="float" office:value="7768">
                <text:p>7768</text:p>
              </table:table-cell>
              <table:table-cell office:value-type="float" office:value="84616">
                <text:p>84616</text:p>
              </table:table-cell>
            </table:table-row>
            <table:table-row>
              <table:table-cell office:value-type="string">
                <text:p>6</text:p>
              </table:table-cell>
              <table:table-cell office:value-type="float" office:value="2011">
                <text:p>2011</text:p>
              </table:table-cell>
              <table:table-cell office:value-type="float" office:value="16701">
                <text:p>16701</text:p>
              </table:table-cell>
              <table:table-cell office:value-type="float" office:value="175495">
                <text:p>175495</text:p>
              </table:table-cell>
            </table:table-row>
            <table:table-row>
              <table:table-cell office:value-type="string">
                <text:p>7</text:p>
              </table:table-cell>
              <table:table-cell office:value-type="float" office:value="2012">
                <text:p>2012</text:p>
              </table:table-cell>
              <table:table-cell office:value-type="float" office:value="13944">
                <text:p>13944</text:p>
              </table:table-cell>
              <table:table-cell office:value-type="float" office:value="148189">
                <text:p>148189</text:p>
              </table:table-cell>
            </table:table-row>
          </table:table-rows>
        </table:table>
      </chart:chart>
    </office:chart>
  </office:body>
</office:document-content>
</file>

<file path=Object 8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draw:stroke="none"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draw:stroke="non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style:graphic-properties draw:stroke="none"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style:graphic-properties draw:stroke="none"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style:graphic-properties draw:stroke="none" draw:fill-color="#7e0021" dr3d:edge-rounding="5%"/>
      <style:text-properties fo:font-size="10pt" style:font-size-asian="10pt" style:font-size-complex="10pt"/>
    </style:style>
    <style:style style:name="ch12" style:family="chart" style:data-style-name="N0">
      <style:chart-properties chart:symbol-type="automatic" chart:symbol-width="0.214cm" chart:symbol-height="0.214cm"/>
      <style:graphic-properties draw:stroke="none"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571cm" svg:height="10.746cm" xlink:href=".." xlink:type="simple" chart:class="chart:bar" chart:style-name="ch1">
        <chart:legend svg:x="13.862cm" svg:y="3.829cm" style:legend-expansion="custom" chartooo:width="3.673cm" chartooo:height="3.088cm" style:legend-expansion-aspect-ratio="1.18944300518135" chart:style-name="ch2"/>
        <chart:plot-area chart:style-name="ch3" table:cell-range-address="'EMILIA ROMAGNA'.A66:'EMILIA ROMAGNA'.A72 'EMILIA ROMAGNA'.D65:'EMILIA ROMAGNA'.I72" chart:data-source-has-labels="both" svg:x="0.619cm" svg:y="0.519cm" svg:width="13.241cm" svg:height="9.633cm">
          <chartooo:coordinate-region svg:x="1.611cm" svg:y="0.719cm" svg:width="12.249cm" svg:height="8.786cm"/>
          <chart:axis chart:dimension="x" chart:name="primary-x" chart:style-name="ch4" chartooo:axis-type="auto">
            <chartooo:date-scale/>
            <chart:categories table:cell-range-address="'EMILIA ROMAGNA'.A66:'EMILIA ROMAGNA'.A72"/>
          </chart:axis>
          <chart:axis chart:dimension="y" chart:name="primary-y" chart:style-name="ch5">
            <chart:grid chart:style-name="ch6" chart:class="major"/>
          </chart:axis>
          <chart:series chart:style-name="ch7" chart:values-cell-range-address="'EMILIA ROMAGNA'.D66:'EMILIA ROMAGNA'.D72" chart:label-cell-address="'EMILIA ROMAGNA'.D65:'EMILIA ROMAGNA'.D65" chart:class="chart:bar">
            <chart:data-point chart:repeated="7"/>
          </chart:series>
          <chart:series chart:style-name="ch8" chart:values-cell-range-address="'EMILIA ROMAGNA'.E66:'EMILIA ROMAGNA'.E72" chart:label-cell-address="'EMILIA ROMAGNA'.E65:'EMILIA ROMAGNA'.E65" chart:class="chart:bar">
            <chart:data-point chart:repeated="7"/>
          </chart:series>
          <chart:series chart:style-name="ch9" chart:values-cell-range-address="'EMILIA ROMAGNA'.F66:'EMILIA ROMAGNA'.F72" chart:label-cell-address="'EMILIA ROMAGNA'.F65:'EMILIA ROMAGNA'.F65" chart:class="chart:bar">
            <chart:data-point chart:repeated="7"/>
          </chart:series>
          <chart:series chart:style-name="ch10" chart:values-cell-range-address="'EMILIA ROMAGNA'.G66:'EMILIA ROMAGNA'.G72" chart:label-cell-address="'EMILIA ROMAGNA'.G65:'EMILIA ROMAGNA'.G65" chart:class="chart:bar">
            <chart:data-point chart:repeated="7"/>
          </chart:series>
          <chart:series chart:style-name="ch11" chart:values-cell-range-address="'EMILIA ROMAGNA'.H66:'EMILIA ROMAGNA'.H72" chart:label-cell-address="'EMILIA ROMAGNA'.H65:'EMILIA ROMAGNA'.H65" chart:class="chart:bar">
            <chart:data-point chart:repeated="7"/>
          </chart:series>
          <chart:series chart:style-name="ch12" chart:values-cell-range-address="'EMILIA ROMAGNA'.I66:'EMILIA ROMAGNA'.I72" chart:label-cell-address="'EMILIA ROMAGNA'.I65:'EMILIA ROMAGNA'.I65"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impianti classe 1</text:p>
                <draw:g>
                  <svg:desc>'EMILIA ROMAGNA'.D65:'EMILIA ROMAGNA'.D65</svg:desc>
                </draw:g>
              </table:table-cell>
              <table:table-cell office:value-type="string">
                <text:p>N.impianti classe 2</text:p>
                <draw:g>
                  <svg:desc>'EMILIA ROMAGNA'.E65:'EMILIA ROMAGNA'.E65</svg:desc>
                </draw:g>
              </table:table-cell>
              <table:table-cell office:value-type="string">
                <text:p>N.impianti classe 3</text:p>
                <draw:g>
                  <svg:desc>'EMILIA ROMAGNA'.F65:'EMILIA ROMAGNA'.F65</svg:desc>
                </draw:g>
              </table:table-cell>
              <table:table-cell office:value-type="string">
                <text:p>N.impianti classe 4</text:p>
                <draw:g>
                  <svg:desc>'EMILIA ROMAGNA'.G65:'EMILIA ROMAGNA'.G65</svg:desc>
                </draw:g>
              </table:table-cell>
              <table:table-cell office:value-type="string">
                <text:p>N.impianti classe 5</text:p>
                <draw:g>
                  <svg:desc>'EMILIA ROMAGNA'.H65:'EMILIA ROMAGNA'.H65</svg:desc>
                </draw:g>
              </table:table-cell>
              <table:table-cell office:value-type="string">
                <text:p>N.impianti classe 6</text:p>
                <draw:g>
                  <svg:desc>'EMILIA ROMAGNA'.I65:'EMILIA ROMAGNA'.I65</svg:desc>
                </draw:g>
              </table:table-cell>
            </table:table-row>
          </table:table-header-rows>
          <table:table-rows>
            <table:table-row>
              <table:table-cell office:value-type="float" office:value="2006">
                <text:p>2010</text:p>
                <draw:g>
                  <svg:desc>'EMILIA ROMAGNA'.A66:'EMILIA ROMAGNA'.A72</svg:desc>
                </draw:g>
              </table:table-cell>
              <table:table-cell office:value-type="float" office:value="94">
                <text:p>94</text:p>
                <draw:g>
                  <svg:desc>'EMILIA ROMAGNA'.D66:'EMILIA ROMAGNA'.D72</svg:desc>
                </draw:g>
              </table:table-cell>
              <table:table-cell office:value-type="float" office:value="99">
                <text:p>99</text:p>
                <draw:g>
                  <svg:desc>'EMILIA ROMAGNA'.E66:'EMILIA ROMAGNA'.E72</svg:desc>
                </draw:g>
              </table:table-cell>
              <table:table-cell office:value-type="float" office:value="15">
                <text:p>15</text:p>
                <draw:g>
                  <svg:desc>'EMILIA ROMAGNA'.F66:'EMILIA ROMAGNA'.F72</svg:desc>
                </draw:g>
              </table:table-cell>
              <table:table-cell office:value-type="float" office:value="0">
                <text:p>0</text:p>
                <draw:g>
                  <svg:desc>'EMILIA ROMAGNA'.G66:'EMILIA ROMAGNA'.G72</svg:desc>
                </draw:g>
              </table:table-cell>
              <table:table-cell office:value-type="float" office:value="0">
                <text:p>0</text:p>
                <draw:g>
                  <svg:desc>'EMILIA ROMAGNA'.H66:'EMILIA ROMAGNA'.H72</svg:desc>
                </draw:g>
              </table:table-cell>
              <table:table-cell office:value-type="float" office:value="0">
                <text:p>0</text:p>
                <draw:g>
                  <svg:desc>'EMILIA ROMAGNA'.I66:'EMILIA ROMAGNA'.I72</svg:desc>
                </draw:g>
              </table:table-cell>
            </table:table-row>
            <table:table-row>
              <table:table-cell office:value-type="float" office:value="2007">
                <text:p>2010</text:p>
              </table:table-cell>
              <table:table-cell office:value-type="float" office:value="419">
                <text:p>419</text:p>
              </table:table-cell>
              <table:table-cell office:value-type="float" office:value="262">
                <text:p>262</text:p>
              </table:table-cell>
              <table:table-cell office:value-type="float" office:value="54">
                <text:p>54</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2008">
                <text:p>2010</text:p>
              </table:table-cell>
              <table:table-cell office:value-type="float" office:value="1270">
                <text:p>1270</text:p>
              </table:table-cell>
              <table:table-cell office:value-type="float" office:value="929">
                <text:p>929</text:p>
              </table:table-cell>
              <table:table-cell office:value-type="float" office:value="253">
                <text:p>253</text:p>
              </table:table-cell>
              <table:table-cell office:value-type="float" office:value="15">
                <text:p>15</text:p>
              </table:table-cell>
              <table:table-cell office:value-type="float" office:value="0">
                <text:p>0</text:p>
              </table:table-cell>
              <table:table-cell office:value-type="float" office:value="0">
                <text:p>0</text:p>
              </table:table-cell>
            </table:table-row>
            <table:table-row>
              <table:table-cell office:value-type="float" office:value="2009">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cell office:value-type="float" office:value="30">
                <text:p>30</text:p>
              </table:table-cell>
              <table:table-cell office:value-type="float" office:value="3">
                <text:p>3</text:p>
              </table:table-cell>
              <table:table-cell office:value-type="float" office:value="0">
                <text:p>0</text:p>
              </table:table-cell>
            </table:table-row>
            <table:table-row>
              <table:table-cell office:value-type="float" office:value="2010">
                <text:p>2010</text:p>
              </table:table-cell>
              <table:table-cell office:value-type="float" office:value="2893">
                <text:p>2893</text:p>
              </table:table-cell>
              <table:table-cell office:value-type="float" office:value="3989">
                <text:p>3989</text:p>
              </table:table-cell>
              <table:table-cell office:value-type="float" office:value="682">
                <text:p>682</text:p>
              </table:table-cell>
              <table:table-cell office:value-type="float" office:value="150">
                <text:p>150</text:p>
              </table:table-cell>
              <table:table-cell office:value-type="float" office:value="54">
                <text:p>54</text:p>
              </table:table-cell>
              <table:table-cell office:value-type="float" office:value="0">
                <text:p>0</text:p>
              </table:table-cell>
            </table:table-row>
            <table:table-row>
              <table:table-cell office:value-type="float" office:value="2011">
                <text:p>2010</text:p>
              </table:table-cell>
              <table:table-cell office:value-type="float" office:value="5204">
                <text:p>5204</text:p>
              </table:table-cell>
              <table:table-cell office:value-type="float" office:value="8071">
                <text:p>8071</text:p>
              </table:table-cell>
              <table:table-cell office:value-type="float" office:value="2729">
                <text:p>2729</text:p>
              </table:table-cell>
              <table:table-cell office:value-type="float" office:value="615">
                <text:p>615</text:p>
              </table:table-cell>
              <table:table-cell office:value-type="float" office:value="78">
                <text:p>78</text:p>
              </table:table-cell>
              <table:table-cell office:value-type="float" office:value="4">
                <text:p>4</text:p>
              </table:table-cell>
            </table:table-row>
            <table:table-row>
              <table:table-cell office:value-type="float" office:value="2012">
                <text:p>2010</text:p>
              </table:table-cell>
              <table:table-cell office:value-type="float" office:value="5166">
                <text:p>5166</text:p>
              </table:table-cell>
              <table:table-cell office:value-type="float" office:value="7163">
                <text:p>7163</text:p>
              </table:table-cell>
              <table:table-cell office:value-type="float" office:value="1387">
                <text:p>1387</text:p>
              </table:table-cell>
              <table:table-cell office:value-type="float" office:value="215">
                <text:p>215</text:p>
              </table:table-cell>
              <table:table-cell office:value-type="float" office:value="13">
                <text:p>13</text:p>
              </table:table-cell>
              <table:table-cell office:value-type="float" office:value="0">
                <text:p>0</text:p>
              </table:table-cell>
            </table:table-row>
          </table:table-rows>
        </table:table>
      </chart:chart>
    </office:chart>
  </office:body>
</office:document-content>
</file>

<file path=Object 8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2.308cm" svg:y="3.703cm" style:legend-expansion="high" chart:style-name="ch2"/>
        <chart:plot-area chart:style-name="ch3" table:cell-range-address="'EMILIA ROMAGNA'.A66:'EMILIA ROMAGNA'.A72 'EMILIA ROMAGNA'.D65:'EMILIA ROMAGNA'.F72" chart:data-source-has-labels="both" svg:x="0.77cm" svg:y="0.855cm" svg:width="10.898cm" svg:height="7.545cm">
          <chartooo:coordinate-region svg:x="1.947cm" svg:y="1.054cm" svg:width="9.721cm" svg:height="6.699cm"/>
          <chart:axis chart:dimension="x" chart:name="primary-x" chart:style-name="ch4" chartooo:axis-type="text">
            <chart:categories table:cell-range-address="'EMILIA ROMAGNA'.A66:'EMILIA ROMAGNA'.A72"/>
          </chart:axis>
          <chart:axis chart:dimension="y" chart:name="primary-y" chart:style-name="ch5">
            <chart:grid chart:style-name="ch6" chart:class="major"/>
          </chart:axis>
          <chart:series chart:style-name="ch7" chart:values-cell-range-address="'EMILIA ROMAGNA'.D66:'EMILIA ROMAGNA'.D72" chart:label-cell-address="'EMILIA ROMAGNA'.D65:'EMILIA ROMAGNA'.D65" chart:class="chart:bar">
            <chart:data-point chart:repeated="7"/>
          </chart:series>
          <chart:series chart:style-name="ch8" chart:values-cell-range-address="'EMILIA ROMAGNA'.E66:'EMILIA ROMAGNA'.E72" chart:label-cell-address="'EMILIA ROMAGNA'.E65:'EMILIA ROMAGNA'.E65" chart:class="chart:bar">
            <chart:data-point chart:repeated="7"/>
          </chart:series>
          <chart:series chart:style-name="ch9" chart:values-cell-range-address="'EMILIA ROMAGNA'.F66:'EMILIA ROMAGNA'.F72" chart:label-cell-address="'EMILIA ROMAGNA'.F65:'EMILIA ROMAGNA'.F65" chart:class="chart:ba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impianti classe 1</text:p>
                <draw:g>
                  <svg:desc>'EMILIA ROMAGNA'.D65:'EMILIA ROMAGNA'.D65</svg:desc>
                </draw:g>
              </table:table-cell>
              <table:table-cell office:value-type="string">
                <text:p>N.impianti classe 2</text:p>
                <draw:g>
                  <svg:desc>'EMILIA ROMAGNA'.E65:'EMILIA ROMAGNA'.E65</svg:desc>
                </draw:g>
              </table:table-cell>
              <table:table-cell office:value-type="string">
                <text:p>N.impianti classe 3</text:p>
                <draw:g>
                  <svg:desc>'EMILIA ROMAGNA'.F65:'EMILIA ROMAGNA'.F65</svg:desc>
                </draw:g>
              </table:table-cell>
            </table:table-row>
          </table:table-header-rows>
          <table:table-rows>
            <table:table-row>
              <table:table-cell office:value-type="float" office:value="2006">
                <text:p>2010</text:p>
                <draw:g>
                  <svg:desc>'EMILIA ROMAGNA'.A66:'EMILIA ROMAGNA'.A72</svg:desc>
                </draw:g>
              </table:table-cell>
              <table:table-cell office:value-type="float" office:value="94">
                <text:p>94</text:p>
                <draw:g>
                  <svg:desc>'EMILIA ROMAGNA'.D66:'EMILIA ROMAGNA'.D72</svg:desc>
                </draw:g>
              </table:table-cell>
              <table:table-cell office:value-type="float" office:value="99">
                <text:p>99</text:p>
                <draw:g>
                  <svg:desc>'EMILIA ROMAGNA'.E66:'EMILIA ROMAGNA'.E72</svg:desc>
                </draw:g>
              </table:table-cell>
              <table:table-cell office:value-type="float" office:value="15">
                <text:p>15</text:p>
                <draw:g>
                  <svg:desc>'EMILIA ROMAGNA'.F66:'EMILIA ROMAGNA'.F72</svg:desc>
                </draw:g>
              </table:table-cell>
            </table:table-row>
            <table:table-row>
              <table:table-cell office:value-type="float" office:value="2007">
                <text:p>2010</text:p>
              </table:table-cell>
              <table:table-cell office:value-type="float" office:value="419">
                <text:p>419</text:p>
              </table:table-cell>
              <table:table-cell office:value-type="float" office:value="262">
                <text:p>262</text:p>
              </table:table-cell>
              <table:table-cell office:value-type="float" office:value="54">
                <text:p>54</text:p>
              </table:table-cell>
            </table:table-row>
            <table:table-row>
              <table:table-cell office:value-type="float" office:value="2008">
                <text:p>2010</text:p>
              </table:table-cell>
              <table:table-cell office:value-type="float" office:value="1270">
                <text:p>1270</text:p>
              </table:table-cell>
              <table:table-cell office:value-type="float" office:value="929">
                <text:p>929</text:p>
              </table:table-cell>
              <table:table-cell office:value-type="float" office:value="253">
                <text:p>253</text:p>
              </table:table-cell>
            </table:table-row>
            <table:table-row>
              <table:table-cell office:value-type="float" office:value="2009">
                <text:p>2010</text:p>
              </table:table-cell>
              <table:table-cell office:value-type="float" office:value="1505">
                <text:p>1505</text:p>
              </table:table-cell>
              <table:table-cell office:value-type="float" office:value="1512">
                <text:p>1512</text:p>
              </table:table-cell>
              <table:table-cell office:value-type="float" office:value="249">
                <text:p>249</text:p>
              </table:table-cell>
            </table:table-row>
            <table:table-row>
              <table:table-cell office:value-type="float" office:value="2010">
                <text:p>2010</text:p>
              </table:table-cell>
              <table:table-cell office:value-type="float" office:value="2893">
                <text:p>2893</text:p>
              </table:table-cell>
              <table:table-cell office:value-type="float" office:value="3989">
                <text:p>3989</text:p>
              </table:table-cell>
              <table:table-cell office:value-type="float" office:value="682">
                <text:p>682</text:p>
              </table:table-cell>
            </table:table-row>
            <table:table-row>
              <table:table-cell office:value-type="float" office:value="2011">
                <text:p>2010</text:p>
              </table:table-cell>
              <table:table-cell office:value-type="float" office:value="5204">
                <text:p>5204</text:p>
              </table:table-cell>
              <table:table-cell office:value-type="float" office:value="8071">
                <text:p>8071</text:p>
              </table:table-cell>
              <table:table-cell office:value-type="float" office:value="2729">
                <text:p>2729</text:p>
              </table:table-cell>
            </table:table-row>
            <table:table-row>
              <table:table-cell office:value-type="float" office:value="2012">
                <text:p>2010</text:p>
              </table:table-cell>
              <table:table-cell office:value-type="float" office:value="5166">
                <text:p>5166</text:p>
              </table:table-cell>
              <table:table-cell office:value-type="float" office:value="7163">
                <text:p>7163</text:p>
              </table:table-cell>
              <table:table-cell office:value-type="float" office:value="1387">
                <text:p>1387</text:p>
              </table:table-cell>
            </table:table-row>
          </table:table-rows>
        </table:table>
      </chart:chart>
    </office:chart>
  </office:body>
</office:document-content>
</file>

<file path=Object 8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1.719cm" svg:y="3.952cm" style:legend-expansion="high" chart:style-name="ch2"/>
        <chart:plot-area chart:style-name="ch3" table:cell-range-address="'EMILIA ROMAGNA'.A65:'EMILIA ROMAGNA'.A72 'EMILIA ROMAGNA'.D65:'EMILIA ROMAGNA'.E72" chart:data-source-has-labels="row" svg:x="0.77cm" svg:y="0.855cm" svg:width="10.309cm" svg:height="7.545cm">
          <chartooo:coordinate-region svg:x="1.762cm" svg:y="1.054cm" svg:width="8.945cm" svg:height="6.699cm"/>
          <chart:axis chart:dimension="x" chart:name="primary-x" chart:style-name="ch4"/>
          <chart:axis chart:dimension="y" chart:name="primary-y" chart:style-name="ch4">
            <chart:grid chart:style-name="ch5" chart:class="major"/>
          </chart:axis>
          <chart:series chart:style-name="ch6" chart:values-cell-range-address="'EMILIA ROMAGNA'.D66:'EMILIA ROMAGNA'.D72" chart:label-cell-address="'EMILIA ROMAGNA'.D65:'EMILIA ROMAGNA'.D65" chart:class="chart:scatter">
            <chart:domain table:cell-range-address="'EMILIA ROMAGNA'.A66:'EMILIA ROMAGNA'.A72"/>
            <chart:data-point chart:repeated="7"/>
          </chart:series>
          <chart:series chart:style-name="ch7" chart:values-cell-range-address="'EMILIA ROMAGNA'.E66:'EMILIA ROMAGNA'.E72" chart:label-cell-address="'EMILIA ROMAGNA'.E65:'EMILIA ROMAGNA'.E65"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N.impianti classe 1</text:p>
                <draw:g>
                  <svg:desc>'EMILIA ROMAGNA'.D65:'EMILIA ROMAGNA'.D65</svg:desc>
                </draw:g>
              </table:table-cell>
              <table:table-cell office:value-type="string">
                <text:p>N.impianti classe 2</text:p>
                <draw:g>
                  <svg:desc>'EMILIA ROMAGNA'.E65:'EMILIA ROMAGNA'.E65</svg:desc>
                </draw:g>
              </table:table-cell>
            </table:table-row>
          </table:table-header-rows>
          <table:table-rows>
            <table:table-row>
              <table:table-cell office:value-type="string">
                <text:p>1</text:p>
              </table:table-cell>
              <table:table-cell office:value-type="float" office:value="2006">
                <text:p>2006</text:p>
                <draw:g>
                  <svg:desc>'EMILIA ROMAGNA'.A66:'EMILIA ROMAGNA'.A72</svg:desc>
                </draw:g>
              </table:table-cell>
              <table:table-cell office:value-type="float" office:value="94">
                <text:p>94</text:p>
                <draw:g>
                  <svg:desc>'EMILIA ROMAGNA'.D66:'EMILIA ROMAGNA'.D72</svg:desc>
                </draw:g>
              </table:table-cell>
              <table:table-cell office:value-type="float" office:value="99">
                <text:p>99</text:p>
                <draw:g>
                  <svg:desc>'EMILIA ROMAGNA'.E66:'EMILIA ROMAGNA'.E72</svg:desc>
                </draw:g>
              </table:table-cell>
            </table:table-row>
            <table:table-row>
              <table:table-cell office:value-type="string">
                <text:p>2</text:p>
              </table:table-cell>
              <table:table-cell office:value-type="float" office:value="2007">
                <text:p>2007</text:p>
              </table:table-cell>
              <table:table-cell office:value-type="float" office:value="419">
                <text:p>419</text:p>
              </table:table-cell>
              <table:table-cell office:value-type="float" office:value="262">
                <text:p>262</text:p>
              </table:table-cell>
            </table:table-row>
            <table:table-row>
              <table:table-cell office:value-type="string">
                <text:p>3</text:p>
              </table:table-cell>
              <table:table-cell office:value-type="float" office:value="2008">
                <text:p>2008</text:p>
              </table:table-cell>
              <table:table-cell office:value-type="float" office:value="1270">
                <text:p>1270</text:p>
              </table:table-cell>
              <table:table-cell office:value-type="float" office:value="929">
                <text:p>929</text:p>
              </table:table-cell>
            </table:table-row>
            <table:table-row>
              <table:table-cell office:value-type="string">
                <text:p>4</text:p>
              </table:table-cell>
              <table:table-cell office:value-type="float" office:value="2009">
                <text:p>2009</text:p>
              </table:table-cell>
              <table:table-cell office:value-type="float" office:value="1505">
                <text:p>1505</text:p>
              </table:table-cell>
              <table:table-cell office:value-type="float" office:value="1512">
                <text:p>1512</text:p>
              </table:table-cell>
            </table:table-row>
            <table:table-row>
              <table:table-cell office:value-type="string">
                <text:p>5</text:p>
              </table:table-cell>
              <table:table-cell office:value-type="float" office:value="2010">
                <text:p>2010</text:p>
              </table:table-cell>
              <table:table-cell office:value-type="float" office:value="2893">
                <text:p>2893</text:p>
              </table:table-cell>
              <table:table-cell office:value-type="float" office:value="3989">
                <text:p>3989</text:p>
              </table:table-cell>
            </table:table-row>
            <table:table-row>
              <table:table-cell office:value-type="string">
                <text:p>6</text:p>
              </table:table-cell>
              <table:table-cell office:value-type="float" office:value="2011">
                <text:p>2011</text:p>
              </table:table-cell>
              <table:table-cell office:value-type="float" office:value="5204">
                <text:p>5204</text:p>
              </table:table-cell>
              <table:table-cell office:value-type="float" office:value="8071">
                <text:p>8071</text:p>
              </table:table-cell>
            </table:table-row>
            <table:table-row>
              <table:table-cell office:value-type="string">
                <text:p>7</text:p>
              </table:table-cell>
              <table:table-cell office:value-type="float" office:value="2012">
                <text:p>2012</text:p>
              </table:table-cell>
              <table:table-cell office:value-type="float" office:value="5166">
                <text:p>5166</text:p>
              </table:table-cell>
              <table:table-cell office:value-type="float" office:value="7163">
                <text:p>7163</text:p>
              </table:table-cell>
            </table:table-row>
          </table:table-rows>
        </table:table>
      </chart:chart>
    </office:chart>
  </office:body>
</office:document-content>
</file>

<file path=Object 8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_64 LibreOffice_project/410m0$Build-4</meta:generator>
  </office:meta>
</office:document-meta>
</file>

<file path=Object 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style:style>
    <style:style style:name="ch2" style:family="chart">
      <style:graphic-properties draw:stroke="none" svg:stroke-color="#3c3c3c" draw:fill="none" draw:fill-color="#000000"/>
      <style:text-properties fo:color="#3c3c3c" fo:font-size="8.44999980926514pt" style:font-size-asian="8.44999980926514pt" style:font-family-complex="Arial" style:font-size-complex="8.44999980926514pt"/>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b3b3b3"/>
      <style:text-properties fo:color="#3c3c3c" fo:font-size="10pt" style:font-size-asian="10pt" style:font-family-complex="Arial" style:font-size-complex="10pt"/>
    </style:style>
    <style:style style:name="ch5" style:family="chart" style:data-style-name="N0">
      <style:chart-properties chart:display-label="true" chart:logarithmic="false" chart:reverse-direction="false" text:line-break="false" chart:axis-position="1" chart:tick-mark-position="at-axis"/>
      <style:graphic-properties svg:stroke-color="#b3b3b3"/>
      <style:text-properties fo:color="#3c3c3c" fo:font-size="10pt" style:font-size-asian="10pt" style:font-family-complex="Arial"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46cm" chart:symbol-height="0.246cm"/>
      <style:graphic-properties svg:stroke-width="0.105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46cm" chart:symbol-height="0.246cm"/>
      <style:graphic-properties svg:stroke-width="0.105cm" svg:stroke-color="#ff420e" draw:fill-color="#ff420e"/>
      <style:text-properties fo:font-size="10pt" style:font-size-asian="10pt" style:font-size-complex="10pt"/>
    </style:style>
    <style:style style:name="ch9" style:family="chart">
      <style:graphic-properties draw:stroke="solid" svg:stroke-color="#b3b3b3" draw:fill="none" draw:fill-color="#000000"/>
    </style:style>
    <style:style style:name="ch10" style:family="chart">
      <style:graphic-properties draw:fill-color="#d9d9d9"/>
    </style:style>
  </office:automatic-styles>
  <office:body>
    <office:chart>
      <chart:chart svg:width="15.844cm" svg:height="8.625cm" xlink:href=".." xlink:type="simple" chart:class="chart:line" chart:style-name="ch1">
        <chart:legend svg:x="13.005cm" svg:y="3.995cm" style:legend-expansion="custom" chartooo:width="2.537cm" chartooo:height="0.916cm" style:legend-expansion-aspect-ratio="2.76965065502183" chart:style-name="ch2"/>
        <chart:plot-area chart:style-name="ch3" table:cell-range-address="'TRENTINO ALTO ADIGE'.A2:'TRENTINO ALTO ADIGE'.C8 'TRENTINO ALTO ADIGE'.B1:'TRENTINO ALTO ADIGE'.C1" chart:data-source-has-labels="both" svg:x="0.539cm" svg:y="0.497cm" svg:width="12.602cm" svg:height="7.85cm">
          <chartooo:coordinate-region svg:x="2.272cm" svg:y="0.697cm" svg:width="10.497cm" svg:height="7.003cm"/>
          <chart:axis chart:dimension="x" chart:name="primary-x" chart:style-name="ch4" chartooo:axis-type="auto">
            <chartooo:date-scale/>
            <chart:categories table:cell-range-address="'TRENTINO ALTO ADIGE'.A2:'TRENTINO ALTO ADIGE'.A8"/>
          </chart:axis>
          <chart:axis chart:dimension="y" chart:name="primary-y" chart:style-name="ch5">
            <chart:grid chart:style-name="ch6" chart:class="major"/>
          </chart:axis>
          <chart:series chart:style-name="ch7" chart:values-cell-range-address="'TRENTINO ALTO ADIGE'.B2:'TRENTINO ALTO ADIGE'.B8" chart:label-cell-address="'TRENTINO ALTO ADIGE'.B1:'TRENTINO ALTO ADIGE'.B1" chart:class="chart:line">
            <chart:data-point chart:repeated="7"/>
          </chart:series>
          <chart:series chart:style-name="ch8" chart:values-cell-range-address="'TRENTINO ALTO ADIGE'.C2:'TRENTINO ALTO ADIGE'.C8" chart:label-cell-address="'TRENTINO ALTO ADIGE'.C1:'TRENTINO ALTO ADIGE'.C1"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W TAA</text:p>
                <draw:g>
                  <svg:desc>'TRENTINO ALTO ADIGE'.B1:'TRENTINO ALTO ADIGE'.B1</svg:desc>
                </draw:g>
              </table:table-cell>
              <table:table-cell office:value-type="string">
                <text:p>kW Italia</text:p>
                <draw:g>
                  <svg:desc>'TRENTINO ALTO ADIGE'.C1:'TRENTINO ALTO ADIGE'.C1</svg:desc>
                </draw:g>
              </table:table-cell>
            </table:table-row>
          </table:table-header-rows>
          <table:table-rows>
            <table:table-row>
              <table:table-cell office:value-type="float" office:value="2006">
                <text:p>2010</text:p>
                <draw:g>
                  <svg:desc>'TRENTINO ALTO ADIGE'.A2:'TRENTINO ALTO ADIGE'.A8</svg:desc>
                </draw:g>
              </table:table-cell>
              <table:table-cell office:value-type="float" office:value="789">
                <text:p>789</text:p>
                <draw:g>
                  <svg:desc>'TRENTINO ALTO ADIGE'.B2:'TRENTINO ALTO ADIGE'.B8</svg:desc>
                </draw:g>
              </table:table-cell>
              <table:table-cell office:value-type="float" office:value="9436">
                <text:p>9436</text:p>
                <draw:g>
                  <svg:desc>'TRENTINO ALTO ADIGE'.C2:'TRENTINO ALTO ADIGE'.C8</svg:desc>
                </draw:g>
              </table:table-cell>
            </table:table-row>
            <table:table-row>
              <table:table-cell office:value-type="float" office:value="2007">
                <text:p>2010</text:p>
              </table:table-cell>
              <table:table-cell office:value-type="float" office:value="7994">
                <text:p>7994</text:p>
              </table:table-cell>
              <table:table-cell office:value-type="float" office:value="70062">
                <text:p>70062</text:p>
              </table:table-cell>
            </table:table-row>
            <table:table-row>
              <table:table-cell office:value-type="float" office:value="2008">
                <text:p>2010</text:p>
              </table:table-cell>
              <table:table-cell office:value-type="float" office:value="23367">
                <text:p>23367</text:p>
              </table:table-cell>
              <table:table-cell office:value-type="float" office:value="338164">
                <text:p>338164</text:p>
              </table:table-cell>
            </table:table-row>
            <table:table-row>
              <table:table-cell office:value-type="float" office:value="2009">
                <text:p>2010</text:p>
              </table:table-cell>
              <table:table-cell office:value-type="float" office:value="31566">
                <text:p>31566</text:p>
              </table:table-cell>
              <table:table-cell office:value-type="float" office:value="719672">
                <text:p>719672</text:p>
              </table:table-cell>
            </table:table-row>
            <table:table-row>
              <table:table-cell office:value-type="float" office:value="2010">
                <text:p>2010</text:p>
              </table:table-cell>
              <table:table-cell office:value-type="float" office:value="106184">
                <text:p>106184</text:p>
              </table:table-cell>
              <table:table-cell office:value-type="float" office:value="2321416">
                <text:p>2321416</text:p>
              </table:table-cell>
            </table:table-row>
            <table:table-row>
              <table:table-cell office:value-type="float" office:value="2011">
                <text:p>2010</text:p>
              </table:table-cell>
              <table:table-cell office:value-type="float" office:value="131286">
                <text:p>131286</text:p>
              </table:table-cell>
              <table:table-cell office:value-type="float" office:value="9453721">
                <text:p>9453721</text:p>
              </table:table-cell>
            </table:table-row>
            <table:table-row>
              <table:table-cell office:value-type="float" office:value="2012">
                <text:p>2010</text:p>
              </table:table-cell>
              <table:table-cell office:value-type="float" office:value="67520">
                <text:p>67520</text:p>
              </table:table-cell>
              <table:table-cell office:value-type="float" office:value="3437946">
                <text:p>3437946</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Linux_X86_64 LibreOffice_project/4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